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60/Configurations2/statusbar/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progressbar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61/Configurations2/statusbar/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progressbar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62/Configurations2/statusba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progressbar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63/Configurations2/statusba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progressbar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64/Configurations2/statusba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progressbar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65/Configurations2/statu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progressbar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66/Configurations2/statusba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progressbar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67/Configurations2/statusba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progressbar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Configurations2/statusbar/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69/Configurations2/statusbar/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progressbar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210/Configurations2/statusbar/"/>
  <manifest:file-entry manifest:media-type="" manifest:full-path="Object 210/Configurations2/accelerator/current.xml"/>
  <manifest:file-entry manifest:media-type="" manifest:full-path="Object 210/Configurations2/accelerator/"/>
  <manifest:file-entry manifest:media-type="" manifest:full-path="Object 210/Configurations2/floater/"/>
  <manifest:file-entry manifest:media-type="" manifest:full-path="Object 210/Configurations2/popupmenu/"/>
  <manifest:file-entry manifest:media-type="" manifest:full-path="Object 210/Configurations2/progressbar/"/>
  <manifest:file-entry manifest:media-type="" manifest:full-path="Object 210/Configurations2/menubar/"/>
  <manifest:file-entry manifest:media-type="" manifest:full-path="Object 210/Configurations2/toolbar/"/>
  <manifest:file-entry manifest:media-type="" manifest:full-path="Object 210/Configurations2/images/Bitmaps/"/>
  <manifest:file-entry manifest:media-type="" manifest:full-path="Object 210/Configurations2/images/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211/Configurations2/statusbar/"/>
  <manifest:file-entry manifest:media-type="" manifest:full-path="Object 211/Configurations2/accelerator/current.xml"/>
  <manifest:file-entry manifest:media-type="" manifest:full-path="Object 211/Configurations2/accelerator/"/>
  <manifest:file-entry manifest:media-type="" manifest:full-path="Object 211/Configurations2/floater/"/>
  <manifest:file-entry manifest:media-type="" manifest:full-path="Object 211/Configurations2/popupmenu/"/>
  <manifest:file-entry manifest:media-type="" manifest:full-path="Object 211/Configurations2/progressbar/"/>
  <manifest:file-entry manifest:media-type="" manifest:full-path="Object 211/Configurations2/menubar/"/>
  <manifest:file-entry manifest:media-type="" manifest:full-path="Object 211/Configurations2/toolbar/"/>
  <manifest:file-entry manifest:media-type="" manifest:full-path="Object 211/Configurations2/images/Bitmaps/"/>
  <manifest:file-entry manifest:media-type="" manifest:full-path="Object 211/Configurations2/images/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212/Configurations2/statusbar/"/>
  <manifest:file-entry manifest:media-type="" manifest:full-path="Object 212/Configurations2/accelerator/current.xml"/>
  <manifest:file-entry manifest:media-type="" manifest:full-path="Object 212/Configurations2/accelerator/"/>
  <manifest:file-entry manifest:media-type="" manifest:full-path="Object 212/Configurations2/floater/"/>
  <manifest:file-entry manifest:media-type="" manifest:full-path="Object 212/Configurations2/popupmenu/"/>
  <manifest:file-entry manifest:media-type="" manifest:full-path="Object 212/Configurations2/progressbar/"/>
  <manifest:file-entry manifest:media-type="" manifest:full-path="Object 212/Configurations2/menubar/"/>
  <manifest:file-entry manifest:media-type="" manifest:full-path="Object 212/Configurations2/toolbar/"/>
  <manifest:file-entry manifest:media-type="" manifest:full-path="Object 212/Configurations2/images/Bitmaps/"/>
  <manifest:file-entry manifest:media-type="" manifest:full-path="Object 212/Configurations2/images/"/>
  <manifest:file-entry manifest:media-type="application/vnd.sun.xml.ui.configuration" manifest:full-path="Object 212/Configurations2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" manifest:full-path="Object 213/Configurations2/statusbar/"/>
  <manifest:file-entry manifest:media-type="" manifest:full-path="Object 213/Configurations2/accelerator/current.xml"/>
  <manifest:file-entry manifest:media-type="" manifest:full-path="Object 213/Configurations2/accelerator/"/>
  <manifest:file-entry manifest:media-type="" manifest:full-path="Object 213/Configurations2/floater/"/>
  <manifest:file-entry manifest:media-type="" manifest:full-path="Object 213/Configurations2/popupmenu/"/>
  <manifest:file-entry manifest:media-type="" manifest:full-path="Object 213/Configurations2/progressbar/"/>
  <manifest:file-entry manifest:media-type="" manifest:full-path="Object 213/Configurations2/menubar/"/>
  <manifest:file-entry manifest:media-type="" manifest:full-path="Object 213/Configurations2/toolbar/"/>
  <manifest:file-entry manifest:media-type="" manifest:full-path="Object 213/Configurations2/images/Bitmaps/"/>
  <manifest:file-entry manifest:media-type="" manifest:full-path="Object 213/Configurations2/images/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" manifest:full-path="Object 214/Configurations2/statusbar/"/>
  <manifest:file-entry manifest:media-type="" manifest:full-path="Object 214/Configurations2/accelerator/current.xml"/>
  <manifest:file-entry manifest:media-type="" manifest:full-path="Object 214/Configurations2/accelerator/"/>
  <manifest:file-entry manifest:media-type="" manifest:full-path="Object 214/Configurations2/floater/"/>
  <manifest:file-entry manifest:media-type="" manifest:full-path="Object 214/Configurations2/popupmenu/"/>
  <manifest:file-entry manifest:media-type="" manifest:full-path="Object 214/Configurations2/progressbar/"/>
  <manifest:file-entry manifest:media-type="" manifest:full-path="Object 214/Configurations2/menubar/"/>
  <manifest:file-entry manifest:media-type="" manifest:full-path="Object 214/Configurations2/toolbar/"/>
  <manifest:file-entry manifest:media-type="" manifest:full-path="Object 214/Configurations2/images/Bitmaps/"/>
  <manifest:file-entry manifest:media-type="" manifest:full-path="Object 214/Configurations2/images/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" manifest:full-path="Object 215/Configurations2/statusbar/"/>
  <manifest:file-entry manifest:media-type="" manifest:full-path="Object 215/Configurations2/accelerator/current.xml"/>
  <manifest:file-entry manifest:media-type="" manifest:full-path="Object 215/Configurations2/accelerator/"/>
  <manifest:file-entry manifest:media-type="" manifest:full-path="Object 215/Configurations2/floater/"/>
  <manifest:file-entry manifest:media-type="" manifest:full-path="Object 215/Configurations2/popupmenu/"/>
  <manifest:file-entry manifest:media-type="" manifest:full-path="Object 215/Configurations2/progressbar/"/>
  <manifest:file-entry manifest:media-type="" manifest:full-path="Object 215/Configurations2/menubar/"/>
  <manifest:file-entry manifest:media-type="" manifest:full-path="Object 215/Configurations2/toolbar/"/>
  <manifest:file-entry manifest:media-type="" manifest:full-path="Object 215/Configurations2/images/Bitmaps/"/>
  <manifest:file-entry manifest:media-type="" manifest:full-path="Object 215/Configurations2/images/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" manifest:full-path="Object 216/Configurations2/statusbar/"/>
  <manifest:file-entry manifest:media-type="" manifest:full-path="Object 216/Configurations2/accelerator/current.xml"/>
  <manifest:file-entry manifest:media-type="" manifest:full-path="Object 216/Configurations2/accelerator/"/>
  <manifest:file-entry manifest:media-type="" manifest:full-path="Object 216/Configurations2/floater/"/>
  <manifest:file-entry manifest:media-type="" manifest:full-path="Object 216/Configurations2/popupmenu/"/>
  <manifest:file-entry manifest:media-type="" manifest:full-path="Object 216/Configurations2/progressbar/"/>
  <manifest:file-entry manifest:media-type="" manifest:full-path="Object 216/Configurations2/menubar/"/>
  <manifest:file-entry manifest:media-type="" manifest:full-path="Object 216/Configurations2/toolbar/"/>
  <manifest:file-entry manifest:media-type="" manifest:full-path="Object 216/Configurations2/images/Bitmaps/"/>
  <manifest:file-entry manifest:media-type="" manifest:full-path="Object 216/Configurations2/images/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" manifest:full-path="Object 217/Configurations2/statusbar/"/>
  <manifest:file-entry manifest:media-type="" manifest:full-path="Object 217/Configurations2/accelerator/current.xml"/>
  <manifest:file-entry manifest:media-type="" manifest:full-path="Object 217/Configurations2/accelerator/"/>
  <manifest:file-entry manifest:media-type="" manifest:full-path="Object 217/Configurations2/floater/"/>
  <manifest:file-entry manifest:media-type="" manifest:full-path="Object 217/Configurations2/popupmenu/"/>
  <manifest:file-entry manifest:media-type="" manifest:full-path="Object 217/Configurations2/progressbar/"/>
  <manifest:file-entry manifest:media-type="" manifest:full-path="Object 217/Configurations2/menubar/"/>
  <manifest:file-entry manifest:media-type="" manifest:full-path="Object 217/Configurations2/toolbar/"/>
  <manifest:file-entry manifest:media-type="" manifest:full-path="Object 217/Configurations2/images/Bitmaps/"/>
  <manifest:file-entry manifest:media-type="" manifest:full-path="Object 217/Configurations2/images/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Object 218/Configurations2/statusbar/"/>
  <manifest:file-entry manifest:media-type="" manifest:full-path="Object 218/Configurations2/accelerator/current.xml"/>
  <manifest:file-entry manifest:media-type="" manifest:full-path="Object 218/Configurations2/accelerator/"/>
  <manifest:file-entry manifest:media-type="" manifest:full-path="Object 218/Configurations2/floater/"/>
  <manifest:file-entry manifest:media-type="" manifest:full-path="Object 218/Configurations2/popupmenu/"/>
  <manifest:file-entry manifest:media-type="" manifest:full-path="Object 218/Configurations2/progressbar/"/>
  <manifest:file-entry manifest:media-type="" manifest:full-path="Object 218/Configurations2/menubar/"/>
  <manifest:file-entry manifest:media-type="" manifest:full-path="Object 218/Configurations2/toolbar/"/>
  <manifest:file-entry manifest:media-type="" manifest:full-path="Object 218/Configurations2/images/Bitmaps/"/>
  <manifest:file-entry manifest:media-type="" manifest:full-path="Object 218/Configurations2/images/"/>
  <manifest:file-entry manifest:media-type="application/vnd.sun.xml.ui.configuration" manifest:full-path="Object 218/Configurations2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" manifest:full-path="Object 219/Configurations2/statusbar/"/>
  <manifest:file-entry manifest:media-type="" manifest:full-path="Object 219/Configurations2/accelerator/current.xml"/>
  <manifest:file-entry manifest:media-type="" manifest:full-path="Object 219/Configurations2/accelerator/"/>
  <manifest:file-entry manifest:media-type="" manifest:full-path="Object 219/Configurations2/floater/"/>
  <manifest:file-entry manifest:media-type="" manifest:full-path="Object 219/Configurations2/popupmenu/"/>
  <manifest:file-entry manifest:media-type="" manifest:full-path="Object 219/Configurations2/progressbar/"/>
  <manifest:file-entry manifest:media-type="" manifest:full-path="Object 219/Configurations2/menubar/"/>
  <manifest:file-entry manifest:media-type="" manifest:full-path="Object 219/Configurations2/toolbar/"/>
  <manifest:file-entry manifest:media-type="" manifest:full-path="Object 219/Configurations2/images/Bitmaps/"/>
  <manifest:file-entry manifest:media-type="" manifest:full-path="Object 219/Configurations2/images/"/>
  <manifest:file-entry manifest:media-type="application/vnd.sun.xml.ui.configuration" manifest:full-path="Object 219/Configurations2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70/Configurations2/statusbar/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progressbar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Pictures/200001AB00004FED00003E030252A624.svm"/>
  <manifest:file-entry manifest:media-type="" manifest:full-path="Pictures/200000A3000023D400001A2FDCACAC36.svm"/>
  <manifest:file-entry manifest:media-type="" manifest:full-path="Pictures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71/Configurations2/statusba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72/Configurations2/statusbar/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progressbar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3/Configurations2/statusbar/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progressbar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Configurations2/statusbar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75/Configurations2/statusbar/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progressbar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76/Configurations2/statusbar/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77/Configurations2/statusbar/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78/Configurations2/statusbar/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79/Configurations2/statusbar/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progressbar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220/Configurations2/statusbar/"/>
  <manifest:file-entry manifest:media-type="" manifest:full-path="Object 220/Configurations2/accelerator/current.xml"/>
  <manifest:file-entry manifest:media-type="" manifest:full-path="Object 220/Configurations2/accelerator/"/>
  <manifest:file-entry manifest:media-type="" manifest:full-path="Object 220/Configurations2/floater/"/>
  <manifest:file-entry manifest:media-type="" manifest:full-path="Object 220/Configurations2/popupmenu/"/>
  <manifest:file-entry manifest:media-type="" manifest:full-path="Object 220/Configurations2/progressbar/"/>
  <manifest:file-entry manifest:media-type="" manifest:full-path="Object 220/Configurations2/menubar/"/>
  <manifest:file-entry manifest:media-type="" manifest:full-path="Object 220/Configurations2/toolbar/"/>
  <manifest:file-entry manifest:media-type="" manifest:full-path="Object 220/Configurations2/images/Bitmaps/"/>
  <manifest:file-entry manifest:media-type="" manifest:full-path="Object 220/Configurations2/images/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" manifest:full-path="Object 221/Configurations2/statusbar/"/>
  <manifest:file-entry manifest:media-type="" manifest:full-path="Object 221/Configurations2/accelerator/current.xml"/>
  <manifest:file-entry manifest:media-type="" manifest:full-path="Object 221/Configurations2/accelerator/"/>
  <manifest:file-entry manifest:media-type="" manifest:full-path="Object 221/Configurations2/floater/"/>
  <manifest:file-entry manifest:media-type="" manifest:full-path="Object 221/Configurations2/popupmenu/"/>
  <manifest:file-entry manifest:media-type="" manifest:full-path="Object 221/Configurations2/progressbar/"/>
  <manifest:file-entry manifest:media-type="" manifest:full-path="Object 221/Configurations2/menubar/"/>
  <manifest:file-entry manifest:media-type="" manifest:full-path="Object 221/Configurations2/toolbar/"/>
  <manifest:file-entry manifest:media-type="" manifest:full-path="Object 221/Configurations2/images/Bitmaps/"/>
  <manifest:file-entry manifest:media-type="" manifest:full-path="Object 221/Configurations2/images/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222/Configurations2/statusbar/"/>
  <manifest:file-entry manifest:media-type="" manifest:full-path="Object 222/Configurations2/accelerator/current.xml"/>
  <manifest:file-entry manifest:media-type="" manifest:full-path="Object 222/Configurations2/accelerator/"/>
  <manifest:file-entry manifest:media-type="" manifest:full-path="Object 222/Configurations2/floater/"/>
  <manifest:file-entry manifest:media-type="" manifest:full-path="Object 222/Configurations2/popupmenu/"/>
  <manifest:file-entry manifest:media-type="" manifest:full-path="Object 222/Configurations2/progressbar/"/>
  <manifest:file-entry manifest:media-type="" manifest:full-path="Object 222/Configurations2/menubar/"/>
  <manifest:file-entry manifest:media-type="" manifest:full-path="Object 222/Configurations2/toolbar/"/>
  <manifest:file-entry manifest:media-type="" manifest:full-path="Object 222/Configurations2/images/Bitmaps/"/>
  <manifest:file-entry manifest:media-type="" manifest:full-path="Object 222/Configurations2/images/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" manifest:full-path="Object 224/Configurations2/statusbar/"/>
  <manifest:file-entry manifest:media-type="" manifest:full-path="Object 224/Configurations2/floater/"/>
  <manifest:file-entry manifest:media-type="" manifest:full-path="Object 224/Configurations2/popupmenu/"/>
  <manifest:file-entry manifest:media-type="" manifest:full-path="Object 224/Configurations2/progressbar/"/>
  <manifest:file-entry manifest:media-type="" manifest:full-path="Object 224/Configurations2/menubar/"/>
  <manifest:file-entry manifest:media-type="" manifest:full-path="Object 224/Configurations2/toolbar/"/>
  <manifest:file-entry manifest:media-type="" manifest:full-path="Object 224/Configurations2/images/Bitmaps/"/>
  <manifest:file-entry manifest:media-type="" manifest:full-path="Object 224/Configurations2/images/"/>
  <manifest:file-entry manifest:media-type="application/vnd.sun.xml.ui.configuration" manifest:full-path="Object 224/Configurations2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225/Configurations2/statusbar/"/>
  <manifest:file-entry manifest:media-type="" manifest:full-path="Object 225/Configurations2/floater/"/>
  <manifest:file-entry manifest:media-type="" manifest:full-path="Object 225/Configurations2/popupmenu/"/>
  <manifest:file-entry manifest:media-type="" manifest:full-path="Object 225/Configurations2/progressbar/"/>
  <manifest:file-entry manifest:media-type="" manifest:full-path="Object 225/Configurations2/menubar/"/>
  <manifest:file-entry manifest:media-type="" manifest:full-path="Object 225/Configurations2/toolbar/"/>
  <manifest:file-entry manifest:media-type="" manifest:full-path="Object 225/Configurations2/images/Bitmaps/"/>
  <manifest:file-entry manifest:media-type="" manifest:full-path="Object 225/Configurations2/images/"/>
  <manifest:file-entry manifest:media-type="application/vnd.sun.xml.ui.configuration" manifest:full-path="Object 225/Configurations2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" manifest:full-path="Object 226/Configurations2/statusbar/"/>
  <manifest:file-entry manifest:media-type="" manifest:full-path="Object 226/Configurations2/floater/"/>
  <manifest:file-entry manifest:media-type="" manifest:full-path="Object 226/Configurations2/popupmenu/"/>
  <manifest:file-entry manifest:media-type="" manifest:full-path="Object 226/Configurations2/progressbar/"/>
  <manifest:file-entry manifest:media-type="" manifest:full-path="Object 226/Configurations2/menubar/"/>
  <manifest:file-entry manifest:media-type="" manifest:full-path="Object 226/Configurations2/toolbar/"/>
  <manifest:file-entry manifest:media-type="" manifest:full-path="Object 226/Configurations2/images/Bitmaps/"/>
  <manifest:file-entry manifest:media-type="" manifest:full-path="Object 226/Configurations2/images/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" manifest:full-path="Object 227/Configurations2/statusbar/"/>
  <manifest:file-entry manifest:media-type="" manifest:full-path="Object 227/Configurations2/floater/"/>
  <manifest:file-entry manifest:media-type="" manifest:full-path="Object 227/Configurations2/popupmenu/"/>
  <manifest:file-entry manifest:media-type="" manifest:full-path="Object 227/Configurations2/progressbar/"/>
  <manifest:file-entry manifest:media-type="" manifest:full-path="Object 227/Configurations2/menubar/"/>
  <manifest:file-entry manifest:media-type="" manifest:full-path="Object 227/Configurations2/toolbar/"/>
  <manifest:file-entry manifest:media-type="" manifest:full-path="Object 227/Configurations2/images/Bitmaps/"/>
  <manifest:file-entry manifest:media-type="" manifest:full-path="Object 227/Configurations2/images/"/>
  <manifest:file-entry manifest:media-type="application/vnd.sun.xml.ui.configuration" manifest:full-path="Object 227/Configurations2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" manifest:full-path="Object 228/Configurations2/statusbar/"/>
  <manifest:file-entry manifest:media-type="" manifest:full-path="Object 228/Configurations2/floater/"/>
  <manifest:file-entry manifest:media-type="" manifest:full-path="Object 228/Configurations2/popupmenu/"/>
  <manifest:file-entry manifest:media-type="" manifest:full-path="Object 228/Configurations2/progressbar/"/>
  <manifest:file-entry manifest:media-type="" manifest:full-path="Object 228/Configurations2/menubar/"/>
  <manifest:file-entry manifest:media-type="" manifest:full-path="Object 228/Configurations2/toolbar/"/>
  <manifest:file-entry manifest:media-type="" manifest:full-path="Object 228/Configurations2/images/Bitmaps/"/>
  <manifest:file-entry manifest:media-type="" manifest:full-path="Object 228/Configurations2/images/"/>
  <manifest:file-entry manifest:media-type="application/vnd.sun.xml.ui.configuration" manifest:full-path="Object 228/Configurations2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" manifest:full-path="Object 229/Configurations2/statusbar/"/>
  <manifest:file-entry manifest:media-type="" manifest:full-path="Object 229/Configurations2/floater/"/>
  <manifest:file-entry manifest:media-type="" manifest:full-path="Object 229/Configurations2/popupmenu/"/>
  <manifest:file-entry manifest:media-type="" manifest:full-path="Object 229/Configurations2/progressbar/"/>
  <manifest:file-entry manifest:media-type="" manifest:full-path="Object 229/Configurations2/menubar/"/>
  <manifest:file-entry manifest:media-type="" manifest:full-path="Object 229/Configurations2/toolbar/"/>
  <manifest:file-entry manifest:media-type="" manifest:full-path="Object 229/Configurations2/images/Bitmaps/"/>
  <manifest:file-entry manifest:media-type="" manifest:full-path="Object 229/Configurations2/images/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23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246"/>
  <manifest:file-entry manifest:media-type="application/x-openoffice-gdimetafile;windows_formatname=&quot;GDIMetaFile&quot;" manifest:full-path="ObjectReplacements/Object 247"/>
  <manifest:file-entry manifest:media-type="application/x-openoffice-gdimetafile;windows_formatname=&quot;GDIMetaFile&quot;" manifest:full-path="ObjectReplacements/Object 248"/>
  <manifest:file-entry manifest:media-type="application/x-openoffice-gdimetafile;windows_formatname=&quot;GDIMetaFile&quot;" manifest:full-path="ObjectReplacements/Object 249"/>
  <manifest:file-entry manifest:media-type="application/x-openoffice-gdimetafile;windows_formatname=&quot;GDIMetaFile&quot;" manifest:full-path="ObjectReplacements/Object 250"/>
  <manifest:file-entry manifest:media-type="application/x-openoffice-gdimetafile;windows_formatname=&quot;GDIMetaFile&quot;" manifest:full-path="ObjectReplacements/Object 25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52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53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4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55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56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57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58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59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60"/>
  <manifest:file-entry manifest:media-type="application/x-openoffice-gdimetafile;windows_formatname=&quot;GDIMetaFile&quot;" manifest:full-path="ObjectReplacements/Object 26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62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63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64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65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66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7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68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69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70"/>
  <manifest:file-entry manifest:media-type="application/x-openoffice-gdimetafile;windows_formatname=&quot;GDIMetaFile&quot;" manifest:full-path="ObjectReplacements/Object 271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272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73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57"/>
  <manifest:file-entry manifest:media-type="" manifest:full-path="ObjectReplacements/Object 6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" manifest:full-path="ObjectReplacements/"/>
  <manifest:file-entry manifest:media-type="" manifest:full-path="Object 180/Configurations2/statusbar/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81/Configurations2/statusbar/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progressbar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82/Configurations2/statusbar/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progressbar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83/Configurations2/statusbar/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progressbar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84/Configurations2/statusbar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progressbar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application/vnd.sun.xml.ui.configuration" manifest:full-path="Object 184/Configurations2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185/Configurations2/statusbar/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progressbar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" manifest:full-path="Object 186/Configurations2/statusbar/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progressbar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187/Configurations2/statusbar/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progressbar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188/Configurations2/statusbar/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progressbar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application/vnd.sun.xml.ui.configuration" manifest:full-path="Object 188/Configurations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189/Configurations2/statusbar/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progressbar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" manifest:full-path="Object 230/Configurations2/statusbar/"/>
  <manifest:file-entry manifest:media-type="" manifest:full-path="Object 230/Configurations2/floater/"/>
  <manifest:file-entry manifest:media-type="" manifest:full-path="Object 230/Configurations2/popupmenu/"/>
  <manifest:file-entry manifest:media-type="" manifest:full-path="Object 230/Configurations2/progressbar/"/>
  <manifest:file-entry manifest:media-type="" manifest:full-path="Object 230/Configurations2/menubar/"/>
  <manifest:file-entry manifest:media-type="" manifest:full-path="Object 230/Configurations2/toolbar/"/>
  <manifest:file-entry manifest:media-type="" manifest:full-path="Object 230/Configurations2/images/Bitmaps/"/>
  <manifest:file-entry manifest:media-type="" manifest:full-path="Object 230/Configurations2/images/"/>
  <manifest:file-entry manifest:media-type="application/vnd.sun.xml.ui.configuration" manifest:full-path="Object 230/Configurations2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" manifest:full-path="Object 231/Configurations2/statusbar/"/>
  <manifest:file-entry manifest:media-type="" manifest:full-path="Object 231/Configurations2/floater/"/>
  <manifest:file-entry manifest:media-type="" manifest:full-path="Object 231/Configurations2/popupmenu/"/>
  <manifest:file-entry manifest:media-type="" manifest:full-path="Object 231/Configurations2/progressbar/"/>
  <manifest:file-entry manifest:media-type="" manifest:full-path="Object 231/Configurations2/menubar/"/>
  <manifest:file-entry manifest:media-type="" manifest:full-path="Object 231/Configurations2/toolbar/"/>
  <manifest:file-entry manifest:media-type="" manifest:full-path="Object 231/Configurations2/images/Bitmaps/"/>
  <manifest:file-entry manifest:media-type="" manifest:full-path="Object 231/Configurations2/images/"/>
  <manifest:file-entry manifest:media-type="application/vnd.sun.xml.ui.configuration" manifest:full-path="Object 231/Configurations2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" manifest:full-path="Object 232/Configurations2/statusbar/"/>
  <manifest:file-entry manifest:media-type="" manifest:full-path="Object 232/Configurations2/accelerator/current.xml"/>
  <manifest:file-entry manifest:media-type="" manifest:full-path="Object 232/Configurations2/accelerator/"/>
  <manifest:file-entry manifest:media-type="" manifest:full-path="Object 232/Configurations2/floater/"/>
  <manifest:file-entry manifest:media-type="" manifest:full-path="Object 232/Configurations2/popupmenu/"/>
  <manifest:file-entry manifest:media-type="" manifest:full-path="Object 232/Configurations2/progressbar/"/>
  <manifest:file-entry manifest:media-type="" manifest:full-path="Object 232/Configurations2/menubar/"/>
  <manifest:file-entry manifest:media-type="" manifest:full-path="Object 232/Configurations2/toolbar/"/>
  <manifest:file-entry manifest:media-type="" manifest:full-path="Object 232/Configurations2/images/Bitmaps/"/>
  <manifest:file-entry manifest:media-type="" manifest:full-path="Object 232/Configurations2/images/"/>
  <manifest:file-entry manifest:media-type="application/vnd.sun.xml.ui.configuration" manifest:full-path="Object 232/Configurations2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" manifest:full-path="Object 233/Configurations2/statusbar/"/>
  <manifest:file-entry manifest:media-type="" manifest:full-path="Object 233/Configurations2/accelerator/current.xml"/>
  <manifest:file-entry manifest:media-type="" manifest:full-path="Object 233/Configurations2/accelerator/"/>
  <manifest:file-entry manifest:media-type="" manifest:full-path="Object 233/Configurations2/floater/"/>
  <manifest:file-entry manifest:media-type="" manifest:full-path="Object 233/Configurations2/popupmenu/"/>
  <manifest:file-entry manifest:media-type="" manifest:full-path="Object 233/Configurations2/progressbar/"/>
  <manifest:file-entry manifest:media-type="" manifest:full-path="Object 233/Configurations2/menubar/"/>
  <manifest:file-entry manifest:media-type="" manifest:full-path="Object 233/Configurations2/toolbar/"/>
  <manifest:file-entry manifest:media-type="" manifest:full-path="Object 233/Configurations2/images/Bitmaps/"/>
  <manifest:file-entry manifest:media-type="" manifest:full-path="Object 233/Configurations2/images/"/>
  <manifest:file-entry manifest:media-type="application/vnd.sun.xml.ui.configuration" manifest:full-path="Object 233/Configurations2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" manifest:full-path="Object 234/Configurations2/statusbar/"/>
  <manifest:file-entry manifest:media-type="" manifest:full-path="Object 234/Configurations2/accelerator/current.xml"/>
  <manifest:file-entry manifest:media-type="" manifest:full-path="Object 234/Configurations2/accelerator/"/>
  <manifest:file-entry manifest:media-type="" manifest:full-path="Object 234/Configurations2/floater/"/>
  <manifest:file-entry manifest:media-type="" manifest:full-path="Object 234/Configurations2/popupmenu/"/>
  <manifest:file-entry manifest:media-type="" manifest:full-path="Object 234/Configurations2/progressbar/"/>
  <manifest:file-entry manifest:media-type="" manifest:full-path="Object 234/Configurations2/menubar/"/>
  <manifest:file-entry manifest:media-type="" manifest:full-path="Object 234/Configurations2/toolbar/"/>
  <manifest:file-entry manifest:media-type="" manifest:full-path="Object 234/Configurations2/images/Bitmaps/"/>
  <manifest:file-entry manifest:media-type="" manifest:full-path="Object 234/Configurations2/images/"/>
  <manifest:file-entry manifest:media-type="application/vnd.sun.xml.ui.configuration" manifest:full-path="Object 234/Configurations2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" manifest:full-path="Object 235/Configurations2/statusbar/"/>
  <manifest:file-entry manifest:media-type="" manifest:full-path="Object 235/Configurations2/accelerator/current.xml"/>
  <manifest:file-entry manifest:media-type="" manifest:full-path="Object 235/Configurations2/accelerator/"/>
  <manifest:file-entry manifest:media-type="" manifest:full-path="Object 235/Configurations2/floater/"/>
  <manifest:file-entry manifest:media-type="" manifest:full-path="Object 235/Configurations2/popupmenu/"/>
  <manifest:file-entry manifest:media-type="" manifest:full-path="Object 235/Configurations2/progressbar/"/>
  <manifest:file-entry manifest:media-type="" manifest:full-path="Object 235/Configurations2/menubar/"/>
  <manifest:file-entry manifest:media-type="" manifest:full-path="Object 235/Configurations2/toolbar/"/>
  <manifest:file-entry manifest:media-type="" manifest:full-path="Object 235/Configurations2/images/Bitmaps/"/>
  <manifest:file-entry manifest:media-type="" manifest:full-path="Object 235/Configurations2/images/"/>
  <manifest:file-entry manifest:media-type="application/vnd.sun.xml.ui.configuration" manifest:full-path="Object 235/Configurations2/"/>
  <manifest:file-entry manifest:media-type="text/xml" manifest:full-path="Object 235/content.xml"/>
  <manifest:file-entry manifest:media-type="text/xml" manifest:full-path="Object 235/settings.xml"/>
  <manifest:file-entry manifest:media-type="application/vnd.oasis.opendocument.formula" manifest:version="1.2" manifest:full-path="Object 235/"/>
  <manifest:file-entry manifest:media-type="" manifest:full-path="Object 236/Configurations2/statusbar/"/>
  <manifest:file-entry manifest:media-type="" manifest:full-path="Object 236/Configurations2/accelerator/current.xml"/>
  <manifest:file-entry manifest:media-type="" manifest:full-path="Object 236/Configurations2/accelerator/"/>
  <manifest:file-entry manifest:media-type="" manifest:full-path="Object 236/Configurations2/floater/"/>
  <manifest:file-entry manifest:media-type="" manifest:full-path="Object 236/Configurations2/popupmenu/"/>
  <manifest:file-entry manifest:media-type="" manifest:full-path="Object 236/Configurations2/progressbar/"/>
  <manifest:file-entry manifest:media-type="" manifest:full-path="Object 236/Configurations2/menubar/"/>
  <manifest:file-entry manifest:media-type="" manifest:full-path="Object 236/Configurations2/toolbar/"/>
  <manifest:file-entry manifest:media-type="" manifest:full-path="Object 236/Configurations2/images/Bitmaps/"/>
  <manifest:file-entry manifest:media-type="" manifest:full-path="Object 236/Configurations2/images/"/>
  <manifest:file-entry manifest:media-type="application/vnd.sun.xml.ui.configuration" manifest:full-path="Object 236/Configurations2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" manifest:full-path="Object 237/Configurations2/statusbar/"/>
  <manifest:file-entry manifest:media-type="" manifest:full-path="Object 237/Configurations2/accelerator/current.xml"/>
  <manifest:file-entry manifest:media-type="" manifest:full-path="Object 237/Configurations2/accelerator/"/>
  <manifest:file-entry manifest:media-type="" manifest:full-path="Object 237/Configurations2/floater/"/>
  <manifest:file-entry manifest:media-type="" manifest:full-path="Object 237/Configurations2/popupmenu/"/>
  <manifest:file-entry manifest:media-type="" manifest:full-path="Object 237/Configurations2/progressbar/"/>
  <manifest:file-entry manifest:media-type="" manifest:full-path="Object 237/Configurations2/menubar/"/>
  <manifest:file-entry manifest:media-type="" manifest:full-path="Object 237/Configurations2/toolbar/"/>
  <manifest:file-entry manifest:media-type="" manifest:full-path="Object 237/Configurations2/images/Bitmaps/"/>
  <manifest:file-entry manifest:media-type="" manifest:full-path="Object 237/Configurations2/images/"/>
  <manifest:file-entry manifest:media-type="application/vnd.sun.xml.ui.configuration" manifest:full-path="Object 237/Configurations2/"/>
  <manifest:file-entry manifest:media-type="text/xml" manifest:full-path="Object 237/content.xml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" manifest:full-path="Object 238/Configurations2/statusbar/"/>
  <manifest:file-entry manifest:media-type="" manifest:full-path="Object 238/Configurations2/accelerator/current.xml"/>
  <manifest:file-entry manifest:media-type="" manifest:full-path="Object 238/Configurations2/accelerator/"/>
  <manifest:file-entry manifest:media-type="" manifest:full-path="Object 238/Configurations2/floater/"/>
  <manifest:file-entry manifest:media-type="" manifest:full-path="Object 238/Configurations2/popupmenu/"/>
  <manifest:file-entry manifest:media-type="" manifest:full-path="Object 238/Configurations2/progressbar/"/>
  <manifest:file-entry manifest:media-type="" manifest:full-path="Object 238/Configurations2/menubar/"/>
  <manifest:file-entry manifest:media-type="" manifest:full-path="Object 238/Configurations2/toolbar/"/>
  <manifest:file-entry manifest:media-type="" manifest:full-path="Object 238/Configurations2/images/Bitmaps/"/>
  <manifest:file-entry manifest:media-type="" manifest:full-path="Object 238/Configurations2/images/"/>
  <manifest:file-entry manifest:media-type="application/vnd.sun.xml.ui.configuration" manifest:full-path="Object 238/Configurations2/"/>
  <manifest:file-entry manifest:media-type="text/xml" manifest:full-path="Object 238/content.xml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" manifest:full-path="Object 239/Configurations2/statusbar/"/>
  <manifest:file-entry manifest:media-type="" manifest:full-path="Object 239/Configurations2/accelerator/current.xml"/>
  <manifest:file-entry manifest:media-type="" manifest:full-path="Object 239/Configurations2/accelerator/"/>
  <manifest:file-entry manifest:media-type="" manifest:full-path="Object 239/Configurations2/floater/"/>
  <manifest:file-entry manifest:media-type="" manifest:full-path="Object 239/Configurations2/popupmenu/"/>
  <manifest:file-entry manifest:media-type="" manifest:full-path="Object 239/Configurations2/progressbar/"/>
  <manifest:file-entry manifest:media-type="" manifest:full-path="Object 239/Configurations2/menubar/"/>
  <manifest:file-entry manifest:media-type="" manifest:full-path="Object 239/Configurations2/toolbar/"/>
  <manifest:file-entry manifest:media-type="" manifest:full-path="Object 239/Configurations2/images/Bitmaps/"/>
  <manifest:file-entry manifest:media-type="" manifest:full-path="Object 239/Configurations2/images/"/>
  <manifest:file-entry manifest:media-type="application/vnd.sun.xml.ui.configuration" manifest:full-path="Object 239/Configurations2/"/>
  <manifest:file-entry manifest:media-type="text/xml" manifest:full-path="Object 239/content.xml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" manifest:full-path="Object 190/Configurations2/statusbar/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progressbar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" manifest:full-path="Object 191/Configurations2/statusbar/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progressbar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Object 192/Configurations2/statusbar/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progressbar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statusba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progressbar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Configurations2/statusba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progressbar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" manifest:full-path="Object 195/Configurations2/statusbar/"/>
  <manifest:file-entry manifest:media-type="" manifest:full-path="Object 195/Configurations2/floater/"/>
  <manifest:file-entry manifest:media-type="" manifest:full-path="Object 195/Configurations2/popupmenu/"/>
  <manifest:file-entry manifest:media-type="" manifest:full-path="Object 195/Configurations2/progressbar/"/>
  <manifest:file-entry manifest:media-type="" manifest:full-path="Object 195/Configurations2/menubar/"/>
  <manifest:file-entry manifest:media-type="" manifest:full-path="Object 195/Configurations2/toolbar/"/>
  <manifest:file-entry manifest:media-type="" manifest:full-path="Object 195/Configurations2/images/Bitmaps/"/>
  <manifest:file-entry manifest:media-type="" manifest:full-path="Object 195/Configurations2/images/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196/Configurations2/statusba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progressbar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" manifest:full-path="Object 197/Configurations2/statusba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progressbar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application/vnd.sun.xml.ui.configuration" manifest:full-path="Object 197/Configurations2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" manifest:full-path="Object 198/Configurations2/statusbar/"/>
  <manifest:file-entry manifest:media-type="" manifest:full-path="Object 198/Configurations2/accelerator/current.xml"/>
  <manifest:file-entry manifest:media-type="" manifest:full-path="Object 198/Configurations2/accelerator/"/>
  <manifest:file-entry manifest:media-type="" manifest:full-path="Object 198/Configurations2/floater/"/>
  <manifest:file-entry manifest:media-type="" manifest:full-path="Object 198/Configurations2/popupmenu/"/>
  <manifest:file-entry manifest:media-type="" manifest:full-path="Object 198/Configurations2/progressbar/"/>
  <manifest:file-entry manifest:media-type="" manifest:full-path="Object 198/Configurations2/menubar/"/>
  <manifest:file-entry manifest:media-type="" manifest:full-path="Object 198/Configurations2/toolbar/"/>
  <manifest:file-entry manifest:media-type="" manifest:full-path="Object 198/Configurations2/images/Bitmaps/"/>
  <manifest:file-entry manifest:media-type="" manifest:full-path="Object 198/Configurations2/images/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" manifest:full-path="Object 199/Configurations2/statusbar/"/>
  <manifest:file-entry manifest:media-type="" manifest:full-path="Object 199/Configurations2/accelerator/current.xml"/>
  <manifest:file-entry manifest:media-type="" manifest:full-path="Object 199/Configurations2/accelerato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progressbar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application/vnd.sun.xml.ui.configuration" manifest:full-path="Object 199/Configurations2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" manifest:full-path="Object 240/Configurations2/statusbar/"/>
  <manifest:file-entry manifest:media-type="" manifest:full-path="Object 240/Configurations2/accelerator/current.xml"/>
  <manifest:file-entry manifest:media-type="" manifest:full-path="Object 240/Configurations2/accelerator/"/>
  <manifest:file-entry manifest:media-type="" manifest:full-path="Object 240/Configurations2/floater/"/>
  <manifest:file-entry manifest:media-type="" manifest:full-path="Object 240/Configurations2/popupmenu/"/>
  <manifest:file-entry manifest:media-type="" manifest:full-path="Object 240/Configurations2/progressbar/"/>
  <manifest:file-entry manifest:media-type="" manifest:full-path="Object 240/Configurations2/menubar/"/>
  <manifest:file-entry manifest:media-type="" manifest:full-path="Object 240/Configurations2/toolbar/"/>
  <manifest:file-entry manifest:media-type="" manifest:full-path="Object 240/Configurations2/images/Bitmaps/"/>
  <manifest:file-entry manifest:media-type="" manifest:full-path="Object 240/Configurations2/images/"/>
  <manifest:file-entry manifest:media-type="application/vnd.sun.xml.ui.configuration" manifest:full-path="Object 240/Configurations2/"/>
  <manifest:file-entry manifest:media-type="text/xml" manifest:full-path="Object 240/content.xml"/>
  <manifest:file-entry manifest:media-type="text/xml" manifest:full-path="Object 240/settings.xml"/>
  <manifest:file-entry manifest:media-type="application/vnd.oasis.opendocument.formula" manifest:version="1.2" manifest:full-path="Object 240/"/>
  <manifest:file-entry manifest:media-type="" manifest:full-path="Object 241/Configurations2/statusbar/"/>
  <manifest:file-entry manifest:media-type="" manifest:full-path="Object 241/Configurations2/accelerator/current.xml"/>
  <manifest:file-entry manifest:media-type="" manifest:full-path="Object 241/Configurations2/accelerator/"/>
  <manifest:file-entry manifest:media-type="" manifest:full-path="Object 241/Configurations2/floater/"/>
  <manifest:file-entry manifest:media-type="" manifest:full-path="Object 241/Configurations2/popupmenu/"/>
  <manifest:file-entry manifest:media-type="" manifest:full-path="Object 241/Configurations2/progressbar/"/>
  <manifest:file-entry manifest:media-type="" manifest:full-path="Object 241/Configurations2/menubar/"/>
  <manifest:file-entry manifest:media-type="" manifest:full-path="Object 241/Configurations2/toolbar/"/>
  <manifest:file-entry manifest:media-type="" manifest:full-path="Object 241/Configurations2/images/Bitmaps/"/>
  <manifest:file-entry manifest:media-type="" manifest:full-path="Object 241/Configurations2/images/"/>
  <manifest:file-entry manifest:media-type="application/vnd.sun.xml.ui.configuration" manifest:full-path="Object 241/Configurations2/"/>
  <manifest:file-entry manifest:media-type="text/xml" manifest:full-path="Object 241/content.xml"/>
  <manifest:file-entry manifest:media-type="text/xml" manifest:full-path="Object 241/settings.xml"/>
  <manifest:file-entry manifest:media-type="application/vnd.oasis.opendocument.formula" manifest:version="1.2" manifest:full-path="Object 241/"/>
  <manifest:file-entry manifest:media-type="" manifest:full-path="Object 242/Configurations2/statusbar/"/>
  <manifest:file-entry manifest:media-type="" manifest:full-path="Object 242/Configurations2/accelerator/current.xml"/>
  <manifest:file-entry manifest:media-type="" manifest:full-path="Object 242/Configurations2/accelerator/"/>
  <manifest:file-entry manifest:media-type="" manifest:full-path="Object 242/Configurations2/floater/"/>
  <manifest:file-entry manifest:media-type="" manifest:full-path="Object 242/Configurations2/popupmenu/"/>
  <manifest:file-entry manifest:media-type="" manifest:full-path="Object 242/Configurations2/progressbar/"/>
  <manifest:file-entry manifest:media-type="" manifest:full-path="Object 242/Configurations2/menubar/"/>
  <manifest:file-entry manifest:media-type="" manifest:full-path="Object 242/Configurations2/toolbar/"/>
  <manifest:file-entry manifest:media-type="" manifest:full-path="Object 242/Configurations2/images/Bitmaps/"/>
  <manifest:file-entry manifest:media-type="" manifest:full-path="Object 242/Configurations2/images/"/>
  <manifest:file-entry manifest:media-type="application/vnd.sun.xml.ui.configuration" manifest:full-path="Object 242/Configurations2/"/>
  <manifest:file-entry manifest:media-type="text/xml" manifest:full-path="Object 242/content.xml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" manifest:full-path="Object 243/Configurations2/statusbar/"/>
  <manifest:file-entry manifest:media-type="" manifest:full-path="Object 243/Configurations2/accelerator/current.xml"/>
  <manifest:file-entry manifest:media-type="" manifest:full-path="Object 243/Configurations2/accelerator/"/>
  <manifest:file-entry manifest:media-type="" manifest:full-path="Object 243/Configurations2/floater/"/>
  <manifest:file-entry manifest:media-type="" manifest:full-path="Object 243/Configurations2/popupmenu/"/>
  <manifest:file-entry manifest:media-type="" manifest:full-path="Object 243/Configurations2/progressbar/"/>
  <manifest:file-entry manifest:media-type="" manifest:full-path="Object 243/Configurations2/menubar/"/>
  <manifest:file-entry manifest:media-type="" manifest:full-path="Object 243/Configurations2/toolbar/"/>
  <manifest:file-entry manifest:media-type="" manifest:full-path="Object 243/Configurations2/images/Bitmaps/"/>
  <manifest:file-entry manifest:media-type="" manifest:full-path="Object 243/Configurations2/images/"/>
  <manifest:file-entry manifest:media-type="application/vnd.sun.xml.ui.configuration" manifest:full-path="Object 243/Configurations2/"/>
  <manifest:file-entry manifest:media-type="text/xml" manifest:full-path="Object 243/content.xml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" manifest:full-path="Object 244/Configurations2/statusbar/"/>
  <manifest:file-entry manifest:media-type="" manifest:full-path="Object 244/Configurations2/accelerator/current.xml"/>
  <manifest:file-entry manifest:media-type="" manifest:full-path="Object 244/Configurations2/accelerator/"/>
  <manifest:file-entry manifest:media-type="" manifest:full-path="Object 244/Configurations2/floater/"/>
  <manifest:file-entry manifest:media-type="" manifest:full-path="Object 244/Configurations2/popupmenu/"/>
  <manifest:file-entry manifest:media-type="" manifest:full-path="Object 244/Configurations2/progressbar/"/>
  <manifest:file-entry manifest:media-type="" manifest:full-path="Object 244/Configurations2/menubar/"/>
  <manifest:file-entry manifest:media-type="" manifest:full-path="Object 244/Configurations2/toolbar/"/>
  <manifest:file-entry manifest:media-type="" manifest:full-path="Object 244/Configurations2/images/Bitmaps/"/>
  <manifest:file-entry manifest:media-type="" manifest:full-path="Object 244/Configurations2/images/"/>
  <manifest:file-entry manifest:media-type="application/vnd.sun.xml.ui.configuration" manifest:full-path="Object 244/Configurations2/"/>
  <manifest:file-entry manifest:media-type="text/xml" manifest:full-path="Object 244/content.xml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" manifest:full-path="Object 245/Configurations2/statusbar/"/>
  <manifest:file-entry manifest:media-type="" manifest:full-path="Object 245/Configurations2/floater/"/>
  <manifest:file-entry manifest:media-type="" manifest:full-path="Object 245/Configurations2/popupmenu/"/>
  <manifest:file-entry manifest:media-type="" manifest:full-path="Object 245/Configurations2/progressbar/"/>
  <manifest:file-entry manifest:media-type="" manifest:full-path="Object 245/Configurations2/menubar/"/>
  <manifest:file-entry manifest:media-type="" manifest:full-path="Object 245/Configurations2/toolbar/"/>
  <manifest:file-entry manifest:media-type="" manifest:full-path="Object 245/Configurations2/images/Bitmaps/"/>
  <manifest:file-entry manifest:media-type="" manifest:full-path="Object 245/Configurations2/images/"/>
  <manifest:file-entry manifest:media-type="application/vnd.sun.xml.ui.configuration" manifest:full-path="Object 245/Configurations2/"/>
  <manifest:file-entry manifest:media-type="text/xml" manifest:full-path="Object 245/content.xml"/>
  <manifest:file-entry manifest:media-type="text/xml" manifest:full-path="Object 245/settings.xml"/>
  <manifest:file-entry manifest:media-type="application/vnd.oasis.opendocument.formula" manifest:version="1.2" manifest:full-path="Object 245/"/>
  <manifest:file-entry manifest:media-type="" manifest:full-path="Object 246/Configurations2/statusbar/"/>
  <manifest:file-entry manifest:media-type="" manifest:full-path="Object 246/Configurations2/accelerator/current.xml"/>
  <manifest:file-entry manifest:media-type="" manifest:full-path="Object 246/Configurations2/accelerator/"/>
  <manifest:file-entry manifest:media-type="" manifest:full-path="Object 246/Configurations2/floater/"/>
  <manifest:file-entry manifest:media-type="" manifest:full-path="Object 246/Configurations2/popupmenu/"/>
  <manifest:file-entry manifest:media-type="" manifest:full-path="Object 246/Configurations2/progressbar/"/>
  <manifest:file-entry manifest:media-type="" manifest:full-path="Object 246/Configurations2/menubar/"/>
  <manifest:file-entry manifest:media-type="" manifest:full-path="Object 246/Configurations2/toolbar/"/>
  <manifest:file-entry manifest:media-type="" manifest:full-path="Object 246/Configurations2/images/Bitmaps/"/>
  <manifest:file-entry manifest:media-type="" manifest:full-path="Object 246/Configurations2/images/"/>
  <manifest:file-entry manifest:media-type="application/vnd.sun.xml.ui.configuration" manifest:full-path="Object 246/Configurations2/"/>
  <manifest:file-entry manifest:media-type="text/xml" manifest:full-path="Object 246/content.xml"/>
  <manifest:file-entry manifest:media-type="text/xml" manifest:full-path="Object 246/settings.xml"/>
  <manifest:file-entry manifest:media-type="application/vnd.oasis.opendocument.formula" manifest:version="1.2" manifest:full-path="Object 246/"/>
  <manifest:file-entry manifest:media-type="" manifest:full-path="Object 247/Configurations2/statusbar/"/>
  <manifest:file-entry manifest:media-type="" manifest:full-path="Object 247/Configurations2/accelerator/current.xml"/>
  <manifest:file-entry manifest:media-type="" manifest:full-path="Object 247/Configurations2/accelerator/"/>
  <manifest:file-entry manifest:media-type="" manifest:full-path="Object 247/Configurations2/floater/"/>
  <manifest:file-entry manifest:media-type="" manifest:full-path="Object 247/Configurations2/popupmenu/"/>
  <manifest:file-entry manifest:media-type="" manifest:full-path="Object 247/Configurations2/progressbar/"/>
  <manifest:file-entry manifest:media-type="" manifest:full-path="Object 247/Configurations2/menubar/"/>
  <manifest:file-entry manifest:media-type="" manifest:full-path="Object 247/Configurations2/toolbar/"/>
  <manifest:file-entry manifest:media-type="" manifest:full-path="Object 247/Configurations2/images/Bitmaps/"/>
  <manifest:file-entry manifest:media-type="" manifest:full-path="Object 247/Configurations2/images/"/>
  <manifest:file-entry manifest:media-type="application/vnd.sun.xml.ui.configuration" manifest:full-path="Object 247/Configurations2/"/>
  <manifest:file-entry manifest:media-type="text/xml" manifest:full-path="Object 247/content.xml"/>
  <manifest:file-entry manifest:media-type="text/xml" manifest:full-path="Object 247/settings.xml"/>
  <manifest:file-entry manifest:media-type="application/vnd.oasis.opendocument.formula" manifest:version="1.2" manifest:full-path="Object 247/"/>
  <manifest:file-entry manifest:media-type="" manifest:full-path="Object 248/Configurations2/statusbar/"/>
  <manifest:file-entry manifest:media-type="" manifest:full-path="Object 248/Configurations2/accelerator/current.xml"/>
  <manifest:file-entry manifest:media-type="" manifest:full-path="Object 248/Configurations2/accelerator/"/>
  <manifest:file-entry manifest:media-type="" manifest:full-path="Object 248/Configurations2/floater/"/>
  <manifest:file-entry manifest:media-type="" manifest:full-path="Object 248/Configurations2/popupmenu/"/>
  <manifest:file-entry manifest:media-type="" manifest:full-path="Object 248/Configurations2/progressbar/"/>
  <manifest:file-entry manifest:media-type="" manifest:full-path="Object 248/Configurations2/menubar/"/>
  <manifest:file-entry manifest:media-type="" manifest:full-path="Object 248/Configurations2/toolbar/"/>
  <manifest:file-entry manifest:media-type="" manifest:full-path="Object 248/Configurations2/images/Bitmaps/"/>
  <manifest:file-entry manifest:media-type="" manifest:full-path="Object 248/Configurations2/images/"/>
  <manifest:file-entry manifest:media-type="application/vnd.sun.xml.ui.configuration" manifest:full-path="Object 248/Configurations2/"/>
  <manifest:file-entry manifest:media-type="text/xml" manifest:full-path="Object 248/content.xml"/>
  <manifest:file-entry manifest:media-type="text/xml" manifest:full-path="Object 248/settings.xml"/>
  <manifest:file-entry manifest:media-type="application/vnd.oasis.opendocument.formula" manifest:version="1.2" manifest:full-path="Object 248/"/>
  <manifest:file-entry manifest:media-type="" manifest:full-path="Object 249/Configurations2/statusbar/"/>
  <manifest:file-entry manifest:media-type="" manifest:full-path="Object 249/Configurations2/floater/"/>
  <manifest:file-entry manifest:media-type="" manifest:full-path="Object 249/Configurations2/popupmenu/"/>
  <manifest:file-entry manifest:media-type="" manifest:full-path="Object 249/Configurations2/progressbar/"/>
  <manifest:file-entry manifest:media-type="" manifest:full-path="Object 249/Configurations2/menubar/"/>
  <manifest:file-entry manifest:media-type="" manifest:full-path="Object 249/Configurations2/toolbar/"/>
  <manifest:file-entry manifest:media-type="" manifest:full-path="Object 249/Configurations2/images/Bitmaps/"/>
  <manifest:file-entry manifest:media-type="" manifest:full-path="Object 249/Configurations2/images/"/>
  <manifest:file-entry manifest:media-type="application/vnd.sun.xml.ui.configuration" manifest:full-path="Object 249/Configurations2/"/>
  <manifest:file-entry manifest:media-type="text/xml" manifest:full-path="Object 249/content.xml"/>
  <manifest:file-entry manifest:media-type="text/xml" manifest:full-path="Object 249/settings.xml"/>
  <manifest:file-entry manifest:media-type="application/vnd.oasis.opendocument.formula" manifest:version="1.2" manifest:full-path="Object 249/"/>
  <manifest:file-entry manifest:media-type="text/xml" manifest:full-path="settings.xml"/>
  <manifest:file-entry manifest:media-type="" manifest:full-path="Object 250/Configurations2/statusbar/"/>
  <manifest:file-entry manifest:media-type="" manifest:full-path="Object 250/Configurations2/accelerator/current.xml"/>
  <manifest:file-entry manifest:media-type="" manifest:full-path="Object 250/Configurations2/accelerator/"/>
  <manifest:file-entry manifest:media-type="" manifest:full-path="Object 250/Configurations2/floater/"/>
  <manifest:file-entry manifest:media-type="" manifest:full-path="Object 250/Configurations2/popupmenu/"/>
  <manifest:file-entry manifest:media-type="" manifest:full-path="Object 250/Configurations2/progressbar/"/>
  <manifest:file-entry manifest:media-type="" manifest:full-path="Object 250/Configurations2/menubar/"/>
  <manifest:file-entry manifest:media-type="" manifest:full-path="Object 250/Configurations2/toolbar/"/>
  <manifest:file-entry manifest:media-type="" manifest:full-path="Object 250/Configurations2/images/Bitmaps/"/>
  <manifest:file-entry manifest:media-type="" manifest:full-path="Object 250/Configurations2/images/"/>
  <manifest:file-entry manifest:media-type="application/vnd.sun.xml.ui.configuration" manifest:full-path="Object 250/Configurations2/"/>
  <manifest:file-entry manifest:media-type="text/xml" manifest:full-path="Object 250/content.xml"/>
  <manifest:file-entry manifest:media-type="text/xml" manifest:full-path="Object 250/settings.xml"/>
  <manifest:file-entry manifest:media-type="application/vnd.oasis.opendocument.formula" manifest:version="1.2" manifest:full-path="Object 250/"/>
  <manifest:file-entry manifest:media-type="" manifest:full-path="Object 251/Configurations2/statusbar/"/>
  <manifest:file-entry manifest:media-type="" manifest:full-path="Object 251/Configurations2/accelerator/current.xml"/>
  <manifest:file-entry manifest:media-type="" manifest:full-path="Object 251/Configurations2/accelerator/"/>
  <manifest:file-entry manifest:media-type="" manifest:full-path="Object 251/Configurations2/floater/"/>
  <manifest:file-entry manifest:media-type="" manifest:full-path="Object 251/Configurations2/popupmenu/"/>
  <manifest:file-entry manifest:media-type="" manifest:full-path="Object 251/Configurations2/progressbar/"/>
  <manifest:file-entry manifest:media-type="" manifest:full-path="Object 251/Configurations2/menubar/"/>
  <manifest:file-entry manifest:media-type="" manifest:full-path="Object 251/Configurations2/toolbar/"/>
  <manifest:file-entry manifest:media-type="" manifest:full-path="Object 251/Configurations2/images/Bitmaps/"/>
  <manifest:file-entry manifest:media-type="" manifest:full-path="Object 251/Configurations2/images/"/>
  <manifest:file-entry manifest:media-type="application/vnd.sun.xml.ui.configuration" manifest:full-path="Object 251/Configurations2/"/>
  <manifest:file-entry manifest:media-type="text/xml" manifest:full-path="Object 251/content.xml"/>
  <manifest:file-entry manifest:media-type="text/xml" manifest:full-path="Object 251/settings.xml"/>
  <manifest:file-entry manifest:media-type="application/vnd.oasis.opendocument.formula" manifest:version="1.2" manifest:full-path="Object 251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252/Configurations2/statusbar/"/>
  <manifest:file-entry manifest:media-type="" manifest:full-path="Object 252/Configurations2/accelerator/current.xml"/>
  <manifest:file-entry manifest:media-type="" manifest:full-path="Object 252/Configurations2/accelerator/"/>
  <manifest:file-entry manifest:media-type="" manifest:full-path="Object 252/Configurations2/floater/"/>
  <manifest:file-entry manifest:media-type="" manifest:full-path="Object 252/Configurations2/popupmenu/"/>
  <manifest:file-entry manifest:media-type="" manifest:full-path="Object 252/Configurations2/progressbar/"/>
  <manifest:file-entry manifest:media-type="" manifest:full-path="Object 252/Configurations2/menubar/"/>
  <manifest:file-entry manifest:media-type="" manifest:full-path="Object 252/Configurations2/toolbar/"/>
  <manifest:file-entry manifest:media-type="" manifest:full-path="Object 252/Configurations2/images/Bitmaps/"/>
  <manifest:file-entry manifest:media-type="" manifest:full-path="Object 252/Configurations2/images/"/>
  <manifest:file-entry manifest:media-type="application/vnd.sun.xml.ui.configuration" manifest:full-path="Object 252/Configurations2/"/>
  <manifest:file-entry manifest:media-type="text/xml" manifest:full-path="Object 252/content.xml"/>
  <manifest:file-entry manifest:media-type="text/xml" manifest:full-path="Object 252/settings.xml"/>
  <manifest:file-entry manifest:media-type="application/vnd.oasis.opendocument.formula" manifest:version="1.2" manifest:full-path="Object 252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253/Configurations2/statusbar/"/>
  <manifest:file-entry manifest:media-type="" manifest:full-path="Object 253/Configurations2/accelerator/current.xml"/>
  <manifest:file-entry manifest:media-type="" manifest:full-path="Object 253/Configurations2/accelerator/"/>
  <manifest:file-entry manifest:media-type="" manifest:full-path="Object 253/Configurations2/floater/"/>
  <manifest:file-entry manifest:media-type="" manifest:full-path="Object 253/Configurations2/popupmenu/"/>
  <manifest:file-entry manifest:media-type="" manifest:full-path="Object 253/Configurations2/progressbar/"/>
  <manifest:file-entry manifest:media-type="" manifest:full-path="Object 253/Configurations2/menubar/"/>
  <manifest:file-entry manifest:media-type="" manifest:full-path="Object 253/Configurations2/toolbar/"/>
  <manifest:file-entry manifest:media-type="" manifest:full-path="Object 253/Configurations2/images/Bitmaps/"/>
  <manifest:file-entry manifest:media-type="" manifest:full-path="Object 253/Configurations2/images/"/>
  <manifest:file-entry manifest:media-type="application/vnd.sun.xml.ui.configuration" manifest:full-path="Object 253/Configurations2/"/>
  <manifest:file-entry manifest:media-type="text/xml" manifest:full-path="Object 253/content.xml"/>
  <manifest:file-entry manifest:media-type="text/xml" manifest:full-path="Object 253/settings.xml"/>
  <manifest:file-entry manifest:media-type="application/vnd.oasis.opendocument.formula" manifest:version="1.2" manifest:full-path="Object 253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254/Configurations2/statusbar/"/>
  <manifest:file-entry manifest:media-type="" manifest:full-path="Object 254/Configurations2/accelerator/current.xml"/>
  <manifest:file-entry manifest:media-type="" manifest:full-path="Object 254/Configurations2/accelerator/"/>
  <manifest:file-entry manifest:media-type="" manifest:full-path="Object 254/Configurations2/floater/"/>
  <manifest:file-entry manifest:media-type="" manifest:full-path="Object 254/Configurations2/popupmenu/"/>
  <manifest:file-entry manifest:media-type="" manifest:full-path="Object 254/Configurations2/progressbar/"/>
  <manifest:file-entry manifest:media-type="" manifest:full-path="Object 254/Configurations2/menubar/"/>
  <manifest:file-entry manifest:media-type="" manifest:full-path="Object 254/Configurations2/toolbar/"/>
  <manifest:file-entry manifest:media-type="" manifest:full-path="Object 254/Configurations2/images/Bitmaps/"/>
  <manifest:file-entry manifest:media-type="" manifest:full-path="Object 254/Configurations2/images/"/>
  <manifest:file-entry manifest:media-type="application/vnd.sun.xml.ui.configuration" manifest:full-path="Object 254/Configurations2/"/>
  <manifest:file-entry manifest:media-type="text/xml" manifest:full-path="Object 254/content.xml"/>
  <manifest:file-entry manifest:media-type="text/xml" manifest:full-path="Object 254/settings.xml"/>
  <manifest:file-entry manifest:media-type="application/vnd.oasis.opendocument.formula" manifest:version="1.2" manifest:full-path="Object 254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255/Configurations2/statusbar/"/>
  <manifest:file-entry manifest:media-type="" manifest:full-path="Object 255/Configurations2/accelerator/current.xml"/>
  <manifest:file-entry manifest:media-type="" manifest:full-path="Object 255/Configurations2/accelerator/"/>
  <manifest:file-entry manifest:media-type="" manifest:full-path="Object 255/Configurations2/floater/"/>
  <manifest:file-entry manifest:media-type="" manifest:full-path="Object 255/Configurations2/popupmenu/"/>
  <manifest:file-entry manifest:media-type="" manifest:full-path="Object 255/Configurations2/progressbar/"/>
  <manifest:file-entry manifest:media-type="" manifest:full-path="Object 255/Configurations2/menubar/"/>
  <manifest:file-entry manifest:media-type="" manifest:full-path="Object 255/Configurations2/toolbar/"/>
  <manifest:file-entry manifest:media-type="" manifest:full-path="Object 255/Configurations2/images/Bitmaps/"/>
  <manifest:file-entry manifest:media-type="" manifest:full-path="Object 255/Configurations2/images/"/>
  <manifest:file-entry manifest:media-type="application/vnd.sun.xml.ui.configuration" manifest:full-path="Object 255/Configurations2/"/>
  <manifest:file-entry manifest:media-type="text/xml" manifest:full-path="Object 255/content.xml"/>
  <manifest:file-entry manifest:media-type="text/xml" manifest:full-path="Object 255/settings.xml"/>
  <manifest:file-entry manifest:media-type="application/vnd.oasis.opendocument.formula" manifest:version="1.2" manifest:full-path="Object 255/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56/Configurations2/statusbar/"/>
  <manifest:file-entry manifest:media-type="" manifest:full-path="Object 256/Configurations2/accelerator/current.xml"/>
  <manifest:file-entry manifest:media-type="" manifest:full-path="Object 256/Configurations2/accelerator/"/>
  <manifest:file-entry manifest:media-type="" manifest:full-path="Object 256/Configurations2/floater/"/>
  <manifest:file-entry manifest:media-type="" manifest:full-path="Object 256/Configurations2/popupmenu/"/>
  <manifest:file-entry manifest:media-type="" manifest:full-path="Object 256/Configurations2/progressbar/"/>
  <manifest:file-entry manifest:media-type="" manifest:full-path="Object 256/Configurations2/menubar/"/>
  <manifest:file-entry manifest:media-type="" manifest:full-path="Object 256/Configurations2/toolbar/"/>
  <manifest:file-entry manifest:media-type="" manifest:full-path="Object 256/Configurations2/images/Bitmaps/"/>
  <manifest:file-entry manifest:media-type="" manifest:full-path="Object 256/Configurations2/images/"/>
  <manifest:file-entry manifest:media-type="application/vnd.sun.xml.ui.configuration" manifest:full-path="Object 256/Configurations2/"/>
  <manifest:file-entry manifest:media-type="text/xml" manifest:full-path="Object 256/content.xml"/>
  <manifest:file-entry manifest:media-type="text/xml" manifest:full-path="Object 256/settings.xml"/>
  <manifest:file-entry manifest:media-type="application/vnd.oasis.opendocument.formula" manifest:version="1.2" manifest:full-path="Object 256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57/Configurations2/statusbar/"/>
  <manifest:file-entry manifest:media-type="" manifest:full-path="Object 257/Configurations2/accelerator/current.xml"/>
  <manifest:file-entry manifest:media-type="" manifest:full-path="Object 257/Configurations2/accelerator/"/>
  <manifest:file-entry manifest:media-type="" manifest:full-path="Object 257/Configurations2/floater/"/>
  <manifest:file-entry manifest:media-type="" manifest:full-path="Object 257/Configurations2/popupmenu/"/>
  <manifest:file-entry manifest:media-type="" manifest:full-path="Object 257/Configurations2/progressbar/"/>
  <manifest:file-entry manifest:media-type="" manifest:full-path="Object 257/Configurations2/menubar/"/>
  <manifest:file-entry manifest:media-type="" manifest:full-path="Object 257/Configurations2/toolbar/"/>
  <manifest:file-entry manifest:media-type="" manifest:full-path="Object 257/Configurations2/images/Bitmaps/"/>
  <manifest:file-entry manifest:media-type="" manifest:full-path="Object 257/Configurations2/images/"/>
  <manifest:file-entry manifest:media-type="application/vnd.sun.xml.ui.configuration" manifest:full-path="Object 257/Configurations2/"/>
  <manifest:file-entry manifest:media-type="text/xml" manifest:full-path="Object 257/content.xml"/>
  <manifest:file-entry manifest:media-type="text/xml" manifest:full-path="Object 257/settings.xml"/>
  <manifest:file-entry manifest:media-type="application/vnd.oasis.opendocument.formula" manifest:version="1.2" manifest:full-path="Object 257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58/Configurations2/statusbar/"/>
  <manifest:file-entry manifest:media-type="" manifest:full-path="Object 258/Configurations2/accelerator/current.xml"/>
  <manifest:file-entry manifest:media-type="" manifest:full-path="Object 258/Configurations2/accelerator/"/>
  <manifest:file-entry manifest:media-type="" manifest:full-path="Object 258/Configurations2/floater/"/>
  <manifest:file-entry manifest:media-type="" manifest:full-path="Object 258/Configurations2/popupmenu/"/>
  <manifest:file-entry manifest:media-type="" manifest:full-path="Object 258/Configurations2/progressbar/"/>
  <manifest:file-entry manifest:media-type="" manifest:full-path="Object 258/Configurations2/menubar/"/>
  <manifest:file-entry manifest:media-type="" manifest:full-path="Object 258/Configurations2/toolbar/"/>
  <manifest:file-entry manifest:media-type="" manifest:full-path="Object 258/Configurations2/images/Bitmaps/"/>
  <manifest:file-entry manifest:media-type="" manifest:full-path="Object 258/Configurations2/images/"/>
  <manifest:file-entry manifest:media-type="application/vnd.sun.xml.ui.configuration" manifest:full-path="Object 258/Configurations2/"/>
  <manifest:file-entry manifest:media-type="text/xml" manifest:full-path="Object 258/content.xml"/>
  <manifest:file-entry manifest:media-type="text/xml" manifest:full-path="Object 258/settings.xml"/>
  <manifest:file-entry manifest:media-type="application/vnd.oasis.opendocument.formula" manifest:version="1.2" manifest:full-path="Object 258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59/Configurations2/statusbar/"/>
  <manifest:file-entry manifest:media-type="" manifest:full-path="Object 259/Configurations2/accelerator/current.xml"/>
  <manifest:file-entry manifest:media-type="" manifest:full-path="Object 259/Configurations2/accelerator/"/>
  <manifest:file-entry manifest:media-type="" manifest:full-path="Object 259/Configurations2/floater/"/>
  <manifest:file-entry manifest:media-type="" manifest:full-path="Object 259/Configurations2/popupmenu/"/>
  <manifest:file-entry manifest:media-type="" manifest:full-path="Object 259/Configurations2/progressbar/"/>
  <manifest:file-entry manifest:media-type="" manifest:full-path="Object 259/Configurations2/menubar/"/>
  <manifest:file-entry manifest:media-type="" manifest:full-path="Object 259/Configurations2/toolbar/"/>
  <manifest:file-entry manifest:media-type="" manifest:full-path="Object 259/Configurations2/images/Bitmaps/"/>
  <manifest:file-entry manifest:media-type="" manifest:full-path="Object 259/Configurations2/images/"/>
  <manifest:file-entry manifest:media-type="application/vnd.sun.xml.ui.configuration" manifest:full-path="Object 259/Configurations2/"/>
  <manifest:file-entry manifest:media-type="text/xml" manifest:full-path="Object 259/content.xml"/>
  <manifest:file-entry manifest:media-type="text/xml" manifest:full-path="Object 259/settings.xml"/>
  <manifest:file-entry manifest:media-type="application/vnd.oasis.opendocument.formula" manifest:version="1.2" manifest:full-path="Object 259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60/Configurations2/statusbar/"/>
  <manifest:file-entry manifest:media-type="" manifest:full-path="Object 260/Configurations2/accelerator/current.xml"/>
  <manifest:file-entry manifest:media-type="" manifest:full-path="Object 260/Configurations2/accelerator/"/>
  <manifest:file-entry manifest:media-type="" manifest:full-path="Object 260/Configurations2/floater/"/>
  <manifest:file-entry manifest:media-type="" manifest:full-path="Object 260/Configurations2/popupmenu/"/>
  <manifest:file-entry manifest:media-type="" manifest:full-path="Object 260/Configurations2/progressbar/"/>
  <manifest:file-entry manifest:media-type="" manifest:full-path="Object 260/Configurations2/menubar/"/>
  <manifest:file-entry manifest:media-type="" manifest:full-path="Object 260/Configurations2/toolbar/"/>
  <manifest:file-entry manifest:media-type="" manifest:full-path="Object 260/Configurations2/images/Bitmaps/"/>
  <manifest:file-entry manifest:media-type="" manifest:full-path="Object 260/Configurations2/images/"/>
  <manifest:file-entry manifest:media-type="application/vnd.sun.xml.ui.configuration" manifest:full-path="Object 260/Configurations2/"/>
  <manifest:file-entry manifest:media-type="text/xml" manifest:full-path="Object 260/content.xml"/>
  <manifest:file-entry manifest:media-type="text/xml" manifest:full-path="Object 260/settings.xml"/>
  <manifest:file-entry manifest:media-type="application/vnd.oasis.opendocument.formula" manifest:version="1.2" manifest:full-path="Object 260/"/>
  <manifest:file-entry manifest:media-type="" manifest:full-path="Object 261/Configurations2/statusbar/"/>
  <manifest:file-entry manifest:media-type="" manifest:full-path="Object 261/Configurations2/accelerator/current.xml"/>
  <manifest:file-entry manifest:media-type="" manifest:full-path="Object 261/Configurations2/accelerator/"/>
  <manifest:file-entry manifest:media-type="" manifest:full-path="Object 261/Configurations2/floater/"/>
  <manifest:file-entry manifest:media-type="" manifest:full-path="Object 261/Configurations2/popupmenu/"/>
  <manifest:file-entry manifest:media-type="" manifest:full-path="Object 261/Configurations2/progressbar/"/>
  <manifest:file-entry manifest:media-type="" manifest:full-path="Object 261/Configurations2/menubar/"/>
  <manifest:file-entry manifest:media-type="" manifest:full-path="Object 261/Configurations2/toolbar/"/>
  <manifest:file-entry manifest:media-type="" manifest:full-path="Object 261/Configurations2/images/Bitmaps/"/>
  <manifest:file-entry manifest:media-type="" manifest:full-path="Object 261/Configurations2/images/"/>
  <manifest:file-entry manifest:media-type="application/vnd.sun.xml.ui.configuration" manifest:full-path="Object 261/Configurations2/"/>
  <manifest:file-entry manifest:media-type="text/xml" manifest:full-path="Object 261/content.xml"/>
  <manifest:file-entry manifest:media-type="text/xml" manifest:full-path="Object 261/settings.xml"/>
  <manifest:file-entry manifest:media-type="application/vnd.oasis.opendocument.formula" manifest:version="1.2" manifest:full-path="Object 261/"/>
  <manifest:file-entry manifest:media-type="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62/Configurations2/statusbar/"/>
  <manifest:file-entry manifest:media-type="" manifest:full-path="Object 262/Configurations2/accelerator/current.xml"/>
  <manifest:file-entry manifest:media-type="" manifest:full-path="Object 262/Configurations2/accelerator/"/>
  <manifest:file-entry manifest:media-type="" manifest:full-path="Object 262/Configurations2/floater/"/>
  <manifest:file-entry manifest:media-type="" manifest:full-path="Object 262/Configurations2/popupmenu/"/>
  <manifest:file-entry manifest:media-type="" manifest:full-path="Object 262/Configurations2/progressbar/"/>
  <manifest:file-entry manifest:media-type="" manifest:full-path="Object 262/Configurations2/menubar/"/>
  <manifest:file-entry manifest:media-type="" manifest:full-path="Object 262/Configurations2/toolbar/"/>
  <manifest:file-entry manifest:media-type="" manifest:full-path="Object 262/Configurations2/images/Bitmaps/"/>
  <manifest:file-entry manifest:media-type="" manifest:full-path="Object 262/Configurations2/images/"/>
  <manifest:file-entry manifest:media-type="application/vnd.sun.xml.ui.configuration" manifest:full-path="Object 262/Configurations2/"/>
  <manifest:file-entry manifest:media-type="text/xml" manifest:full-path="Object 262/content.xml"/>
  <manifest:file-entry manifest:media-type="text/xml" manifest:full-path="Object 262/settings.xml"/>
  <manifest:file-entry manifest:media-type="application/vnd.oasis.opendocument.formula" manifest:version="1.2" manifest:full-path="Object 262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63/Configurations2/statusbar/"/>
  <manifest:file-entry manifest:media-type="" manifest:full-path="Object 263/Configurations2/accelerator/current.xml"/>
  <manifest:file-entry manifest:media-type="" manifest:full-path="Object 263/Configurations2/accelerator/"/>
  <manifest:file-entry manifest:media-type="" manifest:full-path="Object 263/Configurations2/floater/"/>
  <manifest:file-entry manifest:media-type="" manifest:full-path="Object 263/Configurations2/popupmenu/"/>
  <manifest:file-entry manifest:media-type="" manifest:full-path="Object 263/Configurations2/progressbar/"/>
  <manifest:file-entry manifest:media-type="" manifest:full-path="Object 263/Configurations2/menubar/"/>
  <manifest:file-entry manifest:media-type="" manifest:full-path="Object 263/Configurations2/toolbar/"/>
  <manifest:file-entry manifest:media-type="" manifest:full-path="Object 263/Configurations2/images/Bitmaps/"/>
  <manifest:file-entry manifest:media-type="" manifest:full-path="Object 263/Configurations2/images/"/>
  <manifest:file-entry manifest:media-type="application/vnd.sun.xml.ui.configuration" manifest:full-path="Object 263/Configurations2/"/>
  <manifest:file-entry manifest:media-type="text/xml" manifest:full-path="Object 263/content.xml"/>
  <manifest:file-entry manifest:media-type="text/xml" manifest:full-path="Object 263/settings.xml"/>
  <manifest:file-entry manifest:media-type="application/vnd.oasis.opendocument.formula" manifest:version="1.2" manifest:full-path="Object 263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64/Configurations2/statusbar/"/>
  <manifest:file-entry manifest:media-type="" manifest:full-path="Object 264/Configurations2/accelerator/current.xml"/>
  <manifest:file-entry manifest:media-type="" manifest:full-path="Object 264/Configurations2/accelerator/"/>
  <manifest:file-entry manifest:media-type="" manifest:full-path="Object 264/Configurations2/floater/"/>
  <manifest:file-entry manifest:media-type="" manifest:full-path="Object 264/Configurations2/popupmenu/"/>
  <manifest:file-entry manifest:media-type="" manifest:full-path="Object 264/Configurations2/progressbar/"/>
  <manifest:file-entry manifest:media-type="" manifest:full-path="Object 264/Configurations2/menubar/"/>
  <manifest:file-entry manifest:media-type="" manifest:full-path="Object 264/Configurations2/toolbar/"/>
  <manifest:file-entry manifest:media-type="" manifest:full-path="Object 264/Configurations2/images/Bitmaps/"/>
  <manifest:file-entry manifest:media-type="" manifest:full-path="Object 264/Configurations2/images/"/>
  <manifest:file-entry manifest:media-type="application/vnd.sun.xml.ui.configuration" manifest:full-path="Object 264/Configurations2/"/>
  <manifest:file-entry manifest:media-type="text/xml" manifest:full-path="Object 264/content.xml"/>
  <manifest:file-entry manifest:media-type="text/xml" manifest:full-path="Object 264/settings.xml"/>
  <manifest:file-entry manifest:media-type="application/vnd.oasis.opendocument.formula" manifest:version="1.2" manifest:full-path="Object 264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65/Configurations2/statusbar/"/>
  <manifest:file-entry manifest:media-type="" manifest:full-path="Object 265/Configurations2/accelerator/current.xml"/>
  <manifest:file-entry manifest:media-type="" manifest:full-path="Object 265/Configurations2/accelerator/"/>
  <manifest:file-entry manifest:media-type="" manifest:full-path="Object 265/Configurations2/floater/"/>
  <manifest:file-entry manifest:media-type="" manifest:full-path="Object 265/Configurations2/popupmenu/"/>
  <manifest:file-entry manifest:media-type="" manifest:full-path="Object 265/Configurations2/progressbar/"/>
  <manifest:file-entry manifest:media-type="" manifest:full-path="Object 265/Configurations2/menubar/"/>
  <manifest:file-entry manifest:media-type="" manifest:full-path="Object 265/Configurations2/toolbar/"/>
  <manifest:file-entry manifest:media-type="" manifest:full-path="Object 265/Configurations2/images/Bitmaps/"/>
  <manifest:file-entry manifest:media-type="" manifest:full-path="Object 265/Configurations2/images/"/>
  <manifest:file-entry manifest:media-type="application/vnd.sun.xml.ui.configuration" manifest:full-path="Object 265/Configurations2/"/>
  <manifest:file-entry manifest:media-type="text/xml" manifest:full-path="Object 265/content.xml"/>
  <manifest:file-entry manifest:media-type="text/xml" manifest:full-path="Object 265/settings.xml"/>
  <manifest:file-entry manifest:media-type="application/vnd.oasis.opendocument.formula" manifest:version="1.2" manifest:full-path="Object 265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66/Configurations2/statusbar/"/>
  <manifest:file-entry manifest:media-type="" manifest:full-path="Object 266/Configurations2/accelerator/current.xml"/>
  <manifest:file-entry manifest:media-type="" manifest:full-path="Object 266/Configurations2/accelerator/"/>
  <manifest:file-entry manifest:media-type="" manifest:full-path="Object 266/Configurations2/floater/"/>
  <manifest:file-entry manifest:media-type="" manifest:full-path="Object 266/Configurations2/popupmenu/"/>
  <manifest:file-entry manifest:media-type="" manifest:full-path="Object 266/Configurations2/progressbar/"/>
  <manifest:file-entry manifest:media-type="" manifest:full-path="Object 266/Configurations2/menubar/"/>
  <manifest:file-entry manifest:media-type="" manifest:full-path="Object 266/Configurations2/toolbar/"/>
  <manifest:file-entry manifest:media-type="" manifest:full-path="Object 266/Configurations2/images/Bitmaps/"/>
  <manifest:file-entry manifest:media-type="" manifest:full-path="Object 266/Configurations2/images/"/>
  <manifest:file-entry manifest:media-type="application/vnd.sun.xml.ui.configuration" manifest:full-path="Object 266/Configurations2/"/>
  <manifest:file-entry manifest:media-type="text/xml" manifest:full-path="Object 266/content.xml"/>
  <manifest:file-entry manifest:media-type="text/xml" manifest:full-path="Object 266/settings.xml"/>
  <manifest:file-entry manifest:media-type="application/vnd.oasis.opendocument.formula" manifest:version="1.2" manifest:full-path="Object 266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7/Configurations2/statusbar/"/>
  <manifest:file-entry manifest:media-type="" manifest:full-path="Object 267/Configurations2/accelerator/current.xml"/>
  <manifest:file-entry manifest:media-type="" manifest:full-path="Object 267/Configurations2/accelerator/"/>
  <manifest:file-entry manifest:media-type="" manifest:full-path="Object 267/Configurations2/floater/"/>
  <manifest:file-entry manifest:media-type="" manifest:full-path="Object 267/Configurations2/popupmenu/"/>
  <manifest:file-entry manifest:media-type="" manifest:full-path="Object 267/Configurations2/progressbar/"/>
  <manifest:file-entry manifest:media-type="" manifest:full-path="Object 267/Configurations2/menubar/"/>
  <manifest:file-entry manifest:media-type="" manifest:full-path="Object 267/Configurations2/toolbar/"/>
  <manifest:file-entry manifest:media-type="" manifest:full-path="Object 267/Configurations2/images/Bitmaps/"/>
  <manifest:file-entry manifest:media-type="" manifest:full-path="Object 267/Configurations2/images/"/>
  <manifest:file-entry manifest:media-type="application/vnd.sun.xml.ui.configuration" manifest:full-path="Object 267/Configurations2/"/>
  <manifest:file-entry manifest:media-type="text/xml" manifest:full-path="Object 267/content.xml"/>
  <manifest:file-entry manifest:media-type="text/xml" manifest:full-path="Object 267/settings.xml"/>
  <manifest:file-entry manifest:media-type="application/vnd.oasis.opendocument.formula" manifest:version="1.2" manifest:full-path="Object 267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68/Configurations2/statusbar/"/>
  <manifest:file-entry manifest:media-type="" manifest:full-path="Object 268/Configurations2/accelerator/current.xml"/>
  <manifest:file-entry manifest:media-type="" manifest:full-path="Object 268/Configurations2/accelerator/"/>
  <manifest:file-entry manifest:media-type="" manifest:full-path="Object 268/Configurations2/floater/"/>
  <manifest:file-entry manifest:media-type="" manifest:full-path="Object 268/Configurations2/popupmenu/"/>
  <manifest:file-entry manifest:media-type="" manifest:full-path="Object 268/Configurations2/progressbar/"/>
  <manifest:file-entry manifest:media-type="" manifest:full-path="Object 268/Configurations2/menubar/"/>
  <manifest:file-entry manifest:media-type="" manifest:full-path="Object 268/Configurations2/toolbar/"/>
  <manifest:file-entry manifest:media-type="" manifest:full-path="Object 268/Configurations2/images/Bitmaps/"/>
  <manifest:file-entry manifest:media-type="" manifest:full-path="Object 268/Configurations2/images/"/>
  <manifest:file-entry manifest:media-type="application/vnd.sun.xml.ui.configuration" manifest:full-path="Object 268/Configurations2/"/>
  <manifest:file-entry manifest:media-type="text/xml" manifest:full-path="Object 268/content.xml"/>
  <manifest:file-entry manifest:media-type="text/xml" manifest:full-path="Object 268/settings.xml"/>
  <manifest:file-entry manifest:media-type="application/vnd.oasis.opendocument.formula" manifest:version="1.2" manifest:full-path="Object 268/"/>
  <manifest:file-entry manifest:media-type="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69/Configurations2/statusbar/"/>
  <manifest:file-entry manifest:media-type="" manifest:full-path="Object 269/Configurations2/floater/"/>
  <manifest:file-entry manifest:media-type="" manifest:full-path="Object 269/Configurations2/popupmenu/"/>
  <manifest:file-entry manifest:media-type="" manifest:full-path="Object 269/Configurations2/progressbar/"/>
  <manifest:file-entry manifest:media-type="" manifest:full-path="Object 269/Configurations2/menubar/"/>
  <manifest:file-entry manifest:media-type="" manifest:full-path="Object 269/Configurations2/toolbar/"/>
  <manifest:file-entry manifest:media-type="" manifest:full-path="Object 269/Configurations2/images/Bitmaps/"/>
  <manifest:file-entry manifest:media-type="" manifest:full-path="Object 269/Configurations2/images/"/>
  <manifest:file-entry manifest:media-type="application/vnd.sun.xml.ui.configuration" manifest:full-path="Object 269/Configurations2/"/>
  <manifest:file-entry manifest:media-type="text/xml" manifest:full-path="Object 269/content.xml"/>
  <manifest:file-entry manifest:media-type="text/xml" manifest:full-path="Object 269/settings.xml"/>
  <manifest:file-entry manifest:media-type="application/vnd.oasis.opendocument.formula" manifest:version="1.2" manifest:full-path="Object 269/"/>
  <manifest:file-entry manifest:media-type="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19/Configurations2/statu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270/Configurations2/statusbar/"/>
  <manifest:file-entry manifest:media-type="" manifest:full-path="Object 270/Configurations2/floater/"/>
  <manifest:file-entry manifest:media-type="" manifest:full-path="Object 270/Configurations2/popupmenu/"/>
  <manifest:file-entry manifest:media-type="" manifest:full-path="Object 270/Configurations2/progressbar/"/>
  <manifest:file-entry manifest:media-type="" manifest:full-path="Object 270/Configurations2/menubar/"/>
  <manifest:file-entry manifest:media-type="" manifest:full-path="Object 270/Configurations2/toolbar/"/>
  <manifest:file-entry manifest:media-type="" manifest:full-path="Object 270/Configurations2/images/Bitmaps/"/>
  <manifest:file-entry manifest:media-type="" manifest:full-path="Object 270/Configurations2/images/"/>
  <manifest:file-entry manifest:media-type="application/vnd.sun.xml.ui.configuration" manifest:full-path="Object 270/Configurations2/"/>
  <manifest:file-entry manifest:media-type="text/xml" manifest:full-path="Object 270/content.xml"/>
  <manifest:file-entry manifest:media-type="text/xml" manifest:full-path="Object 270/settings.xml"/>
  <manifest:file-entry manifest:media-type="application/vnd.oasis.opendocument.formula" manifest:version="1.2" manifest:full-path="Object 270/"/>
  <manifest:file-entry manifest:media-type="" manifest:full-path="Object 271/Configurations2/statusbar/"/>
  <manifest:file-entry manifest:media-type="" manifest:full-path="Object 271/Configurations2/accelerator/current.xml"/>
  <manifest:file-entry manifest:media-type="" manifest:full-path="Object 271/Configurations2/accelerator/"/>
  <manifest:file-entry manifest:media-type="" manifest:full-path="Object 271/Configurations2/floater/"/>
  <manifest:file-entry manifest:media-type="" manifest:full-path="Object 271/Configurations2/popupmenu/"/>
  <manifest:file-entry manifest:media-type="" manifest:full-path="Object 271/Configurations2/progressbar/"/>
  <manifest:file-entry manifest:media-type="" manifest:full-path="Object 271/Configurations2/menubar/"/>
  <manifest:file-entry manifest:media-type="" manifest:full-path="Object 271/Configurations2/toolbar/"/>
  <manifest:file-entry manifest:media-type="" manifest:full-path="Object 271/Configurations2/images/Bitmaps/"/>
  <manifest:file-entry manifest:media-type="" manifest:full-path="Object 271/Configurations2/images/"/>
  <manifest:file-entry manifest:media-type="application/vnd.sun.xml.ui.configuration" manifest:full-path="Object 271/Configurations2/"/>
  <manifest:file-entry manifest:media-type="text/xml" manifest:full-path="Object 271/content.xml"/>
  <manifest:file-entry manifest:media-type="text/xml" manifest:full-path="Object 271/settings.xml"/>
  <manifest:file-entry manifest:media-type="application/vnd.oasis.opendocument.formula" manifest:version="1.2" manifest:full-path="Object 271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272/Configurations2/statusbar/"/>
  <manifest:file-entry manifest:media-type="" manifest:full-path="Object 272/Configurations2/accelerator/current.xml"/>
  <manifest:file-entry manifest:media-type="" manifest:full-path="Object 272/Configurations2/accelerator/"/>
  <manifest:file-entry manifest:media-type="" manifest:full-path="Object 272/Configurations2/floater/"/>
  <manifest:file-entry manifest:media-type="" manifest:full-path="Object 272/Configurations2/popupmenu/"/>
  <manifest:file-entry manifest:media-type="" manifest:full-path="Object 272/Configurations2/progressbar/"/>
  <manifest:file-entry manifest:media-type="" manifest:full-path="Object 272/Configurations2/menubar/"/>
  <manifest:file-entry manifest:media-type="" manifest:full-path="Object 272/Configurations2/toolbar/"/>
  <manifest:file-entry manifest:media-type="" manifest:full-path="Object 272/Configurations2/images/Bitmaps/"/>
  <manifest:file-entry manifest:media-type="" manifest:full-path="Object 272/Configurations2/images/"/>
  <manifest:file-entry manifest:media-type="application/vnd.sun.xml.ui.configuration" manifest:full-path="Object 272/Configurations2/"/>
  <manifest:file-entry manifest:media-type="text/xml" manifest:full-path="Object 272/content.xml"/>
  <manifest:file-entry manifest:media-type="text/xml" manifest:full-path="Object 272/settings.xml"/>
  <manifest:file-entry manifest:media-type="application/vnd.oasis.opendocument.formula" manifest:version="1.2" manifest:full-path="Object 272/"/>
  <manifest:file-entry manifest:media-type="" manifest:full-path="Object 120/Configurations2/statu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73/Configurations2/statusbar/"/>
  <manifest:file-entry manifest:media-type="" manifest:full-path="Object 273/Configurations2/accelerator/current.xml"/>
  <manifest:file-entry manifest:media-type="" manifest:full-path="Object 273/Configurations2/accelerator/"/>
  <manifest:file-entry manifest:media-type="" manifest:full-path="Object 273/Configurations2/floater/"/>
  <manifest:file-entry manifest:media-type="" manifest:full-path="Object 273/Configurations2/popupmenu/"/>
  <manifest:file-entry manifest:media-type="" manifest:full-path="Object 273/Configurations2/progressbar/"/>
  <manifest:file-entry manifest:media-type="" manifest:full-path="Object 273/Configurations2/menubar/"/>
  <manifest:file-entry manifest:media-type="" manifest:full-path="Object 273/Configurations2/toolbar/"/>
  <manifest:file-entry manifest:media-type="" manifest:full-path="Object 273/Configurations2/images/Bitmaps/"/>
  <manifest:file-entry manifest:media-type="" manifest:full-path="Object 273/Configurations2/images/"/>
  <manifest:file-entry manifest:media-type="application/vnd.sun.xml.ui.configuration" manifest:full-path="Object 273/Configurations2/"/>
  <manifest:file-entry manifest:media-type="text/xml" manifest:full-path="Object 273/content.xml"/>
  <manifest:file-entry manifest:media-type="text/xml" manifest:full-path="Object 273/settings.xml"/>
  <manifest:file-entry manifest:media-type="application/vnd.oasis.opendocument.formula" manifest:version="1.2" manifest:full-path="Object 273/"/>
  <manifest:file-entry manifest:media-type="" manifest:full-path="Object 121/Configurations2/status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23/Configurations2/statusbar/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124/Configurations2/statu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25/Configurations2/status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26/Configurations2/statu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28/Configurations2/statusbar/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9/Configurations2/statusbar/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meta.xml"/>
  <manifest:file-entry manifest:media-type="text/xml" manifest:full-path="styles.xml"/>
  <manifest:file-entry manifest:media-type="" manifest:full-path="Object 130/Configurations2/statusbar/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31/Configurations2/statusbar/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32/Configurations2/statusbar/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34/Configurations2/statusbar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6/Configurations2/statusbar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137/Configurations2/status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138/Configurations2/status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40/Configurations2/statusbar/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141/Configurations2/statusbar/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142/Configurations2/statu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43/Configurations2/statusbar/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44/Configurations2/statusbar/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45/Configurations2/statusbar/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47/Configurations2/statusbar/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149/Configurations2/statusbar/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50/Configurations2/statusbar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51/Configurations2/statusbar/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52/Configurations2/statusbar/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53/Configurations2/statusbar/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54/Configurations2/statusbar/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progressbar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155/Configurations2/statusbar/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progressbar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56/Configurations2/statusbar/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progressbar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57/Configurations2/statusbar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progressbar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58/Configurations2/statusbar/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progressbar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59/Configurations2/statu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progressbar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200/Configurations2/statusbar/"/>
  <manifest:file-entry manifest:media-type="" manifest:full-path="Object 200/Configurations2/accelerator/current.xml"/>
  <manifest:file-entry manifest:media-type="" manifest:full-path="Object 200/Configurations2/accelerato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progressbar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" manifest:full-path="Object 201/Configurations2/statusbar/"/>
  <manifest:file-entry manifest:media-type="" manifest:full-path="Object 201/Configurations2/floater/"/>
  <manifest:file-entry manifest:media-type="" manifest:full-path="Object 201/Configurations2/popupmenu/"/>
  <manifest:file-entry manifest:media-type="" manifest:full-path="Object 201/Configurations2/progressbar/"/>
  <manifest:file-entry manifest:media-type="" manifest:full-path="Object 201/Configurations2/menubar/"/>
  <manifest:file-entry manifest:media-type="" manifest:full-path="Object 201/Configurations2/toolbar/"/>
  <manifest:file-entry manifest:media-type="" manifest:full-path="Object 201/Configurations2/images/Bitmaps/"/>
  <manifest:file-entry manifest:media-type="" manifest:full-path="Object 201/Configurations2/images/"/>
  <manifest:file-entry manifest:media-type="application/vnd.sun.xml.ui.configuration" manifest:full-path="Object 201/Configurations2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" manifest:full-path="Object 202/Configurations2/statusba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progressbar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" manifest:full-path="Object 203/Configurations2/statusbar/"/>
  <manifest:file-entry manifest:media-type="" manifest:full-path="Object 203/Configurations2/accelerator/current.xml"/>
  <manifest:file-entry manifest:media-type="" manifest:full-path="Object 203/Configurations2/accelerator/"/>
  <manifest:file-entry manifest:media-type="" manifest:full-path="Object 203/Configurations2/floater/"/>
  <manifest:file-entry manifest:media-type="" manifest:full-path="Object 203/Configurations2/popupmenu/"/>
  <manifest:file-entry manifest:media-type="" manifest:full-path="Object 203/Configurations2/progressbar/"/>
  <manifest:file-entry manifest:media-type="" manifest:full-path="Object 203/Configurations2/menubar/"/>
  <manifest:file-entry manifest:media-type="" manifest:full-path="Object 203/Configurations2/toolbar/"/>
  <manifest:file-entry manifest:media-type="" manifest:full-path="Object 203/Configurations2/images/Bitmaps/"/>
  <manifest:file-entry manifest:media-type="" manifest:full-path="Object 203/Configurations2/images/"/>
  <manifest:file-entry manifest:media-type="application/vnd.sun.xml.ui.configuration" manifest:full-path="Object 203/Configurations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" manifest:full-path="Object 204/Configurations2/statusbar/"/>
  <manifest:file-entry manifest:media-type="" manifest:full-path="Object 204/Configurations2/accelerator/current.xml"/>
  <manifest:file-entry manifest:media-type="" manifest:full-path="Object 204/Configurations2/accelerator/"/>
  <manifest:file-entry manifest:media-type="" manifest:full-path="Object 204/Configurations2/floater/"/>
  <manifest:file-entry manifest:media-type="" manifest:full-path="Object 204/Configurations2/popupmenu/"/>
  <manifest:file-entry manifest:media-type="" manifest:full-path="Object 204/Configurations2/progressbar/"/>
  <manifest:file-entry manifest:media-type="" manifest:full-path="Object 204/Configurations2/menubar/"/>
  <manifest:file-entry manifest:media-type="" manifest:full-path="Object 204/Configurations2/toolbar/"/>
  <manifest:file-entry manifest:media-type="" manifest:full-path="Object 204/Configurations2/images/Bitmaps/"/>
  <manifest:file-entry manifest:media-type="" manifest:full-path="Object 204/Configurations2/images/"/>
  <manifest:file-entry manifest:media-type="application/vnd.sun.xml.ui.configuration" manifest:full-path="Object 204/Configurations2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content.xml"/>
  <manifest:file-entry manifest:media-type="" manifest:full-path="Object 205/Configurations2/statusbar/"/>
  <manifest:file-entry manifest:media-type="" manifest:full-path="Object 205/Configurations2/floater/"/>
  <manifest:file-entry manifest:media-type="" manifest:full-path="Object 205/Configurations2/popupmenu/"/>
  <manifest:file-entry manifest:media-type="" manifest:full-path="Object 205/Configurations2/progressbar/"/>
  <manifest:file-entry manifest:media-type="" manifest:full-path="Object 205/Configurations2/menubar/"/>
  <manifest:file-entry manifest:media-type="" manifest:full-path="Object 205/Configurations2/toolbar/"/>
  <manifest:file-entry manifest:media-type="" manifest:full-path="Object 205/Configurations2/images/Bitmaps/"/>
  <manifest:file-entry manifest:media-type="" manifest:full-path="Object 205/Configurations2/images/"/>
  <manifest:file-entry manifest:media-type="application/vnd.sun.xml.ui.configuration" manifest:full-path="Object 205/Configurations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" manifest:full-path="Object 206/Configurations2/statusbar/"/>
  <manifest:file-entry manifest:media-type="" manifest:full-path="Object 206/Configurations2/floater/"/>
  <manifest:file-entry manifest:media-type="" manifest:full-path="Object 206/Configurations2/popupmenu/"/>
  <manifest:file-entry manifest:media-type="" manifest:full-path="Object 206/Configurations2/progressbar/"/>
  <manifest:file-entry manifest:media-type="" manifest:full-path="Object 206/Configurations2/menubar/"/>
  <manifest:file-entry manifest:media-type="" manifest:full-path="Object 206/Configurations2/toolbar/"/>
  <manifest:file-entry manifest:media-type="" manifest:full-path="Object 206/Configurations2/images/Bitmaps/"/>
  <manifest:file-entry manifest:media-type="" manifest:full-path="Object 206/Configurations2/images/"/>
  <manifest:file-entry manifest:media-type="application/vnd.sun.xml.ui.configuration" manifest:full-path="Object 206/Configurations2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" manifest:full-path="Object 207/Configurations2/statusbar/"/>
  <manifest:file-entry manifest:media-type="" manifest:full-path="Object 207/Configurations2/accelerator/current.xml"/>
  <manifest:file-entry manifest:media-type="" manifest:full-path="Object 207/Configurations2/accelerator/"/>
  <manifest:file-entry manifest:media-type="" manifest:full-path="Object 207/Configurations2/floater/"/>
  <manifest:file-entry manifest:media-type="" manifest:full-path="Object 207/Configurations2/popupmenu/"/>
  <manifest:file-entry manifest:media-type="" manifest:full-path="Object 207/Configurations2/progressbar/"/>
  <manifest:file-entry manifest:media-type="" manifest:full-path="Object 207/Configurations2/menubar/"/>
  <manifest:file-entry manifest:media-type="" manifest:full-path="Object 207/Configurations2/toolbar/"/>
  <manifest:file-entry manifest:media-type="" manifest:full-path="Object 207/Configurations2/images/Bitmaps/"/>
  <manifest:file-entry manifest:media-type="" manifest:full-path="Object 207/Configurations2/images/"/>
  <manifest:file-entry manifest:media-type="application/vnd.sun.xml.ui.configuration" manifest:full-path="Object 207/Configurations2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" manifest:full-path="Object 208/Configurations2/statusbar/"/>
  <manifest:file-entry manifest:media-type="" manifest:full-path="Object 208/Configurations2/accelerator/current.xml"/>
  <manifest:file-entry manifest:media-type="" manifest:full-path="Object 208/Configurations2/accelerator/"/>
  <manifest:file-entry manifest:media-type="" manifest:full-path="Object 208/Configurations2/floater/"/>
  <manifest:file-entry manifest:media-type="" manifest:full-path="Object 208/Configurations2/popupmenu/"/>
  <manifest:file-entry manifest:media-type="" manifest:full-path="Object 208/Configurations2/progressbar/"/>
  <manifest:file-entry manifest:media-type="" manifest:full-path="Object 208/Configurations2/menubar/"/>
  <manifest:file-entry manifest:media-type="" manifest:full-path="Object 208/Configurations2/toolbar/"/>
  <manifest:file-entry manifest:media-type="" manifest:full-path="Object 208/Configurations2/images/Bitmaps/"/>
  <manifest:file-entry manifest:media-type="" manifest:full-path="Object 208/Configurations2/images/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" manifest:full-path="Object 209/Configurations2/statusbar/"/>
  <manifest:file-entry manifest:media-type="" manifest:full-path="Object 209/Configurations2/accelerator/current.xml"/>
  <manifest:file-entry manifest:media-type="" manifest:full-path="Object 209/Configurations2/accelerator/"/>
  <manifest:file-entry manifest:media-type="" manifest:full-path="Object 209/Configurations2/floater/"/>
  <manifest:file-entry manifest:media-type="" manifest:full-path="Object 209/Configurations2/popupmenu/"/>
  <manifest:file-entry manifest:media-type="" manifest:full-path="Object 209/Configurations2/progressbar/"/>
  <manifest:file-entry manifest:media-type="" manifest:full-path="Object 209/Configurations2/menubar/"/>
  <manifest:file-entry manifest:media-type="" manifest:full-path="Object 209/Configurations2/toolbar/"/>
  <manifest:file-entry manifest:media-type="" manifest:full-path="Object 209/Configurations2/images/Bitmaps/"/>
  <manifest:file-entry manifest:media-type="" manifest:full-path="Object 209/Configurations2/images/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2" style:family="paragraph" style:parent-style-name="Standard">
      <style:text-properties style:text-position="0% 100%" style:font-name="DejaVu Sans" fo:font-size="12pt" fo:language="sv" fo:country="SE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3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5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6" style:family="paragraph" style:parent-style-name="Standard"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7" style:family="paragraph" style:parent-style-name="Standard">
      <style:text-properties style:font-name="DejaVu Sans1"/>
    </style:style>
    <style:style style:name="P8" style:family="paragraph" style:parent-style-name="Standard">
      <style:text-properties style:font-name="DejaVu Sans1" fo:font-size="12pt" style:font-name-asian="DejaVu Sans Mono" style:font-size-asian="12pt" style:font-name-complex="DejaVu Sans Mono" style:font-size-complex="12pt"/>
    </style:style>
    <style:style style:name="P9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10" style:family="paragraph" style:parent-style-name="Standard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P11" style:family="paragraph" style:parent-style-name="Standard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P12" style:family="paragraph" style:parent-style-name="Standard">
      <style:text-properties style:font-name="DejaVu Sans" fo:font-size="12pt" fo:language="sv" fo:country="SE" style:font-name-asian="DejaVu Sans" style:font-size-asian="12pt" style:font-name-complex="DejaVu Sans" style:font-size-complex="12pt"/>
    </style:style>
    <style:style style:name="P13" style:family="paragraph" style:parent-style-name="Standard">
      <style:text-properties style:font-name="DejaVu Sans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4" style:family="paragraph" style:parent-style-name="Standard">
      <style:text-properties style:text-position="super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5" style:family="paragraph" style:parent-style-name="Standard">
      <style:text-properties style:text-position="sub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8" style:family="paragraph" style:parent-style-name="Standard">
      <style:paragraph-properties fo:break-before="page"/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19" style:family="paragraph" style:parent-style-name="Standard">
      <style:paragraph-properties fo:break-before="page"/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20" style:family="paragraph" style:parent-style-name="Standard">
      <style:paragraph-properties fo:break-before="page"/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21" style:family="paragraph" style:parent-style-name="Standard">
      <style:paragraph-properties fo:break-before="page"/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22" style:family="paragraph" style:parent-style-name="Standard">
      <style:paragraph-properties fo:break-before="page"/>
      <style:text-properties style:font-name="DejaVu Sans" fo:font-size="12pt" style:font-name-asian="DejaVu Sans" style:font-size-asian="12pt" style:font-name-complex="DejaVu Sans" style:font-size-complex="12pt"/>
    </style:style>
    <style:style style:name="P23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4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5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26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sv" fo:country="SE"/>
    </style:style>
    <style:style style:name="T5" style:family="text">
      <style:text-properties fo:language="sv" fo:country="SE"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language="sv" fo:country="SE"/>
    </style:style>
    <style:style style:name="T8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sub 58%" fo:language="sv" fo:country="SE" fo:font-style="normal" fo:font-weight="normal" fo:background-color="#ffff00" style:font-style-asian="normal" style:font-weight-asian="normal" style:font-style-complex="normal" style:font-weight-complex="normal"/>
    </style:style>
    <style:style style:name="T10" style:family="text">
      <style:text-properties style:text-position="sub 58%" fo:language="sv" fo:country="SE" fo:font-style="normal" fo:font-weight="normal" fo:background-color="#23ff23" style:font-style-asian="normal" style:font-weight-asian="normal" style:font-style-complex="normal" style:font-weight-complex="normal"/>
    </style:style>
    <style:style style:name="T11" style:family="text">
      <style:text-properties style:text-position="sub 58%" fo:language="sv" fo:country="SE" fo:font-style="normal" fo:font-weight="normal" fo:background-color="#ff9966" style:font-style-asian="normal" style:font-weight-asian="normal" style:font-style-complex="normal" style:font-weight-complex="normal"/>
    </style:style>
    <style:style style:name="T12" style:family="text">
      <style:text-properties style:text-position="sub 58%" fo:language="sv" fo:country="SE" fo:font-style="normal" fo:font-weight="normal" fo:background-color="#99ccff" style:font-style-asian="normal" style:font-weight-asian="normal" style:font-style-complex="normal" style:font-weight-complex="normal"/>
    </style:style>
    <style:style style:name="T13" style:family="text">
      <style:text-properties style:text-position="sub 58%" fo:language="sv" fo:country="SE" fo:font-style="normal" style:font-style-asian="normal" style:font-style-complex="normal"/>
    </style:style>
    <style:style style:name="T14" style:family="text">
      <style:text-properties style:text-position="sub 58%" fo:language="sv" fo:country="SE" fo:font-weight="normal" style:font-weight-asian="normal" style:font-weight-complex="normal"/>
    </style:style>
    <style:style style:name="T15" style:family="text">
      <style:text-properties style:text-position="sub 58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6" style:family="text">
      <style:text-properties style:text-position="sub 58%" fo:background-color="#ff9966"/>
    </style:style>
    <style:style style:name="T17" style:family="text">
      <style:text-properties style:text-position="sub 58%" fo:background-color="#99ccff"/>
    </style:style>
    <style:style style:name="T18" style:family="text">
      <style:text-properties style:text-position="sub 58%" fo:font-weight="normal" style:font-weight-asian="normal" style:font-weight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super 58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fo:language="sv" fo:country="SE"/>
    </style:style>
    <style:style style:name="T25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0% 100%" fo:language="sv" fo:country="SE" fo:font-style="normal" fo:font-weight="normal" fo:background-color="#ffff00" style:font-style-asian="normal" style:font-weight-asian="normal" style:font-style-complex="normal" style:font-weight-complex="normal"/>
    </style:style>
    <style:style style:name="T27" style:family="text">
      <style:text-properties style:text-position="0% 100%" fo:language="sv" fo:country="SE" fo:font-style="normal" fo:font-weight="normal" fo:background-color="#23ff23" style:font-style-asian="normal" style:font-weight-asian="normal" style:font-style-complex="normal" style:font-weight-complex="normal"/>
    </style:style>
    <style:style style:name="T28" style:family="text">
      <style:text-properties style:text-position="0% 100%" fo:language="sv" fo:country="SE" fo:font-style="normal" fo:font-weight="normal" fo:background-color="#ff9966" style:font-style-asian="normal" style:font-weight-asian="normal" style:font-style-complex="normal" style:font-weight-complex="normal"/>
    </style:style>
    <style:style style:name="T29" style:family="text">
      <style:text-properties style:text-position="0% 100%" fo:language="sv" fo:country="SE" fo:font-style="normal" fo:font-weight="normal" fo:background-color="#99ccff" style:font-style-asian="normal" style:font-weight-asian="normal" style:font-style-complex="normal" style:font-weight-complex="normal"/>
    </style:style>
    <style:style style:name="T30" style:family="text">
      <style:text-properties style:text-position="0% 100%" fo:language="sv" fo:country="SE" fo:font-style="normal" style:font-style-asian="normal" style:font-style-complex="normal"/>
    </style:style>
    <style:style style:name="T31" style:family="text">
      <style:text-properties style:text-position="0% 100%" fo:language="sv" fo:country="SE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text-position="0% 100%" fo:language="sv" fo:country="SE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text-position="0% 100%" fo:language="sv" fo:country="SE" fo:font-weight="normal" style:font-weight-asian="normal" style:font-weight-complex="normal"/>
    </style:style>
    <style:style style:name="T34" style:family="text">
      <style:text-properties style:text-position="0% 100%" fo:language="sv" fo:country="SE" fo:font-weight="bold" style:font-weight-asian="bold" style:font-weight-complex="bold"/>
    </style:style>
    <style:style style:name="T35" style:family="text">
      <style:text-properties style:text-position="0% 100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36" style:family="text">
      <style:text-properties style:text-position="0% 100%" style:font-name="DejaVu Sans" fo:language="sv" fo:country="SE" fo:font-style="normal" fo:font-weight="bold" style:font-name-asian="DejaVu Sans" style:font-style-asian="normal" style:font-weight-asian="bold" style:font-name-complex="DejaVu Sans" style:font-style-complex="normal" style:font-weight-complex="bold"/>
    </style:style>
    <style:style style:name="T37" style:family="text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8" style:family="text">
      <style:text-properties style:text-position="0% 100%" fo:font-weight="normal" style:font-weight-asian="normal" style:font-weight-complex="normal"/>
    </style:style>
    <style:style style:name="T39" style:family="text">
      <style:text-properties fo:background-color="#ff9966"/>
    </style:style>
    <style:style style:name="T40" style:family="text">
      <style:text-properties fo:background-color="#00b8ff"/>
    </style:style>
    <style:style style:name="T41" style:family="text">
      <style:text-properties fo:background-color="#99ccff"/>
    </style:style>
    <style:style style:name="T4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top" style:vertical-rel="baseline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fo:background-color="#99ccff" style:background-transparency="0%" fo:padding="0cm" fo:border="none" draw:ole-draw-aspect="1">
        <style:background-image/>
      </style:graphic-properties>
    </style:style>
    <style:style style:name="fr6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0–(09)sep–06: <text:s/>dag 1, 6</text:p>
      <text:p text:style-name="P23"/>
      <text:p text:style-name="P3">Modul 2:</text:p>
      <text:p text:style-name="P3"/>
      <text:p text:style-name="P3"><text:tab/>Högre ordningens ODE.</text:p>
      <text:p text:style-name="P3"><text:tab/>System av linjära ODE.</text:p>
      <text:p text:style-name="P3"><text:tab/>Autonoma system. Stabilitet.</text:p>
      <text:p text:style-name="P3"/>
      <text:p text:style-name="P3">Differentialekvationer av högre ordning:</text:p>
      <text:p text:style-name="P3"/>
      <text:p text:style-name="P8"><text:span text:style-name="T35"><text:tab/></text:span><text:span text:style-name="T35"><draw:frame draw:style-name="fr3" draw:name="Object9" text:anchor-type="as-char" svg:width="5.572cm" svg:height="1.18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8"><text:span text:style-name="T35"><text:tab/></text:span><text:span text:style-name="T35"><draw:frame draw:style-name="fr3" draw:name="Object10" text:anchor-type="as-char" svg:width="10.463cm" svg:height="0.56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3">Reduktion av ordning:</text:p>
      <text:p text:style-name="P3"/>
      <text:p text:style-name="P3">ℒ(D)y = 0</text:p>
      <text:p text:style-name="P3"/>
      <text:p text:style-name="P8"><text:span text:style-name="T35">y</text:span><text:span text:style-name="T15">1</text:span><text:span text:style-name="T35"> är en kände icke-trivial lösning.</text:span></text:p>
      <text:p text:style-name="P3"/>
      <text:p text:style-name="P8"><text:span text:style-name="T35">y(x) = u(x)y</text:span><text:span text:style-name="T15">1</text:span><text:span text:style-name="T35">(x).</text:span></text:p>
      <text:p text:style-name="P3"/>
      <text:p text:style-name="P3"/>
      <text:p text:style-name="P3"/>
      <text:p text:style-name="P3">ℒ(D)y = g(x)</text:p>
      <text:p text:style-name="P3"/>
      <text:p text:style-name="P3">Variation av parametrar:</text:p>
      <text:p text:style-name="P3"/>
      <text:p text:style-name="P3">y'' + P(x)y' + Q(x)y = ƒ(x)</text:p>
      <text:p text:style-name="P3"/>
      <text:p text:style-name="P3"/>
      <text:p text:style-name="P8"><text:span text:style-name="T35">Låt y</text:span><text:span text:style-name="T15">1</text:span><text:span text:style-name="T35"> och y</text:span><text:span text:style-name="T15">2</text:span><text:span text:style-name="T35"> vara linjärt oberoende.</text:span></text:p>
      <text:p text:style-name="P3"/>
      <text:p text:style-name="P3">Lösningar till den homogena ekvationen:</text:p>
      <text:p text:style-name="P3"/>
      <text:p text:style-name="P8"><text:span text:style-name="T35"><text:tab/>y = C</text:span><text:span text:style-name="T15">1</text:span><text:span text:style-name="T35">y</text:span><text:span text:style-name="T15">1</text:span><text:span text:style-name="T35"> + C</text:span><text:span text:style-name="T15">2</text:span><text:span text:style-name="T35">y</text:span><text:span text:style-name="T15">2</text:span></text:p>
      <text:p text:style-name="P3"/>
      <text:p text:style-name="P8"><text:span text:style-name="T35"><text:tab/>(u</text:span><text:span text:style-name="T15">1</text:span><text:span text:style-name="T35">·y</text:span><text:span text:style-name="T15">1</text:span><text:span text:style-name="T35"> + u</text:span><text:span text:style-name="T15">2</text:span><text:span text:style-name="T35">·y</text:span><text:span text:style-name="T15">2</text:span><text:span text:style-name="T35">)(x) ≜ y(x)</text:span></text:p>
      <text:p text:style-name="P3"/>
      <text:p text:style-name="P3"/>
      <text:p text:style-name="P3">En partikulärlösning sökes.</text:p>
      <text:p text:style-name="P3"/>
      <text:p text:style-name="P8"><text:span text:style-name="T35">Välj: <text:s/>y</text:span><text:span text:style-name="T15">1</text:span><text:span text:style-name="T35">u</text:span><text:span text:style-name="T15">1</text:span><text:span text:style-name="T35">' + y</text:span><text:span text:style-name="T15">2</text:span><text:span text:style-name="T35">u</text:span><text:span text:style-name="T15">2</text:span><text:span text:style-name="T35">' = 0</text:span></text:p>
      <text:p text:style-name="P3"/>
      <text:p text:style-name="P8"><text:span text:style-name="T35">Då erhålles: y</text:span><text:span text:style-name="T15">1</text:span><text:span text:style-name="T35">'·u</text:span><text:span text:style-name="T15">1</text:span><text:span text:style-name="T35">' + y</text:span><text:span text:style-name="T15">2</text:span><text:span text:style-name="T35">'·u</text:span><text:span text:style-name="T15">2</text:span><text:span text:style-name="T35">' = ƒ</text:span></text:p>
      <text:p text:style-name="P17">Matrisform:</text:p>
      <text:p text:style-name="P3"/>
      <text:p text:style-name="P3"><draw:frame draw:style-name="fr3" draw:name="Object11" text:anchor-type="as-char" svg:width="4.119cm" svg:height="1.78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>Entydlig lösning:</text:p>
      <text:p text:style-name="P3"/>
      <text:p text:style-name="P8"><text:span text:style-name="T35"><text:tab/>det </text:span><text:span text:style-name="T36">A</text:span><text:span text:style-name="T35"> ≠ 0</text:span></text:p>
      <text:p text:style-name="P3"/>
      <text:p text:style-name="P3">Cramers regel:</text:p>
      <text:p text:style-name="P3"/>
      <text:p text:style-name="P8"><text:span text:style-name="T35"><text:tab/></text:span><text:span text:style-name="T35"><draw:frame draw:style-name="fr3" draw:name="Object12" text:anchor-type="as-char" svg:width="2.648cm" svg:height="1.87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5"><text:tab/><text:tab/></text:span><text:span text:style-name="T35"><draw:frame draw:style-name="fr3" draw:name="Object13" text:anchor-type="as-char" svg:width="2.649cm" svg:height="1.87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3"/>
      <text:p text:style-name="P3">Ange en fundamentalmängd av lösningar till differentialekvationen</text:p>
      <text:p text:style-name="P3"/>
      <text:p text:style-name="P3"><text:tab/>x(y'' – 2y' + y) = 0,<text:tab/>x &gt; 0</text:p>
      <text:p text:style-name="P3"/>
      <text:p text:style-name="P3">samt en partikulärlösning till differentialekvationen</text:p>
      <text:p text:style-name="P3"/>
      <text:p text:style-name="P8"><text:span text:style-name="T35"><text:tab/>x(y'' – 2y' + y) = e</text:span><text:span text:style-name="T21">x</text:span><text:span text:style-name="T35">,<text:tab/>x &gt; 0</text:span></text:p>
      <text:p text:style-name="P3"/>
      <text:p text:style-name="P3"/>
      <text:p text:style-name="P8"><text:span text:style-name="T35">y'' – 2y'+ y = 0,<text:tab/><text:tab/>y</text:span><text:span text:style-name="T15">1</text:span><text:span text:style-name="T35"> ≜ e</text:span><text:span text:style-name="T21">x</text:span></text:p>
      <text:p text:style-name="P3"/>
      <text:p text:style-name="P9"><text:span text:style-name="T25">y = e</text:span><text:span text:style-name="T20">x</text:span><text:span text:style-name="T25">z(x)</text:span></text:p>
      <text:p text:style-name="P3"/>
      <text:p text:style-name="P9"><text:span text:style-name="T25">e</text:span><text:span text:style-name="T20">x</text:span><text:span text:style-name="T25">·x((z'' + 2z' + z) – 2(z' + z) + z) = e</text:span><text:span text:style-name="T20">x</text:span></text:p>
      <text:p text:style-name="P3"/>
      <text:p text:style-name="P3">z'' = 1 / x<text:tab/><text:tab/>(*)</text:p>
      <text:p text:style-name="P3"/>
      <text:p text:style-name="P3">z' = ln x + C</text:p>
      <text:p text:style-name="P3"/>
      <text:p text:style-name="P9"><text:span text:style-name="T25">y' = e</text:span><text:span text:style-name="T20">x</text:span><text:span text:style-name="T25">z' + e</text:span><text:span text:style-name="T20">x</text:span><text:span text:style-name="T25">z</text:span></text:p>
      <text:p text:style-name="P3"/>
      <text:p text:style-name="P3">∫ ln x dx = x ln x – x + D</text:p>
      <text:p text:style-name="P3"/>
      <text:p text:style-name="P3">z = x ln x – x + Cx + D</text:p>
      <text:p text:style-name="P3"/>
      <text:p text:style-name="P9"><text:span text:style-name="T25">y = e</text:span><text:span text:style-name="T20">x</text:span><text:span text:style-name="T25">z = e</text:span><text:span text:style-name="T20">x</text:span><text:span text:style-name="T25">(x ln x – x + Cx + D)</text:span></text:p>
      <text:p text:style-name="P3"/>
      <text:p text:style-name="P9"><text:span text:style-name="T25">y = Cxe</text:span><text:span text:style-name="T20">x</text:span><text:span text:style-name="T25"> + De</text:span><text:span text:style-name="T20">x</text:span><text:span text:style-name="T25"> + e</text:span><text:span text:style-name="T20">x</text:span><text:span text:style-name="T25">(x ln x – x)</text:span></text:p>
      <text:p text:style-name="P3"/>
      <text:p text:style-name="P9"><text:soft-page-break/><text:span text:style-name="T25">y</text:span><text:span text:style-name="T8">p</text:span><text:span text:style-name="T25"> = e</text:span><text:span text:style-name="T20">x</text:span><text:span text:style-name="T25">(x ln x – x)</text:span></text:p>
      <text:p text:style-name="P3"/>
      <text:p text:style-name="P9"><text:span text:style-name="T25">(xe</text:span><text:span text:style-name="T20">x</text:span><text:span text:style-name="T25">; <text:s/>e</text:span><text:span text:style-name="T20">x</text:span><text:span text:style-name="T25">)</text:span></text:p>
      <text:p text:style-name="P3"/>
      <text:p text:style-name="P3">(*) ∵</text:p>
      <text:p text:style-name="P9"><text:span text:style-name="T25"><text:tab/>e</text:span><text:span text:style-name="T20">x</text:span><text:span text:style-name="T25">xz'' = e</text:span><text:span text:style-name="T20">x</text:span></text:p>
      <text:p text:style-name="P14"/>
      <text:p text:style-name="P3"><text:tab/>xz'' = 1</text:p>
      <text:p text:style-name="P3"/>
      <text:p text:style-name="P3"><text:tab/>z'' = 1 / x</text:p>
      <text:p text:style-name="P3"/>
      <text:p text:style-name="P3"/>
      <text:p text:style-name="P3"/>
      <text:p text:style-name="P3"/>
      <text:p text:style-name="P3"/>
      <text:p text:style-name="P9"><text:span text:style-name="T25">x(y'' – 2y' + y) = e</text:span><text:span text:style-name="T20">x</text:span><text:span text:style-name="T25">,<text:tab/>x &gt; 0</text:span></text:p>
      <text:p text:style-name="P3"/>
      <text:p text:style-name="P9"><text:span text:style-name="T25">y</text:span><text:span text:style-name="T8">h</text:span><text:span text:style-name="T25"> ≜ u(x)xe</text:span><text:span text:style-name="T20">x</text:span><text:span text:style-name="T25"> + v(x)e</text:span><text:span text:style-name="T20">x</text:span><text:span text:style-name="T25"><text:tab/><text:tab/><text:tab/>u</text:span><text:span text:style-name="T8">1</text:span><text:span text:style-name="T25"> = u<text:tab/>u</text:span><text:span text:style-name="T8">2</text:span><text:span text:style-name="T25"> = v</text:span></text:p>
      <text:p text:style-name="P3"/>
      <text:p text:style-name="P3"><draw:frame draw:style-name="fr3" draw:name="Object14" text:anchor-type="as-char" svg:width="4.11cm" svg:height="1.31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<draw:frame draw:style-name="fr3" draw:name="Object15" text:anchor-type="as-char" svg:width="5.486cm" svg:height="1.99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10"><text:span text:style-name="T25">|</text:span><text:span text:style-name="T30">A</text:span><text:span text:style-name="T25">| = –e</text:span><text:span text:style-name="T20">2x</text:span></text:p>
      <text:p text:style-name="P3"/>
      <text:p text:style-name="P3"><draw:frame draw:style-name="fr3" draw:name="Object16" text:anchor-type="as-char" svg:width="4.775cm" svg:height="1.89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<draw:frame draw:style-name="fr3" draw:name="Object17" text:anchor-type="as-char" svg:width="6.029cm" svg:height="1.89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u(x) = ln |x| = {x &gt; 0} = ln x</text:p>
      <text:p text:style-name="P3">v(x) = –x</text:p>
      <text:p text:style-name="P3"/>
      <text:p text:style-name="P10"><text:span text:style-name="T25">y</text:span><text:span text:style-name="T8">p</text:span><text:span text:style-name="T25"> = xe</text:span><text:span text:style-name="T20">x</text:span><text:span text:style-name="T25">(ln x – 1)</text:span></text:p>
      <text:p text:style-name="P3"/>
      <text:p text:style-name="P17">System av linjära första ordningens ODE.</text:p>
      <text:p text:style-name="P3"/>
      <text:p text:style-name="P3"><draw:frame draw:style-name="fr4" draw:name="Object18" text:anchor-type="as-char" svg:width="1.729cm" svg:height="0.55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Exempel:</text:p>
      <text:p text:style-name="P3"/>
      <text:p text:style-name="P3"><text:tab/>y' = ay</text:p>
      <text:p text:style-name="P10"><text:span text:style-name="T25"><text:tab/>y = Ce</text:span><text:span text:style-name="T20">ax</text:span></text:p>
      <text:p text:style-name="P3"/>
      <text:p text:style-name="P3"><draw:frame draw:style-name="fr4" draw:name="Object19" text:anchor-type="as-char" svg:width="3.618cm" svg:height="1.25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draw:frame draw:style-name="fr4" draw:name="Object20" text:anchor-type="as-char" svg:width="2.962cm" svg:height="0.55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<draw:frame draw:style-name="fr4" draw:name="Object21" text:anchor-type="as-char" svg:width="2.633cm" svg:height="0.5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1">2010–(09)sep–08: <text:s/>dag 2, 7</text:p>
      <text:p text:style-name="P23"/>
      <text:p text:style-name="P3">Reduktion av ordning:</text:p>
      <text:p text:style-name="P3"/>
      <text:p text:style-name="P3"><text:tab/>L(D)y = 0</text:p>
      <text:p text:style-name="P11"><text:span text:style-name="T30"><text:tab/>y</text:span><text:span text:style-name="T13">1</text:span><text:span text:style-name="T30"> är en känd icke-trivial lösning.</text:span></text:p>
      <text:p text:style-name="P3"><text:tab/></text:p>
      <text:p text:style-name="P9"><text:span text:style-name="T25"><text:tab/>y(x) </text:span><text:span text:style-name="T30">≜</text:span><text:span text:style-name="T25"> u(x)y</text:span><text:span text:style-name="T8">1</text:span><text:span text:style-name="T25">(x)</text:span></text:p>
      <text:p text:style-name="P3"><text:tab/>L(D)y = g(x)</text:p>
      <text:p text:style-name="P3"><text:tab/></text:p>
      <text:p text:style-name="P3"/>
      <text:p text:style-name="P3">Variation av parametrar:</text:p>
      <text:p text:style-name="P3"/>
      <text:p text:style-name="P3"><text:tab/>y'' + P(x)y' + Q(x)y = ƒ(x)</text:p>
      <text:p text:style-name="P3"/>
      <text:p text:style-name="P9"><text:span text:style-name="T25"><text:tab/>Låt <text:s/>y</text:span><text:span text:style-name="T8">1</text:span><text:span text:style-name="T25"> <text:s/>och <text:s/>y</text:span><text:span text:style-name="T8">2</text:span><text:span text:style-name="T25"> <text:s/>vara linjärt oberoende lösningar till den homogena ekvationen</text:span></text:p>
      <text:p text:style-name="P3"/>
      <text:p text:style-name="P9"><text:span text:style-name="T25"><text:tab/><text:tab/>y = C</text:span><text:span text:style-name="T8">1</text:span><text:span text:style-name="T25">y</text:span><text:span text:style-name="T8">1</text:span><text:span text:style-name="T25"> + C</text:span><text:span text:style-name="T8">2</text:span><text:span text:style-name="T25">y</text:span><text:span text:style-name="T8">2</text:span></text:p>
      <text:p text:style-name="P3"/>
      <text:p text:style-name="P3"><text:tab/>En partikulärlösning sökes.</text:p>
      <text:p text:style-name="P9"><text:span text:style-name="T25"><text:tab/>Välj: y</text:span><text:span text:style-name="T8">1</text:span><text:span text:style-name="T25">u</text:span><text:span text:style-name="T8">1</text:span><text:span text:style-name="T25">' + y</text:span><text:span text:style-name="T8">2</text:span><text:span text:style-name="T25">u</text:span><text:span text:style-name="T8">2</text:span><text:span text:style-name="T25">' = 0</text:span></text:p>
      <text:p text:style-name="P9"><text:span text:style-name="T25"><text:tab/>Då erhålles: y</text:span><text:span text:style-name="T8">1</text:span><text:span text:style-name="T25">'u</text:span><text:span text:style-name="T8">1</text:span><text:span text:style-name="T25">' + y</text:span><text:span text:style-name="T8">2</text:span><text:span text:style-name="T25">'u</text:span><text:span text:style-name="T8">2</text:span><text:span text:style-name="T25">' = ƒ</text:span></text:p>
      <text:p text:style-name="P3"/>
      <text:p text:style-name="P3"/>
      <text:p text:style-name="P3"/>
      <text:p text:style-name="P3"/>
      <text:p text:style-name="P3"/>
      <text:p text:style-name="P3">System av linjära första ordningens ODE:</text:p>
      <text:p text:style-name="P3"/>
      <text:p text:style-name="P9"><text:span text:style-name="T25"><text:tab/></text:span><text:span text:style-name="T25"><draw:frame draw:style-name="fr3" draw:name="Object23" text:anchor-type="as-char" svg:width="1.729cm" svg:height="0.55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"/>
      <text:p text:style-name="P9"><text:span text:style-name="T25"><text:tab/></text:span><text:span text:style-name="T25"><draw:frame draw:style-name="fr3" draw:name="Object1" text:anchor-type="as-char" svg:width="3.461cm" svg:height="1.259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"/>
      <text:p text:style-name="P9"><text:span text:style-name="T25"><text:tab/></text:span><text:span text:style-name="T25"><draw:frame draw:style-name="fr3" draw:name="Object24" text:anchor-type="as-char" svg:width="3.022cm" svg:height="0.557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4"/>
      <text:p text:style-name="P9"><text:span text:style-name="T20"><text:tab/></text:span><text:span text:style-name="T20"><draw:frame draw:style-name="fr3" draw:name="Object25" text:anchor-type="as-char" svg:width="2.633cm" svg:height="0.57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"/>
      <text:p text:style-name="P3"/>
      <text:p text:style-name="P9"><text:span text:style-name="T25">Två lösningar till </text:span><text:span text:style-name="T31"><draw:frame draw:style-name="fr3" draw:name="Object26" text:anchor-type="as-char" svg:width="1.729cm" svg:height="0.557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5">:</text:span></text:p>
      <text:p text:style-name="P3"/>
      <text:p text:style-name="P9"><text:span text:style-name="T25"><text:tab/></text:span><text:span text:style-name="T8"><draw:frame draw:style-name="fr3" draw:name="Object27" text:anchor-type="as-char" svg:width="2.159cm" svg:height="0.626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3"/>
      <text:p text:style-name="P9"><text:span text:style-name="T25">Då är även</text:span><text:span text:style-name="T25"><draw:frame draw:style-name="fr3" draw:name="Object36" text:anchor-type="as-char" svg:width="3.016cm" svg:height="0.626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5">lösningar.</text:span></text:p>
      <text:p text:style-name="P3"/>
      <text:p text:style-name="P22"><text:span text:style-name="T8"><draw:frame draw:style-name="fr3" draw:name="Object28" text:anchor-type="as-char" svg:width="2.159cm" svg:height="0.626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5">är linjärt oberoende.</text:span></text:p>
      <text:p text:style-name="P3"/>
      <text:p text:style-name="P3"><draw:frame draw:style-name="fr3" draw:name="Object2" text:anchor-type="as-char" svg:width="4.302cm" svg:height="1.259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9"><text:span text:style-name="T31">Φ</text:span><text:span text:style-name="T25"> är en fundamentalmatris.</text:span></text:p>
      <text:p text:style-name="P3"/>
      <text:p text:style-name="P3"/>
      <text:p text:style-name="P3"/>
      <text:p text:style-name="P3">Variation av parametrar:</text:p>
      <text:p text:style-name="P3"/>
      <text:p text:style-name="P9"><text:span text:style-name="T25"><text:tab/></text:span><text:span text:style-name="T25"><draw:frame draw:style-name="fr3" draw:name="Object30" text:anchor-type="as-char" svg:width="6.325cm" svg:height="0.5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5">är homogen</text:span></text:p>
      <text:p text:style-name="P3"/>
      <text:p text:style-name="P3"/>
      <text:p text:style-name="P3"/>
      <text:p text:style-name="P9"><text:span text:style-name="T25"><text:tab/></text:span><text:span text:style-name="T31"><draw:frame draw:style-name="fr3" draw:name="Object29" text:anchor-type="as-char" svg:width="2.334cm" svg:height="0.55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25"><text:tab/>inhomogen</text:span></text:p>
      <text:p text:style-name="P3"/>
      <text:p text:style-name="P9"><text:span text:style-name="T25"><text:tab/></text:span><text:span text:style-name="T25"><draw:frame draw:style-name="fr3" draw:name="Object31" text:anchor-type="as-char" svg:width="2.796cm" svg:height="0.626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"/>
      <text:p text:style-name="P9"><text:span text:style-name="T25"><text:tab/></text:span><text:span text:style-name="T25"><draw:frame draw:style-name="fr3" draw:name="Object32" text:anchor-type="as-char" svg:width="7.96cm" svg:height="0.564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3"/>
      <text:p text:style-name="P9"><text:span text:style-name="T25"><text:tab/></text:span><text:span text:style-name="T25"><draw:frame draw:style-name="fr3" draw:name="Object3" text:anchor-type="as-char" svg:width="7.355cm" svg:height="1.055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3"/>
      <text:p text:style-name="P9"><text:span text:style-name="T25"><text:tab/></text:span><text:span text:style-name="T25"><draw:frame draw:style-name="fr3" draw:name="Object33" text:anchor-type="as-char" svg:width="3.24cm" svg:height="0.564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"/>
      <text:p text:style-name="P9"><text:span text:style-name="T25"><text:tab/></text:span><text:span text:style-name="T25"><draw:frame draw:style-name="fr3" draw:name="Object34" text:anchor-type="as-char" svg:width="3.586cm" svg:height="0.564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25"><text:tab/><text:tab/>∵ det </text:span><text:span text:style-name="T31">Φ</text:span><text:span text:style-name="T25"> ≠ 0</text:span></text:p>
      <text:p text:style-name="P3"/>
      <text:p text:style-name="P3"/>
      <text:p text:style-name="P3"/>
      <text:p text:style-name="P3">Plana autonoma system och stabilitet:</text:p>
      <text:p text:style-name="P3"/>
      <text:p text:style-name="P9"><text:span text:style-name="T25"><text:tab/></text:span><text:span text:style-name="T25"><draw:frame draw:style-name="fr3" draw:name="Object4" text:anchor-type="as-char" svg:width="1.859cm" svg:height="0.499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3"/>
      <text:p text:style-name="P3">Plant autonomt system:</text:p>
      <text:p text:style-name="P3"/>
      <text:p text:style-name="P9"><text:span text:style-name="T25"><text:tab/></text:span><text:span text:style-name="T25"><draw:frame draw:style-name="fr3" draw:name="Object5" text:anchor-type="as-char" svg:width="2.533cm" svg:height="1.048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25"><text:tab/><text:tab/></text:span><text:span text:style-name="T25"><draw:frame draw:style-name="fr3" draw:name="Object6" text:anchor-type="as-char" svg:width="2.605cm" svg:height="1.048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"/>
      <text:p text:style-name="P9"><text:span text:style-name="T25"><text:tab/></text:span><text:span text:style-name="T25"><draw:frame draw:style-name="fr3" draw:name="Object7" text:anchor-type="as-char" svg:width="0.639cm" svg:height="0.563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25">är en kritisk punkt till</text:span><text:span text:style-name="T25"><draw:frame draw:style-name="fr3" draw:name="Object8" text:anchor-type="as-char" svg:width="1.859cm" svg:height="0.499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"/>
      <text:p text:style-name="P3"><text:tab/>Taylorutveckling!</text:p>
      <text:p text:style-name="P3"/>
      <text:p text:style-name="P9"><text:span text:style-name="T25"><text:tab/></text:span><text:span text:style-name="T25"><draw:frame draw:style-name="fr3" draw:name="Object22" text:anchor-type="as-char" svg:width="6.826cm" svg:height="0.626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3"/>
      <text:p text:style-name="P9"><text:span text:style-name="T25"><text:tab/></text:span><text:span text:style-name="T25"><draw:frame draw:style-name="fr3" draw:name="Object35" text:anchor-type="as-char" svg:width="3.41cm" svg:height="0.563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"><text:tab/><text:tab/>∵</text:p>
      <text:p text:style-name="P9"><text:span text:style-name="T25"><text:tab/><text:tab/></text:span><text:span text:style-name="T25"><draw:frame draw:style-name="fr3" draw:name="Object37" text:anchor-type="as-char" svg:width="0.639cm" svg:height="0.563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25">är en kritisk punkt,</text:span><text:span text:style-name="T25"><draw:frame draw:style-name="fr3" draw:name="Object38" text:anchor-type="as-char" svg:width="1.856cm" svg:height="0.631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3"/>
      <text:p text:style-name="P17">4 kap.:</text:p>
      <text:p text:style-name="P3"/>
      <text:p text:style-name="P3"><text:tab/>Begynnelsevärdesproblem</text:p>
      <text:p text:style-name="P3"><text:tab/>Randvärdesproblem</text:p>
      <text:p text:style-name="P3"><text:tab/>Linjärt oberoende</text:p>
      <text:p text:style-name="P3"><text:tab/>Wronskian/Wronskideterminanten</text:p>
      <text:p text:style-name="P3"><text:tab/>Fundamentallösningar</text:p>
      <text:p text:style-name="P3"><text:tab/>Homogena lösningar</text:p>
      <text:p text:style-name="P3"><text:tab/>Allmäna lösningar</text:p>
      <text:p text:style-name="P3"/>
      <text:p text:style-name="P3"/>
      <text:p text:style-name="P3"/>
      <text:p text:style-name="P3"/>
      <text:p text:style-name="P3"/>
      <text:p text:style-name="P3">Begynnelsevärdesproblem:</text:p>
      <text:p text:style-name="P3"/>
      <text:p text:style-name="P9"><text:span text:style-name="T25"><text:tab/></text:span><text:span text:style-name="T25"><draw:frame draw:style-name="fr3" draw:name="Object39" text:anchor-type="as-char" svg:width="8.604cm" svg:height="1.155cm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3"/>
      <text:p text:style-name="P9"><text:span text:style-name="T25"><text:tab/>y(x</text:span><text:span text:style-name="T8">0</text:span><text:span text:style-name="T25">) = y</text:span><text:span text:style-name="T8">0</text:span><text:span text:style-name="T25">,<text:tab/>y'(x</text:span><text:span text:style-name="T8">0</text:span><text:span text:style-name="T25">) = y</text:span><text:span text:style-name="T8">1</text:span></text:p>
      <text:p text:style-name="P15"/>
      <text:p text:style-name="P9"><text:span text:style-name="T25"><text:tab/>Låt a</text:span><text:span text:style-name="T8">2</text:span><text:span text:style-name="T25">(x), a</text:span><text:span text:style-name="T8">1</text:span><text:span text:style-name="T25">(x), a</text:span><text:span text:style-name="T8">0</text:span><text:span text:style-name="T25">(x) &amp; g(x) vara kontinuerliga på ett intervall, I, och</text:span></text:p>
      <text:p text:style-name="P9"><text:span text:style-name="T25"><text:tab/>låt a</text:span><text:span text:style-name="T8">2</text:span><text:span text:style-name="T25">(x) ≠ 0 ∀x∈I.</text:span></text:p>
      <text:p text:style-name="P9"><text:span text:style-name="T25"><text:tab/>För varje godtycklig punkt x = x</text:span><text:span text:style-name="T8">0</text:span><text:span text:style-name="T25"> ∈ I existerar en entydlig lösning y(x)</text:span></text:p>
      <text:p text:style-name="P3"><text:tab/>på intervallet I.</text:p>
      <text:p text:style-name="P3"/>
      <text:p text:style-name="P3"/>
      <text:p text:style-name="P3"/>
      <text:p text:style-name="P3">Randvärdesproblem:</text:p>
      <text:p text:style-name="P3"/>
      <text:p text:style-name="P9"><text:span text:style-name="T25"><text:tab/></text:span><text:span text:style-name="T25"><draw:frame draw:style-name="fr3" draw:name="Object40" text:anchor-type="as-char" svg:width="7.027cm" svg:height="1.155cm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3"/>
      <text:p text:style-name="P9"><text:span text:style-name="T25"><text:tab/>y(a) = y</text:span><text:span text:style-name="T8">0</text:span><text:span text:style-name="T25">,<text:tab/>y(b) = y</text:span><text:span text:style-name="T8">1</text:span><text:span text:style-name="T25">,<text:tab/><text:tab/>kan vara derivator av </text:span><text:span text:style-name="T32">y</text:span><text:span text:style-name="T25">, och inte bara </text:span><text:span text:style-name="T32">y</text:span><text:span text:style-name="T25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⁅z.c.4.1.13.⁆</text:p>
      <text:p text:style-name="P3"/>
      <text:p text:style-name="P9"><text:span text:style-name="T25"><text:tab/>y = c</text:span><text:span text:style-name="T8">1</text:span><text:span text:style-name="T25">e</text:span><text:span text:style-name="T20">x</text:span><text:span text:style-name="T25">cos x + <text:s/>c</text:span><text:span text:style-name="T8">2</text:span><text:span text:style-name="T25">e</text:span><text:span text:style-name="T20">x</text:span><text:span text:style-name="T25">sin x</text:span></text:p>
      <text:p text:style-name="P3"/>
      <text:p text:style-name="P3"><text:tab/>Lösningar till y'' – 2y' + 2y = 0</text:p>
      <text:p text:style-name="P3"/>
      <text:p text:style-name="P9"><text:span text:style-name="T25"><text:tab/>y' = c</text:span><text:span text:style-name="T8">1</text:span><text:span text:style-name="T25">e</text:span><text:span text:style-name="T20">x</text:span><text:span text:style-name="T25">(cos x – sin x) + c</text:span><text:span text:style-name="T8">2</text:span><text:span text:style-name="T25">e</text:span><text:span text:style-name="T20">x</text:span><text:span text:style-name="T25">(sin x + cos x)</text:span></text:p>
      <text:p text:style-name="P3"/>
      <text:p text:style-name="P3"/>
      <text:p text:style-name="P3"/>
      <text:p text:style-name="P3"><text:soft-page-break/><text:tab/>a)</text:p>
      <text:p text:style-name="P9"><text:span text:style-name="T25"><text:tab/><text:tab/>Villkor:</text:span><text:span text:style-name="T25"><draw:frame draw:style-name="fr3" draw:name="Object41" text:anchor-type="as-char" svg:width="4.662cm" svg:height="1.318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"/>
      <text:p text:style-name="P9"><text:span text:style-name="T25"><text:tab/><text:tab/>y = e</text:span><text:span text:style-name="T20">x</text:span><text:span text:style-name="T25">(cos x – sin x)</text:span></text:p>
      <text:p text:style-name="P3"/>
      <text:p text:style-name="P3"/>
      <text:p text:style-name="P3"/>
      <text:p text:style-name="P3"><text:tab/>b)</text:p>
      <text:p text:style-name="P9"><text:span text:style-name="T25"><text:tab/><text:tab/>Villkor:</text:span><text:span text:style-name="T25"><draw:frame draw:style-name="fr3" draw:name="Object42" text:anchor-type="as-char" svg:width="3.925cm" svg:height="1.318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3"/>
      <text:p text:style-name="P3"><text:tab/><text:tab/>Saknar lösning</text:p>
      <text:p text:style-name="P3"><text:tab/><text:tab/><text:tab/>∵</text:p>
      <text:p text:style-name="P9"><text:span text:style-name="T25"><text:tab/><text:tab/><text:tab/>c</text:span><text:span text:style-name="T8">1</text:span><text:span text:style-name="T25"> ≠ –e</text:span><text:span text:style-name="T20">π</text:span><text:span text:style-name="T25">c</text:span><text:span text:style-name="T8">1</text:span></text:p>
      <text:p text:style-name="P3"><text:tab/><text:tab/><text:tab/><text:tab/>∵</text:p>
      <text:p text:style-name="P9"><text:span text:style-name="T25"><text:tab/><text:tab/><text:tab/><text:tab/>e</text:span><text:span text:style-name="T20">π</text:span><text:span text:style-name="T25"> ≠ 1</text:span></text:p>
      <text:p text:style-name="P3"/>
      <text:p text:style-name="P9"><text:span text:style-name="T25"><text:tab/>Villkor:</text:span><text:span text:style-name="T25"><draw:frame draw:style-name="fr3" draw:name="Object43" text:anchor-type="as-char" svg:width="3.616cm" svg:height="1.318cm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"/>
      <text:p text:style-name="P9"><text:span text:style-name="T25"><text:tab/>y = c</text:span><text:span text:style-name="T8">2</text:span><text:span text:style-name="T25">·e</text:span><text:span text:style-name="T20">x</text:span><text:span text:style-name="T25">·sin x</text:span></text:p>
      <text:p text:style-name="P3"/>
      <text:p text:style-name="P3"/>
      <text:p text:style-name="P3"/>
      <text:p text:style-name="P3"/>
      <text:p text:style-name="P3"/>
      <text:p text:style-name="P3">Linjärt oberoende:</text:p>
      <text:p text:style-name="P3"/>
      <text:p text:style-name="P9"><text:span text:style-name="T25"><text:tab/>{ƒ</text:span><text:span text:style-name="T8">1</text:span><text:span text:style-name="T25">(x); ƒ</text:span><text:span text:style-name="T8">2</text:span><text:span text:style-name="T25">(x)} är linjärt beroende på ett intervall, I, om det existerar</text:span></text:p>
      <text:p text:style-name="P9"><text:span text:style-name="T25"><text:tab/>konstanter, c</text:span><text:span text:style-name="T8">1</text:span><text:span text:style-name="T25"> och c</text:span><text:span text:style-name="T8">2</text:span><text:span text:style-name="T25">, alla ej lika med noll, så att c</text:span><text:span text:style-name="T8">1</text:span><text:span text:style-name="T25">ƒ</text:span><text:span text:style-name="T8">1</text:span><text:span text:style-name="T25">(x) + c</text:span><text:span text:style-name="T8">2</text:span><text:span text:style-name="T25">ƒ</text:span><text:span text:style-name="T8">2</text:span><text:span text:style-name="T25">(x) = 0,</text:span></text:p>
      <text:p text:style-name="P3"><text:tab/>∀ x ∈ I.</text:p>
      <text:p text:style-name="P3"/>
      <text:p text:style-name="P9"><text:span text:style-name="T25"><text:tab/>Om {ƒ</text:span><text:span text:style-name="T8">1</text:span><text:span text:style-name="T25">(x); ƒ</text:span><text:span text:style-name="T8">2</text:span><text:span text:style-name="T25">(x)} ej är linjärt beroende på intervallet I så är {ƒ</text:span><text:span text:style-name="T8">1</text:span><text:span text:style-name="T25">(x); ƒ</text:span><text:span text:style-name="T8">2</text:span><text:span text:style-name="T25">(x)}</text:span></text:p>
      <text:p text:style-name="P3"><text:tab/>linjärt oberoende.</text:p>
      <text:p text:style-name="P22"><text:span text:style-name="T25">c</text:span><text:span text:style-name="T8">1</text:span><text:span text:style-name="T25">ƒ</text:span><text:span text:style-name="T8">1</text:span><text:span text:style-name="T25">(x) + c</text:span><text:span text:style-name="T8">2</text:span><text:span text:style-name="T25">ƒ</text:span><text:span text:style-name="T8">2</text:span><text:span text:style-name="T25">(x) = 0</text:span></text:p>
      <text:p text:style-name="P3"/>
      <text:p text:style-name="P9"><text:span text:style-name="T25">Derivera med avseende på </text:span><text:span text:style-name="T32">x</text:span><text:span text:style-name="T25">!</text:span></text:p>
      <text:p text:style-name="P3"/>
      <text:p text:style-name="P9"><text:span text:style-name="T25">c</text:span><text:span text:style-name="T8">1</text:span><text:span text:style-name="T25">ƒ</text:span><text:span text:style-name="T8">1</text:span><text:span text:style-name="T25">'(x) + c</text:span><text:span text:style-name="T8">2</text:span><text:span text:style-name="T25">ƒ</text:span><text:span text:style-name="T8">2</text:span><text:span text:style-name="T25">'(x) = 0</text:span></text:p>
      <text:p text:style-name="P3"/>
      <text:p text:style-name="P3"><draw:frame draw:style-name="fr3" draw:name="Object44" text:anchor-type="as-char" svg:width="3.829cm" svg:height="1.319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3"/>
      <text:p text:style-name="P9"><text:span text:style-name="T25">Linjärt oberoende: c</text:span><text:span text:style-name="T8">1</text:span><text:span text:style-name="T25"> = c</text:span><text:span text:style-name="T8">2</text:span><text:span text:style-name="T25"> = 0</text:span></text:p>
      <text:p text:style-name="P3"/>
      <text:p text:style-name="P9"><text:span text:style-name="T25"><text:tab/></text:span><text:span text:style-name="T25"><draw:frame draw:style-name="fr3" draw:name="Object45" text:anchor-type="as-char" svg:width="2.519cm" svg:height="1.321cm" draw:z-index="4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"/>
      <text:p text:style-name="P3"><text:tab/>Entydlig lösning.</text:p>
      <text:p text:style-name="P3"/>
      <text:p text:style-name="P3"/>
      <text:p text:style-name="P3"/>
      <text:p text:style-name="P3"/>
      <text:p text:style-name="P3">Wronskian (eller wronskideterminant):</text:p>
      <text:p text:style-name="P3"/>
      <text:p text:style-name="P9"><text:span text:style-name="T25"><text:tab/>Låt funktionerna ƒ</text:span><text:span text:style-name="T8">1</text:span><text:span text:style-name="T25">(x) &amp; ƒ</text:span><text:span text:style-name="T8">2</text:span><text:span text:style-name="T25">(x) vara deriverbara.</text:span></text:p>
      <text:p text:style-name="P9"><text:span text:style-name="T25"><text:tab/>Wronskideterminanten är</text:span><text:span text:style-name="T25"><draw:frame draw:style-name="fr3" draw:name="Object46" text:anchor-type="as-char" svg:width="4.016cm" svg:height="1.321cm" draw:z-index="45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3"/>
      <text:p text:style-name="P3"><text:tab/>För flera variabler:</text:p>
      <text:p text:style-name="P3"/>
      <text:p text:style-name="P9"><text:span text:style-name="T25"><text:tab/><text:tab/></text:span><text:span text:style-name="T25"><draw:frame draw:style-name="fr3" draw:name="Object47" text:anchor-type="as-char" svg:width="5.355cm" svg:height="1.286cm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"/>
      <text:p text:style-name="P9"><text:span text:style-name="T25"><text:tab/>Låt y</text:span><text:span text:style-name="T8">1</text:span><text:span text:style-name="T25"> &amp; y</text:span><text:span text:style-name="T8">2</text:span><text:span text:style-name="T25"> vara lösningar till, den snart definierade, [IH] på</text:span></text:p>
      <text:p text:style-name="P3"><text:tab/>ett intervall, I.</text:p>
      <text:p text:style-name="P9"><text:span text:style-name="T25"><text:tab/>Då är {y</text:span><text:span text:style-name="T8">1</text:span><text:span text:style-name="T25">; y</text:span><text:span text:style-name="T8">2</text:span><text:span text:style-name="T25">} linjärt oberoende på I</text:span></text:p>
      <text:p text:style-name="P3"><text:tab/><text:tab/>∴</text:p>
      <text:p text:style-name="P9"><text:span text:style-name="T25"><text:tab/><text:tab/>W(y</text:span><text:span text:style-name="T8">1</text:span><text:span text:style-name="T25">; y</text:span><text:span text:style-name="T8">2</text:span><text:span text:style-name="T25">) ≠ 0, ∀ x ∈ I</text:span></text:p>
      <text:p text:style-name="P3"/>
      <text:p text:style-name="P3"/>
      <text:p text:style-name="P3">Variation av parametrar:</text:p>
      <text:p text:style-name="P3"/>
      <text:p text:style-name="P3"><text:tab/>y'' + P(x)y' + Q(x)y = ƒ(x)<text:tab/><text:tab/>[IH]</text:p>
      <text:p text:style-name="P3"/>
      <text:p text:style-name="P9"><text:span text:style-name="T25"><text:tab/>Låt y</text:span><text:span text:style-name="T8">1</text:span><text:span text:style-name="T25"> &amp; y</text:span><text:span text:style-name="T8">2</text:span><text:span text:style-name="T25"> vara linjärt oberoende lösningar till den homogena ekvationen</text:span></text:p>
      <text:p text:style-name="P3"/>
      <text:p text:style-name="P9"><text:span text:style-name="T25"><text:tab/><text:tab/>y = C</text:span><text:span text:style-name="T8">1</text:span><text:span text:style-name="T25">y</text:span><text:span text:style-name="T8">1</text:span><text:span text:style-name="T25"> + C</text:span><text:span text:style-name="T8">2</text:span><text:span text:style-name="T25">y</text:span><text:span text:style-name="T8">2</text:span></text:p>
      <text:p text:style-name="P3"/>
      <text:p text:style-name="P9"><text:span text:style-name="T25"><text:tab/>y(x) ≜ (u</text:span><text:span text:style-name="T8">1</text:span><text:span text:style-name="T25"> · y</text:span><text:span text:style-name="T8">1</text:span><text:span text:style-name="T25"> + u</text:span><text:span text:style-name="T8">2</text:span><text:span text:style-name="T25"> · y</text:span><text:span text:style-name="T8">2</text:span><text:span text:style-name="T25">)(x)</text:span></text:p>
      <text:p text:style-name="P17"><text:tab/>Insättning i [IH] ger:<text:tab/><text:tab/>Här skulle färger vara bra, men för</text:p>
      <text:p text:style-name="P3"><text:tab/><text:tab/><text:tab/><text:tab/><text:tab/><text:tab/>svart-vit utskrift-vänlighet, så makerar</text:p>
      <text:p text:style-name="P3"><text:tab/><text:tab/><text:tab/><text:tab/><text:tab/><text:tab/>jag saker med [ ] med index.</text:p>
      <text:p text:style-name="P3"/>
      <text:p text:style-name="P9"><text:span text:style-name="T25"><text:tab/><text:tab/>Q([y</text:span><text:span text:style-name="T8">1</text:span><text:span text:style-name="T25">u</text:span><text:span text:style-name="T8">1</text:span><text:span text:style-name="T25">]</text:span><text:span text:style-name="T8">0</text:span><text:span text:style-name="T25"> + [y</text:span><text:span text:style-name="T8">2</text:span><text:span text:style-name="T25">u</text:span><text:span text:style-name="T8">2</text:span><text:span text:style-name="T25">]</text:span><text:span text:style-name="T8">1</text:span><text:span text:style-name="T25">) + P([y</text:span><text:span text:style-name="T8">1</text:span><text:span text:style-name="T25">'u</text:span><text:span text:style-name="T8">1</text:span><text:span text:style-name="T25">]</text:span><text:span text:style-name="T8">0</text:span><text:span text:style-name="T25"> + y</text:span><text:span text:style-name="T8">1</text:span><text:span text:style-name="T25">u</text:span><text:span text:style-name="T8">1</text:span><text:span text:style-name="T25">' + [y</text:span><text:span text:style-name="T8">2</text:span><text:span text:style-name="T25">'u</text:span><text:span text:style-name="T8">2</text:span><text:span text:style-name="T25">]</text:span><text:span text:style-name="T8">1</text:span><text:span text:style-name="T25"> + y</text:span><text:span text:style-name="T8">2</text:span><text:span text:style-name="T25">u</text:span><text:span text:style-name="T8">2</text:span><text:span text:style-name="T25">') <text:s/>+</text:span></text:p>
      <text:p text:style-name="P9"><text:span text:style-name="T25"><text:tab/><text:tab/>+ [y</text:span><text:span text:style-name="T8">1</text:span><text:span text:style-name="T25">''u</text:span><text:span text:style-name="T8">1</text:span><text:span text:style-name="T25">]</text:span><text:span text:style-name="T8">0</text:span><text:span text:style-name="T25">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u</text:span><text:span text:style-name="T8">1</text:span><text:span text:style-name="T25">'' +</text:span></text:p>
      <text:p text:style-name="P9"><text:span text:style-name="T25"><text:tab/><text:tab/>+ [y</text:span><text:span text:style-name="T8">2</text:span><text:span text:style-name="T25">''u</text:span><text:span text:style-name="T8">2</text:span><text:span text:style-name="T25">]</text:span><text:span text:style-name="T8">1</text:span><text:span text:style-name="T25"> + y</text:span><text:span text:style-name="T8">2</text:span><text:span text:style-name="T25">'u</text:span><text:span text:style-name="T8">2</text:span><text:span text:style-name="T25">' + y</text:span><text:span text:style-name="T8">2</text:span><text:span text:style-name="T25">'u</text:span><text:span text:style-name="T8">2</text:span><text:span text:style-name="T25">' + y</text:span><text:span text:style-name="T8">2</text:span><text:span text:style-name="T25">u</text:span><text:span text:style-name="T8">2</text:span><text:span text:style-name="T25">'' = ƒ</text:span></text:p>
      <text:p text:style-name="P3"/>
      <text:p text:style-name="P9"><text:span text:style-name="T25"><text:tab/><text:tab/>[u</text:span><text:span text:style-name="T8">1</text:span><text:span text:style-name="T25">(y</text:span><text:span text:style-name="T8">1</text:span><text:span text:style-name="T25">'' + Py</text:span><text:span text:style-name="T8">1</text:span><text:span text:style-name="T25">' + Qy</text:span><text:span text:style-name="T8">1</text:span><text:span text:style-name="T25">)]</text:span><text:span text:style-name="T8">0</text:span><text:span text:style-name="T25"> + [u</text:span><text:span text:style-name="T8">2</text:span><text:span text:style-name="T25">(y</text:span><text:span text:style-name="T8">2</text:span><text:span text:style-name="T25">'' + Py</text:span><text:span text:style-name="T8">2</text:span><text:span text:style-name="T25">' + Qy</text:span><text:span text:style-name="T8">2</text:span><text:span text:style-name="T25">)]</text:span><text:span text:style-name="T8">1</text:span><text:span text:style-name="T25"> +</text:span></text:p>
      <text:p text:style-name="P9"><text:span text:style-name="T25"><text:tab/><text:tab/>+ [y</text:span><text:span text:style-name="T8">1</text:span><text:span text:style-name="T25">'u</text:span><text:span text:style-name="T8">1</text:span><text:span text:style-name="T25">' + y</text:span><text:span text:style-name="T8">2</text:span><text:span text:style-name="T25">'u</text:span><text:span text:style-name="T8">2</text:span><text:span text:style-name="T25">']</text:span><text:span text:style-name="T8">2</text:span><text:span text:style-name="T25"> + [y</text:span><text:span text:style-name="T8">2</text:span><text:span text:style-name="T25">'u</text:span><text:span text:style-name="T8">2</text:span><text:span text:style-name="T25">' + y</text:span><text:span text:style-name="T8">2</text:span><text:span text:style-name="T25">u</text:span><text:span text:style-name="T8">2</text:span><text:span text:style-name="T25">''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u</text:span><text:span text:style-name="T8">1</text:span><text:span text:style-name="T25">'']</text:span><text:span text:style-name="T8">3</text:span><text:span text:style-name="T25"> +</text:span></text:p>
      <text:p text:style-name="P9"><text:span text:style-name="T25"><text:tab/><text:tab/>+ P(y</text:span><text:span text:style-name="T8">1</text:span><text:span text:style-name="T25">u</text:span><text:span text:style-name="T8">1</text:span><text:span text:style-name="T25">'+ y</text:span><text:span text:style-name="T8">2</text:span><text:span text:style-name="T25">u</text:span><text:span text:style-name="T8">2</text:span><text:span text:style-name="T25">') = ƒ</text:span></text:p>
      <text:p text:style-name="P3"/>
      <text:p text:style-name="P9"><text:span text:style-name="T25"><text:tab/><text:tab/>[y</text:span><text:span text:style-name="T8">1</text:span><text:span text:style-name="T25">'u</text:span><text:span text:style-name="T8">1</text:span><text:span text:style-name="T25">' + y</text:span><text:span text:style-name="T8">2</text:span><text:span text:style-name="T25">'u</text:span><text:span text:style-name="T8">2</text:span><text:span text:style-name="T25">']</text:span><text:span text:style-name="T8">2</text:span><text:span text:style-name="T25"> + [</text:span><text:span text:style-name="T25"><draw:frame draw:style-name="fr3" draw:name="Object48" text:anchor-type="as-char" svg:width="0.813cm" svg:height="1.048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25">(y</text:span><text:span text:style-name="T8">1</text:span><text:span text:style-name="T25">u</text:span><text:span text:style-name="T8">1</text:span><text:span text:style-name="T25">' + y</text:span><text:span text:style-name="T8">2</text:span><text:span text:style-name="T25">u</text:span><text:span text:style-name="T8">2</text:span><text:span text:style-name="T25">')]</text:span><text:span text:style-name="T8">3</text:span><text:span text:style-name="T25"> + P(y</text:span><text:span text:style-name="T8">1</text:span><text:span text:style-name="T25">u</text:span><text:span text:style-name="T8">1</text:span><text:span text:style-name="T25">'+ y</text:span><text:span text:style-name="T8">2</text:span><text:span text:style-name="T25">u</text:span><text:span text:style-name="T8">2</text:span><text:span text:style-name="T25">') = ƒ</text:span></text:p>
      <text:p text:style-name="P3"/>
      <text:p text:style-name="P3"><text:tab/><text:tab/>En partikulärlösning sökes.</text:p>
      <text:p text:style-name="P3"><text:tab/><text:tab/></text:p>
      <text:p text:style-name="P9"><text:span text:style-name="T25"><text:tab/><text:tab/>Välj: y</text:span><text:span text:style-name="T8">1</text:span><text:span text:style-name="T25">u</text:span><text:span text:style-name="T8">1</text:span><text:span text:style-name="T25">' + y</text:span><text:span text:style-name="T8">2</text:span><text:span text:style-name="T25">u</text:span><text:span text:style-name="T8">2</text:span><text:span text:style-name="T25">' = 0</text:span></text:p>
      <text:p text:style-name="P3"/>
      <text:p text:style-name="P9"><text:span text:style-name="T25"><text:tab/><text:tab/>Då erhålles: y</text:span><text:span text:style-name="T8">1</text:span><text:span text:style-name="T25">'u</text:span><text:span text:style-name="T8">1</text:span><text:span text:style-name="T25">' + y</text:span><text:span text:style-name="T8">2</text:span><text:span text:style-name="T25">'u</text:span><text:span text:style-name="T8">2</text:span><text:span text:style-name="T25">' = ƒ</text:span></text:p>
      <text:p text:style-name="P3"/>
      <text:p text:style-name="P3"/>
      <text:p text:style-name="P3"/>
      <text:p text:style-name="P3"/>
      <text:p text:style-name="P2">Färg variant:</text:p>
      <text:p text:style-name="P3"/>
      <text:p text:style-name="P3"><text:tab/>Insättning i [IH] ger:<text:tab/><text:tab/></text:p>
      <text:p text:style-name="P3"/>
      <text:p text:style-name="P9"><text:span text:style-name="T25"><text:tab/><text:tab/>Q(</text:span><text:span text:style-name="T26">y</text:span><text:span text:style-name="T9">1</text:span><text:span text:style-name="T26">u</text:span><text:span text:style-name="T9">1</text:span><text:span text:style-name="T25"> + </text:span><text:span text:style-name="T27">y</text:span><text:span text:style-name="T10">2</text:span><text:span text:style-name="T27">u</text:span><text:span text:style-name="T10">2</text:span><text:span text:style-name="T25">) + P(</text:span><text:span text:style-name="T26">y</text:span><text:span text:style-name="T9">1</text:span><text:span text:style-name="T26">'u</text:span><text:span text:style-name="T9">1</text:span><text:span text:style-name="T25"> + y</text:span><text:span text:style-name="T8">1</text:span><text:span text:style-name="T25">u</text:span><text:span text:style-name="T8">1</text:span><text:span text:style-name="T25">' + </text:span><text:span text:style-name="T27">y</text:span><text:span text:style-name="T10">2</text:span><text:span text:style-name="T27">'u</text:span><text:span text:style-name="T10">2</text:span><text:span text:style-name="T25"> + y</text:span><text:span text:style-name="T8">2</text:span><text:span text:style-name="T25">u</text:span><text:span text:style-name="T8">2</text:span><text:span text:style-name="T25">') <text:s/>+</text:span></text:p>
      <text:p text:style-name="P9"><text:span text:style-name="T25"><text:tab/><text:tab/>+ </text:span><text:span text:style-name="T26">y</text:span><text:span text:style-name="T9">1</text:span><text:span text:style-name="T26">''u</text:span><text:span text:style-name="T9">1</text:span><text:span text:style-name="T25">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u</text:span><text:span text:style-name="T8">1</text:span><text:span text:style-name="T25">'' +</text:span></text:p>
      <text:p text:style-name="P9"><text:span text:style-name="T25"><text:tab/><text:tab/>+ </text:span><text:span text:style-name="T27">y</text:span><text:span text:style-name="T10">2</text:span><text:span text:style-name="T27">''u</text:span><text:span text:style-name="T10">2</text:span><text:span text:style-name="T25"> + y</text:span><text:span text:style-name="T8">2</text:span><text:span text:style-name="T25">'u</text:span><text:span text:style-name="T8">2</text:span><text:span text:style-name="T25">' + y</text:span><text:span text:style-name="T8">2</text:span><text:span text:style-name="T25">'u</text:span><text:span text:style-name="T8">2</text:span><text:span text:style-name="T25">' + y</text:span><text:span text:style-name="T8">2</text:span><text:span text:style-name="T25">u</text:span><text:span text:style-name="T8">2</text:span><text:span text:style-name="T25">'' = ƒ</text:span></text:p>
      <text:p text:style-name="P3"/>
      <text:p text:style-name="P9"><text:span text:style-name="T25"><text:tab/><text:tab/></text:span><text:span text:style-name="T26">u</text:span><text:span text:style-name="T9">1</text:span><text:span text:style-name="T26">(y</text:span><text:span text:style-name="T9">1</text:span><text:span text:style-name="T26">'' + Py</text:span><text:span text:style-name="T9">1</text:span><text:span text:style-name="T26">' + Qy</text:span><text:span text:style-name="T9">1</text:span><text:span text:style-name="T26">)</text:span><text:span text:style-name="T25"> + </text:span><text:span text:style-name="T27">u</text:span><text:span text:style-name="T10">2</text:span><text:span text:style-name="T27">(y</text:span><text:span text:style-name="T10">2</text:span><text:span text:style-name="T27">'' + Py</text:span><text:span text:style-name="T10">2</text:span><text:span text:style-name="T27">' + Qy</text:span><text:span text:style-name="T10">2</text:span><text:span text:style-name="T27">)</text:span><text:span text:style-name="T25"> +</text:span></text:p>
      <text:p text:style-name="P9"><text:span text:style-name="T25"><text:tab/><text:tab/>+ </text:span><text:span text:style-name="T28">y</text:span><text:span text:style-name="T11">1</text:span><text:span text:style-name="T28">'u</text:span><text:span text:style-name="T11">1</text:span><text:span text:style-name="T28">' + y</text:span><text:span text:style-name="T11">2</text:span><text:span text:style-name="T28">'u</text:span><text:span text:style-name="T11">2</text:span><text:span text:style-name="T28">'</text:span><text:span text:style-name="T25"> + </text:span><text:span text:style-name="T29">y</text:span><text:span text:style-name="T12">2</text:span><text:span text:style-name="T29">'u</text:span><text:span text:style-name="T12">2</text:span><text:span text:style-name="T29">' + y</text:span><text:span text:style-name="T12">2</text:span><text:span text:style-name="T29">u</text:span><text:span text:style-name="T12">2</text:span><text:span text:style-name="T29">'' + y</text:span><text:span text:style-name="T12">1</text:span><text:span text:style-name="T29">'u</text:span><text:span text:style-name="T12">1</text:span><text:span text:style-name="T29">' + y</text:span><text:span text:style-name="T12">1</text:span><text:span text:style-name="T29">u</text:span><text:span text:style-name="T12">1</text:span><text:span text:style-name="T29">''</text:span><text:span text:style-name="T25"> +</text:span></text:p>
      <text:p text:style-name="P9"><text:span text:style-name="T25"><text:tab/><text:tab/>+ P(y</text:span><text:span text:style-name="T8">1</text:span><text:span text:style-name="T25">u</text:span><text:span text:style-name="T8">1</text:span><text:span text:style-name="T25">'+ y</text:span><text:span text:style-name="T8">2</text:span><text:span text:style-name="T25">u</text:span><text:span text:style-name="T8">2</text:span><text:span text:style-name="T25">') = ƒ</text:span></text:p>
      <text:p text:style-name="P3"/>
      <text:p text:style-name="P3"><text:tab/><text:tab/><text:span text:style-name="T39">y</text:span><text:span text:style-name="T16">1</text:span><text:span text:style-name="T39">'u</text:span><text:span text:style-name="T16">1</text:span><text:span text:style-name="T39">' + y</text:span><text:span text:style-name="T16">2</text:span><text:span text:style-name="T39">'u</text:span><text:span text:style-name="T16">2</text:span><text:span text:style-name="T39">'</text:span> +<text:span text:style-name="T40"><draw:frame draw:style-name="fr5" draw:name="Object49" text:anchor-type="as-char" svg:width="0.736cm" svg:height="0.998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41">(y</text:span><text:span text:style-name="T17">1</text:span><text:span text:style-name="T41">u</text:span><text:span text:style-name="T17">1</text:span><text:span text:style-name="T41">' + y</text:span><text:span text:style-name="T17">2</text:span><text:span text:style-name="T41">u</text:span><text:span text:style-name="T17">2</text:span><text:span text:style-name="T41">')</text:span> + P(y<text:span text:style-name="T6">1</text:span>u<text:span text:style-name="T6">1</text:span>'+ y<text:span text:style-name="T6">2</text:span>u<text:span text:style-name="T6">2</text:span>') = ƒ</text:p>
      <text:p text:style-name="P3"/>
      <text:p text:style-name="P3"/>
      <text:p text:style-name="P21">2010–(09)sep–09: <text:s/>dag 3, 8</text:p>
      <text:p text:style-name="P23"/>
      <text:p text:style-name="P3"><draw:frame draw:style-name="fr3" draw:name="Object50" text:anchor-type="as-char" svg:width="3.866cm" svg:height="1.184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3"/>
      <text:p text:style-name="P3">g(x) ≠ 0<text:tab/>— inhomogen</text:p>
      <text:p text:style-name="P3">g(x) = 0<text:tab/>— homogen</text:p>
      <text:p text:style-name="P3"/>
      <text:p text:style-name="P3"/>
      <text:p text:style-name="P3"/>
      <text:p text:style-name="P3">⁅z.c.4.1.7.⁆</text:p>
      <text:p text:style-name="P3"/>
      <text:p text:style-name="P3">x(t) c<text:span text:style-name="T6">1</text:span> cos ωt = c<text:span text:style-name="T6">2</text:span> sin ωt</text:p>
      <text:p text:style-name="P3"/>
      <text:p text:style-name="P3">är den allmäna lösningen till</text:p>
      <text:p text:style-name="P3"/>
      <text:p text:style-name="P3"><text:tab/>x'' + ω²x = 0</text:p>
      <text:p text:style-name="P3"/>
      <text:p text:style-name="P3">Visa att den lösningen som uppfyller</text:p>
      <text:p text:style-name="P3"/>
      <text:p text:style-name="P3"><text:tab/>x(0) = x<text:span text:style-name="T6">0</text:span> <text:tab/>(1)<text:tab/>samt<text:tab/><text:tab/>x'(0) = x<text:span text:style-name="T6">1</text:span><text:tab/>(2)</text:p>
      <text:p text:style-name="P3"/>
      <text:p text:style-name="P3">är</text:p>
      <text:p text:style-name="P3"><text:tab/><draw:frame draw:style-name="fr3" draw:name="Object51" text:anchor-type="as-char" svg:width="5.597cm" svg:height="1.117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3"/>
      <text:p text:style-name="P3"/>
      <text:p text:style-name="P3">x(t) uppfyller (1):</text:p>
      <text:p text:style-name="P3"/>
      <text:p text:style-name="P9"><text:span text:style-name="T25"><text:tab/>x</text:span><text:span text:style-name="T8">0</text:span><text:span text:style-name="T25"> = c</text:span><text:span text:style-name="T8">1</text:span><text:span text:style-name="T25"> cos 0 + c</text:span><text:span text:style-name="T8">2</text:span><text:span text:style-name="T25"> sin 0 </text:span>⇔<text:span text:style-name="T25"> x</text:span><text:span text:style-name="T8">0</text:span><text:span text:style-name="T25"> = c</text:span><text:span text:style-name="T8">1</text:span></text:p>
      <text:p text:style-name="P3"/>
      <text:p text:style-name="P3">x(t) uppfyller (2):</text:p>
      <text:p text:style-name="P3"/>
      <text:p text:style-name="P9"><text:span text:style-name="T25"><text:tab/>x'(t) = –ωc</text:span><text:span text:style-name="T8">1</text:span><text:span text:style-name="T25"> sin ωt + ωc</text:span><text:span text:style-name="T8">2</text:span><text:span text:style-name="T25"> cos ωt</text:span></text:p>
      <text:p text:style-name="P3"/>
      <text:p text:style-name="P9"><text:span text:style-name="T25">x'(0) = x</text:span><text:span text:style-name="T8">1</text:span><text:span text:style-name="T25">:</text:span></text:p>
      <text:p text:style-name="P3"/>
      <text:p text:style-name="P9"><text:span text:style-name="T25"><text:tab/>x</text:span><text:span text:style-name="T8">1</text:span><text:span text:style-name="T25"> = –c</text:span><text:span text:style-name="T8">1</text:span><text:span text:style-name="T25">ω sin 0 + c</text:span><text:span text:style-name="T8">2</text:span><text:span text:style-name="T25">ω cos 0 = c</text:span><text:span text:style-name="T8">2</text:span><text:span text:style-name="T25">ω</text:span></text:p>
      <text:p text:style-name="P3"/>
      <text:p text:style-name="P3"/>
      <text:p text:style-name="P3"/>
      <text:p text:style-name="P3"/>
      <text:p text:style-name="P3"/>
      <text:p text:style-name="P9"><text:span text:style-name="T25">Funktionerna</text:span><text:span text:style-name="T25"><draw:frame draw:style-name="fr3" draw:name="Object52" text:anchor-type="as-char" svg:width="1.127cm" svg:height="1.168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25">är linjärt beroende om det finns konstanter,</text:span><text:span text:style-name="T25"><draw:frame draw:style-name="fr3" draw:name="Object53" text:anchor-type="as-char" svg:width="1.196cm" svg:height="1.168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25">,</text:span></text:p>
      <text:p text:style-name="P9"><text:span text:style-name="T25">så att</text:span><text:span text:style-name="T25"><draw:frame draw:style-name="fr3" draw:name="Object54" text:anchor-type="as-char" svg:width="2.09cm" svg:height="1.169cm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"/>
      <text:p text:style-name="P17">⁅z.c.4.1.17.⁆</text:p>
      <text:p text:style-name="P3"/>
      <text:p text:style-name="P3">ƒ<text:span text:style-name="T6">1</text:span>(x) = 5,<text:tab/>ƒ<text:span text:style-name="T6">2</text:span>(x) = cos² x,<text:tab/>ƒ<text:span text:style-name="T6">3</text:span>(x) = sin² x</text:p>
      <text:p text:style-name="P3"/>
      <text:p text:style-name="P3">Linjärt beroende?</text:p>
      <text:p text:style-name="P3"/>
      <text:p text:style-name="P3">cos² x + sin² x = 1 = ƒ<text:span text:style-name="T6">2</text:span> + ƒ<text:span text:style-name="T6">3</text:span></text:p>
      <text:p text:style-name="P3"/>
      <text:p text:style-name="P3">c<text:span text:style-name="T6">2</text:span> = c<text:span text:style-name="T6">3</text:span></text:p>
      <text:p text:style-name="P3"/>
      <text:p text:style-name="P3">c<text:span text:style-name="T6">1</text:span>ƒ<text:span text:style-name="T6">1</text:span> + c<text:span text:style-name="T6">2</text:span>ƒ<text:span text:style-name="T6">2</text:span> + c<text:span text:style-name="T6">3</text:span>ƒ<text:span text:style-name="T6">3</text:span> = 0</text:p>
      <text:p text:style-name="P3">c<text:span text:style-name="T6">1</text:span>ƒ<text:span text:style-name="T6">1</text:span> + c<text:span text:style-name="T6">2</text:span>ƒ<text:span text:style-name="T6">2</text:span> + c<text:span text:style-name="T6">2</text:span>ƒ<text:span text:style-name="T6">3</text:span> = 0</text:p>
      <text:p text:style-name="P3">c<text:span text:style-name="T6">1</text:span>ƒ<text:span text:style-name="T6">1</text:span> + c<text:span text:style-name="T6">2</text:span>(ƒ<text:span text:style-name="T6">2</text:span> + ƒ<text:span text:style-name="T6">3</text:span>) = 0</text:p>
      <text:p text:style-name="P3">c<text:span text:style-name="T6">1</text:span>·5 + c<text:span text:style-name="T6">2</text:span>·1 = 0</text:p>
      <text:p text:style-name="P3"/>
      <text:p text:style-name="P3">c<text:span text:style-name="T6">2</text:span> = –5c<text:span text:style-name="T6">1</text:span></text:p>
      <text:p text:style-name="P3"/>
      <text:p text:style-name="P3">c<text:span text:style-name="T6">1</text:span>·5 – 5c<text:span text:style-name="T6">1</text:span>·1 = 0</text:p>
      <text:p text:style-name="P3"/>
      <text:p text:style-name="P3">5(c<text:span text:style-name="T6">1</text:span> – c<text:span text:style-name="T6">1</text:span>) = 0</text:p>
      <text:p text:style-name="P3">0 = 0</text:p>
      <text:p text:style-name="P3"/>
      <text:p text:style-name="P3">Linjärt beroende!</text:p>
      <text:p text:style-name="P3"/>
      <text:p text:style-name="P3"/>
      <text:p text:style-name="P3"/>
      <text:p text:style-name="P3">⁅z.c.4.1.40.⁆</text:p>
      <text:p text:style-name="P3"/>
      <text:p text:style-name="P3">Är <text:s/>ƒ<text:span text:style-name="T6">1</text:span>(x) = e<text:span text:style-name="T19">x + 2</text:span> <text:s/>och <text:s/>ƒ<text:span text:style-name="T6">2</text:span>(x) = e<text:span text:style-name="T19">x – 3</text:span> <text:s/>linjärt beroende?</text:p>
      <text:p text:style-name="P3"/>
      <text:p text:style-name="P3">ƒ<text:span text:style-name="T6">1</text:span>(x) = e<text:span text:style-name="T19">x + 2</text:span> = e<text:span text:style-name="T19">2</text:span>e<text:span text:style-name="T19">x</text:span> = k<text:span text:style-name="T6">1</text:span>e<text:span text:style-name="T19">x</text:span></text:p>
      <text:p text:style-name="P3">ƒ<text:span text:style-name="T6">2</text:span>(x) = e<text:span text:style-name="T19">x – 3</text:span> = e<text:span text:style-name="T19">–3</text:span>e<text:span text:style-name="T19">x</text:span> = k<text:span text:style-name="T6">2</text:span>e<text:span text:style-name="T19">x</text:span></text:p>
      <text:p text:style-name="P3"/>
      <text:p text:style-name="P3">Ja, båda är på formen ke<text:span text:style-name="T19">x</text:span>.</text:p>
      <text:p text:style-name="P3"/>
      <text:p text:style-name="P3"/>
      <text:p text:style-name="P3"/>
      <text:p text:style-name="P3">⁅z.c.4.1.23.⁆</text:p>
      <text:p text:style-name="P3"/>
      <text:p text:style-name="P3">Visa att funktionerna e<text:span text:style-name="T19">–3x</text:span> &amp; e<text:span text:style-name="T19">4x</text:span> utgör en fundamentalmängd till ekvationen</text:p>
      <text:p text:style-name="P3"/>
      <text:p text:style-name="P3"><text:tab/>y'' – y' – 12y = 0</text:p>
      <text:p text:style-name="P3"/>
      <text:p text:style-name="P3">1) Antalet funktioner är lika många som ekvations ordningsnummer:</text:p>
      <text:p text:style-name="P3"/>
      <text:p text:style-name="P9"><text:span text:style-name="T25"><text:tab/>“ordning” = 2 </text:span>≍<text:span text:style-name="T25"> 2 = “funktioner”</text:span></text:p>
      <text:p text:style-name="P3"/>
      <text:p text:style-name="P3">2) Funktionerna är lösningar till ekvationen.<text:tab/>(Kolla själv!)</text:p>
      <text:p text:style-name="P3"/>
      <text:p text:style-name="P3"/>
      <text:p text:style-name="P22"><text:span text:style-name="T25">3) W(e</text:span><text:span text:style-name="T20">–3x</text:span><text:span text:style-name="T25">; e</text:span><text:span text:style-name="T20">4x</text:span><text:span text:style-name="T25">) ≠ 0:</text:span></text:p>
      <text:p text:style-name="P3"/>
      <text:p text:style-name="P9"><text:span text:style-name="T25"><text:tab/></text:span><text:span text:style-name="T25"><draw:frame draw:style-name="fr3" draw:name="Object55" text:anchor-type="as-char" svg:width="4.016cm" svg:height="1.321cm" draw:z-index="54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3"/>
      <text:p text:style-name="P9"><text:span text:style-name="T25"><text:tab/></text:span><text:span text:style-name="T25"><draw:frame draw:style-name="fr3" draw:name="Object56" text:anchor-type="as-char" svg:width="10.128cm" svg:height="1.284cm" draw:z-index="55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3">⁅z.c.4.2.9.⁆</text:p>
      <text:p text:style-name="P3"/>
      <text:p text:style-name="P3">Lös x²y'' – 7xy' + 16y = 0, om y<text:span text:style-name="T6">1</text:span> = x<text:span text:style-name="T19">4</text:span> är en lösning!</text:p>
      <text:p text:style-name="P3"/>
      <text:p text:style-name="P9"><text:span text:style-name="T25">Substitution:<text:tab/>y </text:span>≜<text:span text:style-name="T25"> y</text:span><text:span text:style-name="T8">1</text:span><text:span text:style-name="T25">·u</text:span></text:p>
      <text:p text:style-name="P3"/>
      <text:p text:style-name="P9"><text:span text:style-name="T25">y' = (y</text:span><text:span text:style-name="T8">1</text:span><text:span text:style-name="T25">u)' = y</text:span><text:span text:style-name="T8">1</text:span><text:span text:style-name="T25">'u + y</text:span><text:span text:style-name="T8">1</text:span><text:span text:style-name="T25">u'</text:span></text:p>
      <text:p text:style-name="P3"/>
      <text:p text:style-name="P9"><text:span text:style-name="T25">y'' = (y</text:span><text:span text:style-name="T8">1</text:span><text:span text:style-name="T25">'u + y</text:span><text:span text:style-name="T8">1</text:span><text:span text:style-name="T25">u')' = (y</text:span><text:span text:style-name="T8">1</text:span><text:span text:style-name="T25">'u)' + (y</text:span><text:span text:style-name="T8">1</text:span><text:span text:style-name="T25">u')' = <text:s/>y</text:span><text:span text:style-name="T8">1</text:span><text:span text:style-name="T25">''u + 2y</text:span><text:span text:style-name="T8">1</text:span><text:span text:style-name="T25">'u' + y</text:span><text:span text:style-name="T8">1</text:span><text:span text:style-name="T25">u''</text:span></text:p>
      <text:p text:style-name="P3"/>
      <text:p text:style-name="P3">0 = x²y'' – 7xy' + 16y =</text:p>
      <text:p text:style-name="P9"><text:span text:style-name="T25"><text:tab/>= x²y</text:span><text:span text:style-name="T8">1</text:span><text:span text:style-name="T25">''u + 2x²y</text:span><text:span text:style-name="T8">1</text:span><text:span text:style-name="T25">'u' + x²y</text:span><text:span text:style-name="T8">1</text:span><text:span text:style-name="T25">u'' – 7xy</text:span><text:span text:style-name="T8">1</text:span><text:span text:style-name="T25">'u – 7xy</text:span><text:span text:style-name="T8">1</text:span><text:span text:style-name="T25">u' + 16y</text:span><text:span text:style-name="T8">1</text:span><text:span text:style-name="T25">u =</text:span></text:p>
      <text:p text:style-name="P9"><text:span text:style-name="T25"><text:tab/>= u·([x²y</text:span><text:span text:style-name="T8">1</text:span><text:span text:style-name="T25">'' – 7xy</text:span><text:span text:style-name="T8">1</text:span><text:span text:style-name="T25">' + 16y</text:span><text:span text:style-name="T8">1</text:span><text:span text:style-name="T25">]</text:span><text:span text:style-name="T8">0</text:span><text:span text:style-name="T25">) + u'·(2x²y</text:span><text:span text:style-name="T8">1</text:span><text:span text:style-name="T25">' – 7xy</text:span><text:span text:style-name="T8">1</text:span><text:span text:style-name="T25">) + u''x²y</text:span><text:span text:style-name="T8">1</text:span><text:span text:style-name="T25"> =</text:span></text:p>
      <text:p text:style-name="P9"><text:span text:style-name="T25"><text:tab/>= {[…]</text:span><text:span text:style-name="T8">0</text:span><text:span text:style-name="T25"> = 0} = <text:s/>u'·(2x²y</text:span><text:span text:style-name="T8">1</text:span><text:span text:style-name="T25">' – 7xy</text:span><text:span text:style-name="T8">1</text:span><text:span text:style-name="T25">) + u''x²y</text:span><text:span text:style-name="T8">1</text:span></text:p>
      <text:p text:style-name="P3"/>
      <text:p text:style-name="P9"><text:span text:style-name="T25">0 = u'·(2x²y</text:span><text:span text:style-name="T8">1</text:span><text:span text:style-name="T25">' – 7xy</text:span><text:span text:style-name="T8">1</text:span><text:span text:style-name="T25">) + u''x²y</text:span><text:span text:style-name="T8">1<text:tab/></text:span><text:span text:style-name="T25">= {v ≜ u' <text:s/>| <text:s/>v'= u''}<text:tab/>=</text:span></text:p>
      <text:p text:style-name="P9"><text:span text:style-name="T25"><text:tab/>= v'x²y</text:span><text:span text:style-name="T8">1</text:span><text:span text:style-name="T25"> + v·(2x²y</text:span><text:span text:style-name="T8">1</text:span><text:span text:style-name="T25">' – 7xy</text:span><text:span text:style-name="T8">1</text:span><text:span text:style-name="T25">)<text:tab/>= {y</text:span><text:span text:style-name="T8">1</text:span><text:span text:style-name="T25"> = x</text:span><text:span text:style-name="T20">4</text:span><text:span text:style-name="T25"> | y</text:span><text:span text:style-name="T8">1</text:span><text:span text:style-name="T25">' = 4x³}<text:tab/>=</text:span></text:p>
      <text:p text:style-name="P9"><text:span text:style-name="T25"><text:tab/>= v'x</text:span><text:span text:style-name="T20">6</text:span><text:span text:style-name="T25"> + v·(8x</text:span><text:span text:style-name="T20">5</text:span><text:span text:style-name="T25"> – 7x</text:span><text:span text:style-name="T20">5</text:span><text:span text:style-name="T25">) =</text:span></text:p>
      <text:p text:style-name="P9"><text:span text:style-name="T25"><text:tab/>= v'x</text:span><text:span text:style-name="T20">6</text:span><text:span text:style-name="T25"> + vx</text:span><text:span text:style-name="T20">5</text:span></text:p>
      <text:p text:style-name="P3"/>
      <text:p text:style-name="P3">0 = v'x + v</text:p>
      <text:p text:style-name="P3">0 = (vx)'</text:p>
      <text:p text:style-name="P3">C = vx</text:p>
      <text:p text:style-name="P3">v = C/x</text:p>
      <text:p text:style-name="P3"/>
      <text:p text:style-name="P3">v = u' = C/x</text:p>
      <text:p text:style-name="P3"/>
      <text:p text:style-name="P3"><draw:frame draw:style-name="fr3" draw:name="Object57" text:anchor-type="as-char" svg:width="11.419cm" svg:height="1.048cm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3"/>
      <text:p text:style-name="P9"><text:span text:style-name="T25">y = y</text:span><text:span text:style-name="T8">1</text:span><text:span text:style-name="T25">u = x</text:span><text:span text:style-name="T20">4</text:span><text:span text:style-name="T25">(C ln |x| + D)</text:span></text:p>
      <text:p text:style-name="P3"/>
      <text:p text:style-name="P9"><text:span text:style-name="T25">y = Cx</text:span><text:span text:style-name="T20">4</text:span><text:span text:style-name="T25"> ln |x| + Dx</text:span><text:span text:style-name="T20">4</text:span><text:span text:style-name="T25"><text:tab/>Allmän lösning</text:span></text:p>
      <text:p text:style-name="P3"/>
      <text:p text:style-name="P17">Metod 2:</text:p>
      <text:p text:style-name="P3"/>
      <text:p text:style-name="P3"><text:tab/>y'' + P(x)y' + Q(x)y = 0<text:tab/>(*)<text:tab/>Homogen</text:p>
      <text:p text:style-name="P3"/>
      <text:p text:style-name="P9"><text:span text:style-name="T25"><text:tab/>Om y</text:span><text:span text:style-name="T8">1</text:span><text:span text:style-name="T25"> löser (*) så kan en anna lösning skrivas som</text:span></text:p>
      <text:p text:style-name="P3"/>
      <text:p text:style-name="P9"><text:span text:style-name="T25"><text:tab/><text:tab/></text:span><text:span text:style-name="T25"><draw:frame draw:style-name="fr3" draw:name="Object58" text:anchor-type="as-char" svg:width="5.442cm" svg:height="1.381cm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3"/>
      <text:p text:style-name="P3"><text:tab/>Prova metoden på ⁅z.c.4.2.9.⁆!</text:p>
      <text:p text:style-name="P3"/>
      <text:p text:style-name="P3"/>
      <text:p text:style-name="P3">⁅z.c.4.6.1.⁆</text:p>
      <text:p text:style-name="P3"/>
      <text:p text:style-name="P3"><text:tab/>y'' + y = sec x</text:p>
      <text:p text:style-name="P3"/>
      <text:p text:style-name="P3"/>
      <text:p text:style-name="P3"><text:tab/>1)<text:tab/>y'' + y = 0</text:p>
      <text:p text:style-name="P3"/>
      <text:p text:style-name="P3"><text:tab/><text:tab/>Hjälpekvation: m² + 1 = 0<text:tab/>Kolla 4.3 kap.</text:p>
      <text:p text:style-name="P3"><text:tab/><text:tab/>m<text:span text:style-name="T6">1,2</text:span> = ±i</text:p>
      <text:p text:style-name="P3"/>
      <text:p text:style-name="P3"><text:tab/><text:tab/><draw:frame draw:style-name="fr3" draw:name="Object59" text:anchor-type="as-char" svg:width="8.172cm" svg:height="0.646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3"/>
      <text:p text:style-name="P3"><text:tab/><text:tab/><draw:frame draw:style-name="fr3" draw:name="Object60" text:anchor-type="as-char" svg:width="6.602cm" svg:height="0.646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3"/>
      <text:p text:style-name="P3"><text:tab/><text:tab/><draw:frame draw:style-name="fr3" draw:name="Object61" text:anchor-type="as-char" svg:width="8.754cm" svg:height="1.051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3"/>
      <text:p text:style-name="P3"><text:tab/><text:tab/>y<text:span text:style-name="T6">p</text:span> = (y<text:span text:style-name="T6">1</text:span>·u<text:span text:style-name="T6">1</text:span> + y<text:span text:style-name="T6">2</text:span>·u<text:span text:style-name="T6">2</text:span>)(x)</text:p>
      <text:p text:style-name="P3"/>
      <text:p text:style-name="P3"/>
      <text:p text:style-name="P3"/>
      <text:p text:style-name="P3"><text:tab/>2)<text:tab/>u<text:span text:style-name="T6">1</text:span>(x), <text:s text:c="2"/>u<text:span text:style-name="T6">2</text:span>(x) <text:s text:c="2"/>?</text:p>
      <text:p text:style-name="P3"/>
      <text:p text:style-name="P3"><text:tab/><text:tab/><draw:frame draw:style-name="fr3" draw:name="Object62" text:anchor-type="as-char" svg:width="10.918cm" svg:height="1.321cm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P3"/>
      <text:p text:style-name="P3"><text:tab/><text:tab/><draw:frame draw:style-name="fr3" draw:name="Object63" text:anchor-type="as-char" svg:width="7.728cm" svg:height="1.321cm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3"/>
      <text:p text:style-name="P3"><text:tab/><text:tab/><draw:frame draw:style-name="fr3" draw:name="Object64" text:anchor-type="as-char" svg:width="6.886cm" svg:height="1.321cm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P3"/>
      <text:p text:style-name="P3"><text:tab/><text:tab/><draw:frame draw:style-name="fr3" draw:name="Object65" text:anchor-type="as-char" svg:width="4.232cm" svg:height="1.048cm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3"/>
      <text:p text:style-name="P17"><text:tab/><text:tab/><draw:frame draw:style-name="fr3" draw:name="Object66" text:anchor-type="as-char" svg:width="1.411cm" svg:height="0.563cm" draw:z-index="65"><draw:object xlink:href="./Object 66" xlink:type="simple" xlink:show="embed" xlink:actuate="onLoad"/><draw:image xlink:href="./ObjectReplacements/Object 66" xlink:type="simple" xlink:show="embed" xlink:actuate="onLoad"/></draw:frame></text:p>
      <text:p text:style-name="P3"/>
      <text:p text:style-name="P3"><text:tab/><text:tab/><draw:frame draw:style-name="fr3" draw:name="Object67" text:anchor-type="as-char" svg:width="1.244cm" svg:height="0.563cm" draw:z-index="66"><draw:object xlink:href="./Object 67" xlink:type="simple" xlink:show="embed" xlink:actuate="onLoad"/><draw:image xlink:href="./ObjectReplacements/Object 67" xlink:type="simple" xlink:show="embed" xlink:actuate="onLoad"/></draw:frame></text:p>
      <text:p text:style-name="P3"/>
      <text:p text:style-name="P3"><text:tab/><text:tab/><draw:frame draw:style-name="fr3" draw:name="Object68" text:anchor-type="as-char" svg:width="12.088cm" svg:height="1.125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3"/>
      <text:p text:style-name="P3"><text:tab/><text:tab/>y<text:span text:style-name="T6">p</text:span> = y<text:span text:style-name="T6">1</text:span>u<text:span text:style-name="T6">1</text:span> + y<text:span text:style-name="T6">2</text:span>u<text:span text:style-name="T6">2</text:span> = cos x · ln |cos x| + x sin x</text:p>
      <text:p text:style-name="P3"/>
      <text:p text:style-name="P3"><text:tab/><text:tab/>y = y<text:span text:style-name="T6">h</text:span> + y<text:span text:style-name="T6">p</text:span> = c<text:span text:style-name="T6">1</text:span> cos x + c<text:span text:style-name="T6">2</text:span> sin x + cos x · ln |cos x| + x sin x</text:p>
      <text:p text:style-name="P3"/>
      <text:p text:style-name="P21">2010–(09)sep–10: <text:s/>dag 4, 9</text:p>
      <text:p text:style-name="P23"/>
      <text:p text:style-name="P3"><draw:frame draw:style-name="fr3" draw:name="Object69" text:anchor-type="as-char" svg:width="3.381cm" svg:height="0.564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3"/>
      <text:p text:style-name="P3">Låt elementen i matrisen<draw:frame draw:style-name="fr3" draw:name="Object70" text:anchor-type="as-char" svg:width="1.097cm" svg:height="0.499cm" draw:z-index="69"><draw:object xlink:href="./Object 70" xlink:type="simple" xlink:show="embed" xlink:actuate="onLoad"/><draw:image xlink:href="./ObjectReplacements/Object 70" xlink:type="simple" xlink:show="embed" xlink:actuate="onLoad"/></draw:frame>och vektorn<draw:frame draw:style-name="fr3" draw:name="Object71" text:anchor-type="as-char" svg:width="0.975cm" svg:height="0.564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3">vara kontinuerliga på ett gemensamt intervall, I.</text:p>
      <text:p text:style-name="P3">Då har följande begynnelsevärdesproblem en entydlig lösning:</text:p>
      <text:p text:style-name="P3"/>
      <text:p text:style-name="P3"><text:tab/><draw:frame draw:style-name="fr3" draw:name="Object72" text:anchor-type="as-char" svg:width="3.246cm" svg:height="0.626cm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3"/>
      <text:p text:style-name="P3"><draw:frame draw:style-name="fr3" draw:name="Object73" text:anchor-type="as-char" svg:width="1.729cm" svg:height="0.557cm" draw:z-index="72"><draw:object xlink:href="./Object 73" xlink:type="simple" xlink:show="embed" xlink:actuate="onLoad"/><draw:image xlink:href="./ObjectReplacements/Object 73" xlink:type="simple" xlink:show="embed" xlink:actuate="onLoad"/></draw:frame><text:tab/>[H]</text:p>
      <text:p text:style-name="P3"/>
      <text:p text:style-name="P3"><text:span text:style-name="T6"><draw:frame draw:style-name="fr3" draw:name="Object74" text:anchor-type="as-char" svg:width="0.681cm" svg:height="0.626cm" draw:z-index="73"><draw:object xlink:href="./Object 74" xlink:type="simple" xlink:show="embed" xlink:actuate="onLoad"/><draw:image xlink:href="./ObjectReplacements/Object 74" xlink:type="simple" xlink:show="embed" xlink:actuate="onLoad"/></draw:frame></text:span>och<draw:frame draw:style-name="fr3" draw:name="Object75" text:anchor-type="as-char" svg:width="0.681cm" svg:height="0.626cm" draw:z-index="74"><draw:object xlink:href="./Object 75" xlink:type="simple" xlink:show="embed" xlink:actuate="onLoad"/><draw:image xlink:href="./ObjectReplacements/Object 75" xlink:type="simple" xlink:show="embed" xlink:actuate="onLoad"/></draw:frame>är lösningar till [H].</text:p>
      <text:p text:style-name="P3"/>
      <text:p text:style-name="P3">Påstående:</text:p>
      <text:p text:style-name="P3"/>
      <text:p text:style-name="P3"><text:tab/><draw:frame draw:style-name="fr3" draw:name="Object76" text:anchor-type="as-char" svg:width="3.023cm" svg:height="0.626cm" draw:z-index="75"><draw:object xlink:href="./Object 76" xlink:type="simple" xlink:show="embed" xlink:actuate="onLoad"/><draw:image xlink:href="./ObjectReplacements/Object 76" xlink:type="simple" xlink:show="embed" xlink:actuate="onLoad"/></draw:frame><text:tab/>är lösningen till [H].</text:p>
      <text:p text:style-name="P3"/>
      <text:p text:style-name="P3"><text:span text:style-name="T6"><draw:frame draw:style-name="fr3" draw:name="Object77" text:anchor-type="as-char" svg:width="0.681cm" svg:height="0.626cm" draw:z-index="76"><draw:object xlink:href="./Object 77" xlink:type="simple" xlink:show="embed" xlink:actuate="onLoad"/><draw:image xlink:href="./ObjectReplacements/Object 77" xlink:type="simple" xlink:show="embed" xlink:actuate="onLoad"/></draw:frame></text:span>och<draw:frame draw:style-name="fr3" draw:name="Object78" text:anchor-type="as-char" svg:width="0.681cm" svg:height="0.626cm" draw:z-index="77"><draw:object xlink:href="./Object 78" xlink:type="simple" xlink:show="embed" xlink:actuate="onLoad"/><draw:image xlink:href="./ObjectReplacements/Object 78" xlink:type="simple" xlink:show="embed" xlink:actuate="onLoad"/></draw:frame>måste vara linjärt oberoende.</text:p>
      <text:p text:style-name="P3"/>
      <text:p text:style-name="P3"/>
      <text:p text:style-name="P3"><draw:frame draw:style-name="fr3" draw:name="Object79" text:anchor-type="as-char" svg:width="2.986cm" svg:height="0.631cm" draw:z-index="78"><draw:object xlink:href="./Object 79" xlink:type="simple" xlink:show="embed" xlink:actuate="onLoad"/><draw:image xlink:href="./ObjectReplacements/Object 79" xlink:type="simple" xlink:show="embed" xlink:actuate="onLoad"/></draw:frame></text:p>
      <text:p text:style-name="P3"/>
      <text:p text:style-name="P3">Linjärt oberoende då c<text:span text:style-name="T6">1</text:span> = c<text:span text:style-name="T6">2</text:span> = 0.</text:p>
      <text:p text:style-name="P3"/>
      <text:p text:style-name="P3"><draw:frame draw:style-name="fr3" draw:name="Object80" text:anchor-type="as-char" svg:width="2.311cm" svg:height="0.631cm" draw:z-index="79"><draw:object xlink:href="./Object 80" xlink:type="simple" xlink:show="embed" xlink:actuate="onLoad"/><draw:image xlink:href="./ObjectReplacements/Object 80" xlink:type="simple" xlink:show="embed" xlink:actuate="onLoad"/></draw:frame></text:p>
      <text:p text:style-name="P3"/>
      <text:p text:style-name="P3">Allmän lösning:<draw:frame draw:style-name="fr3" draw:name="Object81" text:anchor-type="as-char" svg:width="3.023cm" svg:height="0.626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3"/>
      <text:p text:style-name="P3"><draw:frame draw:style-name="fr3" draw:name="Object82" text:anchor-type="as-char" svg:width="4.152cm" svg:height="1.259cm" draw:z-index="81"><draw:object xlink:href="./Object 82" xlink:type="simple" xlink:show="embed" xlink:actuate="onLoad"/><draw:image xlink:href="./ObjectReplacements/Object 82" xlink:type="simple" xlink:show="embed" xlink:actuate="onLoad"/></draw:frame></text:p>
      <text:p text:style-name="P3"/>
      <text:p text:style-name="P3"/>
      <text:p text:style-name="P3"><text:s/><text:span text:style-name="T42">Φ</text:span> kallas “fundamentalmatris”.</text:p>
      <text:p text:style-name="P3"/>
      <text:p text:style-name="P3"/>
      <text:p text:style-name="P17">y' = ay</text:p>
      <text:p text:style-name="P3">y = Ce<text:span text:style-name="T19">ax</text:span></text:p>
      <text:p text:style-name="P3"/>
      <text:p text:style-name="P3"/>
      <text:p text:style-name="P3"><draw:frame draw:style-name="fr3" draw:name="Object83" text:anchor-type="as-char" svg:width="1.729cm" svg:height="0.557cm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3"/>
      <text:p text:style-name="P3"><draw:frame draw:style-name="fr3" draw:name="Object84" text:anchor-type="as-char" svg:width="3.459cm" svg:height="1.259cm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3"/>
      <text:p text:style-name="P3"/>
      <text:p text:style-name="P3"><draw:frame draw:style-name="fr3" draw:name="Object85" text:anchor-type="as-char" svg:width="1.729cm" svg:height="0.557cm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3"/>
      <text:p text:style-name="P3"><draw:frame draw:style-name="fr3" draw:name="Object86" text:anchor-type="as-char" svg:width="2.96cm" svg:height="0.557cm" draw:z-index="85"><draw:object xlink:href="./Object 86" xlink:type="simple" xlink:show="embed" xlink:actuate="onLoad"/><draw:image xlink:href="./ObjectReplacements/Object 86" xlink:type="simple" xlink:show="embed" xlink:actuate="onLoad"/></draw:frame></text:p>
      <text:p text:style-name="P3"/>
      <text:p text:style-name="P3"><draw:frame draw:style-name="fr3" draw:name="Object87" text:anchor-type="as-char" svg:width="1.87cm" svg:height="0.557cm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3"/>
      <text:p text:style-name="P3"><draw:frame draw:style-name="fr3" draw:name="Object88" text:anchor-type="as-char" svg:width="2.515cm" svg:height="0.563cm" draw:z-index="87"><draw:object xlink:href="./Object 88" xlink:type="simple" xlink:show="embed" xlink:actuate="onLoad"/><draw:image xlink:href="./ObjectReplacements/Object 88" xlink:type="simple" xlink:show="embed" xlink:actuate="onLoad"/></draw:frame></text:p>
      <text:p text:style-name="P3"/>
      <text:p text:style-name="P3"><draw:frame draw:style-name="fr3" draw:name="Object89" text:anchor-type="as-char" svg:width="2.715cm" svg:height="0.563cm" draw:z-index="88"><draw:object xlink:href="./Object 89" xlink:type="simple" xlink:show="embed" xlink:actuate="onLoad"/><draw:image xlink:href="./ObjectReplacements/Object 89" xlink:type="simple" xlink:show="embed" xlink:actuate="onLoad"/></draw:frame></text:p>
      <text:p text:style-name="P3"/>
      <text:p text:style-name="P3"><draw:frame draw:style-name="fr3" draw:name="Object90" text:anchor-type="as-char" svg:width="2.662cm" svg:height="0.57cm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P3"/>
      <text:p text:style-name="P3"/>
      <text:p text:style-name="P3"/>
      <text:p text:style-name="P3">Omforming av höger ordningens ODE</text:p>
      <text:p text:style-name="P3"/>
      <text:p text:style-name="P3">y'' + y = 0<text:tab/><text:tab/>y = e<text:span text:style-name="T19">ix</text:span></text:p>
      <text:p text:style-name="P3"/>
      <text:p text:style-name="P3">Karaktärisktisk ekvation:</text:p>
      <text:p text:style-name="P3"/>
      <text:p text:style-name="P3">r<text:span text:style-name="T19">2</text:span> + r<text:span text:style-name="T19">0</text:span> = 0<text:tab/><text:tab/><text:tab/><text:tab/>y = cos x + i sin x</text:p>
      <text:p text:style-name="P3"/>
      <text:p text:style-name="P9"><text:span text:style-name="T25">r = ±i<text:tab/><text:tab/><text:tab/><text:tab/>y</text:span><text:span text:style-name="T8">1</text:span><text:span text:style-name="T25"> = </text:span>ℜ y = cos x</text:p>
      <text:p text:style-name="P9"/>
      <text:p text:style-name="P9"><text:span text:style-name="T25"><text:tab/><text:tab/><text:tab/><text:tab/><text:tab/>y</text:span><text:span text:style-name="T8">2</text:span><text:span text:style-name="T25"> = </text:span>ℑ y = sin x</text:p>
      <text:p text:style-name="P9">y = A cos t + B sin t</text:p>
      <text:p text:style-name="P9"/>
      <text:p text:style-name="P9">Sätt x = y'</text:p>
      <text:p text:style-name="P9"/>
      <text:p text:style-name="P9"><draw:frame draw:style-name="fr3" draw:name="Object91" text:anchor-type="as-char" svg:width="5.445cm" svg:height="1.106cm" draw:z-index="90"><draw:object xlink:href="./Object 91" xlink:type="simple" xlink:show="embed" xlink:actuate="onLoad"/><draw:image xlink:href="./ObjectReplacements/Object 91" xlink:type="simple" xlink:show="embed" xlink:actuate="onLoad"/></draw:frame></text:p>
      <text:p text:style-name="P9"/>
      <text:p text:style-name="P9"><draw:frame draw:style-name="fr3" draw:name="Object92" text:anchor-type="as-char" svg:width="3.658cm" svg:height="1.697cm" draw:z-index="91"><draw:object xlink:href="./Object 92" xlink:type="simple" xlink:show="embed" xlink:actuate="onLoad"/><draw:image xlink:href="./ObjectReplacements/Object 92" xlink:type="simple" xlink:show="embed" xlink:actuate="onLoad"/></draw:frame></text:p>
      <text:p text:style-name="P22"><draw:frame draw:style-name="fr3" draw:name="Object93" text:anchor-type="as-char" svg:width="6.512cm" svg:height="1.166cm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P9"/>
      <text:p text:style-name="P9"><text:span text:style-name="T4">λ</text:span> = ±i</text:p>
      <text:p text:style-name="P9"/>
      <text:p text:style-name="P9"/>
      <text:p text:style-name="P9"/>
      <text:p text:style-name="P12">λ = i</text:p>
      <text:p text:style-name="P12"/>
      <text:p text:style-name="P12"><draw:frame draw:style-name="fr3" draw:name="Object94" text:anchor-type="as-char" svg:width="2.662cm" svg:height="0.57cm" draw:z-index="93"><draw:object xlink:href="./Object 94" xlink:type="simple" xlink:show="embed" xlink:actuate="onLoad"/><draw:image xlink:href="./ObjectReplacements/Object 94" xlink:type="simple" xlink:show="embed" xlink:actuate="onLoad"/></draw:frame></text:p>
      <text:p text:style-name="P12"/>
      <text:p text:style-name="P12"><draw:frame draw:style-name="fr3" draw:name="Object95" text:anchor-type="as-char" svg:width="5.156cm" svg:height="1.194cm" draw:z-index="94"><draw:object xlink:href="./Object 95" xlink:type="simple" xlink:show="embed" xlink:actuate="onLoad"/><draw:image xlink:href="./ObjectReplacements/Object 95" xlink:type="simple" xlink:show="embed" xlink:actuate="onLoad"/></draw:frame></text:p>
      <text:p text:style-name="P12"/>
      <text:p text:style-name="P12"><draw:frame draw:style-name="fr3" draw:name="Object96" text:anchor-type="as-char" svg:width="7.32cm" svg:height="1.215cm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12"/>
      <text:p text:style-name="P12"><draw:frame draw:style-name="fr3" draw:name="Object97" text:anchor-type="as-char" svg:width="8.895cm" svg:height="1.106cm" draw:z-index="96"><draw:object xlink:href="./Object 97" xlink:type="simple" xlink:show="embed" xlink:actuate="onLoad"/><draw:image xlink:href="./ObjectReplacements/Object 97" xlink:type="simple" xlink:show="embed" xlink:actuate="onLoad"/></draw:frame></text:p>
      <text:p text:style-name="P12"/>
      <text:p text:style-name="P12"><draw:frame draw:style-name="fr3" draw:name="Object98" text:anchor-type="as-char" svg:width="11.342cm" svg:height="1.106cm" draw:z-index="97"><draw:object xlink:href="./Object 98" xlink:type="simple" xlink:show="embed" xlink:actuate="onLoad"/><draw:image xlink:href="./ObjectReplacements/Object 98" xlink:type="simple" xlink:show="embed" xlink:actuate="onLoad"/></draw:frame></text:p>
      <text:p text:style-name="P12"/>
      <text:p text:style-name="P12"><draw:frame draw:style-name="fr3" draw:name="Object99" text:anchor-type="as-char" svg:width="10.786cm" svg:height="1.106cm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12"/>
      <text:p text:style-name="P12"/>
      <text:p text:style-name="P12"><draw:frame draw:style-name="fr3" draw:name="Object100" text:anchor-type="as-char" svg:width="6.923cm" svg:height="1.106cm" draw:z-index="99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2"/>
      <text:p text:style-name="P12">1:a komponenten:<text:tab/>c<text:span text:style-name="T6">1</text:span><text:span text:style-name="T23"> (- sin t) + c</text:span><text:span text:style-name="T6">2</text:span><text:span text:style-name="T23"> cos t = y</text:span></text:p>
      <text:p text:style-name="P4"/>
      <text:p text:style-name="P12"><text:span text:style-name="T23">2:a komponenten:<text:tab/>c</text:span><text:span text:style-name="T6">1</text:span><text:span text:style-name="T23"> cos t + c</text:span><text:span text:style-name="T6">2</text:span><text:span text:style-name="T23"> sin t = x</text:span></text:p>
      <text:p text:style-name="P4"/>
      <text:p text:style-name="P4"/>
      <text:p text:style-name="P4">Skilda reella egenvärden</text:p>
      <text:p text:style-name="P4"/>
      <text:p text:style-name="P4"/>
      <text:p text:style-name="P4">Upprepade reella egenvärden</text:p>
      <text:p text:style-name="P4">Tillräckligt många linjärt oberoende egenvektorer</text:p>
      <text:p text:style-name="P4">För få oberoende egenvektorer</text:p>
      <text:p text:style-name="P4">Komplex egenvärden</text:p>
      <text:p text:style-name="P4"/>
      <text:p text:style-name="P18">Skilda reella egenvärden</text:p>
      <text:p text:style-name="P4"/>
      <text:p text:style-name="P4"/>
      <text:p text:style-name="P4"><draw:frame draw:style-name="fr3" draw:name="Object101" text:anchor-type="as-char" svg:width="4.408cm" svg:height="0.631cm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4"/>
      <text:p text:style-name="P4"/>
      <text:p text:style-name="P4">Upprepade reella egenvärden</text:p>
      <text:p text:style-name="P4">Tillräckligt många linjärt oberoende egenvektorer</text:p>
      <text:p text:style-name="P4"/>
      <text:p text:style-name="P4"/>
      <text:p text:style-name="P4"><draw:frame draw:style-name="fr3" draw:name="Object102" text:anchor-type="as-char" svg:width="4.408cm" svg:height="0.631cm" draw:z-index="101"><draw:object xlink:href="./Object 102" xlink:type="simple" xlink:show="embed" xlink:actuate="onLoad"/><draw:image xlink:href="./ObjectReplacements/Object 102" xlink:type="simple" xlink:show="embed" xlink:actuate="onLoad"/></draw:frame></text:p>
      <text:p text:style-name="P4"/>
      <text:p text:style-name="P4"/>
      <text:p text:style-name="P4">Ej tillräckligt många</text:p>
      <text:p text:style-name="P4">Multipelt egenvärde med en egenvektor</text:p>
      <text:p text:style-name="P12"><text:span text:style-name="T23">λ</text:span><text:span text:style-name="T6">1</text:span><text:span text:style-name="T38"> egenvärde med multiplicitet 2 (duplex; två likadana egenvärden).</text:span></text:p>
      <text:p text:style-name="P5"/>
      <text:p text:style-name="P12"><text:span text:style-name="T38">En lösningen</text:span><text:span text:style-name="T38"><draw:frame draw:style-name="fr3" draw:name="Object103" text:anchor-type="as-char" svg:width="2.028cm" svg:height="0.631cm" draw:z-index="102"><draw:object xlink:href="./Object 103" xlink:type="simple" xlink:show="embed" xlink:actuate="onLoad"/><draw:image xlink:href="./ObjectReplacements/Object 103" xlink:type="simple" xlink:show="embed" xlink:actuate="onLoad"/></draw:frame></text:span></text:p>
      <text:p text:style-name="P5"/>
      <text:p text:style-name="P12"><text:span text:style-name="T38">Ansätt: Andra lösningen</text:span><text:span text:style-name="T38"><draw:frame draw:style-name="fr3" draw:name="Object104" text:anchor-type="as-char" svg:width="3.112cm" svg:height="0.631cm" draw:z-index="103"><draw:object xlink:href="./Object 104" xlink:type="simple" xlink:show="embed" xlink:actuate="onLoad"/><draw:image xlink:href="./ObjectReplacements/Object 104" xlink:type="simple" xlink:show="embed" xlink:actuate="onLoad"/></draw:frame></text:span></text:p>
      <text:p text:style-name="P5"/>
      <text:p text:style-name="P5"/>
      <text:p text:style-name="P5"/>
      <text:p text:style-name="P5">Exempel:<text:tab/>y'' – 2y' + y = 0</text:p>
      <text:p text:style-name="P5"/>
      <text:p text:style-name="P5">Karaktärisktisk ekvation:<text:tab/>r² – 2r + 1 = 0</text:p>
      <text:p text:style-name="P5"><text:tab/><text:tab/><text:tab/><text:tab/><text:tab/>(r – 1)² = 0</text:p>
      <text:p text:style-name="P12"><text:span text:style-name="T38"><text:tab/><text:tab/><text:tab/><text:tab/><text:tab/>r</text:span><text:span text:style-name="T18">1,2</text:span><text:span text:style-name="T38"> = 0</text:span></text:p>
      <text:p text:style-name="P5"/>
      <text:p text:style-name="P12"><text:span text:style-name="T38">y = Ae</text:span><text:span text:style-name="T22">x</text:span><text:span text:style-name="T38"> + Bxe</text:span><text:span text:style-name="T22">x</text:span><text:span text:style-name="T38"> = (A + Bx)e</text:span><text:span text:style-name="T22">x</text:span></text:p>
      <text:p text:style-name="P5"/>
      <text:p text:style-name="P5"/>
      <text:p text:style-name="P5"/>
      <text:p text:style-name="P5"><draw:frame draw:style-name="fr6" draw:name="Object105" text:anchor-type="as-char" svg:width="7.251cm" svg:height="0.57cm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P5"/>
      <text:p text:style-name="P5"><draw:frame draw:style-name="fr6" draw:name="Object106" text:anchor-type="as-char" svg:width="5.269cm" svg:height="0.626cm" draw:z-index="105"><draw:object xlink:href="./Object 106" xlink:type="simple" xlink:show="embed" xlink:actuate="onLoad"/><draw:image xlink:href="./ObjectReplacements/Object 106" xlink:type="simple" xlink:show="embed" xlink:actuate="onLoad"/></draw:frame></text:p>
      <text:p text:style-name="P5"/>
      <text:p text:style-name="P4"><text:span text:style-name="T1">t</text:span><text:span text:style-name="T22">1</text:span><text:span text:style-name="T1">:<text:tab/></text:span><text:span text:style-name="T1"><draw:frame draw:style-name="fr6" draw:name="Object107" text:anchor-type="as-char" svg:width="2.769cm" svg:height="0.631cm" draw:z-index="106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5"/>
      <text:p text:style-name="P4"><text:span text:style-name="T1">t</text:span><text:span text:style-name="T22">0</text:span><text:span text:style-name="T1">:<text:tab/></text:span><text:span text:style-name="T1"><draw:frame draw:style-name="fr6" draw:name="Object108" text:anchor-type="as-char" svg:width="2.743cm" svg:height="0.626cm" draw:z-index="107"><draw:object xlink:href="./Object 108" xlink:type="simple" xlink:show="embed" xlink:actuate="onLoad"/><draw:image xlink:href="./ObjectReplacements/Object 108" xlink:type="simple" xlink:show="embed" xlink:actuate="onLoad"/></draw:frame></text:span></text:p>
      <text:p text:style-name="P5"/>
      <text:p text:style-name="P5"><draw:frame draw:style-name="fr6" draw:name="Object109" text:anchor-type="as-char" svg:width="0.439cm" svg:height="0.557cm" draw:z-index="108"><draw:object xlink:href="./Object 109" xlink:type="simple" xlink:show="embed" xlink:actuate="onLoad"/><draw:image xlink:href="./ObjectReplacements/Object 109" xlink:type="simple" xlink:show="embed" xlink:actuate="onLoad"/></draw:frame>är en egenvektorer</text:p>
      <text:p text:style-name="P5"/>
      <text:p text:style-name="P5"><draw:frame draw:style-name="fr6" draw:name="Object110" text:anchor-type="as-char" svg:width="8.072cm" svg:height="0.626cm" draw:z-index="109"><draw:object xlink:href="./Object 110" xlink:type="simple" xlink:show="embed" xlink:actuate="onLoad"/><draw:image xlink:href="./ObjectReplacements/Object 110" xlink:type="simple" xlink:show="embed" xlink:actuate="onLoad"/></draw:frame></text:p>
      <text:p text:style-name="P3"/>
      <text:p text:style-name="P21">2010–(09)sep–13: <text:s/>dag 5, 10</text:p>
      <text:p text:style-name="P3"/>
      <text:p text:style-name="P5">Homogena linjära system</text:p>
      <text:p text:style-name="P5">Med konstanta koefficienter</text:p>
      <text:p text:style-name="P5"/>
      <text:p text:style-name="P5"><draw:frame draw:style-name="fr3" draw:name="Object111" text:anchor-type="as-char" svg:width="3.459cm" svg:height="1.259cm" draw:z-index="110"><draw:object xlink:href="./Object 111" xlink:type="simple" xlink:show="embed" xlink:actuate="onLoad"/><draw:image xlink:href="./ObjectReplacements/Object 111" xlink:type="simple" xlink:show="embed" xlink:actuate="onLoad"/></draw:frame></text:p>
      <text:p text:style-name="P5"/>
      <text:p text:style-name="P5"><draw:frame draw:style-name="fr3" draw:name="Object112" text:anchor-type="as-char" svg:width="1.729cm" svg:height="0.557cm" draw:z-index="111"><draw:object xlink:href="./Object 112" xlink:type="simple" xlink:show="embed" xlink:actuate="onLoad"/><draw:image xlink:href="./ObjectReplacements/Object 112" xlink:type="simple" xlink:show="embed" xlink:actuate="onLoad"/></draw:frame></text:p>
      <text:p text:style-name="P5"/>
      <text:p text:style-name="P5"><draw:frame draw:style-name="fr3" draw:name="Object113" text:anchor-type="as-char" svg:width="2.96cm" svg:height="0.557cm" draw:z-index="112"><draw:object xlink:href="./Object 113" xlink:type="simple" xlink:show="embed" xlink:actuate="onLoad"/><draw:image xlink:href="./ObjectReplacements/Object 113" xlink:type="simple" xlink:show="embed" xlink:actuate="onLoad"/></draw:frame></text:p>
      <text:p text:style-name="P5"/>
      <text:p text:style-name="P5"><draw:frame draw:style-name="fr3" draw:name="Object114" text:anchor-type="as-char" svg:width="2.662cm" svg:height="0.57cm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5"/>
      <text:p text:style-name="P5"/>
      <text:p text:style-name="P5">Skilda reella egenvärden</text:p>
      <text:p text:style-name="P5"/>
      <text:p text:style-name="P5">Upprepade reella egenvärden</text:p>
      <text:p text:style-name="P5">• Tillräckligt många linjärt oberoende egenvektorer</text:p>
      <text:p text:style-name="P5">• För få linjärt oberoende egenvektorer</text:p>
      <text:p text:style-name="P5"/>
      <text:p text:style-name="P5">Komplex egenvärden</text:p>
      <text:p text:style-name="P5"/>
      <text:p text:style-name="P5"/>
      <text:p text:style-name="P5"/>
      <text:p text:style-name="P5">⁅z.c.8.2.2.⁆</text:p>
      <text:p text:style-name="P5"/>
      <text:p text:style-name="P5"><draw:frame draw:style-name="fr3" draw:name="Object115" text:anchor-type="as-char" svg:width="6.627cm" svg:height="2.325cm" draw:z-index="114"><draw:object xlink:href="./Object 115" xlink:type="simple" xlink:show="embed" xlink:actuate="onLoad"/><draw:image xlink:href="./ObjectReplacements/Object 115" xlink:type="simple" xlink:show="embed" xlink:actuate="onLoad"/></draw:frame></text:p>
      <text:p text:style-name="P5"/>
      <text:p text:style-name="P5"/>
      <text:p text:style-name="P5"><draw:frame draw:style-name="fr3" draw:name="Object116" text:anchor-type="as-char" svg:width="8.818cm" svg:height="1.166cm" draw:z-index="11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5"/>
      <text:p text:style-name="P5">(λ – 1)(λ – 4) = 0</text:p>
      <text:p text:style-name="P5"/>
      <text:p text:style-name="P5">λ<text:span text:style-name="T6">1</text:span> = 1, <text:s/>λ<text:span text:style-name="T6">2</text:span> = 4</text:p>
      <text:p text:style-name="P5"/>
      <text:p text:style-name="P5">Bestäm en egenvektor till varje egenvärde.</text:p>
      <text:p text:style-name="P5"/>
      <text:p text:style-name="P5"/>
      <text:p text:style-name="P16"><text:span text:style-name="T37">Insättning i</text:span><text:span text:style-name="T37"><draw:frame draw:style-name="fr3" draw:name="Object117" text:anchor-type="as-char" svg:width="2.621cm" svg:height="0.57cm" draw:z-index="116"><draw:object xlink:href="./Object 117" xlink:type="simple" xlink:show="embed" xlink:actuate="onLoad"/><draw:image xlink:href="./ObjectReplacements/Object 117" xlink:type="simple" xlink:show="embed" xlink:actuate="onLoad"/></draw:frame></text:span><text:span text:style-name="T37">ger:</text:span></text:p>
      <text:p text:style-name="P5"/>
      <text:p text:style-name="P5"><draw:frame draw:style-name="fr3" draw:name="Object118" text:anchor-type="as-char" svg:width="6.839cm" svg:height="1.194cm" draw:z-index="117"><draw:object xlink:href="./Object 118" xlink:type="simple" xlink:show="embed" xlink:actuate="onLoad"/><draw:image xlink:href="./ObjectReplacements/Object 118" xlink:type="simple" xlink:show="embed" xlink:actuate="onLoad"/></draw:frame></text:p>
      <text:p text:style-name="P5"/>
      <text:p text:style-name="P5"><draw:frame draw:style-name="fr3" draw:name="Object119" text:anchor-type="as-char" svg:width="7.176cm" svg:height="1.194cm" draw:z-index="118"><draw:object xlink:href="./Object 119" xlink:type="simple" xlink:show="embed" xlink:actuate="onLoad"/><draw:image xlink:href="./ObjectReplacements/Object 119" xlink:type="simple" xlink:show="embed" xlink:actuate="onLoad"/></draw:frame></text:p>
      <text:p text:style-name="P5"/>
      <text:p text:style-name="P5"/>
      <text:p text:style-name="P5"><draw:frame draw:style-name="fr3" draw:name="Object120" text:anchor-type="as-char" svg:width="4.74cm" svg:height="1.106cm" draw:z-index="119"><draw:object xlink:href="./Object 120" xlink:type="simple" xlink:show="embed" xlink:actuate="onLoad"/><draw:image xlink:href="./ObjectReplacements/Object 120" xlink:type="simple" xlink:show="embed" xlink:actuate="onLoad"/></draw:frame></text:p>
      <text:p text:style-name="P5"/>
      <text:p text:style-name="P5"/>
      <text:p text:style-name="P5"/>
      <text:p text:style-name="P5"/>
      <text:p text:style-name="P5">⁅z.c.8.2.19.⁆</text:p>
      <text:p text:style-name="P5"/>
      <text:p text:style-name="P5"><draw:frame draw:style-name="fr3" draw:name="Object121" text:anchor-type="as-char" svg:width="6.937cm" svg:height="2.325cm" draw:z-index="120"><draw:object xlink:href="./Object 121" xlink:type="simple" xlink:show="embed" xlink:actuate="onLoad"/><draw:image xlink:href="./ObjectReplacements/Object 121" xlink:type="simple" xlink:show="embed" xlink:actuate="onLoad"/></draw:frame></text:p>
      <text:p text:style-name="P5"/>
      <text:p text:style-name="P5"><draw:frame draw:style-name="fr3" draw:name="Object122" text:anchor-type="as-char" svg:width="2.09cm" svg:height="1.048cm" draw:z-index="121"><draw:object xlink:href="./Object 122" xlink:type="simple" xlink:show="embed" xlink:actuate="onLoad"/><draw:image xlink:href="./ObjectReplacements/Object 122" xlink:type="simple" xlink:show="embed" xlink:actuate="onLoad"/></draw:frame>men även<draw:frame draw:style-name="fr7" draw:name="Object123" text:anchor-type="as-char" svg:y="-0.928cm" svg:width="2.272cm" svg:height="1.166cm" draw:z-index="122"><draw:object xlink:href="./Object 123" xlink:type="simple" xlink:show="embed" xlink:actuate="onLoad"/><draw:image xlink:href="./ObjectReplacements/Object 123" xlink:type="simple" xlink:show="embed" xlink:actuate="onLoad"/></draw:frame></text:p>
      <text:p text:style-name="P5"/>
      <text:p text:style-name="P9"><text:span text:style-name="T33"><text:tab/></text:span>∵<text:span text:style-name="T33"> <text:s/>λ</text:span><text:span text:style-name="T14">1, 2</text:span><text:span text:style-name="T33"> = 0</text:span></text:p>
      <text:p text:style-name="P5"/>
      <text:p text:style-name="P5"/>
      <text:p text:style-name="P5">Bestäm en egenvektor till varje egenvärde.</text:p>
      <text:p text:style-name="P5"/>
      <text:p text:style-name="P9"><text:span text:style-name="T33">Insättning i</text:span><text:span text:style-name="T33"><draw:frame draw:style-name="fr3" draw:name="Object124" text:anchor-type="as-char" svg:width="2.593cm" svg:height="0.57cm" draw:z-index="123"><draw:object xlink:href="./Object 124" xlink:type="simple" xlink:show="embed" xlink:actuate="onLoad"/><draw:image xlink:href="./ObjectReplacements/Object 124" xlink:type="simple" xlink:show="embed" xlink:actuate="onLoad"/></draw:frame></text:span><text:span text:style-name="T33">ger:</text:span></text:p>
      <text:p text:style-name="P5"/>
      <text:p text:style-name="P5"><draw:frame draw:style-name="fr3" draw:name="Object125" text:anchor-type="as-char" svg:width="5.211cm" svg:height="1.194cm" draw:z-index="12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5"/>
      <text:p text:style-name="P9"><text:span text:style-name="T33">Ansätt andra lösningen</text:span><text:span text:style-name="T33"><draw:frame draw:style-name="fr3" draw:name="Object126" text:anchor-type="as-char" svg:width="3.112cm" svg:height="0.631cm" draw:z-index="125"><draw:object xlink:href="./Object 126" xlink:type="simple" xlink:show="embed" xlink:actuate="onLoad"/><draw:image xlink:href="./ObjectReplacements/Object 126" xlink:type="simple" xlink:show="embed" xlink:actuate="onLoad"/></draw:frame></text:span></text:p>
      <text:p text:style-name="P5"/>
      <text:p text:style-name="P5"/>
      <text:p text:style-name="P5"><draw:frame draw:style-name="fr6" draw:name="Object127" text:anchor-type="as-char" svg:width="7.643cm" svg:height="0.653cm" draw:z-index="126"><draw:object xlink:href="./Object 127" xlink:type="simple" xlink:show="embed" xlink:actuate="onLoad"/><draw:image xlink:href="./ObjectReplacements/Object 127" xlink:type="simple" xlink:show="embed" xlink:actuate="onLoad"/></draw:frame></text:p>
      <text:p text:style-name="P5"/>
      <text:p text:style-name="P5"><draw:frame draw:style-name="fr6" draw:name="Object128" text:anchor-type="as-char" svg:width="5.212cm" svg:height="0.626cm" draw:z-index="12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5"/>
      <text:p text:style-name="P4"><text:span text:style-name="T1">t</text:span><text:span text:style-name="T22">1</text:span><text:span text:style-name="T1">:<text:tab/></text:span><text:span text:style-name="T1"><draw:frame draw:style-name="fr6" draw:name="Object129" text:anchor-type="as-char" svg:width="2.769cm" svg:height="0.631cm" draw:z-index="128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5"/>
      <text:p text:style-name="P4"><text:span text:style-name="T1">t</text:span><text:span text:style-name="T22">0</text:span><text:span text:style-name="T1">:<text:tab/></text:span><text:span text:style-name="T1"><draw:frame draw:style-name="fr6" draw:name="Object130" text:anchor-type="as-char" svg:width="2.743cm" svg:height="0.626cm" draw:z-index="129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5"/>
      <text:p text:style-name="P5"><draw:frame draw:style-name="fr6" draw:name="Object131" text:anchor-type="as-char" svg:width="0.439cm" svg:height="0.557cm" draw:z-index="130"><draw:object xlink:href="./Object 131" xlink:type="simple" xlink:show="embed" xlink:actuate="onLoad"/><draw:image xlink:href="./ObjectReplacements/Object 131" xlink:type="simple" xlink:show="embed" xlink:actuate="onLoad"/></draw:frame>är en egenvektorer</text:p>
      <text:p text:style-name="P5"><text:soft-page-break/><draw:frame draw:style-name="fr3" draw:name="Object132" text:anchor-type="as-char" svg:width="5.098cm" svg:height="1.194cm" draw:z-index="131"><draw:object xlink:href="./Object 132" xlink:type="simple" xlink:show="embed" xlink:actuate="onLoad"/><draw:image xlink:href="./ObjectReplacements/Object 132" xlink:type="simple" xlink:show="embed" xlink:actuate="onLoad"/></draw:frame></text:p>
      <text:p text:style-name="P5"/>
      <text:p text:style-name="P5"><draw:frame draw:style-name="fr3" draw:name="Object133" text:anchor-type="as-char" svg:width="4.784cm" svg:height="1.215cm" draw:z-index="132"><draw:object xlink:href="./Object 133" xlink:type="simple" xlink:show="embed" xlink:actuate="onLoad"/><draw:image xlink:href="./ObjectReplacements/Object 133" xlink:type="simple" xlink:show="embed" xlink:actuate="onLoad"/></draw:frame></text:p>
      <text:p text:style-name="P5"/>
      <text:p text:style-name="P5"/>
      <text:p text:style-name="P5"/>
      <text:p text:style-name="P5">⁅z.c.8.2.36.⁆</text:p>
      <text:p text:style-name="P5"/>
      <text:p text:style-name="P5"><draw:frame draw:style-name="fr3" draw:name="Object134" text:anchor-type="as-char" svg:width="7.244cm" svg:height="2.325cm" draw:z-index="133"><draw:object xlink:href="./Object 134" xlink:type="simple" xlink:show="embed" xlink:actuate="onLoad"/><draw:image xlink:href="./ObjectReplacements/Object 134" xlink:type="simple" xlink:show="embed" xlink:actuate="onLoad"/></draw:frame></text:p>
      <text:p text:style-name="P5"/>
      <text:p text:style-name="P5"><draw:frame draw:style-name="fr3" draw:name="Object135" text:anchor-type="as-char" svg:width="9.118cm" svg:height="1.166cm" draw:z-index="13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"/>
      <text:p text:style-name="P5">λ<text:span text:style-name="T6">1, 2</text:span> = 5 ± 3i</text:p>
      <text:p text:style-name="P5"/>
      <text:p text:style-name="P5"><draw:frame draw:style-name="fr3" draw:name="Object136" text:anchor-type="as-char" svg:width="12.254cm" svg:height="1.194cm" draw:z-index="135"><draw:object xlink:href="./Object 136" xlink:type="simple" xlink:show="embed" xlink:actuate="onLoad"/><draw:image xlink:href="./ObjectReplacements/Object 136" xlink:type="simple" xlink:show="embed" xlink:actuate="onLoad"/></draw:frame></text:p>
      <text:p text:style-name="P5"/>
      <text:p text:style-name="P5"><draw:frame draw:style-name="fr6" draw:name="Object137" text:anchor-type="as-char" svg:width="10.179cm" svg:height="1.215cm" draw:z-index="136"><draw:object xlink:href="./Object 137" xlink:type="simple" xlink:show="embed" xlink:actuate="onLoad"/><draw:image xlink:href="./ObjectReplacements/Object 137" xlink:type="simple" xlink:show="embed" xlink:actuate="onLoad"/></draw:frame></text:p>
      <text:p text:style-name="P5"/>
      <text:p text:style-name="P5"><draw:frame draw:style-name="fr6" draw:name="Object138" text:anchor-type="as-char" svg:width="12.091cm" svg:height="3.411cm" draw:z-index="137"><draw:object xlink:href="./Object 138" xlink:type="simple" xlink:show="embed" xlink:actuate="onLoad"/><draw:image xlink:href="./ObjectReplacements/Object 138" xlink:type="simple" xlink:show="embed" xlink:actuate="onLoad"/></draw:frame></text:p>
      <text:p text:style-name="P5"/>
      <text:p text:style-name="P5"/>
      <text:p text:style-name="P5"/>
      <text:p text:style-name="P5"/>
      <text:p text:style-name="P5">⁅z.c.8.3.13.⁆</text:p>
      <text:p text:style-name="P5"/>
      <text:p text:style-name="P5"><draw:frame draw:style-name="fr3" draw:name="Object139" text:anchor-type="as-char" svg:width="5.091cm" svg:height="1.194cm" draw:z-index="138"><draw:object xlink:href="./Object 139" xlink:type="simple" xlink:show="embed" xlink:actuate="onLoad"/><draw:image xlink:href="./ObjectReplacements/Object 139" xlink:type="simple" xlink:show="embed" xlink:actuate="onLoad"/></draw:frame></text:p>
      <text:p text:style-name="P5"/>
      <text:p text:style-name="P5">Bestäm en fundamentalmatris <text:s/><text:span text:style-name="T3">Φ</text:span><text:span text:style-name="T2">(t) </text:span>!</text:p>
      <text:p text:style-name="P5"/>
      <text:p text:style-name="P5"><draw:frame draw:style-name="fr3" draw:name="Object140" text:anchor-type="as-char" svg:width="2.942cm" svg:height="1.168cm" draw:z-index="139"><draw:object xlink:href="./Object 140" xlink:type="simple" xlink:show="embed" xlink:actuate="onLoad"/><draw:image xlink:href="./ObjectReplacements/Object 140" xlink:type="simple" xlink:show="embed" xlink:actuate="onLoad"/></draw:frame></text:p>
      <text:p text:style-name="P5"/>
      <text:p text:style-name="P5"><text:soft-page-break/><draw:frame draw:style-name="fr3" draw:name="Object141" text:anchor-type="as-char" svg:width="5.472cm" svg:height="1.166cm" draw:z-index="140"><draw:object xlink:href="./Object 141" xlink:type="simple" xlink:show="embed" xlink:actuate="onLoad"/><draw:image xlink:href="./ObjectReplacements/Object 141" xlink:type="simple" xlink:show="embed" xlink:actuate="onLoad"/></draw:frame></text:p>
      <text:p text:style-name="P5"/>
      <text:p text:style-name="P5">λ<text:span text:style-name="T6">1, 2</text:span> = 1 ± i</text:p>
      <text:p text:style-name="P5"/>
      <text:p text:style-name="P5">Bestäm en komplex egenvektor!</text:p>
      <text:p text:style-name="P5"/>
      <text:p text:style-name="P9"><text:span text:style-name="T33">Insättning i</text:span><text:span text:style-name="T33"><draw:frame draw:style-name="fr3" draw:name="Object142" text:anchor-type="as-char" svg:width="2.621cm" svg:height="0.57cm" draw:z-index="141"><draw:object xlink:href="./Object 142" xlink:type="simple" xlink:show="embed" xlink:actuate="onLoad"/><draw:image xlink:href="./ObjectReplacements/Object 142" xlink:type="simple" xlink:show="embed" xlink:actuate="onLoad"/></draw:frame></text:span><text:span text:style-name="T33">ger:</text:span></text:p>
      <text:p text:style-name="P5"/>
      <text:p text:style-name="P5"><draw:frame draw:style-name="fr3" draw:name="Object143" text:anchor-type="as-char" svg:width="10.388cm" svg:height="1.198cm" draw:z-index="142"><draw:object xlink:href="./Object 143" xlink:type="simple" xlink:show="embed" xlink:actuate="onLoad"/><draw:image xlink:href="./ObjectReplacements/Object 143" xlink:type="simple" xlink:show="embed" xlink:actuate="onLoad"/></draw:frame></text:p>
      <text:p text:style-name="P5"/>
      <text:p text:style-name="P5"><draw:frame draw:style-name="fr6" draw:name="Object144" text:anchor-type="as-char" svg:width="8.782cm" svg:height="1.438cm" draw:z-index="143"><draw:object xlink:href="./Object 144" xlink:type="simple" xlink:show="embed" xlink:actuate="onLoad"/><draw:image xlink:href="./ObjectReplacements/Object 144" xlink:type="simple" xlink:show="embed" xlink:actuate="onLoad"/></draw:frame></text:p>
      <text:p text:style-name="P5"/>
      <text:p text:style-name="P5"><draw:frame draw:style-name="fr6" draw:name="Object145" text:anchor-type="as-char" svg:width="9.386cm" svg:height="2.697cm" draw:z-index="144"><draw:object xlink:href="./Object 145" xlink:type="simple" xlink:show="embed" xlink:actuate="onLoad"/><draw:image xlink:href="./ObjectReplacements/Object 145" xlink:type="simple" xlink:show="embed" xlink:actuate="onLoad"/></draw:frame></text:p>
      <text:p text:style-name="P5"/>
      <text:p text:style-name="P5">Fundamentalmatrisen:<draw:frame draw:style-name="fr3" draw:name="Object146" text:anchor-type="as-char" svg:width="4.967cm" svg:height="1.168cm" draw:z-index="145"><draw:object xlink:href="./Object 146" xlink:type="simple" xlink:show="embed" xlink:actuate="onLoad"/><draw:image xlink:href="./ObjectReplacements/Object 146" xlink:type="simple" xlink:show="embed" xlink:actuate="onLoad"/></draw:frame></text:p>
      <text:p text:style-name="P5"/>
      <text:p text:style-name="P5"><draw:frame draw:style-name="fr3" draw:name="Object147" text:anchor-type="as-char" svg:width="6.108cm" svg:height="0.637cm" draw:z-index="146"><draw:object xlink:href="./Object 147" xlink:type="simple" xlink:show="embed" xlink:actuate="onLoad"/><draw:image xlink:href="./ObjectReplacements/Object 147" xlink:type="simple" xlink:show="embed" xlink:actuate="onLoad"/></draw:frame></text:p>
      <text:p text:style-name="P5"/>
      <text:p text:style-name="P5"><draw:frame draw:style-name="fr3" draw:name="Object148" text:anchor-type="as-char" svg:width="5.496cm" svg:height="1.168cm" draw:z-index="147"><draw:object xlink:href="./Object 148" xlink:type="simple" xlink:show="embed" xlink:actuate="onLoad"/><draw:image xlink:href="./ObjectReplacements/Object 148" xlink:type="simple" xlink:show="embed" xlink:actuate="onLoad"/></draw:frame></text:p>
      <text:p text:style-name="P5"/>
      <text:p text:style-name="P5"/>
      <text:p text:style-name="P5"><draw:frame draw:style-name="fr3" draw:name="Object149" text:anchor-type="as-char" svg:width="10.079cm" svg:height="1.194cm" draw:z-index="148"><draw:object xlink:href="./Object 149" xlink:type="simple" xlink:show="embed" xlink:actuate="onLoad"/><draw:image xlink:href="./ObjectReplacements/Object 149" xlink:type="simple" xlink:show="embed" xlink:actuate="onLoad"/></draw:frame></text:p>
      <text:p text:style-name="P5"/>
      <text:p text:style-name="P5"><draw:frame draw:style-name="fr3" draw:name="Object150" text:anchor-type="as-char" svg:width="7.604cm" svg:height="1.194cm" draw:z-index="149"><draw:object xlink:href="./Object 150" xlink:type="simple" xlink:show="embed" xlink:actuate="onLoad"/><draw:image xlink:href="./ObjectReplacements/Object 150" xlink:type="simple" xlink:show="embed" xlink:actuate="onLoad"/></draw:frame></text:p>
      <text:p text:style-name="P5"/>
      <text:p text:style-name="P5"><draw:frame draw:style-name="fr3" draw:name="Object151" text:anchor-type="as-char" svg:width="10.266cm" svg:height="1.194cm" draw:z-index="150"><draw:object xlink:href="./Object 151" xlink:type="simple" xlink:show="embed" xlink:actuate="onLoad"/><draw:image xlink:href="./ObjectReplacements/Object 151" xlink:type="simple" xlink:show="embed" xlink:actuate="onLoad"/></draw:frame></text:p>
      <text:p text:style-name="P5"/>
      <text:p text:style-name="P3"/>
      <text:p text:style-name="P21">2010–(09)sep–14: <text:s/>dag 6, 11</text:p>
      <text:p text:style-name="P3"/>
      <text:p text:style-name="P5">Veriferia att<draw:frame draw:style-name="fr3" draw:name="Object152" text:anchor-type="as-char" svg:width="2.626cm" svg:height="1.235cm" draw:z-index="151"><draw:object xlink:href="./Object 152" xlink:type="simple" xlink:show="embed" xlink:actuate="onLoad"/><draw:image xlink:href="./ObjectReplacements/Object 152" xlink:type="simple" xlink:show="embed" xlink:actuate="onLoad"/></draw:frame></text:p>
      <text:p text:style-name="P5"/>
      <text:p text:style-name="P5">är en lösning till<draw:frame draw:style-name="fr3" draw:name="Object153" text:anchor-type="as-char" svg:width="3.247cm" svg:height="1.774cm" draw:z-index="152"><draw:object xlink:href="./Object 153" xlink:type="simple" xlink:show="embed" xlink:actuate="onLoad"/><draw:image xlink:href="./ObjectReplacements/Object 153" xlink:type="simple" xlink:show="embed" xlink:actuate="onLoad"/></draw:frame></text:p>
      <text:p text:style-name="P5"/>
      <text:p text:style-name="P5"><draw:frame draw:style-name="fr3" draw:name="Object154" text:anchor-type="as-char" svg:width="6.242cm" svg:height="1.916cm" draw:z-index="153"><draw:object xlink:href="./Object 154" xlink:type="simple" xlink:show="embed" xlink:actuate="onLoad"/><draw:image xlink:href="./ObjectReplacements/Object 154" xlink:type="simple" xlink:show="embed" xlink:actuate="onLoad"/></draw:frame></text:p>
      <text:p text:style-name="P5"/>
      <text:p text:style-name="P5"><draw:frame draw:style-name="fr3" draw:name="Object155" text:anchor-type="as-char" svg:width="8.438cm" svg:height="2.402cm" draw:z-index="154"><draw:object xlink:href="./Object 155" xlink:type="simple" xlink:show="embed" xlink:actuate="onLoad"/><draw:image xlink:href="./ObjectReplacements/Object 155" xlink:type="simple" xlink:show="embed" xlink:actuate="onLoad"/></draw:frame></text:p>
      <text:p text:style-name="P5"/>
      <text:p text:style-name="P5">Egentligen behöver vi verifiera att<draw:frame draw:style-name="fr3" draw:name="Object156" text:anchor-type="as-char" svg:width="1.803cm" svg:height="0.492cm" draw:z-index="155"><draw:object xlink:href="./Object 156" xlink:type="simple" xlink:show="embed" xlink:actuate="onLoad"/><draw:image xlink:href="./ObjectReplacements/Object 156" xlink:type="simple" xlink:show="embed" xlink:actuate="onLoad"/></draw:frame>, det vill säga att<draw:frame draw:style-name="fr3" draw:name="Object157" text:anchor-type="as-char" svg:width="0.46cm" svg:height="0.492cm" draw:z-index="156"><draw:object xlink:href="./Object 157" xlink:type="simple" xlink:show="embed" xlink:actuate="onLoad"/><draw:image xlink:href="./ObjectReplacements/Object 157" xlink:type="simple" xlink:show="embed" xlink:actuate="onLoad"/></draw:frame>är en egenvektor för <text:span text:style-name="T42">A</text:span> med egenvärdet λ.</text:p>
      <text:p text:style-name="P5"/>
      <text:p text:style-name="P5"><draw:frame draw:style-name="fr3" draw:name="Object158" text:anchor-type="as-char" svg:width="10.188cm" svg:height="1.803cm" draw:z-index="157"><draw:object xlink:href="./Object 158" xlink:type="simple" xlink:show="embed" xlink:actuate="onLoad"/><draw:image xlink:href="./ObjectReplacements/Object 158" xlink:type="simple" xlink:show="embed" xlink:actuate="onLoad"/></draw:frame></text:p>
      <text:p text:style-name="P5"/>
      <text:p text:style-name="P5"/>
      <text:p text:style-name="P5">Stämmer!</text:p>
      <text:p text:style-name="P5"/>
      <text:p text:style-name="P5"/>
      <text:p text:style-name="P5"/>
      <text:p text:style-name="P5"/>
      <text:p text:style-name="P5"/>
      <text:p text:style-name="P5">Bestem den allmänna lösnngen till</text:p>
      <text:p text:style-name="P5"/>
      <text:p text:style-name="P5"><draw:frame draw:style-name="fr3" draw:name="Object159" text:anchor-type="as-char" svg:width="6.294cm" svg:height="1.796cm" draw:z-index="158"><draw:object xlink:href="./Object 159" xlink:type="simple" xlink:show="embed" xlink:actuate="onLoad"/><draw:image xlink:href="./ObjectReplacements/Object 159" xlink:type="simple" xlink:show="embed" xlink:actuate="onLoad"/></draw:frame></text:p>
      <text:p text:style-name="P5"/>
      <text:p text:style-name="P5">Sök egenvärden till <text:span text:style-name="T42">A</text:span></text:p>
      <text:p text:style-name="P5"/>
      <text:p text:style-name="P5"><draw:frame draw:style-name="fr3" draw:name="Object160" text:anchor-type="as-char" svg:width="10.342cm" svg:height="1.166cm" draw:z-index="159"><draw:object xlink:href="./Object 160" xlink:type="simple" xlink:show="embed" xlink:actuate="onLoad"/><draw:image xlink:href="./ObjectReplacements/Object 160" xlink:type="simple" xlink:show="embed" xlink:actuate="onLoad"/></draw:frame></text:p>
      <text:p text:style-name="P5"/>
      <text:p text:style-name="P5"><draw:frame draw:style-name="fr3" draw:name="Object161" text:anchor-type="as-char" svg:width="5.542cm" svg:height="0.554cm" draw:z-index="160"><draw:object xlink:href="./Object 161" xlink:type="simple" xlink:show="embed" xlink:actuate="onLoad"/><draw:image xlink:href="./ObjectReplacements/Object 161" xlink:type="simple" xlink:show="embed" xlink:actuate="onLoad"/></draw:frame></text:p>
      <text:p text:style-name="P5"/>
      <text:p text:style-name="P19">λ<text:span text:style-name="T6">1</text:span> = 9<text:tab/>söker<draw:frame draw:style-name="fr3" draw:name="Object162" text:anchor-type="as-char" svg:width="0.639cm" svg:height="0.563cm" draw:z-index="161"><draw:object xlink:href="./Object 162" xlink:type="simple" xlink:show="embed" xlink:actuate="onLoad"/><draw:image xlink:href="./ObjectReplacements/Object 162" xlink:type="simple" xlink:show="embed" xlink:actuate="onLoad"/></draw:frame>så att</text:p>
      <text:p text:style-name="P5"/>
      <text:p text:style-name="P5"><text:tab/><draw:frame draw:style-name="fr3" draw:name="Object163" text:anchor-type="as-char" svg:width="2.783cm" svg:height="0.631cm" draw:z-index="162"><draw:object xlink:href="./Object 163" xlink:type="simple" xlink:show="embed" xlink:actuate="onLoad"/><draw:image xlink:href="./ObjectReplacements/Object 163" xlink:type="simple" xlink:show="embed" xlink:actuate="onLoad"/></draw:frame></text:p>
      <text:p text:style-name="P5"/>
      <text:p text:style-name="P5"><draw:frame draw:style-name="fr3" draw:name="Object164" text:anchor-type="as-char" svg:width="3.849cm" svg:height="1.194cm" draw:z-index="163"><draw:object xlink:href="./Object 164" xlink:type="simple" xlink:show="embed" xlink:actuate="onLoad"/><draw:image xlink:href="./ObjectReplacements/Object 164" xlink:type="simple" xlink:show="embed" xlink:actuate="onLoad"/></draw:frame><text:tab/><text:tab/><draw:frame draw:style-name="fr3" draw:name="Object165" text:anchor-type="as-char" svg:width="1.864cm" svg:height="1.106cm" draw:z-index="164"><draw:object xlink:href="./Object 165" xlink:type="simple" xlink:show="embed" xlink:actuate="onLoad"/><draw:image xlink:href="./ObjectReplacements/Object 165" xlink:type="simple" xlink:show="embed" xlink:actuate="onLoad"/></draw:frame></text:p>
      <text:p text:style-name="P5"/>
      <text:p text:style-name="P5"/>
      <text:p text:style-name="P5">λ<text:span text:style-name="T6">2</text:span> = –4</text:p>
      <text:p text:style-name="P5"/>
      <text:p text:style-name="P5"><draw:frame draw:style-name="fr3" draw:name="Object166" text:anchor-type="as-char" svg:width="3.231cm" svg:height="1.194cm" draw:z-index="165"><draw:object xlink:href="./Object 166" xlink:type="simple" xlink:show="embed" xlink:actuate="onLoad"/><draw:image xlink:href="./ObjectReplacements/Object 166" xlink:type="simple" xlink:show="embed" xlink:actuate="onLoad"/></draw:frame><text:tab/><text:tab/><draw:frame draw:style-name="fr7" draw:name="Object167" text:anchor-type="as-char" svg:y="-0.714cm" svg:width="2.443cm" svg:height="1.106cm" draw:z-index="166"><draw:object xlink:href="./Object 167" xlink:type="simple" xlink:show="embed" xlink:actuate="onLoad"/><draw:image xlink:href="./ObjectReplacements/Object 167" xlink:type="simple" xlink:show="embed" xlink:actuate="onLoad"/></draw:frame></text:p>
      <text:p text:style-name="P5"/>
      <text:p text:style-name="P5"/>
      <text:p text:style-name="P5">Vi har två linjärt oberoende lösningar:</text:p>
      <text:p text:style-name="P5"/>
      <text:p text:style-name="P5"><text:tab/><draw:frame draw:style-name="fr7" draw:name="Object168" text:anchor-type="as-char" svg:y="-0.714cm" svg:width="3.679cm" svg:height="1.106cm" draw:z-index="167"><draw:object xlink:href="./Object 168" xlink:type="simple" xlink:show="embed" xlink:actuate="onLoad"/><draw:image xlink:href="./ObjectReplacements/Object 168" xlink:type="simple" xlink:show="embed" xlink:actuate="onLoad"/></draw:frame> <text:s/>och <text:s/><draw:frame draw:style-name="fr7" draw:name="Object169" text:anchor-type="as-char" svg:y="-0.714cm" svg:width="4.44cm" svg:height="1.106cm" draw:z-index="168"><draw:object xlink:href="./Object 169" xlink:type="simple" xlink:show="embed" xlink:actuate="onLoad"/><draw:image xlink:href="./ObjectReplacements/Object 169" xlink:type="simple" xlink:show="embed" xlink:actuate="onLoad"/></draw:frame></text:p>
      <text:p text:style-name="P5"/>
      <text:p text:style-name="P5"/>
      <text:p text:style-name="P9"><text:span text:style-name="T33"><draw:frame draw:style-name="fr7" draw:name="Object170" text:anchor-type="as-char" svg:y="-0.714cm" svg:width="5.225cm" svg:height="1.106cm" draw:z-index="169"><draw:object xlink:href="./Object 170" xlink:type="simple" xlink:show="embed" xlink:actuate="onLoad"/><draw:image xlink:href="./ObjectReplacements/Object 170" xlink:type="simple" xlink:show="embed" xlink:actuate="onLoad"/></draw:frame></text:span><text:span text:style-name="T33"><text:tab/>c</text:span><text:span text:style-name="T14">1</text:span><text:span text:style-name="T33">, c</text:span><text:span text:style-name="T14">2</text:span><text:span text:style-name="T33"> </text:span>∈ ℝ</text:p>
      <text:p text:style-name="P5"/>
      <text:p text:style-name="P5"/>
      <text:p text:style-name="P5"/>
      <text:p text:style-name="P5"/>
      <text:p text:style-name="P5"/>
      <text:p text:style-name="P5">Ange hastighetsvektorn i punkten (2; 11)!</text:p>
      <text:p text:style-name="P5"/>
      <text:p text:style-name="P5"><draw:frame draw:style-name="fr1" draw:name="graphics1" text:anchor-type="paragraph" svg:x="7.68cm" svg:y="0cm" svg:width="9.172cm" svg:height="6.703cm" draw:z-index="192"><draw:image xlink:href="Pictures/200000A3000023D400001A2FDCACAC36.svm" xlink:type="simple" xlink:show="embed" xlink:actuate="onLoad"/></draw:frame><draw:frame draw:style-name="fr3" draw:name="Object171" text:anchor-type="as-char" svg:width="6.257cm" svg:height="1.106cm" draw:z-index="170"><draw:object xlink:href="./Object 171" xlink:type="simple" xlink:show="embed" xlink:actuate="onLoad"/><draw:image xlink:href="./ObjectReplacements/Object 171" xlink:type="simple" xlink:show="embed" xlink:actuate="onLoad"/></draw:frame></text:p>
      <text:p text:style-name="P5"/>
      <text:p text:style-name="P19">Bestäm lösningen till BVP</text:p>
      <text:p text:style-name="P5"/>
      <text:p text:style-name="P9"><text:span text:style-name="T33"><draw:frame draw:style-name="fr3" draw:name="Object172" text:anchor-type="as-char" svg:width="2.942cm" svg:height="1.168cm" draw:z-index="171"><draw:object xlink:href="./Object 172" xlink:type="simple" xlink:show="embed" xlink:actuate="onLoad"/><draw:image xlink:href="./ObjectReplacements/Object 172" xlink:type="simple" xlink:show="embed" xlink:actuate="onLoad"/></draw:frame></text:span><text:span text:style-name="T33">,<text:tab/></text:span><text:span text:style-name="T33"><draw:frame draw:style-name="fr3" draw:name="Object173" text:anchor-type="as-char" svg:width="2.415cm" svg:height="1.106cm" draw:z-index="172"><draw:object xlink:href="./Object 173" xlink:type="simple" xlink:show="embed" xlink:actuate="onLoad"/><draw:image xlink:href="./ObjectReplacements/Object 173" xlink:type="simple" xlink:show="embed" xlink:actuate="onLoad"/></draw:frame></text:span></text:p>
      <text:p text:style-name="P5"/>
      <text:p text:style-name="P5"/>
      <text:p text:style-name="P5"><draw:frame draw:style-name="fr3" draw:name="Object174" text:anchor-type="as-char" svg:width="9.357cm" svg:height="1.166cm" draw:z-index="173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"/>
      <text:p text:style-name="P6"><text:span text:style-name="T5">λ</text:span><text:span text:style-name="T14">1, 2</text:span><text:span text:style-name="T5"> = 5 ± 2i</text:span></text:p>
      <text:p text:style-name="P5"/>
      <text:p text:style-name="P5"/>
      <text:p text:style-name="P5"><draw:frame draw:style-name="fr3" draw:name="Object175" text:anchor-type="as-char" svg:width="8.878cm" svg:height="1.168cm" draw:z-index="174"><draw:object xlink:href="./Object 175" xlink:type="simple" xlink:show="embed" xlink:actuate="onLoad"/><draw:image xlink:href="./ObjectReplacements/Object 175" xlink:type="simple" xlink:show="embed" xlink:actuate="onLoad"/></draw:frame></text:p>
      <text:p text:style-name="P5"/>
      <text:p text:style-name="P5">Rad 1 och rad 2 är alltid linjärt beroende.</text:p>
      <text:p text:style-name="P5"/>
      <text:p text:style-name="P5"><draw:frame draw:style-name="fr3" draw:name="Object176" text:anchor-type="as-char" svg:width="3.387cm" svg:height="0.631cm" draw:z-index="175"><draw:object xlink:href="./Object 176" xlink:type="simple" xlink:show="embed" xlink:actuate="onLoad"/><draw:image xlink:href="./ObjectReplacements/Object 176" xlink:type="simple" xlink:show="embed" xlink:actuate="onLoad"/></draw:frame></text:p>
      <text:p text:style-name="P5"/>
      <text:p text:style-name="P5"><draw:frame draw:style-name="fr3" draw:name="Object177" text:anchor-type="as-char" svg:width="2.438cm" svg:height="1.106cm" draw:z-index="176"><draw:object xlink:href="./Object 177" xlink:type="simple" xlink:show="embed" xlink:actuate="onLoad"/><draw:image xlink:href="./ObjectReplacements/Object 177" xlink:type="simple" xlink:show="embed" xlink:actuate="onLoad"/></draw:frame></text:p>
      <text:p text:style-name="P5"/>
      <text:p text:style-name="P5"/>
      <text:p text:style-name="P5"><draw:frame draw:style-name="fr3" draw:name="Object178" text:anchor-type="as-char" svg:width="11.181cm" svg:height="1.115cm" draw:z-index="177"><draw:object xlink:href="./Object 178" xlink:type="simple" xlink:show="embed" xlink:actuate="onLoad"/><draw:image xlink:href="./ObjectReplacements/Object 178" xlink:type="simple" xlink:show="embed" xlink:actuate="onLoad"/></draw:frame></text:p>
      <text:p text:style-name="P5"/>
      <text:p text:style-name="P5"><draw:frame draw:style-name="fr3" draw:name="Object179" text:anchor-type="as-char" svg:width="8.901cm" svg:height="1.106cm" draw:z-index="178"><draw:object xlink:href="./Object 179" xlink:type="simple" xlink:show="embed" xlink:actuate="onLoad"/><draw:image xlink:href="./ObjectReplacements/Object 179" xlink:type="simple" xlink:show="embed" xlink:actuate="onLoad"/></draw:frame></text:p>
      <text:p text:style-name="P5"/>
      <text:p text:style-name="P5"><draw:frame draw:style-name="fr3" draw:name="Object180" text:anchor-type="as-char" svg:width="9.902cm" svg:height="1.797cm" draw:z-index="179"><draw:object xlink:href="./Object 180" xlink:type="simple" xlink:show="embed" xlink:actuate="onLoad"/><draw:image xlink:href="./ObjectReplacements/Object 180" xlink:type="simple" xlink:show="embed" xlink:actuate="onLoad"/></draw:frame></text:p>
      <text:p text:style-name="P5"/>
      <text:p text:style-name="P20"><text:span text:style-name="T5">λ</text:span><text:span text:style-name="T14">1</text:span><text:span text:style-name="T5"> = 0:</text:span></text:p>
      <text:p text:style-name="P5"/>
      <text:p text:style-name="P6"><text:span text:style-name="T5"><text:tab/></text:span><text:span text:style-name="T5"><draw:frame draw:style-name="fr3" draw:name="Object181" text:anchor-type="as-char" svg:width="2.736cm" svg:height="1.168cm" draw:z-index="180"><draw:object xlink:href="./Object 181" xlink:type="simple" xlink:show="embed" xlink:actuate="onLoad"/><draw:image xlink:href="./ObjectReplacements/Object 181" xlink:type="simple" xlink:show="embed" xlink:actuate="onLoad"/></draw:frame></text:span><text:span text:style-name="T5"><text:tab/><text:tab/></text:span><text:span text:style-name="T5"><draw:frame draw:style-name="fr3" draw:name="Object182" text:anchor-type="as-char" svg:width="1.697cm" svg:height="1.106cm" draw:z-index="181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5"/>
      <text:p text:style-name="P5"/>
      <text:p text:style-name="P6"><text:span text:style-name="T5">λ</text:span><text:span text:style-name="T14">2</text:span><text:span text:style-name="T5"> = 1:</text:span></text:p>
      <text:p text:style-name="P5"/>
      <text:p text:style-name="P6"><text:span text:style-name="T5"><text:tab/></text:span><text:span text:style-name="T5"><draw:frame draw:style-name="fr3" draw:name="Object183" text:anchor-type="as-char" svg:width="2.736cm" svg:height="1.168cm" draw:z-index="182"><draw:object xlink:href="./Object 183" xlink:type="simple" xlink:show="embed" xlink:actuate="onLoad"/><draw:image xlink:href="./ObjectReplacements/Object 183" xlink:type="simple" xlink:show="embed" xlink:actuate="onLoad"/></draw:frame></text:span><text:span text:style-name="T5"><text:tab/><text:tab/></text:span><text:span text:style-name="T5"><draw:frame draw:style-name="fr3" draw:name="Object184" text:anchor-type="as-char" svg:width="1.697cm" svg:height="1.106cm" draw:z-index="183"><draw:object xlink:href="./Object 184" xlink:type="simple" xlink:show="embed" xlink:actuate="onLoad"/><draw:image xlink:href="./ObjectReplacements/Object 184" xlink:type="simple" xlink:show="embed" xlink:actuate="onLoad"/></draw:frame></text:span></text:p>
      <text:p text:style-name="P5"/>
      <text:p text:style-name="P5"/>
      <text:p text:style-name="P5"><draw:frame draw:style-name="fr7" draw:name="Object185" text:anchor-type="as-char" svg:y="-0.714cm" svg:width="4.371cm" svg:height="1.106cm" draw:z-index="184"><draw:object xlink:href="./Object 185" xlink:type="simple" xlink:show="embed" xlink:actuate="onLoad"/><draw:image xlink:href="./ObjectReplacements/Object 185" xlink:type="simple" xlink:show="embed" xlink:actuate="onLoad"/></draw:frame></text:p>
      <text:p text:style-name="P5"/>
      <text:p text:style-name="P5"><draw:frame draw:style-name="fr7" draw:name="Object186" text:anchor-type="as-char" svg:y="-0.714cm" svg:width="3.141cm" svg:height="1.286cm" draw:z-index="185"><draw:object xlink:href="./Object 186" xlink:type="simple" xlink:show="embed" xlink:actuate="onLoad"/><draw:image xlink:href="./ObjectReplacements/Object 186" xlink:type="simple" xlink:show="embed" xlink:actuate="onLoad"/></draw:frame></text:p>
      <text:p text:style-name="P5"/>
      <text:p text:style-name="P5">Formeln<text:tab/>(se sida 330 eller Beta)</text:p>
      <text:p text:style-name="P5"/>
      <text:p text:style-name="P6"><text:span text:style-name="T5"><draw:frame draw:style-name="fr7" draw:name="Object187" text:anchor-type="as-char" svg:y="-0.635cm" svg:width="4.994cm" svg:height="0.796cm" draw:z-index="186"><draw:object xlink:href="./Object 187" xlink:type="simple" xlink:show="embed" xlink:actuate="onLoad"/><draw:image xlink:href="./ObjectReplacements/Object 187" xlink:type="simple" xlink:show="embed" xlink:actuate="onLoad"/></draw:frame></text:span><text:span text:style-name="T5"><text:tab/><text:tab/></text:span><text:span text:style-name="T5"><draw:frame draw:style-name="fr7" draw:name="Object188" text:anchor-type="as-char" svg:y="-0.476cm" svg:width="0.975cm" svg:height="0.564cm" draw:z-index="187"><draw:object xlink:href="./Object 188" xlink:type="simple" xlink:show="embed" xlink:actuate="onLoad"/><draw:image xlink:href="./ObjectReplacements/Object 188" xlink:type="simple" xlink:show="embed" xlink:actuate="onLoad"/></draw:frame></text:span><text:span text:style-name="T5">är den inhomogena delen.</text:span></text:p>
      <text:p text:style-name="P5"/>
      <text:p text:style-name="P5"/>
      <text:p text:style-name="P6"><text:span text:style-name="T5">Söker</text:span><text:span text:style-name="T5"><draw:frame draw:style-name="fr7" draw:name="Object189" text:anchor-type="as-char" svg:y="-0.476cm" svg:width="1.438cm" svg:height="0.554cm" draw:z-index="188"><draw:object xlink:href="./Object 189" xlink:type="simple" xlink:show="embed" xlink:actuate="onLoad"/><draw:image xlink:href="./ObjectReplacements/Object 189" xlink:type="simple" xlink:show="embed" xlink:actuate="onLoad"/></draw:frame></text:span></text:p>
      <text:p text:style-name="P5"/>
      <text:p text:style-name="P5"><draw:frame draw:style-name="fr7" draw:name="Object190" text:anchor-type="as-char" svg:y="-0.529cm" svg:width="9.604cm" svg:height="1.834cm" draw:z-index="189"><draw:object xlink:href="./Object 190" xlink:type="simple" xlink:show="embed" xlink:actuate="onLoad"/><draw:image xlink:href="./ObjectReplacements/Object 190" xlink:type="simple" xlink:show="embed" xlink:actuate="onLoad"/></draw:frame></text:p>
      <text:p text:style-name="P5"/>
      <text:p text:style-name="P5"><draw:frame draw:style-name="fr7" draw:name="Object191" text:anchor-type="as-char" svg:y="-0.714cm" svg:width="11.834cm" svg:height="2.215cm" draw:z-index="190"><draw:object xlink:href="./Object 191" xlink:type="simple" xlink:show="embed" xlink:actuate="onLoad"/><draw:image xlink:href="./ObjectReplacements/Object 191" xlink:type="simple" xlink:show="embed" xlink:actuate="onLoad"/></draw:frame></text:p>
      <text:p text:style-name="P5"/>
      <text:p text:style-name="P5"><draw:frame draw:style-name="fr7" draw:name="Object192" text:anchor-type="as-char" svg:y="-0.714cm" svg:width="12.989cm" svg:height="1.309cm" draw:z-index="191"><draw:object xlink:href="./Object 192" xlink:type="simple" xlink:show="embed" xlink:actuate="onLoad"/><draw:image xlink:href="./ObjectReplacements/Object 192" xlink:type="simple" xlink:show="embed" xlink:actuate="onLoad"/></draw:frame></text:p>
      <text:p text:style-name="P5"/>
      <text:p text:style-name="P5"/>
      <text:p text:style-name="P5">{*}<text:tab/>Som vanligt sätter vi C till 0 eftersom vi bara vill ha en lösning i</text:p>
      <text:p text:style-name="P5"><text:tab/>partikulärlösning.</text:p>
      <text:p text:style-name="P3"/>
      <text:p text:style-name="P21">2010–(09)sep–15: <text:s/>dag 7, 12</text:p>
      <text:p text:style-name="P3"/>
      <text:p text:style-name="P5">Plana autonoma system och stabilitet.</text:p>
      <text:p text:style-name="P5"/>
      <text:p text:style-name="P5">⁅10.1.⁆<text:tab/>Autonoma system</text:p>
      <text:p text:style-name="P5"/>
      <text:p text:style-name="P5"><text:tab/><text:tab/><text:tab/>Kritiska punkter.</text:p>
      <text:p text:style-name="P5"><text:tab/><text:tab/><text:tab/>Periodiska lösningar.</text:p>
      <text:p text:style-name="P5"/>
      <text:p text:style-name="P5">⁅10.2.⁆<text:tab/>Stabilitet hos linjära system</text:p>
      <text:p text:style-name="P5"/>
      <text:p text:style-name="P5">⁅10.3.⁆<text:tab/>Linjärisering och lokala stabiliteter</text:p>
      <text:p text:style-name="P5"/>
      <text:p text:style-name="P5"/>
      <text:p text:style-name="P5">Plant autonomt system</text:p>
      <text:p text:style-name="P5"/>
      <text:p text:style-name="P5"><text:tab/><draw:frame draw:style-name="fr3" draw:name="Object193" text:anchor-type="as-char" svg:width="2.616cm" svg:height="1.048cm" draw:z-index="193"><draw:object xlink:href="./Object 193" xlink:type="simple" xlink:show="embed" xlink:actuate="onLoad"/><draw:image xlink:href="./ObjectReplacements/Object 193" xlink:type="simple" xlink:show="embed" xlink:actuate="onLoad"/></draw:frame></text:p>
      <text:p text:style-name="P5"/>
      <text:p text:style-name="P5"><text:tab/><draw:frame draw:style-name="fr3" draw:name="Object194" text:anchor-type="as-char" svg:width="2.688cm" svg:height="1.048cm" draw:z-index="194"><draw:object xlink:href="./Object 194" xlink:type="simple" xlink:show="embed" xlink:actuate="onLoad"/><draw:image xlink:href="./ObjectReplacements/Object 194" xlink:type="simple" xlink:show="embed" xlink:actuate="onLoad"/></draw:frame></text:p>
      <text:p text:style-name="P5"/>
      <text:p text:style-name="P5"><text:tab/>Vektorfält:</text:p>
      <text:p text:style-name="P5"/>
      <text:p text:style-name="P5"><text:tab/><text:tab/><draw:frame draw:style-name="fr3" draw:name="Object195" text:anchor-type="as-char" svg:width="5.592cm" svg:height="0.591cm" draw:z-index="195"><draw:object xlink:href="./Object 195" xlink:type="simple" xlink:show="embed" xlink:actuate="onLoad"/><draw:image xlink:href="./ObjectReplacements/Object 195" xlink:type="simple" xlink:show="embed" xlink:actuate="onLoad"/></draw:frame></text:p>
      <text:p text:style-name="P5"/>
      <text:p text:style-name="P5"/>
      <text:p text:style-name="P5"><text:tab/>Lösningstyper:</text:p>
      <text:p text:style-name="P5"/>
      <text:p text:style-name="P5"><text:tab/><text:tab/>Statinära punkter</text:p>
      <text:p text:style-name="P5"><text:tab/><text:tab/>Båge</text:p>
      <text:p text:style-name="P5"><text:tab/><text:tab/>Periodisk lösning</text:p>
      <text:p text:style-name="P5"/>
      <text:p text:style-name="P5"/>
      <text:p text:style-name="P5"/>
      <text:p text:style-name="P5">Stabilitetsundersökning av linjära system</text:p>
      <text:p text:style-name="P5"/>
      <text:p text:style-name="P5"><text:tab/><draw:frame draw:style-name="fr3" draw:name="Object196" text:anchor-type="as-char" svg:width="1.729cm" svg:height="0.557cm" draw:z-index="196"><draw:object xlink:href="./Object 196" xlink:type="simple" xlink:show="embed" xlink:actuate="onLoad"/><draw:image xlink:href="./ObjectReplacements/Object 196" xlink:type="simple" xlink:show="embed" xlink:actuate="onLoad"/></draw:frame></text:p>
      <text:p text:style-name="P5"/>
      <text:p text:style-name="P5"><text:tab/>Egenvärden till matrisen:</text:p>
      <text:p text:style-name="P5"/>
      <text:p text:style-name="P5"><text:tab/><text:tab/>Reella<text:tab/><text:tab/>Komplexa</text:p>
      <text:p text:style-name="P5"><text:tab/><text:tab/>• Enkla</text:p>
      <text:p text:style-name="P5"><text:tab/><text:tab/>• Multipla</text:p>
      <text:p text:style-name="P5"/>
      <text:p text:style-name="P5"><text:tab/>Stationära punkter:<draw:frame draw:style-name="fr7" draw:name="Object197" text:anchor-type="as-char" svg:y="-0.471cm" svg:width="2.351cm" svg:height="0.563cm" draw:z-index="197"><draw:object xlink:href="./Object 197" xlink:type="simple" xlink:show="embed" xlink:actuate="onLoad"/><draw:image xlink:href="./ObjectReplacements/Object 197" xlink:type="simple" xlink:show="embed" xlink:actuate="onLoad"/></draw:frame></text:p>
      <text:p text:style-name="P5"/>
      <text:p text:style-name="P9"><text:span text:style-name="T33"><text:tab/><text:tab/>det </text:span><text:span text:style-name="T34">A</text:span><text:span text:style-name="T33"> ≠ 0<text:tab/></text:span>∵<text:span text:style-name="T33"> <text:s/>Entydlig lösning</text:span></text:p>
      <text:p text:style-name="P5"/>
      <text:p text:style-name="P5"><text:tab/><text:tab/>(0 <text:s/>0) är den enda stationära punkten.</text:p>
      <text:p text:style-name="P22"><text:span text:style-name="T33">λ reella och enkla (λ</text:span><text:span text:style-name="T14">1</text:span><text:span text:style-name="T33"> ≠ λ</text:span><text:span text:style-name="T14">2</text:span><text:span text:style-name="T33">)</text:span></text:p>
      <text:p text:style-name="P5"/>
      <text:p text:style-name="P9"><text:span text:style-name="T33"><text:tab/> λ</text:span><text:span text:style-name="T14">1</text:span><text:span text:style-name="T33"> &gt; 0, λ</text:span><text:span text:style-name="T14">2</text:span><text:span text:style-name="T33"> &gt; 0<text:tab/>Instabil nod</text:span></text:p>
      <text:p text:style-name="P9"><text:span text:style-name="T33"><text:tab/> λ</text:span><text:span text:style-name="T14">1</text:span><text:span text:style-name="T33"> &gt; 0, λ</text:span><text:span text:style-name="T14">2</text:span><text:span text:style-name="T33"> &lt; 0<text:tab/>Sadelpunkt, instabil</text:span></text:p>
      <text:p text:style-name="P9"><text:span text:style-name="T33"><text:tab/> λ</text:span><text:span text:style-name="T14">1</text:span><text:span text:style-name="T33"> &lt; 0, λ</text:span><text:span text:style-name="T14">2</text:span><text:span text:style-name="T33"> &gt; 0<text:tab/>Sadelpunkt, instabil</text:span></text:p>
      <text:p text:style-name="P9"><text:span text:style-name="T33"><text:tab/> λ</text:span><text:span text:style-name="T14">1</text:span><text:span text:style-name="T33"> &lt; 0, λ</text:span><text:span text:style-name="T14">2</text:span><text:span text:style-name="T33"> &lt; 0<text:tab/>Stabil nod</text:span></text:p>
      <text:p text:style-name="P5"/>
      <text:p text:style-name="P9"><text:span text:style-name="T33">λ reella och multipla (λ</text:span><text:span text:style-name="T14">1</text:span><text:span text:style-name="T33"> = λ</text:span><text:span text:style-name="T14">2</text:span><text:span text:style-name="T33">)</text:span></text:p>
      <text:p text:style-name="P5"/>
      <text:p text:style-name="P9"><text:span text:style-name="T33"><text:tab/> λ</text:span><text:span text:style-name="T14">1</text:span><text:span text:style-name="T33"> = λ</text:span><text:span text:style-name="T14">2</text:span><text:span text:style-name="T33"> &gt; 0<text:tab/><text:tab/>Instabil degenererad nod</text:span></text:p>
      <text:p text:style-name="P9"><text:span text:style-name="T33"><text:tab/> λ</text:span><text:span text:style-name="T14">1</text:span><text:span text:style-name="T33"> = λ</text:span><text:span text:style-name="T14">2</text:span><text:span text:style-name="T33"> &lt; 0<text:tab/><text:tab/>Stabil degenererad nod</text:span></text:p>
      <text:p text:style-name="P5"/>
      <text:p text:style-name="P9"><text:span text:style-name="T33">λ komplex (λ</text:span><text:span text:style-name="T14">1, 2</text:span><text:span text:style-name="T33"> = α ± iβ)</text:span></text:p>
      <text:p text:style-name="P5"/>
      <text:p text:style-name="P9"><text:span text:style-name="T33"><text:tab/></text:span><text:span text:style-name="T33"><draw:frame draw:style-name="fr3" draw:name="Object198" text:anchor-type="as-char" svg:width="5.39cm" svg:height="0.626cm" draw:z-index="198"><draw:object xlink:href="./Object 198" xlink:type="simple" xlink:show="embed" xlink:actuate="onLoad"/><draw:image xlink:href="./ObjectReplacements/Object 198" xlink:type="simple" xlink:show="embed" xlink:actuate="onLoad"/></draw:frame></text:span></text:p>
      <text:p text:style-name="P5"/>
      <text:p text:style-name="P9"><text:span text:style-name="T33"><text:tab/></text:span><text:span text:style-name="T33"><draw:frame draw:style-name="fr3" draw:name="Object199" text:anchor-type="as-char" svg:width="1.725cm" svg:height="0.626cm" draw:z-index="199"><draw:object xlink:href="./Object 199" xlink:type="simple" xlink:show="embed" xlink:actuate="onLoad"/><draw:image xlink:href="./ObjectReplacements/Object 199" xlink:type="simple" xlink:show="embed" xlink:actuate="onLoad"/></draw:frame></text:span><text:span text:style-name="T33"><text:tab/>(ℜ skrivs ofta Re)</text:span></text:p>
      <text:p text:style-name="P5"/>
      <text:p text:style-name="P9"><text:span text:style-name="T33"><text:tab/></text:span><text:span text:style-name="T33"><draw:frame draw:style-name="fr7" draw:name="Object200" text:anchor-type="as-char" svg:y="-0.54cm" svg:width="1.679cm" svg:height="0.626cm" draw:z-index="200"><draw:object xlink:href="./Object 200" xlink:type="simple" xlink:show="embed" xlink:actuate="onLoad"/><draw:image xlink:href="./ObjectReplacements/Object 200" xlink:type="simple" xlink:show="embed" xlink:actuate="onLoad"/></draw:frame></text:span><text:span text:style-name="T33"><text:tab/>(ℑ skrivs ofta Im)</text:span></text:p>
      <text:p text:style-name="P5"><text:tab/></text:p>
      <text:p text:style-name="P5"><text:tab/>α &gt; 0<text:tab/><text:tab/>Instabil spiral</text:p>
      <text:p text:style-name="P5"><text:tab/>α = 0<text:tab/><text:tab/>Centrum, stabil<text:tab/>(ellipsformad)</text:p>
      <text:p text:style-name="P5"><text:tab/>α &lt; 0<text:tab/><text:tab/>Stabil spiral</text:p>
      <text:p text:style-name="P5"/>
      <text:p text:style-name="P5"/>
      <text:p text:style-name="P5"/>
      <text:p text:style-name="P5"/>
      <text:p text:style-name="P5"/>
      <text:p text:style-name="P5">Stabilitetskriterium för linjära system</text:p>
      <text:p text:style-name="P5"/>
      <text:p text:style-name="P9"><text:span text:style-name="T33"><text:tab/></text:span><text:span text:style-name="T33"><draw:frame draw:style-name="fr3" draw:name="Object201" text:anchor-type="as-char" svg:width="1.729cm" svg:height="0.557cm" draw:z-index="201"><draw:object xlink:href="./Object 201" xlink:type="simple" xlink:show="embed" xlink:actuate="onLoad"/><draw:image xlink:href="./ObjectReplacements/Object 201" xlink:type="simple" xlink:show="embed" xlink:actuate="onLoad"/></draw:frame></text:span><text:span text:style-name="T33">,<text:tab/></text:span><text:span text:style-name="T33"><draw:frame draw:style-name="fr3" draw:name="Object202" text:anchor-type="as-char" svg:width="2.554cm" svg:height="0.631cm" draw:z-index="202"><draw:object xlink:href="./Object 202" xlink:type="simple" xlink:show="embed" xlink:actuate="onLoad"/><draw:image xlink:href="./ObjectReplacements/Object 202" xlink:type="simple" xlink:show="embed" xlink:actuate="onLoad"/></draw:frame></text:span><text:span text:style-name="T33">,<text:tab/>det </text:span><text:span text:style-name="T34">A</text:span><text:span text:style-name="T33"> ≠ 0</text:span></text:p>
      <text:p text:style-name="P5"/>
      <text:p text:style-name="P9"><text:span text:style-name="T33"><text:tab/>1. <text:s/></text:span><text:span text:style-name="T33"><draw:frame draw:style-name="fr3" draw:name="Object203" text:anchor-type="as-char" svg:width="4.459cm" svg:height="0.979cm" draw:z-index="203"><draw:object xlink:href="./Object 203" xlink:type="simple" xlink:show="embed" xlink:actuate="onLoad"/><draw:image xlink:href="./ObjectReplacements/Object 203" xlink:type="simple" xlink:show="embed" xlink:actuate="onLoad"/></draw:frame></text:span></text:p>
      <text:p text:style-name="P5"/>
      <text:p text:style-name="P9"><text:span text:style-name="T33"><text:tab/>2. <text:s/></text:span><text:span text:style-name="T33"><draw:frame draw:style-name="fr7" draw:name="Object204" text:anchor-type="as-char" svg:y="-0.459cm" svg:width="5.669cm" svg:height="0.564cm" draw:z-index="204"><draw:object xlink:href="./Object 204" xlink:type="simple" xlink:show="embed" xlink:actuate="onLoad"/><draw:image xlink:href="./ObjectReplacements/Object 204" xlink:type="simple" xlink:show="embed" xlink:actuate="onLoad"/></draw:frame></text:span></text:p>
      <text:p text:style-name="P5"/>
      <text:p text:style-name="P9"><text:span text:style-name="T33"><text:tab/>3. <text:s text:c="2"/>I övriga fall finns det minst ett</text:span><text:span text:style-name="T33"><draw:frame draw:style-name="fr3" draw:name="Object205" text:anchor-type="as-char" svg:width="0.681cm" svg:height="0.626cm" draw:z-index="205"><draw:object xlink:href="./Object 205" xlink:type="simple" xlink:show="embed" xlink:actuate="onLoad"/><draw:image xlink:href="./ObjectReplacements/Object 205" xlink:type="simple" xlink:show="embed" xlink:actuate="onLoad"/></draw:frame></text:span><text:span text:style-name="T33">för vilket</text:span><text:span text:style-name="T33"><draw:frame draw:style-name="fr3" draw:name="Object206" text:anchor-type="as-char" svg:width="1.037cm" svg:height="0.564cm" draw:z-index="206"><draw:object xlink:href="./Object 206" xlink:type="simple" xlink:show="embed" xlink:actuate="onLoad"/><draw:image xlink:href="./ObjectReplacements/Object 206" xlink:type="simple" xlink:show="embed" xlink:actuate="onLoad"/></draw:frame></text:span><text:span text:style-name="T33">blir</text:span></text:p>
      <text:p text:style-name="P9"><text:span text:style-name="T33"><text:tab/> <text:s text:c="5"/>obegränsat då </text:span><text:span text:style-name="T32">t</text:span><text:span text:style-name="T33"> växer.</text:span></text:p>
      <text:p text:style-name="P5"/>
      <text:p text:style-name="P5"/>
      <text:p text:style-name="P19">Skilda reella egenvärden</text:p>
      <text:p text:style-name="P5"/>
      <text:p text:style-name="P9"><text:span text:style-name="T33"><text:tab/></text:span><text:span text:style-name="T33"><draw:frame draw:style-name="fr3" draw:name="Object207" text:anchor-type="as-char" svg:width="5.02cm" svg:height="0.631cm" draw:z-index="207"><draw:object xlink:href="./Object 207" xlink:type="simple" xlink:show="embed" xlink:actuate="onLoad"/><draw:image xlink:href="./ObjectReplacements/Object 207" xlink:type="simple" xlink:show="embed" xlink:actuate="onLoad"/></draw:frame></text:span></text:p>
      <text:p text:style-name="P5"/>
      <text:p text:style-name="P9"><text:span text:style-name="T33"><text:tab/>λ</text:span><text:span text:style-name="T14">2</text:span><text:span text:style-name="T33"> &lt; λ</text:span><text:span text:style-name="T14">1</text:span></text:p>
      <text:p text:style-name="P5"/>
      <text:p text:style-name="P9"><text:span text:style-name="T33"><text:tab/></text:span><text:span text:style-name="T33"><draw:frame draw:style-name="fr3" draw:name="Object208" text:anchor-type="as-char" svg:width="5.974cm" svg:height="0.697cm" draw:z-index="208"><draw:object xlink:href="./Object 208" xlink:type="simple" xlink:show="embed" xlink:actuate="onLoad"/><draw:image xlink:href="./ObjectReplacements/Object 208" xlink:type="simple" xlink:show="embed" xlink:actuate="onLoad"/></draw:frame></text:span></text:p>
      <text:p text:style-name="P5"/>
      <text:p text:style-name="P9"><text:span text:style-name="T33"><text:tab/></text:span><text:span text:style-name="T33"><draw:frame draw:style-name="fr3" draw:name="Object209" text:anchor-type="as-char" svg:width="4.792cm" svg:height="0.977cm" draw:z-index="209"><draw:object xlink:href="./Object 209" xlink:type="simple" xlink:show="embed" xlink:actuate="onLoad"/><draw:image xlink:href="./ObjectReplacements/Object 209" xlink:type="simple" xlink:show="embed" xlink:actuate="onLoad"/></draw:frame></text:span></text:p>
      <text:p text:style-name="P5"/>
      <text:p text:style-name="P5"/>
      <text:p text:style-name="P5"/>
      <text:p text:style-name="P5">Upprepade reella egenvärden</text:p>
      <text:p text:style-name="P5">Tillräckligt många linjärt oberoende egenvektorer.</text:p>
      <text:p text:style-name="P5"/>
      <text:p text:style-name="P9"><text:span text:style-name="T33"><text:tab/></text:span><text:span text:style-name="T33"><draw:frame draw:style-name="fr3" draw:name="Object210" text:anchor-type="as-char" svg:width="8.662cm" svg:height="0.69cm" draw:z-index="210"><draw:object xlink:href="./Object 210" xlink:type="simple" xlink:show="embed" xlink:actuate="onLoad"/><draw:image xlink:href="./ObjectReplacements/Object 210" xlink:type="simple" xlink:show="embed" xlink:actuate="onLoad"/></draw:frame></text:span></text:p>
      <text:p text:style-name="P5"/>
      <text:p text:style-name="P5"/>
      <text:p text:style-name="P9"><text:span text:style-name="T33"><text:tab/></text:span><text:span text:style-name="T33"><draw:frame draw:style-name="fr3" draw:name="Object211" text:anchor-type="as-char" svg:width="11.354cm" svg:height="1.228cm" draw:z-index="211"><draw:object xlink:href="./Object 211" xlink:type="simple" xlink:show="embed" xlink:actuate="onLoad"/><draw:image xlink:href="./ObjectReplacements/Object 211" xlink:type="simple" xlink:show="embed" xlink:actuate="onLoad"/></draw:frame></text:span></text:p>
      <text:p text:style-name="P5"/>
      <text:p text:style-name="P5"/>
      <text:p text:style-name="P5"/>
      <text:p text:style-name="P5"/>
      <text:p text:style-name="P5"/>
      <text:p text:style-name="P5">⁅z.c.10.1.16.⁆</text:p>
      <text:p text:style-name="P5"/>
      <text:p text:style-name="P5"><draw:frame draw:style-name="fr3" draw:name="Object212" text:anchor-type="as-char" svg:width="3.133cm" svg:height="1.242cm" draw:z-index="212"><draw:object xlink:href="./Object 212" xlink:type="simple" xlink:show="embed" xlink:actuate="onLoad"/><draw:image xlink:href="./ObjectReplacements/Object 212" xlink:type="simple" xlink:show="embed" xlink:actuate="onLoad"/></draw:frame></text:p>
      <text:p text:style-name="P5"/>
      <text:p text:style-name="P5">Bestäm de kritiska (stationära) punkterna.</text:p>
      <text:p text:style-name="P5">I de stationära punkterna är tangentvektorn (x'; y') = (0; 0)</text:p>
      <text:p text:style-name="P5"/>
      <text:p text:style-name="P5"><draw:frame draw:style-name="fr3" draw:name="Object213" text:anchor-type="as-char" svg:width="4.475cm" svg:height="1.242cm" draw:z-index="213"><draw:object xlink:href="./Object 213" xlink:type="simple" xlink:show="embed" xlink:actuate="onLoad"/><draw:image xlink:href="./ObjectReplacements/Object 213" xlink:type="simple" xlink:show="embed" xlink:actuate="onLoad"/></draw:frame></text:p>
      <text:p text:style-name="P5"/>
      <text:p text:style-name="P9"><text:span text:style-name="T33">(1):</text:span><text:span text:style-name="T33"><draw:frame draw:style-name="fr3" draw:name="Object214" text:anchor-type="as-char" svg:width="7.826cm" svg:height="1.806cm" draw:z-index="214"><draw:object xlink:href="./Object 214" xlink:type="simple" xlink:show="embed" xlink:actuate="onLoad"/><draw:image xlink:href="./ObjectReplacements/Object 214" xlink:type="simple" xlink:show="embed" xlink:actuate="onLoad"/></draw:frame></text:span></text:p>
      <text:p text:style-name="P5"/>
      <text:p text:style-name="P9"><text:span text:style-name="T33">De stationära lösningarna är (0; 0) och (±</text:span><text:span text:style-name="T14">1</text:span><text:span text:style-name="T33"> 1; <text:s/>±</text:span><text:span text:style-name="T14">2</text:span><text:span text:style-name="T33"> 2)</text:span></text:p>
      <text:p text:style-name="P5"/>
      <text:p text:style-name="P19">⁅z.c.10.2.11.⁆</text:p>
      <text:p text:style-name="P5"/>
      <text:p text:style-name="P5"><draw:frame draw:style-name="fr3" draw:name="Object215" text:anchor-type="as-char" svg:width="6.675cm" svg:height="1.194cm" draw:z-index="215"><draw:object xlink:href="./Object 215" xlink:type="simple" xlink:show="embed" xlink:actuate="onLoad"/><draw:image xlink:href="./ObjectReplacements/Object 215" xlink:type="simple" xlink:show="embed" xlink:actuate="onLoad"/></draw:frame></text:p>
      <text:p text:style-name="P5"/>
      <text:p text:style-name="P5"><draw:frame draw:style-name="fr3" draw:name="Object216" text:anchor-type="as-char" svg:width="11.733cm" svg:height="1.166cm" draw:z-index="216"><draw:object xlink:href="./Object 216" xlink:type="simple" xlink:show="embed" xlink:actuate="onLoad"/><draw:image xlink:href="./ObjectReplacements/Object 216" xlink:type="simple" xlink:show="embed" xlink:actuate="onLoad"/></draw:frame></text:p>
      <text:p text:style-name="P5"/>
      <text:p text:style-name="P5"><draw:frame draw:style-name="fr3" draw:name="Object217" text:anchor-type="as-char" svg:width="2.334cm" svg:height="0.601cm" draw:z-index="217"><draw:object xlink:href="./Object 217" xlink:type="simple" xlink:show="embed" xlink:actuate="onLoad"/><draw:image xlink:href="./ObjectReplacements/Object 217" xlink:type="simple" xlink:show="embed" xlink:actuate="onLoad"/></draw:frame></text:p>
      <text:p text:style-name="P5"/>
      <text:p text:style-name="P5">Skilda tecken hos egenvärderna.</text:p>
      <text:p text:style-name="P5">(0; 0) är en sadelpunkt.</text:p>
      <text:p text:style-name="P5"/>
      <text:p text:style-name="P5"/>
      <text:p text:style-name="P5"/>
      <text:p text:style-name="P5">⁅z.c.10.2.11.⁆</text:p>
      <text:p text:style-name="P5"/>
      <text:p text:style-name="P5">Bestäm µ så att vi får en stabil spiral.</text:p>
      <text:p text:style-name="P5"/>
      <text:p text:style-name="P5"><draw:frame draw:style-name="fr3" draw:name="Object218" text:anchor-type="as-char" svg:width="2.953cm" svg:height="1.168cm" draw:z-index="218"><draw:object xlink:href="./Object 218" xlink:type="simple" xlink:show="embed" xlink:actuate="onLoad"/><draw:image xlink:href="./ObjectReplacements/Object 218" xlink:type="simple" xlink:show="embed" xlink:actuate="onLoad"/></draw:frame></text:p>
      <text:p text:style-name="P5"/>
      <text:p text:style-name="P5"><draw:frame draw:style-name="fr3" draw:name="Object219" text:anchor-type="as-char" svg:width="5.463cm" svg:height="1.166cm" draw:z-index="219"><draw:object xlink:href="./Object 219" xlink:type="simple" xlink:show="embed" xlink:actuate="onLoad"/><draw:image xlink:href="./ObjectReplacements/Object 219" xlink:type="simple" xlink:show="embed" xlink:actuate="onLoad"/></draw:frame></text:p>
      <text:p text:style-name="P5"/>
      <text:p text:style-name="P5"><draw:frame draw:style-name="fr3" draw:name="Object220" text:anchor-type="as-char" svg:width="2.868cm" svg:height="1.145cm" draw:z-index="220"><draw:object xlink:href="./Object 220" xlink:type="simple" xlink:show="embed" xlink:actuate="onLoad"/><draw:image xlink:href="./ObjectReplacements/Object 220" xlink:type="simple" xlink:show="embed" xlink:actuate="onLoad"/></draw:frame></text:p>
      <text:p text:style-name="P5"/>
      <text:p text:style-name="P5">(0; 0) är en stabil sprital då:</text:p>
      <text:p text:style-name="P5"/>
      <text:p text:style-name="P5"><draw:frame draw:style-name="fr3" draw:name="Object221" text:anchor-type="as-char" svg:width="4.651cm" svg:height="1.164cm" draw:z-index="221"><draw:object xlink:href="./Object 221" xlink:type="simple" xlink:show="embed" xlink:actuate="onLoad"/><draw:image xlink:href="./ObjectReplacements/Object 221" xlink:type="simple" xlink:show="embed" xlink:actuate="onLoad"/></draw:frame></text:p>
      <text:p text:style-name="P5"/>
      <text:p text:style-name="P5"><draw:frame draw:style-name="fr3" draw:name="Object222" text:anchor-type="as-char" svg:width="4.173cm" svg:height="1.164cm" draw:z-index="222"><draw:object xlink:href="./Object 222" xlink:type="simple" xlink:show="embed" xlink:actuate="onLoad"/><draw:image xlink:href="./ObjectReplacements/Object 222" xlink:type="simple" xlink:show="embed" xlink:actuate="onLoad"/></draw:frame></text:p>
      <text:p text:style-name="P5"/>
      <text:p text:style-name="P5">–2 &lt; µ &lt; 0</text:p>
      <text:p text:style-name="P3"/>
      <text:p text:style-name="P21">2010–(09)sep–17: <text:s/>dag 8, 13</text:p>
      <text:p text:style-name="P3"/>
      <text:p text:style-name="P5">Anteckningar från denna dag saknas…</text:p>
      <text:p text:style-name="P5"/>
      <text:p text:style-name="P21">2010–(09)sep–20: <text:s/>dag 9, 14</text:p>
      <text:p text:style-name="P3"/>
      <text:p text:style-name="P7">Stabilitetsundersökning av icke-linjära system</text:p>
      <text:p text:style-name="P7"/>
      <text:p text:style-name="P7"><text:tab/><draw:frame draw:style-name="fr3" draw:name="Object223" text:anchor-type="as-char" svg:width="1.737cm" svg:height="0.647cm" draw:z-index="223"><draw:object xlink:href="./Object 223" xlink:type="simple" xlink:show="embed" xlink:actuate="onLoad"/><draw:image xlink:href="./ObjectReplacements/Object 223" xlink:type="simple" xlink:show="embed" xlink:actuate="onLoad"/></draw:frame><text:tab/><text:tab/>Läraren skrev med punkt övanför, vilket innebär</text:p>
      <text:p text:style-name="P7"><text:tab/><text:tab/><text:tab/><text:tab/>att det är första derivatan, två punkter är andra</text:p>
      <text:p text:style-name="P7"><text:tab/><text:tab/><text:tab/><text:tab/>derivatan, och så vidare. Punkt används oftast i</text:p>
      <text:p text:style-name="P7"><text:tab/><text:tab/><text:tab/><text:tab/>mekaniken för vid derivata med avseende på tiden.</text:p>
      <text:p text:style-name="P7"/>
      <text:p text:style-name="P7">Stationär lösning:</text:p>
      <text:p text:style-name="P7"/>
      <text:p text:style-name="P7"><text:tab/><draw:frame draw:style-name="fr3" draw:name="Object224" text:anchor-type="as-char" svg:width="2.36cm" svg:height="0.647cm" draw:z-index="224"><draw:object xlink:href="./Object 224" xlink:type="simple" xlink:show="embed" xlink:actuate="onLoad"/><draw:image xlink:href="./ObjectReplacements/Object 224" xlink:type="simple" xlink:show="embed" xlink:actuate="onLoad"/></draw:frame></text:p>
      <text:p text:style-name="P7"/>
      <text:p text:style-name="P7"><text:tab/><draw:frame draw:style-name="fr3" draw:name="Object225" text:anchor-type="as-char" svg:width="1.33cm" svg:height="0.626cm" draw:z-index="225"><draw:object xlink:href="./Object 225" xlink:type="simple" xlink:show="embed" xlink:actuate="onLoad"/><draw:image xlink:href="./ObjectReplacements/Object 225" xlink:type="simple" xlink:show="embed" xlink:actuate="onLoad"/></draw:frame></text:p>
      <text:p text:style-name="P7"/>
      <text:p text:style-name="P7">Taylorutveckling kring den kritiska punkten</text:p>
      <text:p text:style-name="P7"/>
      <text:p text:style-name="P7"><text:tab/><draw:frame draw:style-name="fr3" draw:name="Object226" text:anchor-type="as-char" svg:width="6.766cm" svg:height="0.711cm" draw:z-index="226"><draw:object xlink:href="./Object 226" xlink:type="simple" xlink:show="embed" xlink:actuate="onLoad"/><draw:image xlink:href="./ObjectReplacements/Object 226" xlink:type="simple" xlink:show="embed" xlink:actuate="onLoad"/></draw:frame></text:p>
      <text:p text:style-name="P7"/>
      <text:p text:style-name="P7">Linjärisert system</text:p>
      <text:p text:style-name="P7"/>
      <text:p text:style-name="P7"><text:tab/><draw:frame draw:style-name="fr3" draw:name="Object227" text:anchor-type="as-char" svg:width="3.358cm" svg:height="0.711cm" draw:z-index="227"><draw:object xlink:href="./Object 227" xlink:type="simple" xlink:show="embed" xlink:actuate="onLoad"/><draw:image xlink:href="./ObjectReplacements/Object 227" xlink:type="simple" xlink:show="embed" xlink:actuate="onLoad"/></draw:frame></text:p>
      <text:p text:style-name="P7"/>
      <text:p text:style-name="P7"><text:tab/><draw:frame draw:style-name="fr3" draw:name="Object228" text:anchor-type="as-char" svg:width="3.306cm" svg:height="1.124cm" draw:z-index="228"><draw:object xlink:href="./Object 228" xlink:type="simple" xlink:show="embed" xlink:actuate="onLoad"/><draw:image xlink:href="./ObjectReplacements/Object 228" xlink:type="simple" xlink:show="embed" xlink:actuate="onLoad"/></draw:frame></text:p>
      <text:p text:style-name="P7"/>
      <text:p text:style-name="P7"><text:tab/><draw:frame draw:style-name="fr3" draw:name="Object229" text:anchor-type="as-char" svg:width="7.103cm" svg:height="2.385cm" draw:z-index="229"><draw:object xlink:href="./Object 229" xlink:type="simple" xlink:show="embed" xlink:actuate="onLoad"/><draw:image xlink:href="./ObjectReplacements/Object 229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3">⁅z.c.10.3.14.⁆</text:p>
      <text:p text:style-name="P9"/>
      <text:p text:style-name="P9"><draw:frame draw:style-name="fr3" draw:name="Object230" text:anchor-type="as-char" svg:width="5.995cm" svg:height="1.164cm" draw:z-index="230"><draw:object xlink:href="./Object 230" xlink:type="simple" xlink:show="embed" xlink:actuate="onLoad"/><draw:image xlink:href="./ObjectReplacements/Object 230" xlink:type="simple" xlink:show="embed" xlink:actuate="onLoad"/></draw:frame></text:p>
      <text:p text:style-name="P9"/>
      <text:p text:style-name="P9"><draw:frame draw:style-name="fr3" draw:name="Object231" text:anchor-type="as-char" svg:width="4.606cm" svg:height="1.175cm" draw:z-index="231"><draw:object xlink:href="./Object 231" xlink:type="simple" xlink:show="embed" xlink:actuate="onLoad"/><draw:image xlink:href="./ObjectReplacements/Object 231" xlink:type="simple" xlink:show="embed" xlink:actuate="onLoad"/></draw:frame></text:p>
      <text:p text:style-name="P9"/>
      <text:p text:style-name="P9">a)<text:tab/>y = 0 ⇒ x = 0,<text:tab/>(x; y) = (0; 0)</text:p>
      <text:p text:style-name="P9"><text:s text:c="33"/>__<text:tab/><text:tab/> <text:s text:c="21"/>__</text:p>
      <text:p text:style-name="P9">b)<text:tab/>x = 1 ⇒ y = ±√2 ,<text:tab/>(x; y) = (1; ±√2 )</text:p>
      <text:p text:style-name="P9"/>
      <text:p text:style-name="P9"><text:soft-page-break/><draw:frame draw:style-name="fr3" draw:name="Object232" text:anchor-type="as-char" svg:width="8.211cm" svg:height="1.168cm" draw:z-index="232"><draw:object xlink:href="./Object 232" xlink:type="simple" xlink:show="embed" xlink:actuate="onLoad"/><draw:image xlink:href="./ObjectReplacements/Object 232" xlink:type="simple" xlink:show="embed" xlink:actuate="onLoad"/></draw:frame></text:p>
      <text:p text:style-name="P9"/>
      <text:p text:style-name="P9"><draw:frame draw:style-name="fr3" draw:name="Object233" text:anchor-type="as-char" svg:width="3.718cm" svg:height="1.168cm" draw:z-index="233"><draw:object xlink:href="./Object 233" xlink:type="simple" xlink:show="embed" xlink:actuate="onLoad"/><draw:image xlink:href="./ObjectReplacements/Object 233" xlink:type="simple" xlink:show="embed" xlink:actuate="onLoad"/></draw:frame><text:tab/>(↗-diagonalen kallas “bidialgonalen”)</text:p>
      <text:p text:style-name="P9"/>
      <text:p text:style-name="P9">↘-diagonalen kallas “huvuddiagonalen”. <text:span text:style-name="T42">g</text:span><text:span text:style-name="T1">'(0; 0) är</text:span> en (huvud)diagonalmatris.</text:p>
      <text:p text:style-name="P9"/>
      <text:p text:style-name="P9">(0; 0) är en sadelpunkt, ty signum(<text:span text:style-name="T4">λ</text:span><text:span text:style-name="T7">1</text:span><text:span text:style-name="T24">) = –signum(λ</text:span><text:span text:style-name="T7">2</text:span><text:span text:style-name="T24">) ≠ 0.</text:span></text:p>
      <text:p text:style-name="P4">Därmed är diagonalen även instabil.</text:p>
      <text:p text:style-name="P4"/>
      <text:p text:style-name="P4"/>
      <text:p text:style-name="P4"/>
      <text:p text:style-name="P4"><draw:frame draw:style-name="fr3" draw:name="Object234" text:anchor-type="as-char" svg:width="4.814cm" svg:height="1.251cm" draw:z-index="234"><draw:object xlink:href="./Object 234" xlink:type="simple" xlink:show="embed" xlink:actuate="onLoad"/><draw:image xlink:href="./ObjectReplacements/Object 234" xlink:type="simple" xlink:show="embed" xlink:actuate="onLoad"/></draw:frame></text:p>
      <text:p text:style-name="P4"/>
      <text:p text:style-name="P4"><draw:frame draw:style-name="fr3" draw:name="Object235" text:anchor-type="as-char" svg:width="8.163cm" svg:height="1.251cm" draw:z-index="235"><draw:object xlink:href="./Object 235" xlink:type="simple" xlink:show="embed" xlink:actuate="onLoad"/><draw:image xlink:href="./ObjectReplacements/Object 235" xlink:type="simple" xlink:show="embed" xlink:actuate="onLoad"/></draw:frame></text:p>
      <text:p text:style-name="P4"/>
      <text:p text:style-name="P4"><draw:frame draw:style-name="fr3" draw:name="Object236" text:anchor-type="as-char" svg:width="4.265cm" svg:height="0.531cm" draw:z-index="236"><draw:object xlink:href="./Object 236" xlink:type="simple" xlink:show="embed" xlink:actuate="onLoad"/><draw:image xlink:href="./ObjectReplacements/Object 236" xlink:type="simple" xlink:show="embed" xlink:actuate="onLoad"/></draw:frame></text:p>
      <text:p text:style-name="P4"><text:tab/><text:tab/><text:tab/><text:tab/><text:tab/> __</text:p>
      <text:p text:style-name="P4">ℜ λ &gt; 0 ∴ Instabil spiral i (1; √2 )</text:p>
      <text:p text:style-name="P4"/>
      <text:p text:style-name="P4"/>
      <text:p text:style-name="P4"/>
      <text:p text:style-name="P4">Alternativ framställning:</text:p>
      <text:p text:style-name="P4"/>
      <text:p text:style-name="P4">(0; 0)</text:p>
      <text:p text:style-name="P4"/>
      <text:p text:style-name="P4"><draw:frame draw:style-name="fr3" draw:name="Object237" text:anchor-type="as-char" svg:width="7.994cm" svg:height="1.632cm" draw:z-index="237"><draw:object xlink:href="./Object 237" xlink:type="simple" xlink:show="embed" xlink:actuate="onLoad"/><draw:image xlink:href="./ObjectReplacements/Object 237" xlink:type="simple" xlink:show="embed" xlink:actuate="onLoad"/></draw:frame></text:p>
      <text:p text:style-name="P4"><text:s text:c="7"/>__</text:p>
      <text:p text:style-name="P4">(1; √2 )</text:p>
      <text:p text:style-name="P4"/>
      <text:p text:style-name="P9"><text:span text:style-name="T24">Sätt:</text:span><text:span text:style-name="T24"><draw:frame draw:style-name="fr3" draw:name="Object238" text:anchor-type="as-char" svg:width="3.889cm" svg:height="1.15cm" draw:z-index="238"><draw:object xlink:href="./Object 238" xlink:type="simple" xlink:show="embed" xlink:actuate="onLoad"/><draw:image xlink:href="./ObjectReplacements/Object 238" xlink:type="simple" xlink:show="embed" xlink:actuate="onLoad"/></draw:frame></text:span></text:p>
      <text:p text:style-name="P4"/>
      <text:p text:style-name="P4"><draw:frame draw:style-name="fr3" draw:name="Object239" text:anchor-type="as-char" svg:width="3.889cm" svg:height="1.15cm" draw:z-index="239"><draw:object xlink:href="./Object 239" xlink:type="simple" xlink:show="embed" xlink:actuate="onLoad"/><draw:image xlink:href="./ObjectReplacements/Object 239" xlink:type="simple" xlink:show="embed" xlink:actuate="onLoad"/></draw:frame></text:p>
      <text:p text:style-name="P4"/>
      <text:p text:style-name="P4"><draw:frame draw:style-name="fr3" draw:name="Object240" text:anchor-type="as-char" svg:width="10.292cm" svg:height="1.298cm" draw:z-index="240"><draw:object xlink:href="./Object 240" xlink:type="simple" xlink:show="embed" xlink:actuate="onLoad"/><draw:image xlink:href="./ObjectReplacements/Object 240" xlink:type="simple" xlink:show="embed" xlink:actuate="onLoad"/></draw:frame></text:p>
      <text:p text:style-name="P4"/>
      <text:p text:style-name="P4"><draw:frame draw:style-name="fr3" draw:name="Object241" text:anchor-type="as-char" svg:width="5.115cm" svg:height="1.265cm" draw:z-index="241"><draw:object xlink:href="./Object 241" xlink:type="simple" xlink:show="embed" xlink:actuate="onLoad"/><draw:image xlink:href="./ObjectReplacements/Object 241" xlink:type="simple" xlink:show="embed" xlink:actuate="onLoad"/></draw:frame></text:p>
      <text:p text:style-name="P4"/>
      <text:p text:style-name="P4"><text:soft-page-break/><draw:frame draw:style-name="fr3" draw:name="Object242" text:anchor-type="as-char" svg:width="6.034cm" svg:height="1.168cm" draw:z-index="242"><draw:object xlink:href="./Object 242" xlink:type="simple" xlink:show="embed" xlink:actuate="onLoad"/><draw:image xlink:href="./ObjectReplacements/Object 242" xlink:type="simple" xlink:show="embed" xlink:actuate="onLoad"/></draw:frame></text:p>
      <text:p text:style-name="P4"/>
      <text:p text:style-name="P4"><draw:frame draw:style-name="fr3" draw:name="Object243" text:anchor-type="as-char" svg:width="8.156cm" svg:height="1.106cm" draw:z-index="243"><draw:object xlink:href="./Object 243" xlink:type="simple" xlink:show="embed" xlink:actuate="onLoad"/><draw:image xlink:href="./ObjectReplacements/Object 243" xlink:type="simple" xlink:show="embed" xlink:actuate="onLoad"/></draw:frame></text:p>
      <text:p text:style-name="P4"/>
      <text:p text:style-name="P4"/>
      <text:p text:style-name="P4"/>
      <text:p text:style-name="P4">Fasporträtt:</text:p>
      <text:p text:style-name="P4"/>
      <text:p text:style-name="P4"/>
      <text:p text:style-name="P4"><draw:frame draw:style-name="fr3" draw:name="Object244" text:anchor-type="as-char" svg:width="3.752cm" svg:height="1.164cm" draw:z-index="244"><draw:object xlink:href="./Object 244" xlink:type="simple" xlink:show="embed" xlink:actuate="onLoad"/><draw:image xlink:href="./ObjectReplacements/Object 244" xlink:type="simple" xlink:show="embed" xlink:actuate="onLoad"/></draw:frame></text:p>
      <text:p text:style-name="P4"><draw:frame draw:style-name="fr2" draw:name="graphics2" text:anchor-type="paragraph" svg:x="0.026cm" svg:y="1.984cm" svg:width="16.999cm" svg:height="11.767cm" draw:z-index="245"><draw:image xlink:href="Pictures/200001AB00004FED00003E030252A624.svm" xlink:type="simple" xlink:show="embed" xlink:actuate="onLoad"/></draw:frame></text:p>
      <text:p text:style-name="P3"/>
      <text:p text:style-name="P21">Sammanfattning: <text:s/>dag 1-9, 6-14</text:p>
      <text:p text:style-name="P3"/>
      <text:p text:style-name="P5">System av linjära första ordningens ODE</text:p>
      <text:p text:style-name="P4"/>
      <text:p text:style-name="P4"><draw:frame draw:style-name="fr3" draw:name="Object245" text:anchor-type="as-char" svg:width="2.334cm" svg:height="0.557cm" draw:z-index="246"><draw:object xlink:href="./Object 245" xlink:type="simple" xlink:show="embed" xlink:actuate="onLoad"/><draw:image xlink:href="./ObjectReplacements/Object 245" xlink:type="simple" xlink:show="embed" xlink:actuate="onLoad"/></draw:frame></text:p>
      <text:p text:style-name="P4"/>
      <text:p text:style-name="P4">Bestäm egenvärderna λ:</text:p>
      <text:p text:style-name="P4"/>
      <text:p text:style-name="P4"><text:tab/>det(<text:span text:style-name="T42">A</text:span> – λ<text:span text:style-name="T3">I</text:span>) = 0</text:p>
      <text:p text:style-name="P5"/>
      <text:p text:style-name="P9"><text:span text:style-name="T33"><text:tab/>λ reella och enkla (λ</text:span><text:span text:style-name="T14">1</text:span><text:span text:style-name="T33"> ≠ λ</text:span><text:span text:style-name="T14">2</text:span><text:span text:style-name="T33">):</text:span></text:p>
      <text:p text:style-name="P5"/>
      <text:p text:style-name="P9"><text:span text:style-name="T33"><text:tab/><text:tab/> λ</text:span><text:span text:style-name="T14">1</text:span><text:span text:style-name="T33"> &gt; 0, λ</text:span><text:span text:style-name="T14">2</text:span><text:span text:style-name="T33"> &gt; 0<text:tab/>Instabil nod</text:span></text:p>
      <text:p text:style-name="P9"><text:span text:style-name="T33"><text:tab/><text:tab/> λ</text:span><text:span text:style-name="T14">1</text:span><text:span text:style-name="T33"> &gt; 0, λ</text:span><text:span text:style-name="T14">2</text:span><text:span text:style-name="T33"> &lt; 0<text:tab/>Sadelpunkt, instabil</text:span></text:p>
      <text:p text:style-name="P9"><text:span text:style-name="T33"><text:tab/><text:tab/> λ</text:span><text:span text:style-name="T14">1</text:span><text:span text:style-name="T33"> &lt; 0, λ</text:span><text:span text:style-name="T14">2</text:span><text:span text:style-name="T33"> &gt; 0<text:tab/>Sadelpunkt, instabil</text:span></text:p>
      <text:p text:style-name="P9"><text:span text:style-name="T33"><text:tab/><text:tab/> λ</text:span><text:span text:style-name="T14">1</text:span><text:span text:style-name="T33"> &lt; 0, λ</text:span><text:span text:style-name="T14">2</text:span><text:span text:style-name="T33"> &lt; 0<text:tab/>Stabil nod</text:span></text:p>
      <text:p text:style-name="P5"/>
      <text:p text:style-name="P9"><text:span text:style-name="T33"><text:tab/>λ reella och multipla (λ</text:span><text:span text:style-name="T14">1</text:span><text:span text:style-name="T33"> = λ</text:span><text:span text:style-name="T14">2</text:span><text:span text:style-name="T33">):</text:span></text:p>
      <text:p text:style-name="P5"/>
      <text:p text:style-name="P9"><text:span text:style-name="T33"><text:tab/><text:tab/> λ</text:span><text:span text:style-name="T14">1</text:span><text:span text:style-name="T33"> = λ</text:span><text:span text:style-name="T14">2</text:span><text:span text:style-name="T33"> &gt; 0<text:tab/><text:tab/>Instabil degenererad nod</text:span></text:p>
      <text:p text:style-name="P9"><text:span text:style-name="T33"><text:tab/><text:tab/> λ</text:span><text:span text:style-name="T14">1</text:span><text:span text:style-name="T33"> = λ</text:span><text:span text:style-name="T14">2</text:span><text:span text:style-name="T33"> &lt; 0<text:tab/><text:tab/>Stabil degenererad nod</text:span></text:p>
      <text:p text:style-name="P5"/>
      <text:p text:style-name="P9"><text:span text:style-name="T33"><text:tab/>λ komplex (λ</text:span><text:span text:style-name="T14">1, 2</text:span><text:span text:style-name="T33"> = α ± iβ):</text:span></text:p>
      <text:p text:style-name="P5"/>
      <text:p text:style-name="P9"><text:span text:style-name="T33"><text:tab/><text:tab/></text:span><text:span text:style-name="T33"><draw:frame draw:style-name="fr3" draw:name="Object246" text:anchor-type="as-char" svg:width="5.558cm" svg:height="0.626cm" draw:z-index="247"><draw:object xlink:href="./Object 246" xlink:type="simple" xlink:show="embed" xlink:actuate="onLoad"/><draw:image xlink:href="./ObjectReplacements/Object 246" xlink:type="simple" xlink:show="embed" xlink:actuate="onLoad"/></draw:frame></text:span></text:p>
      <text:p text:style-name="P5"/>
      <text:p text:style-name="P9"><text:span text:style-name="T33"><text:tab/><text:tab/></text:span><text:span text:style-name="T33"><draw:frame draw:style-name="fr3" draw:name="Object247" text:anchor-type="as-char" svg:width="1.725cm" svg:height="0.626cm" draw:z-index="248"><draw:object xlink:href="./Object 247" xlink:type="simple" xlink:show="embed" xlink:actuate="onLoad"/><draw:image xlink:href="./ObjectReplacements/Object 247" xlink:type="simple" xlink:show="embed" xlink:actuate="onLoad"/></draw:frame></text:span><text:span text:style-name="T33"><text:tab/>(ℜ skrivs ofta Re)</text:span></text:p>
      <text:p text:style-name="P5"/>
      <text:p text:style-name="P9"><text:span text:style-name="T33"><text:tab/><text:tab/></text:span><text:span text:style-name="T33"><draw:frame draw:style-name="fr7" draw:name="Object248" text:anchor-type="as-char" svg:y="-0.54cm" svg:width="1.679cm" svg:height="0.626cm" draw:z-index="249"><draw:object xlink:href="./Object 248" xlink:type="simple" xlink:show="embed" xlink:actuate="onLoad"/><draw:image xlink:href="./ObjectReplacements/Object 248" xlink:type="simple" xlink:show="embed" xlink:actuate="onLoad"/></draw:frame></text:span><text:span text:style-name="T33"><text:tab/>(ℑ skrivs ofta Im)</text:span></text:p>
      <text:p text:style-name="P5"/>
      <text:p text:style-name="P5"><text:tab/><text:tab/>α &gt; 0<text:tab/><text:tab/>Instabil spiral</text:p>
      <text:p text:style-name="P5"><text:tab/><text:tab/>α = 0<text:tab/><text:tab/>Centrum, stabil<text:tab/>(ellipsformad)</text:p>
      <text:p text:style-name="P5"><text:tab/><text:tab/>α &lt; 0<text:tab/><text:tab/>Stabil spiral</text:p>
      <text:p text:style-name="P5"/>
      <text:p text:style-name="P5"/>
      <text:p text:style-name="P5">Vid λ reella och enkla:</text:p>
      <text:p text:style-name="P5"/>
      <text:p text:style-name="P5"><text:tab/><draw:frame draw:style-name="fr3" draw:name="Object249" text:anchor-type="as-char" svg:width="2.618cm" svg:height="1.169cm" draw:z-index="250"><draw:object xlink:href="./Object 249" xlink:type="simple" xlink:show="embed" xlink:actuate="onLoad"/><draw:image xlink:href="./ObjectReplacements/Object 249" xlink:type="simple" xlink:show="embed" xlink:actuate="onLoad"/></draw:frame>där<draw:frame draw:style-name="fr3" draw:name="Object250" text:anchor-type="as-char" svg:width="2.198cm" svg:height="0.718cm" draw:z-index="251"><draw:object xlink:href="./Object 250" xlink:type="simple" xlink:show="embed" xlink:actuate="onLoad"/><draw:image xlink:href="./ObjectReplacements/Object 250" xlink:type="simple" xlink:show="embed" xlink:actuate="onLoad"/></draw:frame>där<draw:frame draw:style-name="fr3" draw:name="Object251" text:anchor-type="as-char" svg:width="0.639cm" svg:height="0.563cm" draw:z-index="252"><draw:object xlink:href="./Object 251" xlink:type="simple" xlink:show="embed" xlink:actuate="onLoad"/><draw:image xlink:href="./ObjectReplacements/Object 251" xlink:type="simple" xlink:show="embed" xlink:actuate="onLoad"/></draw:frame>är egenvektorn för λ<text:span text:style-name="T6">n</text:span> som</text:p>
      <text:p text:style-name="P5"><text:tab/>beräknas genom:<draw:frame draw:style-name="fr3" draw:name="Object252" text:anchor-type="as-char" svg:width="2.942cm" svg:height="0.631cm" draw:z-index="253"><draw:object xlink:href="./Object 252" xlink:type="simple" xlink:show="embed" xlink:actuate="onLoad"/><draw:image xlink:href="./ObjectReplacements/Object 252" xlink:type="simple" xlink:show="embed" xlink:actuate="onLoad"/></draw:frame></text:p>
      <text:p text:style-name="P5"/>
      <text:p text:style-name="P5"/>
      <text:p text:style-name="P5">Vid λ reella och multipla:</text:p>
      <text:p text:style-name="P5"/>
      <text:p text:style-name="P5"><text:tab/><draw:frame draw:style-name="fr3" draw:name="Object253" text:anchor-type="as-char" svg:width="6.045cm" svg:height="1.378cm" draw:z-index="254"><draw:object xlink:href="./Object 253" xlink:type="simple" xlink:show="embed" xlink:actuate="onLoad"/><draw:image xlink:href="./ObjectReplacements/Object 253" xlink:type="simple" xlink:show="embed" xlink:actuate="onLoad"/></draw:frame></text:p>
      <text:p text:style-name="P5"/>
      <text:p text:style-name="P5"><text:soft-page-break/><text:tab/>Där<draw:frame draw:style-name="fr3" draw:name="Object254" text:anchor-type="as-char" svg:width="0.702cm" svg:height="0.707cm" draw:z-index="258"><draw:object xlink:href="./Object 254" xlink:type="simple" xlink:show="embed" xlink:actuate="onLoad"/><draw:image xlink:href="./ObjectReplacements/Object 254" xlink:type="simple" xlink:show="embed" xlink:actuate="onLoad"/></draw:frame>beräknas genom<draw:frame draw:style-name="fr3" draw:name="Object255" text:anchor-type="as-char" svg:width="2.942cm" svg:height="0.631cm" draw:z-index="259"><draw:object xlink:href="./Object 255" xlink:type="simple" xlink:show="embed" xlink:actuate="onLoad"/><draw:image xlink:href="./ObjectReplacements/Object 255" xlink:type="simple" xlink:show="embed" xlink:actuate="onLoad"/></draw:frame></text:p>
      <text:p text:style-name="P5"/>
      <text:p text:style-name="P5"><text:tab/>och<draw:frame draw:style-name="fr3" draw:name="Object256" text:anchor-type="as-char" svg:width="0.713cm" svg:height="0.707cm" draw:z-index="260"><draw:object xlink:href="./Object 256" xlink:type="simple" xlink:show="embed" xlink:actuate="onLoad"/><draw:image xlink:href="./ObjectReplacements/Object 256" xlink:type="simple" xlink:show="embed" xlink:actuate="onLoad"/></draw:frame>beräknas genom<draw:frame draw:style-name="fr3" draw:name="Object257" text:anchor-type="as-char" svg:width="3.103cm" svg:height="0.563cm" draw:z-index="261"><draw:object xlink:href="./Object 257" xlink:type="simple" xlink:show="embed" xlink:actuate="onLoad"/><draw:image xlink:href="./ObjectReplacements/Object 257" xlink:type="simple" xlink:show="embed" xlink:actuate="onLoad"/></draw:frame></text:p>
      <text:p text:style-name="P5"/>
      <text:p text:style-name="P5"/>
      <text:p text:style-name="P5">Vid λ komplexa:</text:p>
      <text:p text:style-name="P5"/>
      <text:p text:style-name="P5"><text:tab/> λ<text:span text:style-name="T6">1</text:span> = α + iβ, <text:s/>λ<text:span text:style-name="T6">2</text:span> = α – iβ</text:p>
      <text:p text:style-name="P5"/>
      <text:p text:style-name="P5"><text:tab/><draw:frame draw:style-name="fr7" draw:name="Object258" text:anchor-type="as-char" svg:y="-0.778cm" svg:width="3.724cm" svg:height="0.626cm" draw:z-index="262"><draw:object xlink:href="./Object 258" xlink:type="simple" xlink:show="embed" xlink:actuate="onLoad"/><draw:image xlink:href="./ObjectReplacements/Object 258" xlink:type="simple" xlink:show="embed" xlink:actuate="onLoad"/></draw:frame>där<draw:frame draw:style-name="fr7" draw:name="Object259" text:anchor-type="as-char" svg:y="-0.788cm" svg:width="5.059cm" svg:height="0.626cm" draw:z-index="263"><draw:object xlink:href="./Object 259" xlink:type="simple" xlink:show="embed" xlink:actuate="onLoad"/><draw:image xlink:href="./ObjectReplacements/Object 259" xlink:type="simple" xlink:show="embed" xlink:actuate="onLoad"/></draw:frame></text:p>
      <text:p text:style-name="P5"><text:tab/></text:p>
      <text:p text:style-name="P5"><text:tab/>där<draw:frame draw:style-name="fr3" draw:name="Object260" text:anchor-type="as-char" svg:width="0.639cm" svg:height="0.563cm" draw:z-index="264"><draw:object xlink:href="./Object 260" xlink:type="simple" xlink:show="embed" xlink:actuate="onLoad"/><draw:image xlink:href="./ObjectReplacements/Object 260" xlink:type="simple" xlink:show="embed" xlink:actuate="onLoad"/></draw:frame>beräknas genom<draw:frame draw:style-name="fr3" draw:name="Object261" text:anchor-type="as-char" svg:width="2.942cm" svg:height="0.631cm" draw:z-index="265"><draw:object xlink:href="./Object 261" xlink:type="simple" xlink:show="embed" xlink:actuate="onLoad"/><draw:image xlink:href="./ObjectReplacements/Object 261" xlink:type="simple" xlink:show="embed" xlink:actuate="onLoad"/></draw:frame></text:p>
      <text:p text:style-name="P5"/>
      <text:p text:style-name="P5"><text:tab/><draw:frame draw:style-name="fr3" draw:name="Object262" text:anchor-type="as-char" svg:width="8.675cm" svg:height="1.374cm" draw:z-index="266"><draw:object xlink:href="./Object 262" xlink:type="simple" xlink:show="embed" xlink:actuate="onLoad"/><draw:image xlink:href="./ObjectReplacements/Object 262" xlink:type="simple" xlink:show="embed" xlink:actuate="onLoad"/></draw:frame></text:p>
      <text:p text:style-name="P5"/>
      <text:p text:style-name="P5"><text:tab/><text:tab/>(p; q) är linjärt beroende (a + ib; c)</text:p>
      <text:p text:style-name="P5"/>
      <text:p text:style-name="P5"/>
      <text:p text:style-name="P5">Inhomogena delen:</text:p>
      <text:p text:style-name="P5"/>
      <text:p text:style-name="P5"><text:tab/><draw:frame draw:style-name="fr7" draw:name="Object263" text:anchor-type="as-char" svg:y="-0.714cm" svg:width="4.994cm" svg:height="0.796cm" draw:z-index="267"><draw:object xlink:href="./Object 263" xlink:type="simple" xlink:show="embed" xlink:actuate="onLoad"/><draw:image xlink:href="./ObjectReplacements/Object 263" xlink:type="simple" xlink:show="embed" xlink:actuate="onLoad"/></draw:frame></text:p>
      <text:p text:style-name="P5"/>
      <text:p text:style-name="P5"><text:tab/>Om<draw:frame draw:style-name="fr7" draw:name="Object264" text:anchor-type="as-char" svg:y="-0.452cm" svg:width="0.446cm" svg:height="0.557cm" draw:z-index="268"><draw:object xlink:href="./Object 264" xlink:type="simple" xlink:show="embed" xlink:actuate="onLoad"/><draw:image xlink:href="./ObjectReplacements/Object 264" xlink:type="simple" xlink:show="embed" xlink:actuate="onLoad"/></draw:frame>saknas<draw:frame draw:style-name="fr7" draw:name="Object265" text:anchor-type="as-char" svg:y="-0.506cm" svg:width="1.334cm" svg:height="0.619cm" draw:z-index="269"><draw:object xlink:href="./Object 265" xlink:type="simple" xlink:show="embed" xlink:actuate="onLoad"/><draw:image xlink:href="./ObjectReplacements/Object 265" xlink:type="simple" xlink:show="embed" xlink:actuate="onLoad"/></draw:frame>är<draw:frame draw:style-name="fr7" draw:name="Object266" text:anchor-type="as-char" svg:y="-0.453cm" svg:width="1.304cm" svg:height="0.631cm" draw:z-index="270"><draw:object xlink:href="./Object 266" xlink:type="simple" xlink:show="embed" xlink:actuate="onLoad"/><draw:image xlink:href="./ObjectReplacements/Object 266" xlink:type="simple" xlink:show="embed" xlink:actuate="onLoad"/></draw:frame></text:p>
      <text:p text:style-name="P5"/>
      <text:p text:style-name="P5"><text:tab/><draw:frame draw:style-name="fr7" draw:name="Object267" text:anchor-type="as-char" svg:y="-0.714cm" svg:width="8.754cm" svg:height="0.732cm" draw:z-index="271"><draw:object xlink:href="./Object 267" xlink:type="simple" xlink:show="embed" xlink:actuate="onLoad"/><draw:image xlink:href="./ObjectReplacements/Object 267" xlink:type="simple" xlink:show="embed" xlink:actuate="onLoad"/></draw:frame></text:p>
      <text:p text:style-name="P5"/>
      <text:p text:style-name="P5"/>
      <text:p text:style-name="P5"><draw:frame draw:style-name="fr7" draw:name="Object268" text:anchor-type="as-char" svg:y="-0.714cm" svg:width="2.15cm" svg:height="0.626cm" draw:z-index="272"><draw:object xlink:href="./Object 268" xlink:type="simple" xlink:show="embed" xlink:actuate="onLoad"/><draw:image xlink:href="./ObjectReplacements/Object 268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3" draw:name="Object269" text:anchor-type="as-char" svg:width="4.036cm" svg:height="1.124cm" draw:z-index="273"><draw:object xlink:href="./Object 269" xlink:type="simple" xlink:show="embed" xlink:actuate="onLoad"/><draw:image xlink:href="./ObjectReplacements/Object 269" xlink:type="simple" xlink:show="embed" xlink:actuate="onLoad"/></draw:frame></text:p>
      <text:p text:style-name="P5"/>
      <text:p text:style-name="P5"><draw:frame draw:style-name="fr3" draw:name="Object270" text:anchor-type="as-char" svg:width="3.757cm" svg:height="2.849cm" draw:z-index="274"><draw:object xlink:href="./Object 270" xlink:type="simple" xlink:show="embed" xlink:actuate="onLoad"/><draw:image xlink:href="./ObjectReplacements/Object 270" xlink:type="simple" xlink:show="embed" xlink:actuate="onLoad"/></draw:frame></text:p>
      <text:p text:style-name="P17">Högre ordningens ODE</text:p>
      <text:p text:style-name="P3"/>
      <text:p text:style-name="P3">Wronskian (eller wronskideterminant):</text:p>
      <text:p text:style-name="P3"/>
      <text:p text:style-name="P3"><text:tab/>För flera variabler:</text:p>
      <text:p text:style-name="P3"/>
      <text:p text:style-name="P9"><text:span text:style-name="T25"><text:tab/><text:tab/></text:span><text:span text:style-name="T25"><draw:frame draw:style-name="fr3" draw:name="Object271" text:anchor-type="as-char" svg:width="5.44cm" svg:height="1.286cm" draw:z-index="255"><draw:object xlink:href="./Object 271" xlink:type="simple" xlink:show="embed" xlink:actuate="onLoad"/><draw:image xlink:href="./ObjectReplacements/Object 271" xlink:type="simple" xlink:show="embed" xlink:actuate="onLoad"/></draw:frame></text:span></text:p>
      <text:p text:style-name="P3"/>
      <text:p text:style-name="P9"><text:span text:style-name="T25"><text:tab/>Om alla y</text:span><text:span text:style-name="T8">i</text:span><text:span text:style-name="T25">(x) är linjärt oberoende lösningar</text:span></text:p>
      <text:p text:style-name="P3"><text:tab/>till en inhomogen ekvation på ett intervall,</text:p>
      <text:p text:style-name="P3"><text:tab/>I, så är W(y) ≠ 0, ∀ x ∈ I.</text:p>
      <text:p text:style-name="P3"/>
      <text:p text:style-name="P3"/>
      <text:p text:style-name="P3"/>
      <text:p text:style-name="P3"><draw:frame draw:style-name="fr3" draw:name="Object272" text:anchor-type="as-char" svg:width="10.643cm" svg:height="3.263cm" draw:z-index="256"><draw:object xlink:href="./Object 272" xlink:type="simple" xlink:show="embed" xlink:actuate="onLoad"/><draw:image xlink:href="./ObjectReplacements/Object 272" xlink:type="simple" xlink:show="embed" xlink:actuate="onLoad"/></draw:frame></text:p>
      <text:p text:style-name="P3"/>
      <text:p text:style-name="P3">Där ƒ(x) är den inhomogena delen.</text:p>
      <text:p text:style-name="P3"/>
      <text:p text:style-name="P3"/>
      <text:p text:style-name="P3"/>
      <text:p text:style-name="P3">y = y<text:span text:style-name="T6">h</text:span> + y<text:span text:style-name="T6">p</text:span></text:p>
      <text:p text:style-name="P3"/>
      <text:p text:style-name="P3">y<text:span text:style-name="T6">h</text:span> = C<text:span text:style-name="T6">1</text:span>y<text:span text:style-name="T6">1</text:span> + C<text:span text:style-name="T6">2</text:span>y<text:span text:style-name="T6">2</text:span></text:p>
      <text:p text:style-name="P3"/>
      <text:p text:style-name="P3">y<text:span text:style-name="T6">p</text:span> = y<text:span text:style-name="T6">1</text:span>u<text:span text:style-name="T6">1</text:span>(x) + y<text:span text:style-name="T6">2</text:span>u<text:span text:style-name="T6">2</text:span>(x)</text:p>
      <text:p text:style-name="P3"/>
      <text:p text:style-name="P3"><draw:frame draw:style-name="fr3" draw:name="Object273" text:anchor-type="as-char" svg:width="2.194cm" svg:height="1.117cm" draw:z-index="257"><draw:object xlink:href="./Object 273" xlink:type="simple" xlink:show="embed" xlink:actuate="onLoad"/><draw:image xlink:href="./ObjectReplacements/Object 273" xlink:type="simple" xlink:show="embed" xlink:actuate="onLoad"/></draw:frame></text:p>
      <text:p text:style-name="P3"/>
      <text:p text:style-name="P3"/>
      <text:p text:style-name="P3">Vid en känd icke-trivial lösning kan y(x) substitueras med u(x)y<text:span text:style-name="T6">1</text:span>(x), vilket är den allmäna homogena lösningen.</text:p>
      <text:p text:style-name="P3"/>
      <text:p text:style-name="P3"/>
      <text:p text:style-name="P3">En fundamentalmängd är en mängd av alla lösningar som är linjärt oberoende av varandra och består av en ter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33M22S</meta:editing-duration>
    <meta:editing-cycles>19</meta:editing-cycles>
    <meta:generator>OpenOffice.org/3.1$Win32 OpenOffice.org_project/310m19$Build-9420</meta:generator>
    <dc:date>2010-10-16T22:45:41.14</dc:date>
    <dc:creator>Mattias </dc:creator>
    <meta:document-statistic meta:table-count="0" meta:image-count="2" meta:object-count="273" meta:page-count="38" meta:paragraph-count="652" meta:word-count="2603" meta:character-count="130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ℒ</math:mi>
      <math:mrow>
        <math:mo math:stretchy="false">(</math:mo>
        <math:mi math:fontstyle="normal">D</math:mi>
        <math:mo math:stretchy="false">)</math:mo>
      </math:mrow>
      <math:mrow>
        <math:mi math:fontstyle="normal">y</math:mi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0</math:mn>
            </math:mrow>
            <math:mi math:fontstyle="normal">N</math:mi>
          </math:munderover>
          <math:msub>
            <math:mi math:fontstyle="normal">a</math:mi>
            <math:mi math:fontstyle="normal">n</math:mi>
          </math:msub>
        </math:mrow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row>
              <math:msup>
                <math:mi math:fontstyle="normal">d</math:mi>
                <math:mi math:fontstyle="normal">n</math:mi>
              </math:msup>
              <math:mi math:fontstyle="normal">y</math:mi>
            </math:mrow>
          </math:mrow>
          <math:mrow>
            <math:msup>
              <math:mi>dx</math:mi>
              <math:mi math:fontstyle="normal">n</math:mi>
            </math:msup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ℒ(D)y = sum from {n = 0} to {N} a_n (x) {{alignc d^n y} over {alignc dx^n}} = g(x)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

{widevec X}' = {bold A} widevec X

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c</math:mi>
        <math:mn>1</math:mn>
      </math:msub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fenced math:open="" math:close="">
          <math:mtable>
            <math:mtr>
              <math:mrow>
                <math:mrow>
                  <math:mo math:stretchy="false">−</math:mo>
                  <math:mi>sin</math:mi>
                </math:mrow>
                <math:mi/>
                <math:mi math:fontstyle="normal">t</math:mi>
              </math:mrow>
            </math:mtr>
            <math:mtr>
              <math:mrow>
                <math:mi>cos</math:mi>
                <math:mi/>
                <math:mi math:fontstyle="normal">t</math:mi>
              </math:mrow>
            </math:mtr>
          </math:mtable>
        </math:mfenced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row>
              <math:mi>cos</math:mi>
              <math:mi/>
              <math:mi math:fontstyle="normal">t</math:mi>
            </math:mrow>
          </math:mtr>
          <math:mtr>
            <math:mrow>
              <math:mi>sin</math:mi>
              <math:mi/>
              <math:mi math:fontstyle="normal">t</math:mi>
            </math:mrow>
          </math:mtr>
        </math:mtable>
      </math:mfenced>
    </math:mrow>
    <math:annotation math:encoding="StarMath 5.0">c_1 {widevec X_1} + c_2 {widevec X_2} = c_1 left ( stack{-sin `t # cos `t} right ) + c_2 left ( stack{cos `t # sin `t} right )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sup>
        <math:mi math:fontstyle="normal">e</math:mi>
        <math:mrow>
          <math:msub>
            <math:mi math:fontstyle="normal">λ</math:mi>
            <math:mn>2</math:mn>
          </math:msub>
          <math:mi math:fontstyle="normal">t</math:mi>
        </math:mrow>
      </math:msup>
    </math:mrow>
    <math:annotation math:encoding="StarMath 5.0">
{widevec X} = c_1 {widevec K_1} e^{λ_1 t} + c_2 {widevec K_2} e^{λ_2 t}
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} = c_1 {widevec K_1} e^{λ_1 t} + c_2 {widevec K_2} e^{λ_1 t}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_1} = {widevec K} e^{λ_1 t}

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row>
          <math:mo math:stretchy="false">(</math:mo>
          <math:mrow>
            <math:mi math:fontstyle="normal">t</math:mi>
            <math:mrow>
              <math:mover math:accent="true">
                <math:mi math:fontstyle="normal">L</math:mi>
                <math:mo math:stretchy="false">→</math:mo>
              </math:mover>
              <math:mo math:stretchy="false">+</math:mo>
              <math:mover math:accent="true">
                <math:mi math:fontstyle="normal">P</math:mi>
                <math:mo math:stretchy="false">→</math:mo>
              </math:mover>
            </math:mrow>
          </math:mrow>
          <math:mo math:stretchy="false">)</math:mo>
        </math:mrow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_2} = (t {widevec L} + {widevec P}) e^{λ_1 t}
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 math:fontstyle="normal">t</math:mi>
          <math:mrow>
            <math:mover math:accent="true">
              <math:mi math:fontstyle="normal">L</math:mi>
              <math:mo math:stretchy="false">→</math:mo>
            </math:mover>
            <math:mo math:stretchy="false">+</math:mo>
            <math:mover math:accent="true">
              <math:mi math:fontstyle="normal">P</math:mi>
              <math:mo math:stretchy="false">→</math:mo>
            </math:mover>
          </math:mrow>
        </math:mrow>
        <math:mo math:stretchy="false">)</math:mo>
      </math:mrow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over math:accent="true">
          <math:mi math:fontstyle="normal">L</math:mi>
          <math:mo math:stretchy="false">→</math:mo>
        </math:mover>
      </math:mrow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L</math:mi>
        <math:mo math:stretchy="false">→</math:mo>
      </math:mover>
      <math:mi math:fontstyle="normal">t</math:mi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tyle math:fontweight="bold">
          <math:mrow>
            <math:mi math:fontstyle="normal">A</math:mi>
          </math:mrow>
        </math:mstyle>
      </math:mrow>
      <math:mover math:accent="true">
        <math:mi math:fontstyle="normal">P</math:mi>
        <math:mo math:stretchy="false">→</math:mo>
      </math:mover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(t {widevec L} + {widevec P}) e^{λ_1 t} + {widevec L} e^{λ_1 t} = {bold A} {widevec L} t e^{λ_1 t} + {bold A} {widevec P} e^{λ_1 t}
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L</math:mi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i math:fontstyle="normal">λ</math:mi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L</math:mi>
        <math:mo math:stretchy="false">→</math:mo>
      </math:mover>
      <math:mrow>
        <math:mi math:fontstyle="normal">t</math:mi>
        <math:mo math:stretchy="false">+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i math:fontstyle="normal">λ</math:mi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P</math:mi>
        <math:mo math:stretchy="false">→</math:mo>
      </math:mover>
    </math:mrow>
    <math:annotation math:encoding="StarMath 5.0">{widevec L} = ({bold A} - λ_1 {bold I}) {widevec L} t + ({bold A} - λ_1 {bold I}) {widevec P}
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L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_1 {bold I}) {widevec L} = {widevec 0}
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P</math:mi>
          <math:mo math:stretchy="false">→</math:mo>
        </math:mover>
        <math:mo math:stretchy="false">=</math:mo>
        <math:mover math:accent="true">
          <math:mi math:fontstyle="normal">L</math:mi>
          <math:mo math:stretchy="false">→</math:mo>
        </math:mover>
      </math:mrow>
    </math:mrow>
    <math:annotation math:encoding="StarMath 5.0">({bold A} - λ_1 {bold I}) {widevec P} = {widevec L}

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L</math:mi>
      <math:mo math:stretchy="false">→</math:mo>
    </math:mover>
    <math:annotation math:encoding="StarMath 5.0">{widevec L}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{

{widevec X}' = left ( stack {k_1 # k_2} right ) e^{%lambda t} = {widevec K}e^{%lambda t}

}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P</math:mi>
          <math:mo math:stretchy="false">→</math:mo>
        </math:mover>
        <math:mo math:stretchy="false">=</math:mo>
        <math:mn>0</math:mn>
      </math:mrow>
      <math:mi/>
      <math:mo math:stretchy="false">⇔</math:mo>
      <math:mi/>
      <math:msup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i math:fontstyle="normal">λ</math:mi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  <math:mn>2</math:mn>
      </math:msup>
      <math:mrow>
        <math:mover math:accent="true">
          <math:mi math:fontstyle="normal">P</math:mi>
          <math:mo math:stretchy="false">→</math:mo>
        </math:mover>
        <math:mo math:stretchy="false">=</math:mo>
        <math:mn>0</math:mn>
      </math:mrow>
    </math:mrow>
    <math:annotation math:encoding="StarMath 5.0">({bold A} - λ_1 {bold I}) ({bold A} - λ_1 {bold I}) {widevec P} = 0 ~dlrarrow~ ({bold A} - λ_1 {bold I})^2 {widevec P} = 0
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
{widevec X} = left ( stack{k_1 # k_2} right ) e^{%lambda t} = {widevec K} e^{%lambda t}

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

{widevec X}' = {bold A}{widevec X}

}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i>λt</math:mi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{widevec K} λe^{λt} = {bold A}{widevec K} e^{λt}
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{bold I}){widevec K} = {widevec 0}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frac>
                  <math:mrow>
                    <math:mi>dx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2x</math:mn>
                  <math:mo math:stretchy="false">+</math:mo>
                  <math:mn>2y</math:mn>
                </math:mrow>
              </math:mrow>
            </math:mrow>
          </math:mtr>
          <math:mtr>
            <math:mrow>
              <math:mrow>
                <math:mfrac>
                  <math:mrow>
                    <math:mi>dy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i math:fontstyle="normal">x</math:mi>
                  <math:mo math:stretchy="false">+</math:mo>
                  <math:mn>3y</math:mn>
                </math:mrow>
              </math:mrow>
            </math:mrow>
          </math:mtr>
        </math:mtable>
      </math:mrow>
      <math:mi/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n>2</math:mn>
              </math:mtd>
            </math:mtr>
            <math:mtr>
              <math:mtd>
                <math:mn>1</math:mn>
              </math:mtd>
              <math:mtd>
                <math:mn>3</math:mn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</math:mrow>
    <math:annotation math:encoding="StarMath 5.0">left lbrace stack{alignl {{alignc dx} over {alignc dt}} = 2x + 2y # alignl {{alignc dy} over {alignc dt}} = x + 3y} right none ~~~~ left ( stack {x' # y'} right ) = left (  matrix{2 # 2 ## 1 # 3} right ) left (  stack{x # y} right )
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2</math:mn>
                    <math:mo math:stretchy="false">−</math:mo>
                    <math:mi math:fontstyle="normal">λ</math:mi>
                  </math:mrow>
                </math:mtd>
                <math:mtd>
                  <math:mn>2</math:mn>
                </math:mtd>
              </math:mtr>
              <math:mtr>
                <math:mtd>
                  <math:mn>1</math:mn>
                </math:mtd>
                <math:mtd>
                  <math:mrow>
                    <math:mn>3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2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n>3</math:mn>
              <math:mo math:stretchy="false">−</math:mo>
              <math:mi math:fontstyle="normal">λ</math:mi>
            </math:mrow>
            <math:mo math:stretchy="false">)</math:mo>
          </math:mrow>
          <math:mo math:stretchy="false">−</math:mo>
          <math:mn>2</math:mn>
        </math:mrow>
        <math:mo math:stretchy="false">=</math:mo>
        <math:mrow>
          <math:mrow>
            <math:msup>
              <math:mi math:fontstyle="normal">λ</math:mi>
              <math:mn>2</math:mn>
            </math:msup>
            <math:mo math:stretchy="false">−</math:mo>
            <math:mn>5λ</math:mn>
          </math:mrow>
          <math:mo math:stretchy="false">+</math:mo>
          <math:mn>4</math:mn>
        </math:mrow>
      </math:mrow>
    </math:mrow>
    <math:annotation math:encoding="StarMath 5.0">0 = left lline matrix {2 - λ # 2 ## 1 # 3 - λ} right rline = (2 - λ)(3 - λ) - 2 = λ^2 - 5λ + 4
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{bold I}){widevec v} = {widevec 0} 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n>1</math:mn>
        </math:msub>
        <math:mo math:stretchy="false">=</math:mo>
        <math:mn>1</math:mn>
      </math:mrow>
      <math:mi/>
      <math:mfenced math:open="" math:close="">
        <math:mtable>
          <math:mtr>
            <math:mtd>
              <math:mn>1</math:mn>
            </math:mtd>
            <math:mtd>
              <math:mn>2</math:mn>
            </math:mtd>
          </math:mtr>
          <math:mtr>
            <math:mtd>
              <math:mn>1</math:mn>
            </math:mtd>
            <math:mtd>
              <math:mn>2</math:mn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2</math:mn>
            </math:mtr>
            <math:mtr>
              <math:mrow>
                <math:mo math:stretchy="false">−</math:mo>
                <math:mn>1</math:mn>
              </math:mrow>
            </math:mtr>
          </math:mtable>
        </math:mfenced>
      </math:mrow>
    </math:mrow>
    <math:annotation math:encoding="StarMath 5.0">
%lambda_1 = 1 ~~~~ left ( matrix {1 # 2 ## 1 # 2} right ){widevec v_1} = {widevec 0} ~~~~ {widevec v_1} = left ( stack {2 # -1} right )

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λ</math:mi>
          <math:mn>2</math:mn>
        </math:msub>
        <math:mo math:stretchy="false">=</math:mo>
        <math:mn>4</math:mn>
      </math:mrow>
      <math:mi/>
      <math:mfenced math:open="" math:close="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2</math:mn>
            </math:mtd>
          </math:mtr>
          <math:mtr>
            <math:mtd>
              <math:mn>1</math:mn>
            </math:mtd>
            <math:mtd>
              <math:mrow>
                <math:mo math:stretchy="false">−</math:mo>
                <math:mn>1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1</math:mn>
            </math:mtr>
          </math:mtable>
        </math:mfenced>
      </math:mrow>
    </math:mrow>
    <math:annotation math:encoding="StarMath 5.0">λ_2 = 4 ~~~~ left ( matrix {-2 # 2 ## 1 # -1} right ){widevec v_2} = {widevec 0} ~~~~ {widevec v_2} = left ( stack {1 # 1} right )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i>λt</math:mi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{

{widevec K}λe^{λt} = {bold A}{widevec K}e^{λt}

}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fenced math:open="" math:close="">
        <math:mtable>
          <math:mtr>
            <math:mn>2</math:mn>
          </math:mtr>
          <math:mtr>
            <math:mrow>
              <math:mo math:stretchy="false">−</math:mo>
              <math:mn>1</math:mn>
            </math:mrow>
          </math:mtr>
        </math:mtable>
      </math:mfenced>
      <math:mrow>
        <math:msup>
          <math:mi math:fontstyle="normal">e</math:mi>
          <math:mi math:fontstyle="normal">t</math:mi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n>1</math:mn>
          </math:mtr>
          <math:mtr>
            <math:mn>1</math:mn>
          </math:mtr>
        </math:mtable>
      </math:mfenced>
      <math:msup>
        <math:mi math:fontstyle="normal">e</math:mi>
        <math:mn>4t</math:mn>
      </math:msup>
    </math:mrow>
    <math:annotation math:encoding="StarMath 5.0">{widevec X} = C_1 left ( stack{2 # -1} right ) e^{t} + C_2 left ( stack{1 # 1} right ) e^{4t}
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frac>
                  <math:mrow>
                    <math:mi>dx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3x</math:mn>
                  <math:mo math:stretchy="false">−</math:mo>
                  <math:mi math:fontstyle="normal">y</math:mi>
                </math:mrow>
              </math:mrow>
            </math:mrow>
          </math:mtr>
          <math:mtr>
            <math:mrow>
              <math:mrow>
                <math:mfrac>
                  <math:mrow>
                    <math:mi>dy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9x</math:mn>
                  <math:mo math:stretchy="false">−</math:mo>
                  <math:mn>3y</math:mn>
                </math:mrow>
              </math:mrow>
            </math:mrow>
          </math:mtr>
        </math:mtable>
      </math:mrow>
      <math:mi/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n>3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9</math:mn>
              </math:mtd>
              <math:mtd>
                <math:mrow>
                  <math:mo math:stretchy="false">−</math:mo>
                  <math:mn>3</math:mn>
                </math:mrow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</math:mrow>
    <math:annotation math:encoding="StarMath 5.0">left lbrace stack{alignl {{alignc dx} over {alignc dt}} = 3x - y # alignl {{alignc dy} over {alignc dt}} = 9x - 3y} right none ~~~~ left ( stack {x' # y'} right ) = left (  matrix{3 # -1 ## 9 # -3} right ) left (  stack{x # y} right )
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frac>
          <math:mrow>
            <math:mi>dy</math:mi>
          </math:mrow>
          <math:mrow>
            <math:mi>dt</math:mi>
          </math:mrow>
        </math:mfrac>
      </math:mrow>
    </math:mrow>
    <math:annotation math:encoding="StarMath 5.0">3 {alignc dx} over {alignc dt} = {alignc dy} over {alignc dt}
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table>
          <math:mtr>
            <math:mtd>
              <math:mn>3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9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o math:stretchy="false">=</math:mo>
      <math:mn>0</math:mn>
    </math:mrow>
    <math:annotation math:encoding="StarMath 5.0">left lline matrix{3 # -1 ## 9 # -3} right rline = 0
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o math:stretchy="false">λ</math:mo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%lambda {bold I}){widevec v} = {widevec 0}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3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9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3</math:mn>
            </math:mtr>
          </math:mtable>
        </math:mfenced>
      </math:mrow>
    </math:mrow>
    <math:annotation math:encoding="StarMath 5.0">left (  matrix{3 # -1 ## 9 # -3} right ) {widevec v_1} = {widevec 0} ~dlrarrow~ {widevec v_1} = left ( stack{1 # 3} right )
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row>
          <math:mo math:stretchy="false">(</math:mo>
          <math:mrow>
            <math:mi math:fontstyle="normal">t</math:mi>
            <math:mrow>
              <math:mover math:accent="true">
                <math:mi math:fontstyle="normal">L</math:mi>
                <math:mo math:stretchy="false">→</math:mo>
              </math:mover>
              <math:mo math:stretchy="false">+</math:mo>
              <math:mover math:accent="true">
                <math:mi math:fontstyle="normal">P</math:mi>
                <math:mo math:stretchy="false">→</math:mo>
              </math:mover>
            </math:mrow>
          </math:mrow>
          <math:mo math:stretchy="false">)</math:mo>
        </math:mrow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_2} = (t{widevec L} + {widevec P})e^{λ_1 t}
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 math:fontstyle="normal">t</math:mi>
          <math:mrow>
            <math:mover math:accent="true">
              <math:mi math:fontstyle="normal">L</math:mi>
              <math:mo math:stretchy="false">→</math:mo>
            </math:mover>
            <math:mo math:stretchy="false">+</math:mo>
            <math:mover math:accent="true">
              <math:mi math:fontstyle="normal">P</math:mi>
              <math:mo math:stretchy="false">→</math:mo>
            </math:mover>
          </math:mrow>
        </math:mrow>
        <math:mo math:stretchy="false">)</math:mo>
      </math:mrow>
      <math:mrow>
        <math:msup>
          <math:mi math:fontstyle="normal">e</math:mi>
          <math:mstyle math:fontsize="125%">
            <math:mrow>
              <math:mrow>
                <math:msub>
                  <math:mi math:fontstyle="normal">λ</math:mi>
                  <math:mn>1</math:mn>
                </math:msub>
                <math:mi math:fontstyle="normal">t</math:mi>
              </math:mrow>
            </math:mrow>
          </math:mstyle>
        </math:msup>
        <math:mo math:stretchy="false">+</math:mo>
        <math:mover math:accent="true">
          <math:mi math:fontstyle="normal">L</math:mi>
          <math:mo math:stretchy="false">→</math:mo>
        </math:mover>
      </math:mrow>
      <math:mrow>
        <math:msup>
          <math:mi math:fontstyle="normal">e</math:mi>
          <math:mstyle math:fontsize="125%">
            <math:mrow>
              <math:mrow>
                <math:msub>
                  <math:mi math:fontstyle="normal">λ</math:mi>
                  <math:mn>1</math:mn>
                </math:msub>
                <math:mi math:fontstyle="normal">t</math:mi>
              </math:mrow>
            </math:mrow>
          </math:mstyle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L</math:mi>
        <math:mo math:stretchy="false">→</math:mo>
      </math:mover>
      <math:mi math:fontstyle="normal">t</math:mi>
      <math:mrow>
        <math:msup>
          <math:mi math:fontstyle="normal">e</math:mi>
          <math:mstyle math:fontsize="125%">
            <math:mrow>
              <math:mrow>
                <math:msub>
                  <math:mi math:fontstyle="normal">λ</math:mi>
                  <math:mn>1</math:mn>
                </math:msub>
                <math:mi math:fontstyle="normal">t</math:mi>
              </math:mrow>
            </math:mrow>
          </math:mstyle>
        </math:msup>
        <math:mo math:stretchy="false">+</math:mo>
        <math:mstyle math:fontweight="bold">
          <math:mrow>
            <math:mi math:fontstyle="normal">A</math:mi>
          </math:mrow>
        </math:mstyle>
      </math:mrow>
      <math:mover math:accent="true">
        <math:mi math:fontstyle="normal">P</math:mi>
        <math:mo math:stretchy="false">→</math:mo>
      </math:mover>
      <math:msup>
        <math:mi math:fontstyle="normal">e</math:mi>
        <math:mstyle math:fontsize="125%">
          <math:mrow>
            <math:mrow>
              <math:msub>
                <math:mi math:fontstyle="normal">λ</math:mi>
                <math:mn>1</math:mn>
              </math:msub>
              <math:mi math:fontstyle="normal">t</math:mi>
            </math:mrow>
          </math:mrow>
        </math:mstyle>
      </math:msup>
    </math:mrow>
    <math:annotation math:encoding="StarMath 5.0">{

(t {widevec L} + {widevec P}) e^{size *1.25{λ_1 t}} + {widevec L} e^{size *1.25 {λ_1 t}} = {bold A} {widevec L} t e^{size *1.25 {λ_1 t}} + {bold A} {widevec P} e^{size *1.25 {λ_1 t}}

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L</math:mi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o math:stretchy="false">λ</math:mo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L</math:mi>
        <math:mo math:stretchy="false">→</math:mo>
      </math:mover>
      <math:mrow>
        <math:mi math:fontstyle="normal">t</math:mi>
        <math:mo math:stretchy="false">+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o math:stretchy="false">λ</math:mo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P</math:mi>
        <math:mo math:stretchy="false">→</math:mo>
      </math:mover>
    </math:mrow>
    <math:annotation math:encoding="StarMath 5.0">{widevec L} = ({bold A} - %lambda_1 {bold I}) {widevec L} t + ({bold A} - %lambda_1 {bold I}) {widevec P}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L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_1 {bold I}) {widevec L} = {widevec 0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o math:stretchy="false">λ</math:mo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

({bold A} - %lambda {bold I}){widevec K} = {widevec 0}

}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P</math:mi>
          <math:mo math:stretchy="false">→</math:mo>
        </math:mover>
        <math:mo math:stretchy="false">=</math:mo>
        <math:mover math:accent="true">
          <math:mi math:fontstyle="normal">L</math:mi>
          <math:mo math:stretchy="false">→</math:mo>
        </math:mover>
      </math:mrow>
    </math:mrow>
    <math:annotation math:encoding="StarMath 5.0">({bold A} - λ_1 {bold I}) {widevec P} = {widevec L}
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L</math:mi>
      <math:mo math:stretchy="false">→</math:mo>
    </math:mover>
    <math:annotation math:encoding="StarMath 5.0">
{widevec L}
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3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9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row>
        <math:mover math:accent="true">
          <math:mi math:fontstyle="normal">P</math:mi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3</math:mn>
            </math:mtr>
          </math:mtable>
        </math:mfenced>
      </math:mrow>
      <math:mi/>
      <math:mrow>
        <math:mover math:accent="true">
          <math:mi math:fontstyle="normal">P</math:mi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2</math:mn>
            </math:mtr>
          </math:mtable>
        </math:mfenced>
      </math:mrow>
    </math:mrow>
    <math:annotation math:encoding="StarMath 5.0">left (  matrix{3 # -1 ## 9 # -3} right ) {widevec P} = left ( stack{1 # 3} right ) ~~~~ {widevec P} = left ( stack{1 # 2} right )
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fenced math:open="" math:close="">
          <math:mtable>
            <math:mtr>
              <math:mn>1</math:mn>
            </math:mtr>
            <math:mtr>
              <math:mn>3</math:mn>
            </math:mtr>
          </math:mtable>
        </math:mfenced>
        <math:mo math:stretchy="false">+</math:mo>
        <math:msub>
          <math:mi math:fontstyle="normal">C</math:mi>
          <math:mn>2</math:mn>
        </math:msub>
      </math:mrow>
      <math:mfenced math:open="[" math:close="]">
        <math:mrow>
          <math:mfenced math:open="" math:close="">
            <math:mtable>
              <math:mtr>
                <math:mn>1</math:mn>
              </math:mtr>
              <math:mtr>
                <math:mn>3</math:mn>
              </math:mtr>
            </math:mtable>
          </math:mfenced>
          <math:mo math:stretchy="false">+</math:mo>
          <math:mfenced math:open="" math:close="">
            <math:mtable>
              <math:mtr>
                <math:mn>1</math:mn>
              </math:mtr>
              <math:mtr>
                <math:mn>2</math:mn>
              </math:mtr>
            </math:mtable>
          </math:mfenced>
        </math:mrow>
      </math:mfenced>
    </math:mrow>
    <math:annotation math:encoding="StarMath 5.0">{widevec X} = C_1 left ( stack{1 # 3} right ) + C_2 left [ left ( stack{1 # 3} right ) + left ( stack{1 # 2} right ) right ]
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frac>
                  <math:mrow>
                    <math:mi>dx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4x</math:mn>
                  <math:mo math:stretchy="false">+</math:mo>
                  <math:mn>5y</math:mn>
                </math:mrow>
              </math:mrow>
            </math:mrow>
          </math:mtr>
          <math:mtr>
            <math:mrow>
              <math:mrow>
                <math:mfrac>
                  <math:mrow>
                    <math:mi>dy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row>
                    <math:mo math:stretchy="false">−</math:mo>
                    <math:mn>2x</math:mn>
                  </math:mrow>
                  <math:mo math:stretchy="false">+</math:mo>
                  <math:mn>6y</math:mn>
                </math:mrow>
              </math:mrow>
            </math:mrow>
          </math:mtr>
        </math:mtable>
      </math:mrow>
      <math:mi/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n>4</math:mn>
              </math:mtd>
              <math:mtd>
                <math:mn>5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6</math:mn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</math:mrow>
    <math:annotation math:encoding="StarMath 5.0">left lbrace stack{alignl {{alignc dx} over {alignc dt}} = 4x + 5y # alignl {{alignc dy} over {alignc dt}} = -2x + 6y} right none ~~~~ left ( stack {x' # y'} right ) = left (  matrix{4 # 5 ## -2 # 6} right ) left (  stack{x # y} right )
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4</math:mn>
                    <math:mo math:stretchy="false">−</math:mo>
                    <math:mi math:fontstyle="normal">λ</math:mi>
                  </math:mrow>
                </math:mtd>
                <math:mtd>
                  <math:mn>5</math:mn>
                </math:mtd>
              </math:mtr>
              <math:mtr>
                <math:mtd>
                  <math:mrow>
                    <math:mo math:stretchy="false">−</math:mo>
                    <math:mn>2</math:mn>
                  </math:mrow>
                </math:mtd>
                <math:mtd>
                  <math:mrow>
                    <math:mn>6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4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n>6</math:mn>
              <math:mo math:stretchy="false">−</math:mo>
              <math:mi math:fontstyle="normal">λ</math:mi>
            </math:mrow>
            <math:mo math:stretchy="false">)</math:mo>
          </math:mrow>
          <math:mo math:stretchy="false">+</math:mo>
          <math:mn>10</math:mn>
        </math:mrow>
        <math:mo math:stretchy="false">=</math:mo>
        <math:mrow>
          <math:msup>
            <math:mrow>
              <math:mo math:stretchy="false">(</math:mo>
              <math:mrow>
                <math:mi math:fontstyle="normal">λ</math:mi>
                <math:mo math:stretchy="false">−</math:mo>
                <math:mn>5</math:mn>
              </math:mrow>
              <math:mo math:stretchy="false">)</math:mo>
            </math:mrow>
            <math:mn>2</math:mn>
          </math:msup>
          <math:mo math:stretchy="false">+</math:mo>
          <math:mn>9</math:mn>
        </math:mrow>
      </math:mrow>
    </math:mrow>
    <math:annotation math:encoding="StarMath 5.0">
0 = left lline matrix {4 - λ # 5 ## -2 # 6 - λ} right rline = (4 - λ)(6 - λ) + 10 = (λ - 5)^2 + 9

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row>
                  <math:mn>4</math:mn>
                  <math:mo math:stretchy="false">−</math:mo>
                  <math:mn>5</math:mn>
                </math:mrow>
                <math:mo math:stretchy="false">−</math:mo>
                <math:mn>3i</math:mn>
              </math:mrow>
            </math:mtd>
            <math:mtd>
              <math:mn>5</math:mn>
            </math:mtd>
          </math:mtr>
          <math:mtr>
            <math:mtd>
              <math:mrow>
                <math:mo math:stretchy="false">−</math:mo>
                <math:mn>2</math:mn>
              </math:mrow>
            </math:mtd>
            <math:mtd>
              <math:mrow>
                <math:mrow>
                  <math:mn>6</math:mn>
                  <math:mo math:stretchy="false">−</math:mo>
                  <math:mn>5</math:mn>
                </math:mrow>
                <math:mo math:stretchy="false">−</math:mo>
                <math:mn>3i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row>
                    <math:mo math:stretchy="false">−</math:mo>
                    <math:mn>1</math:mn>
                  </math:mrow>
                  <math:mo math:stretchy="false">−</math:mo>
                  <math:mn>3i</math:mn>
                </math:mrow>
              </math:mtd>
              <math:mtd>
                <math:mn>5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row>
                  <math:mn>1</math:mn>
                  <math:mo math:stretchy="false">−</math:mo>
                  <math:mn>3i</math:mn>
                </math:mrow>
              </math:mtd>
            </math:mtr>
          </math:mtable>
        </math:mfenced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n>1</math:mn>
                <math:mo math:stretchy="false">−</math:mo>
                <math:mn>3i</math:mn>
              </math:mrow>
            </math:mtr>
            <math:mtr>
              <math:mn>2</math:mn>
            </math:mtr>
          </math:mtable>
        </math:mfenced>
      </math:mrow>
    </math:mrow>
    <math:annotation math:encoding="StarMath 5.0">left (  matrix{4 - 5 - 3i # 5 ## -2 # 6 - 5 - 3i} right ) {widevec v_1} = left (  matrix{-1 - 3i # 5 ## -2 # 1 - 3i} right ) {widevec v_1} = {widevec 0} ~dlrarrow~ {widevec v_1} = left ( stack{1 - 3i # 2} right )
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n>5</math:mn>
                <math:mo math:stretchy="false">+</math:mo>
                <math:mn>3i</math:mn>
              </math:mrow>
              <math:mo math:stretchy="false">)</math:mo>
            </math:mrow>
            <math:mi math:fontstyle="normal">t</math:mi>
          </math:mrow>
        </math:msup>
      </math:mrow>
      <math:mrow>
        <math:mfenced math:open="" math:close="">
          <math:mtable>
            <math:mtr>
              <math:mrow>
                <math:mn>1</math:mn>
                <math:mo math:stretchy="false">−</math:mo>
                <math:mn>3i</math:mn>
              </math:mrow>
            </math:mtr>
            <math:mtr>
              <math:mn>2</math:mn>
            </math:mtr>
          </math:mtable>
        </math:mfenced>
        <math:mo math:stretchy="false">=</math:mo>
        <math:msup>
          <math:mi math:fontstyle="normal">e</math:mi>
          <math:mn>5t</math:mn>
        </math:msup>
      </math:mrow>
      <math:mrow>
        <math:mo math:stretchy="false">(</math:mo>
        <math:mrow>
          <math:mi>cos</math:mi>
          <math:mi/>
          <math:mrow>
            <math:mn>3t</math:mn>
            <math:mo math:stretchy="false">+</math:mo>
            <math:mi math:fontstyle="normal">i</math:mi>
          </math:mrow>
          <math:mi/>
          <math:mi>sin</math:mi>
          <math:mi/>
          <math:mn>3t</math:mn>
        </math:mrow>
        <math:mo math:stretchy="false">)</math:mo>
      </math:mrow>
      <math:mfenced math:open="" math:close="">
        <math:mrow>
          <math:mrow>
            <math:mfenced math:open="" math:close="">
              <math:mtable>
                <math:mtr>
                  <math:mn>1</math:mn>
                </math:mtr>
                <math:mtr>
                  <math:mn>2</math:mn>
                </math:mtr>
              </math:mtable>
            </math:mfenced>
            <math:mo math:stretchy="false">+</math:mo>
            <math:mi math:fontstyle="normal">i</math:mi>
          </math:mrow>
          <math:mfenced math:open="" math:close="">
            <math:mtable>
              <math:mtr>
                <math:mrow>
                  <math:mo math:stretchy="false">−</math:mo>
                  <math:mn>3</math:mn>
                </math:mrow>
              </math:mtr>
              <math:mtr>
                <math:mn>0</math:mn>
              </math:mtr>
            </math:mtable>
          </math:mfenced>
        </math:mrow>
      </math:mfenced>
    </math:mrow>
    <math:annotation math:encoding="StarMath 5.0">{widevec Z} = e^{(5+3i)t} left ( stack{1 - 3i # 2} right ) = e^{5t} (cos `3t + i `sin` 3t)
left ( left ( stack{1 # 2} right ) + i left ( stack{-3 # 0} right ) right )
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o math:stretchy="false">=</math:mo>
                <math:mo math:stretchy="false">ℜ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n>5t</math:mn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n>1</math:mn>
                          </math:mrow>
                        </math:mtr>
                        <math:mtr>
                          <math:mrow>
                            <math:mn>2</math:mn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n>3t</math:mn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3</math:mn>
                            </math:mrow>
                          </math:mtr>
                          <math:mtr>
                            <math:mrow>
                              <math:mn>0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n>3t</math:mn>
                  </math:mrow>
                </math:mfenced>
                <math:mo math:stretchy="false">=</math:mo>
                <math:msup>
                  <math:mi math:fontstyle="normal">e</math:mi>
                  <math:mn>5t</math:mn>
                </math:msup>
              </math:mrow>
              <math:mfenced math:open="" math:close="">
                <math:mtable>
                  <math:mtr>
                    <math:mrow>
                      <math:mrow>
                        <math:mi>cos</math:mi>
                        <math:mi/>
                        <math:mrow>
                          <math:mn>3t</math:mn>
                          <math:mo math:stretchy="false">+</math:mo>
                          <math:mn>3</math:mn>
                        </math:mrow>
                        <math:mi/>
                        <math:mi>sin</math:mi>
                        <math:mi/>
                        <math:mn>3t</math:mn>
                      </math:mrow>
                    </math:mrow>
                  </math:mtr>
                  <math:mtr>
                    <math:mrow>
                      <math:mrow>
                        <math:mn>2</math:mn>
                        <math:mi/>
                        <math:mi>cos</math:mi>
                        <math:mi/>
                        <math:mn>3t</math:mn>
                      </math:mrow>
                    </math:mrow>
                  </math:mtr>
                </math:mtable>
              </math:mfenced>
            </math:mrow>
          </math:mrow>
        </math:mtr>
        <math:mtr>
          <math:mrow>
            <math:mrow>
              <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  <math:mo math:stretchy="false">=</math:mo>
                <math:mo math:stretchy="false">ℑ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n>5t</math:mn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row>
                              <math:mo math:stretchy="false">−</math:mo>
                              <math:mn>3</math:mn>
                            </math:mrow>
                          </math:mrow>
                        </math:mtr>
                        <math:mtr>
                          <math:mrow>
                            <math:mn>0</math:mn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n>3t</math:mn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1</math:mn>
                            </math:mrow>
                          </math:mtr>
                          <math:mtr>
                            <math:mrow>
                              <math:mn>2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n>3t</math:mn>
                  </math:mrow>
                </math:mfenced>
                <math:mo math:stretchy="false">=</math:mo>
                <math:msup>
                  <math:mi math:fontstyle="normal">e</math:mi>
                  <math:mn>5t</math:mn>
                </math:msup>
              </math:mrow>
              <math:mfenced math:open="" math:close="">
                <math:mtable>
                  <math:mtr>
                    <math:mrow>
                      <math:mrow>
                        <math:mi>sin</math:mi>
                        <math:mi/>
                        <math:mrow>
                          <math:mn>3t</math:mn>
                          <math:mo math:stretchy="false">−</math:mo>
                          <math:mn>3</math:mn>
                        </math:mrow>
                        <math:mi/>
                        <math:mi>cos</math:mi>
                        <math:mi/>
                        <math:mn>3t</math:mn>
                      </math:mrow>
                    </math:mrow>
                  </math:mtr>
                  <math:mtr>
                    <math:mrow>
                      <math:mrow>
                        <math:mn>2</math:mn>
                        <math:mi/>
                        <math:mi>sin</math:mi>
                        <math:mi/>
                        <math:mn>3t</math:mn>
                      </math:mrow>
                    </math:mrow>
                  </math:mtr>
                </math:mtable>
              </math:mfenced>
            </math:mrow>
          </math:mrow>
        </math:mtr>
        <math:mtr>
          <math:mrow>
            <math:mrow>
              <math:mrow>
                <math:mover math:accent="true">
                  <math:mi math:fontstyle="normal">X</math:mi>
                  <math:mo math:stretchy="false">→</math:mo>
                </math:mover>
                <math:mo math:stretchy="false">=</math:mo>
                <math:msub>
                  <math:mi math:fontstyle="normal">C</math:mi>
                  <math:mn>1</math:mn>
                </math:msub>
              </math:mrow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o math:stretchy="false">+</math:mo>
                <math:msub>
                  <math:mi math:fontstyle="normal">C</math:mi>
                  <math:mn>2</math:mn>
                </math:msub>
              </math:mrow>
              <math:mover math:accent="true">
                <math:msub>
                  <math:mi math:fontstyle="normal">X</math:mi>
                  <math:mn>2</math:mn>
                </math:msub>
                <math:mo math:stretchy="false">→</math:mo>
              </math:mover>
            </math:mrow>
          </math:mrow>
        </math:mtr>
      </math:mtable>
    </math:mrow>
    <math:annotation math:encoding="StarMath 5.0">left lbrace stack { alignl

{widevec X_1} = Re {widevec Z} = e^{5t} left ( left ( stack{alignc 1 # alignc 2} right ) cos `3t + left ( stack{alignc 3 # alignc 0} right ) sin `3t right ) = e^{5t} left ( stack{alignc cos `3t + 3 `sin` 3t # alignc 2 `cos` 3t} right )

# alignl

{widevec X_2} = Im {widevec Z} = e^{5t} left ( left ( stack{alignc -3 # alignc 0} right ) cos `3t + left ( stack{alignc 1 # alignc 2} right ) sin `3t right )
 = e^{5t} left ( stack{alignc sin `3t - 3 `cos` 3t # alignc 2 `sin` 3t} right )

# alignl

{widevec X} = C_1 {widevec X_1} + C_2 {widevec X_2}

} right none
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n>1</math:mn>
              </math:mtd>
            </math:mtr>
          </math:mtable>
        </math:mfenced>
      </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i>cos</math:mi>
                <math:mi/>
                <math:mi math:fontstyle="normal">t</math:mi>
              </math:mrow>
            </math:mtr>
            <math:mtr>
              <math:mrow>
                <math:mi>sin</math:mi>
                <math:mi/>
                <math:mi math:fontstyle="normal">t</math:mi>
              </math:mrow>
            </math:mtr>
          </math:mtable>
        </math:mfenced>
      </math:mrow>
      <math:msup>
        <math:mi math:fontstyle="normal">e</math:mi>
        <math:mi math:fontstyle="normal">t</math:mi>
      </math:msup>
    </math:mrow>
    <math:annotation math:encoding="StarMath 5.0">{widevec X}' = left ( matrix{1 # -1 ## 1 # 1} right ) {widevec X} = left ( stack{cos `t # sin `t} right ) e^{t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

{widevec X}' = {bold A}{widevec X}

}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n>1</math:mn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
{widevec X}' = left ( matrix{1 # -1 ## 1 # 1} right ) {widevec X}

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∣" math:close="∣">
          <math:mtable>
            <math:mtr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</math:mtr>
          </math:mtable>
        </math:mfenced>
      </math:mrow>
      <math:mo math:stretchy="false">=</math:mo>
      <math:mrow>
        <math:msup>
          <math:mrow>
            <math:mo math:stretchy="false">(</math:mo>
            <math:mrow>
              <math:mn>1</math:mn>
              <math:mo math:stretchy="false">−</math:mo>
              <math:mi math:fontstyle="normal">λ</math:mi>
            </math:mrow>
            <math:mo math:stretchy="false">)</math:mo>
          </math:mrow>
          <math:mn>2</math:mn>
        </math:msup>
        <math:mo math:stretchy="false">+</math:mo>
        <math:mn>1</math:mn>
      </math:mrow>
    </math:mrow>
    <math:annotation math:encoding="StarMath 5.0">
0 = left lline matrix{1 - λ # -1 ## 1 # 1 - λ} right rline = (1 - λ)^2 + 1

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  ({bold A} - λ{bold I}){widevec v} = {widevec 0}  }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n>1</math:mn>
                <math:mo math:stretchy="false">−</math:mo>
                <math:mrow>
                  <math:mo math:stretchy="false">(</math:mo>
                  <math:mrow>
                    <math:mn>1</math:mn>
                    <math:mo math:stretchy="false">+</math:mo>
                    <math:mi math:fontstyle="normal">i</math:mi>
                  </math:mrow>
                  <math:mo math:stretchy="false">)</math:mo>
                </math:mrow>
              </math:mrow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−</math:mo>
                <math:mrow>
                  <math:mo math:stretchy="false">(</math:mo>
                  <math:mrow>
                    <math:mn>1</math:mn>
                    <math:mo math:stretchy="false">+</math:mo>
                    <math:mi math:fontstyle="normal">i</math:mi>
                  </math:mrow>
                  <math:mo math:stretchy="false">)</math:mo>
                </math:mrow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i math:fontstyle="normal">i</math:mi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i math:fontstyle="normal">i</math:mi>
                </math:mrow>
              </math:mtd>
            </math:mtr>
          </math:mtable>
        </math:mfenced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row>
                <math:mo math:stretchy="false">−</math:mo>
                <math:mi math:fontstyle="normal">i</math:mi>
              </math:mrow>
            </math:mtr>
          </math:mtable>
        </math:mfenced>
      </math:mrow>
    </math:mrow>
    <math:annotation math:encoding="StarMath 5.0">
left (  matrix{1 - (1 + i) # -1 ## 1 # 1 - (1 + i)} right ) {widevec v_1} = left (  matrix{-i # -1 ## 1 # -i} right ) {widevec v_1} = {widevec 0} ~dlrarrow~ {widevec v_1} = left ( stack{1 # -i} right )
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n>1</math:mn>
                <math:mo math:stretchy="false">+</math:mo>
                <math:mi math:fontstyle="normal">i</math:mi>
              </math:mrow>
              <math:mo math:stretchy="false">)</math:mo>
            </math:mrow>
            <math:mi math:fontstyle="normal">t</math:mi>
          </math:mrow>
        </math:msup>
      </math:mrow>
      <math:mrow>
        <math:mfenced math:open="" math:close="">
          <math:mtable>
            <math:mtr>
              <math:mn>1</math:mn>
            </math:mtr>
            <math:mtr>
              <math:mrow>
                <math:mo math:stretchy="false">−</math:mo>
                <math:mi math:fontstyle="normal">i</math:mi>
              </math:mrow>
            </math:mtr>
          </math:mtable>
        </math:mfenced>
        <math:mo math:stretchy="false">=</math:mo>
        <math:msup>
          <math:mi math:fontstyle="normal">e</math:mi>
          <math:mi math:fontstyle="normal">t</math:mi>
        </math:msup>
      </math:mrow>
      <math:munder>
        <math:munder math:accent="true">
          <math:mrow>
            <math:mo math:stretchy="false">(</math:mo>
            <math:mrow>
              <math:mi>cos</math:mi>
              <math:mi/>
              <math:mrow>
                <math:mi math:fontstyle="normal">t</math:mi>
                <math:mo math:stretchy="false">+</math:mo>
                <math:mi math:fontstyle="normal">i</math:mi>
              </math:mrow>
              <math:mi/>
              <math:mi>sin</math:mi>
              <math:mi/>
              <math:mi math:fontstyle="normal">t</math:mi>
            </math:mrow>
            <math:mo math:stretchy="false">)</math:mo>
          </math:mrow>
          <math:mo math:stretchy="false"></math:mo>
        </math:munder>
        <math:mstyle math:fontsize="10.2pt">
          <math:mrow>
            <math:mrow>
              <math:mi>cis</math:mi>
              <math:mi/>
              <math:mrow>
                <math:mi math:fontstyle="normal">t</math:mi>
                <math:mo math:stretchy="false">=</math:mo>
                <math:msup>
                  <math:mi math:fontstyle="normal">e</math:mi>
                  <math:mstyle math:fontsize="7.1pt">
                    <math:mrow>
                      <math:mi math:fontstyle="normal">t</math:mi>
                    </math:mrow>
                  </math:mstyle>
                </math:msup>
              </math:mrow>
            </math:mrow>
          </math:mrow>
        </math:mstyle>
      </math:munder>
      <math:mfenced math:open="" math:close="">
        <math:mrow>
          <math:mrow>
            <math:mfenced math:open="" math:close="">
              <math:mtable>
                <math:mtr>
                  <math:mn>1</math:mn>
                </math:mtr>
                <math:mtr>
                  <math:mn>0</math:mn>
                </math:mtr>
              </math:mtable>
            </math:mfenced>
            <math:mo math:stretchy="false">+</math:mo>
            <math:mi math:fontstyle="normal">i</math:mi>
          </math:mrow>
          <math:mfenced math:open="" math:close="">
            <math:mtable>
              <math:mtr>
                <math:mn>0</math:mn>
              </math:mtr>
              <math:mtr>
                <math:mrow>
                  <math:mo math:stretchy="false">−</math:mo>
                  <math:mn>1</math:mn>
                </math:mrow>
              </math:mtr>
            </math:mtable>
          </math:mfenced>
        </math:mrow>
      </math:mfenced>
    </math:mrow>
    <math:annotation math:encoding="StarMath 5.0">{widevec Z} = e^{(1+i)t} left ( stack{1 # -i} right ) = e^{t} {{(cos `t + i `sin` t)} underbrace {size +3 {cis `t = e^{size +1 t}}} }
left ( left ( stack{1 # 0} right ) + i left ( stack{0 # -1} right ) right )
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o math:stretchy="false">=</math:mo>
                <math:mo math:stretchy="false">ℜ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n>1</math:mn>
                          </math:mrow>
                        </math:mtr>
                        <math:mtr>
                          <math:mrow>
                            <math:mn>0</math:mn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i math:fontstyle="normal">t</math:mi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0</math:mn>
                            </math:mrow>
                          </math:mtr>
                          <math:mtr>
                            <math:mrow>
                              <math:mn>1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i math:fontstyle="normal">t</math:mi>
                  </math:mrow>
                </math:mfenced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fenced math:open="" math:close="">
                <math:mtable>
                  <math:mtr>
                    <math:mrow>
                      <math:mrow>
                        <math:mi>cos</math:mi>
                        <math:mi/>
                        <math:mi math:fontstyle="normal">t</math:mi>
                      </math:mrow>
                    </math:mrow>
                  </math:mtr>
                  <math:mtr>
                    <math:mrow>
                      <math:mrow>
                        <math:mi>sin</math:mi>
                        <math:mi/>
                        <math:mi math:fontstyle="normal">t</math:mi>
                      </math:mrow>
                    </math:mrow>
                  </math:mtr>
                </math:mtable>
              </math:mfenced>
            </math:mrow>
          </math:mrow>
        </math:mtr>
        <math:mtr>
          <math:mrow>
            <math:mrow>
              <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  <math:mo math:stretchy="false">=</math:mo>
                <math:mo math:stretchy="false">ℑ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n>0</math:mn>
                          </math:mrow>
                        </math:mtr>
                        <math:mtr>
                          <math:mrow>
                            <math:mrow>
                              <math:mo math:stretchy="false">−</math:mo>
                              <math:mn>1</math:mn>
                            </math:mrow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i math:fontstyle="normal">t</math:mi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1</math:mn>
                            </math:mrow>
                          </math:mtr>
                          <math:mtr>
                            <math:mrow>
                              <math:mn>0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i math:fontstyle="normal">t</math:mi>
                  </math:mrow>
                </math:mfenced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fenced math:open="" math:close="">
                <math:mtable>
                  <math:mtr>
                    <math:mrow>
                      <math:mrow>
                        <math:mi>sin</math:mi>
                        <math:mi/>
                        <math:mi math:fontstyle="normal">t</math:mi>
                      </math:mrow>
                    </math:mrow>
                  </math:mtr>
                  <math:mtr>
                    <math:mrow>
                      <math:mrow>
                        <math:mrow>
                          <math:mo math:stretchy="false">−</math:mo>
                          <math:mi>cos</math:mi>
                        </math:mrow>
                        <math:mi/>
                        <math:mi math:fontstyle="normal">t</math:mi>
                      </math:mrow>
                    </math:mrow>
                  </math:mtr>
                </math:mtable>
              </math:mfenced>
            </math:mrow>
          </math:mrow>
        </math:mtr>
      </math:mtable>
    </math:mrow>
    <math:annotation math:encoding="StarMath 5.0">left lbrace stack { alignl

{widevec X_1} = Re {widevec Z} = e^{t} left ( left ( stack{alignc 1 # alignc 0} right ) cos `t + left ( stack{alignc 0 # alignc 1} right ) sin `t right ) = e^{t} left ( stack{alignc cos` t # alignc sin `t} right )

# alignl

{widevec X_2} = Im {widevec Z} = e^{t} left ( left ( stack{alignc 0 # alignc -1} right ) cos `t + left ( stack{alignc 1 # alignc 0} right ) sin `t right )
 = e^{t} left ( stack{alignc sin `t # alignc -cos `t} right )

} right none
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i>cos</math:mi>
                <math:mi/>
                <math:mi math:fontstyle="normal">t</math:mi>
              </math:mrow>
            </math:mtd>
          </math:mtr>
          <math:mtr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</math:mrow>
    <math:annotation math:encoding="StarMath 5.0">{bold Φ} (t) = e^t left ( matrix{sin `t # cos `t ## -cos `t # sin `t} right )
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i math:fontstyle="normal">p</math:mi>
        </math:msub>
        <math:mo math:stretchy="false">→</math:mo>
      </math:mover>
      <math:mstyle math:fontweight="bold">
        <math:mrow>
          <math:mi math:fontstyle="normal">Φ</math:mi>
        </math:mrow>
      </math:mstyle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U</math:mi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 math:stretchy="false">∫</math:mo>
        <math:msup>
          <math:mstyle math:fontweight="bold">
            <math:mrow>
              <math:mi math:fontstyle="normal">Φ</math:mi>
            </math:mrow>
          </math:mstyle>
          <math:mrow>
            <math:mo math:stretchy="false">−</math:mo>
            <math:mn>1</math:mn>
          </math:mrow>
        </math:msup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{widevec X_p} {bold Φ}(t) {widevec U} = {bold Φ}(t) int {bold Φ}^{-1}(t)
{widevec F}(t) dt
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e</math:mi>
          <math:mrow>
            <math:mo math:stretchy="false">−</math:mo>
            <math:mi math:fontstyle="normal">t</math:mi>
          </math:mrow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</math:mtr>
          <math:mtr>
            <math:mtd>
              <math:mrow>
                <math:mi>cos</math:mi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</math:mrow>
    <math:annotation math:encoding="StarMath 5.0">{bold Φ}^{-1} (t) = e^{-t} left ( matrix{sin `t # -cos `t ## cos `t # sin `t} right )
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U</math:mi>
          <math:mo math:stretchy="false">→</math:mo>
        </math:mover>
        <math:mo math:stretchy="false">=</math:mo>
        <math:mrow>
          <math:mo math:stretchy="false">∫</math:mo>
          <math:msup>
            <math:mi math:fontstyle="normal">e</math:mi>
            <math:mrow>
              <math:mo math:stretchy="false">−</math:mo>
              <math:mi math:fontstyle="normal">t</math:mi>
            </math:mrow>
          </math:msup>
        </math:mrow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</math:mtr>
          <math:mtr>
            <math:mtd>
              <math:mrow>
                <math:mi>cos</math:mi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  <math:msup>
        <math:mi math:fontstyle="normal">e</math:mi>
        <math:mi math:fontstyle="normal">t</math:mi>
      </math:msup>
      <math:mfenced math:open="" math:close="">
        <math:mtable>
          <math:mtr>
            <math:mrow>
              <math:mrow>
                <math:mi>cos</math:mi>
                <math:mi/>
                <math:mi math:fontstyle="normal">t</math:mi>
              </math:mrow>
            </math:mrow>
          </math:mtr>
          <math:mtr>
            <math:mrow>
              <math:mrow>
                <math:mi>sin</math:mi>
                <math:mi/>
                <math:mi math:fontstyle="normal">t</math:mi>
              </math:mrow>
            </math:mrow>
          </math:mtr>
        </math:mtable>
      </math:mfenced>
      <math:mrow>
        <math:mi>dt</math:mi>
        <math:mo math:stretchy="false">=</math:mo>
        <math:mrow>
          <math:mo math:stretchy="false">∫</math:mo>
          <math:mfenced math:open="" math:close="">
            <math:mtable>
              <math:mtr>
                <math:mrow>
                  <math:mn>0</math:mn>
                </math:mrow>
              </math:mtr>
              <math:mtr>
                <math:mrow>
                  <math:mn>1</math:mn>
                </math:mrow>
              </math:mtr>
            </math:mtable>
          </math:mfenced>
        </math:mrow>
      </math:mrow>
      <math:mrow>
        <math:mi>dt</math:mi>
        <math:mo math:stretchy="false">=</math:mo>
        <math:mfenced math:open="" math:close="">
          <math:mtable>
            <math:mtr>
              <math:mrow>
                <math:mn>0</math:mn>
              </math:mrow>
            </math:mtr>
            <math:mtr>
              <math:mrow>
                <math:mi math:fontstyle="normal">t</math:mi>
              </math:mrow>
            </math:mtr>
          </math:mtable>
        </math:mfenced>
      </math:mrow>
    </math:mrow>
    <math:annotation math:encoding="StarMath 5.0">{widevec U} = int e^{-t} left ( matrix{sin `t # -cos `t ## cos `t # sin `t} right ) e^{t} left ( stack{alignc cos `t # alignc sin `t} right ) dt = int left ( stack{alignc 0 # alignc 1} right ) dt = left ( stack{alignc 0 # alignc t} right )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{

{widevec X} = left ( stack {k_1 # k_2} right ) e^{%lambda t} = {widevec K} e^{%lambda t}

}</math:annotation>
  </math:semantics>
</math:math>
</file>

<file path=Object 15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</math:mtr>
          <math:mtr>
            <math:mtd>
              <math:mrow>
                <math:mi>cos</math:mi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  <math:mrow>
        <math:mfenced math:open="" math:close="">
          <math:mtable>
            <math:mtr>
              <math:mrow>
                <math:mn>0</math:mn>
              </math:mrow>
            </math:mtr>
            <math:mtr>
              <math:mrow>
                <math:mi math:fontstyle="normal">t</math:mi>
              </math:mrow>
            </math:mtr>
          </math:mtable>
        </math:mfenced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row>
              <math:mrow>
                <math:mi math:fontstyle="normal">t</math:mi>
                <math:mi>cos</math:mi>
                <math:mi/>
                <math:mi math:fontstyle="normal">t</math:mi>
              </math:mrow>
            </math:mrow>
          </math:mtr>
          <math:mtr>
            <math:mrow>
              <math:mrow>
                <math:mi math:fontstyle="normal">t</math:mi>
                <math:mi>sin</math:mi>
                <math:mi/>
                <math:mi math:fontstyle="normal">t</math:mi>
              </math:mrow>
            </math:mrow>
          </math:mtr>
        </math:mtable>
      </math:mfenced>
    </math:mrow>
    <math:annotation math:encoding="StarMath 5.0">{widevec X_p} = e^t left ( matrix{sin `t # -cos `t ## cos `t # sin `t} right ) left ( stack{alignc 0 # alignc t} right ) = e^t left ( stack{alignc t cos `t # alignc t sin `t} right )
</math:annotation>
  </math:semantics>
</math:math>
</file>

<file path=Object 15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C</math:mi>
          <math:mo math:stretchy="false">→</math:mo>
        </math:mover>
        <math:mo math:stretchy="false">+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U</math:mi>
          <math:mo math:stretchy="false">→</math:mo>
        </math:mover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i>cos</math:mi>
                <math:mi/>
                <math:mi math:fontstyle="normal">t</math:mi>
              </math:mrow>
            </math:mtd>
          </math:mtr>
          <math:mtr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  <math:mrow>
        <math:mover math:accent="true">
          <math:mi math:fontstyle="normal">C</math:mi>
          <math:mo math:stretchy="false">→</math:mo>
        </math:mover>
        <math:mo math:stretchy="false">+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row>
              <math:mrow>
                <math:mi math:fontstyle="normal">t</math:mi>
                <math:mi>cos</math:mi>
                <math:mi/>
                <math:mi math:fontstyle="normal">t</math:mi>
              </math:mrow>
            </math:mrow>
          </math:mtr>
          <math:mtr>
            <math:mrow>
              <math:mrow>
                <math:mi math:fontstyle="normal">t</math:mi>
                <math:mi>sin</math:mi>
                <math:mi/>
                <math:mi math:fontstyle="normal">t</math:mi>
              </math:mrow>
            </math:mrow>
          </math:mtr>
        </math:mtable>
      </math:mfenced>
    </math:mrow>
    <math:annotation math:encoding="StarMath 5.0">{widevec X} = {bold Φ}(t){widevec C} + {bold Φ}(t){widevec U} = e^t left ( matrix{sin `t # cos `t ## -cos `t # sin `t} right ) {widevec C} + e^t left ( stack{alignc t cos `t # alignc t sin `t} right )
</math:annotation>
  </math:semantics>
</math:math>
</file>

<file path=Object 15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n>1</math:mn>
                </math:mrow>
              </math:mrow>
            </math:mtr>
            <math:mtr>
              <math:mrow>
                <math:mn>2</math:mn>
              </math:mrow>
            </math:mtr>
          </math:mtable>
        </math:mfenced>
      </math:mrow>
      <math:msup>
        <math:mi math:fontstyle="normal">e</math:mi>
        <math:mrow>
          <math:mo math:stretchy="false">−</math:mo>
          <math:mfrac>
            <math:mrow>
              <math:mrow>
                <math:mn>3</math:mn>
                <math:mi math:fontstyle="normal">t</math:mi>
              </math:mrow>
            </math:mrow>
            <math:mrow>
              <math:mn>2</math:mn>
            </math:mrow>
          </math:mfrac>
        </math:mrow>
      </math:msup>
    </math:mrow>
    <math:annotation math:encoding="StarMath 5.0">
{widevec X} = left ( stack {alignc -1 # alignc 2} right ) e^{-{{alignc 3 t} over {alignc 2}}}

</math:annotation>
  </math:semantics>
</math:math>
</file>

<file path=Object 15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frac>
                  <math:mrow>
                    <math:mn>1</math:mn>
                  </math:mrow>
                  <math:mrow>
                    <math:mn>4</math:mn>
                  </math:mrow>
                </math:mfrac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
{widevec X}' = left ( matrix {-1 # {{alignc 1} over {alignc 4}} ## 1 # -1} right ) {widevec X}
</math:annotation>
  </math:semantics>
</math:math>
</file>

<file path=Object 15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row>
                <math:mrow>
                  <math:msub>
                    <math:mi math:fontstyle="normal">x</math:mi>
                    <math:mn>1</math:mn>
                  </math:msub>
                  <math:mi math:fontstyle="normal">'</math:mi>
                </math:mrow>
              </math:mrow>
            </math:mtr>
            <math:mtr>
              <math:mrow>
                <math:mrow>
                  <math:msub>
                    <math:mi math:fontstyle="normal">x</math:mi>
                    <math:mn>2</math:mn>
                  </math:msub>
                  <math:mi math:fontstyle="normal">'</math:mi>
                </math:mrow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frac>
                  <math:mrow>
                    <math:mn>1</math:mn>
                  </math:mrow>
                  <math:mrow>
                    <math:mn>4</math:mn>
                  </math:mrow>
                </math:mfrac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row>
        <math:mfenced math:open="" math:close="">
          <math:mtable>
            <math:mtr>
              <math:mrow>
                <math:msub>
                  <math:mi math:fontstyle="normal">x</math:mi>
                  <math:mn>1</math:mn>
                </math:msub>
              </math:mrow>
            </math:mtr>
            <math:mtr>
              <math:mrow>
                <math:msub>
                  <math:mi math:fontstyle="normal">x</math:mi>
                  <math:mn>2</math:mn>
                </math:msub>
              </math:mrow>
            </math:mtr>
          </math:mtable>
        </math:mfenced>
        <math:mo math:stretchy="false">=</math:mo>
        <math:mfenced math:open="" math:close="">
          <math:mtable>
            <math:mtr>
              <math:mrow>
                <math:mfrac>
                  <math:mrow>
                    <math:msub>
                      <math:mi math:fontstyle="normal">x</math:mi>
                      <math:mn>2</math:mn>
                    </math:msub>
                  </math:mrow>
                  <math:mrow>
                    <math:mn>4</math:mn>
                  </math:mrow>
                </math:mfrac>
                <math:mo math:stretchy="false">−</math:mo>
                <math:msub>
                  <math:mi math:fontstyle="normal">x</math:mi>
                  <math:mn>1</math:mn>
                </math:msub>
              </math:mrow>
            </math:mtr>
            <math:mtr>
              <math:mrow>
                <math:msub>
                  <math:mi math:fontstyle="normal">x</math:mi>
                  <math:mn>1</math:mn>
                </math:msub>
                <math:mo math:stretchy="false">−</math:mo>
                <math:msub>
                  <math:mi math:fontstyle="normal">x</math:mi>
                  <math:mn>2</math:mn>
                </math:msub>
              </math:mrow>
            </math:mtr>
          </math:mtable>
        </math:mfenced>
      </math:mrow>
    </math:mrow>
    <math:annotation math:encoding="StarMath 5.0">
left ( stack {alignc x_1 ' # alignc x_2 '} right ) = left ( matrix {-1 # {{alignc 1} over {alignc 4}} ## 1 # -1} right ) left ( stack {alignc x_1 # alignc x_2} right ) = left ( stack {{{alignc x_2} over {alignc 4}} - x_1 # x_1 - x_2} right )

</math:annotation>
  </math:semantics>
</math:math>
</file>

<file path=Object 15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under>
          <math:munder math:accent="true">
            <math:mfenced math:open="" math:close="">
              <math:mtable>
                <math:mtr>
                  <math:mrow>
                    <math:mrow>
                      <math:mo math:stretchy="false">−</math:mo>
                      <math:mn>1</math:mn>
                    </math:mrow>
                  </math:mrow>
                </math:mtr>
                <math:mtr>
                  <math:mrow>
                    <math:mn>2</math:mn>
                  </math:mrow>
                </math:mtr>
              </math:mtable>
            </math:mfenced>
            <math:mo math:stretchy="false"></math:mo>
          </math:munder>
          <math:mstyle math:fontsize="11.2pt">
            <math:mrow>
              <math:mover math:accent="true">
                <math:mi math:fontstyle="normal">v</math:mi>
                <math:mo math:stretchy="false">→</math:mo>
              </math:mover>
            </math:mrow>
          </math:mstyle>
        </math:munder>
      </math:mrow>
      <math:munder>
        <math:munder math:accent="true">
          <math:mfenced math:open="" math:close="">
            <math:mrow>
              <math:mo math:stretchy="false">−</math:mo>
              <math:mfrac>
                <math:mrow>
                  <math:mn>3</math:mn>
                </math:mrow>
                <math:mrow>
                  <math:mn>2</math:mn>
                </math:mrow>
              </math:mfrac>
            </math:mrow>
          </math:mfenced>
          <math:mo math:stretchy="false"></math:mo>
        </math:munder>
        <math:mstyle math:fontsize="11.2pt">
          <math:mrow>
            <math:mi math:fontstyle="normal">λ</math:mi>
          </math:mrow>
        </math:mstyle>
      </math:munder>
      <math:msup>
        <math:mi math:fontstyle="normal">e</math:mi>
        <math:mrow>
          <math:mo math:stretchy="false">−</math:mo>
          <math:mfrac>
            <math:mrow>
              <math:mrow>
                <math:mn>3</math:mn>
                <math:mi math:fontstyle="normal">t</math:mi>
              </math:mrow>
            </math:mrow>
            <math:mrow>
              <math:mn>2</math:mn>
            </math:mrow>
          </math:mfrac>
        </math:mrow>
      </math:msup>
      <math:mi/>
      <math:mstyle math:fontsize="16pt">
        <math:mrow>
          <math:mi math:fontstyle="normal">≟</math:mi>
        </math:mrow>
      </math:mstyle>
      <math:mi/>
      <math:munder>
        <math:munder math:accent="true">
          <math:mfenced math:open="" math:close="">
            <math:mtable>
              <math:mtr>
                <math:mtd>
                  <math:mrow>
                    <math:mo math:stretchy="false">−</math:mo>
                    <math:mn>1</math:mn>
                  </math:mrow>
                </math:mtd>
                <math:mtd>
                  <math:mfrac>
                    <math:mrow>
                      <math:mn>1</math:mn>
                    </math:mrow>
                    <math:mrow>
                      <math:mn>4</math:mn>
                    </math:mrow>
                  </math:mfrac>
                </math:mtd>
              </math:mtr>
              <math:mtr>
                <math:mtd>
                  <math:mn>1</math:mn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</math:mtable>
          </math:mfenced>
          <math:mo math:stretchy="false"></math:mo>
        </math:munder>
        <math:mstyle math:fontsize="11.2pt">
          <math:mrow>
            <math:mstyle math:fontweight="bold">
              <math:mrow>
                <math:mi math:fontstyle="normal">A</math:mi>
              </math:mrow>
            </math:mstyle>
          </math:mrow>
        </math:mstyle>
      </math:munder>
      <math:munder>
        <math:munder math:accent="true">
          <math:mfenced math:open="" math:close="">
            <math:mtable>
              <math:mtr>
                <math:mrow>
                  <math:mrow>
                    <math:mo math:stretchy="false">−</math:mo>
                    <math:mn>1</math:mn>
                  </math:mrow>
                </math:mrow>
              </math:mtr>
              <math:mtr>
                <math:mrow>
                  <math:mn>2</math:mn>
                </math:mrow>
              </math:mtr>
            </math:mtable>
          </math:mfenced>
          <math:mo math:stretchy="false"></math:mo>
        </math:munder>
        <math:mstyle math:fontsize="11.2pt">
          <math:mrow>
            <math:mover math:accent="true">
              <math:mi math:fontstyle="normal">v</math:mi>
              <math:mo math:stretchy="false">→</math:mo>
            </math:mover>
          </math:mrow>
        </math:mstyle>
      </math:munder>
      <math:msup>
        <math:mi math:fontstyle="normal">e</math:mi>
        <math:mrow>
          <math:mo math:stretchy="false">−</math:mo>
          <math:mfrac>
            <math:mrow>
              <math:mrow>
                <math:mn>3</math:mn>
                <math:mi math:fontstyle="normal">t</math:mi>
              </math:mrow>
            </math:mrow>
            <math:mrow>
              <math:mn>2</math:mn>
            </math:mrow>
          </math:mfrac>
        </math:mrow>
      </math:msup>
    </math:mrow>
    <math:annotation math:encoding="StarMath 5.0">{widevec X} = {{left ( stack {alignc -1 # alignc 2} right )} underbrace {size +4 widevec v}} {{left ( - {{alignc 3} over {alignc 2}} right )} underbrace {size +4 λ}} e^{-{{alignc 3 t} over {alignc 2}}} ~{size +4 ≟}~ {{left ( matrix {-1 # {{alignc 1} over {alignc 4}} ## 1 # -1} right ) } underbrace {size +4 bold A}} {{left ( stack {alignc -1 # alignc 2} right )} underbrace {size +4 widevec v}} e^{-{{alignc 3 t} over {alignc 2}}}
</math:annotation>
  </math:semantics>
</math:math>
</file>

<file path=Object 156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row>
        <math:mover math:accent="true">
          <math:mi math:fontstyle="normal">v</math:mi>
          <math:mo math:stretchy="false">→</math:mo>
        </math:mover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v</math:mi>
        <math:mo math:stretchy="false">→</math:mo>
      </math:mover>
    </math:mrow>
    <math:annotation math:encoding="StarMath 5.0">λ{widevec v} = {bold A}{widevec v}
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v</math:mi>
      <math:mo math:stretchy="false">→</math:mo>
    </math:mover>
    <math:annotation math:encoding="StarMath 5.0">widevec v
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frac>
                  <math:mrow>
                    <math:mn>2</math:mn>
                  </math:mrow>
                  <math:mrow>
                    <math:mn>4</math:mn>
                  </math:mrow>
                </math:mfrac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row>
        <math:mrow>
          <math:mrow>
            <math:mfenced math:open="" math:close="">
              <math:mtable>
                <math:mtr>
                  <math:mrow>
                    <math:mo math:stretchy="false">−</math:mo>
                    <math:mn>1</math:mn>
                  </math:mrow>
                </math:mtr>
                <math:mtr>
                  <math:mrow>
                    <math:mn>2</math:mn>
                  </math:mrow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row>
                    <math:mn>1</math:mn>
                    <math:mo math:stretchy="false">+</math:mo>
                    <math:mfrac>
                      <math:mrow>
                        <math:mn>1</math:mn>
                      </math:mrow>
                      <math:mrow>
                        <math:mn>2</math:mn>
                      </math:mrow>
                    </math:mfrac>
                  </math:mrow>
                </math:mtr>
                <math:mtr>
                  <math:mrow>
                    <math:mrow>
                      <math:mo math:stretchy="false">−</math:mo>
                      <math:mn>1</math:mn>
                    </math:mrow>
                    <math:mo math:stretchy="false">−</math:mo>
                    <math:mn>2</math:mn>
                  </math:mrow>
                </math:mtr>
              </math:mtable>
            </math:mfenced>
          </math:mrow>
          <math:mo math:stretchy="false">=</math:mo>
          <math:mfenced math:open="" math:close="">
            <math:mtable>
              <math:mtr>
                <math:mfrac>
                  <math:mrow>
                    <math:mn>3</math:mn>
                  </math:mrow>
                  <math:mrow>
                    <math:mn>2</math:mn>
                  </math:mrow>
                </math:mfrac>
              </math:mtr>
              <math:mtr>
                <math:mrow>
                  <math:mo math:stretchy="false">−</math:mo>
                  <math:mn>3</math:mn>
                </math:mrow>
              </math:mtr>
            </math:mtable>
          </math:mfenced>
        </math:mrow>
        <math:mo math:stretchy="false">=</math:mo>
        <math:mrow>
          <math:mo math:stretchy="false">−</math:mo>
          <math:mfrac>
            <math:mrow>
              <math:mn>3</math:mn>
            </math:mrow>
            <math:mrow>
              <math:mn>2</math:mn>
            </math:mrow>
          </math:mfrac>
        </math:mrow>
      </math:mrow>
      <math:mrow>
        <math:mfenced math:open="" math:close="">
          <math:mtable>
            <math:mtr>
              <math:mrow>
                <math:mo math:stretchy="false">−</math:mo>
                <math:mn>1</math:mn>
              </math:mrow>
            </math:mtr>
            <math:mtr>
              <math:mrow>
                <math:mn>2</math:mn>
              </math:mrow>
            </math:mtr>
          </math:mtable>
        </math:mfenced>
        <math:mo math:stretchy="false">=</math:mo>
        <math:mi math:fontstyle="normal">λ</math:mi>
      </math:mrow>
      <math:mover math:accent="true">
        <math:mi math:fontstyle="normal">v</math:mi>
        <math:mo math:stretchy="false">→</math:mo>
      </math:mover>
    </math:mrow>
    <math:annotation math:encoding="StarMath 5.0">{bold A}{widevec v} = left ( matrix{-1 # {{alignc 2} over {alignc 4}} ## 1 # -1} right ) left ( stack{-1 # alignc 2} right ) = left ( stack{1 + {{alignc 1} over {alignc 2}} # -1 - 2} right ) = left ( stack{{{alignc 3} over {alignc 2}} # -3} right ) = -{{alignc 3} over {alignc 2}} left ( stack{-1 # alignc 2} right ) = λ{widevec v}
</math:annotation>
  </math:semantics>
</math:math>
</file>

<file path=Object 15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table>
              <math:mtr>
                <math:mrow>
                  <math:mrow>
                    <math:mi math:fontstyle="normal">x</math:mi>
                    <math:mi math:fontstyle="normal">'</math:mi>
                  </math:mrow>
                </math:mrow>
              </math:mtr>
              <math:mtr>
                <math:mrow>
                  <math:mrow>
                    <math:mi math:fontstyle="normal">y</math:mi>
                    <math:mi math:fontstyle="normal">'</math:mi>
                  </math:mrow>
                </math:mrow>
              </math:mtr>
            </math:mtable>
          </math:mfenced>
          <math:mo math:stretchy="false">=</math:mo>
          <math:mfenced math:open="" math:close="">
            <math:mtable>
              <math:mtr>
                <math:mrow>
                  <math:mrow>
                    <math:mn>7x</math:mn>
                    <math:mo math:stretchy="false">+</math:mo>
                    <math:mn>2y</math:mn>
                  </math:mrow>
                </math:mrow>
              </math:mtr>
              <math:mtr>
                <math:mrow>
                  <math:mrow>
                    <math:mn>11x</math:mn>
                    <math:mo math:stretchy="false">−</math:mo>
                    <math:mn>2y</math:mn>
                  </math:mrow>
                </math:mrow>
              </math:mtr>
            </math:mtable>
          </math:mfenced>
        </math:mrow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n>7</math:mn>
                  </math:mtd>
                  <math:mtd>
                    <math:mn>2</math:mn>
                  </math:mtd>
                </math:mtr>
                <math:mtr>
                  <math:mtd>
                    <math:mn>11</math:mn>
                  </math:mtd>
                  <math:mtd>
                    <math:mrow>
                      <math:mo math:stretchy="false">−</math:mo>
                      <math:mn>2</math:mn>
                    </math:mrow>
                  </math:mtd>
                </math:mtr>
              </math:mtable>
            </math:mfenced>
            <math:mo math:stretchy="false"></math:mo>
          </math:munder>
          <math:mstyle math:fontsize="11.2pt">
            <math:mrow>
              <math:mstyle math:fontweight="bold">
                <math:mrow>
                  <math:mi math:fontstyle="normal">A</math:mi>
                </math:mrow>
              </math:mstyle>
            </math:mrow>
          </math:mstyle>
        </math:munder>
      </math:mrow>
      <math:mfenced math:open="" math:close="">
        <math:mtable>
          <math:mtr>
            <math:mrow>
              <math:mi math:fontstyle="normal">x</math:mi>
            </math:mrow>
          </math:mtr>
          <math:mtr>
            <math:mrow>
              <math:mi math:fontstyle="normal">y</math:mi>
            </math:mrow>
          </math:mtr>
        </math:mtable>
      </math:mfenced>
    </math:mrow>
    <math:annotation math:encoding="StarMath 5.0">
left ( stack{alignc x' # alignc y'} right ) =
left ( stack{alignc 7x + 2y # alignc 11x - 2y }right ) =
{{left ( matrix{7 # 2 ## 11 # -2}  right )} underbrace {size +4 bold A}} left ( stack{alignc x # alignc y}right )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o math:stretchy="false">λ</math:mo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{

{widevec K} %lambda e^{%lambda t} = {bold A}{widevec K} e^{%lambda t}

}</math:annotation>
  </math:semantics>
</math:math>
</file>

<file path=Object 160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i>det</math:mi>
      </math:mrow>
      <math:mrow>
        <math:mrow>
          <math:mrow>
            <math:mo math:stretchy="false">(</math:mo>
            <math:mrow>
              <math:mrow>
                <math:mstyle math:fontweight="bold">
                  <math:mrow>
                    <math:mi math:fontstyle="normal">A</math:mi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n>7</math:mn>
                    <math:mo math:stretchy="false">−</math:mo>
                    <math:mi math:fontstyle="normal">λ</math:mi>
                  </math:mrow>
                </math:mtd>
                <math:mtd>
                  <math:mn>2</math:mn>
                </math:mtd>
              </math:mtr>
              <math:mtr>
                <math:mtd>
                  <math:mn>11</math:mn>
                </math:mtd>
                <math:mtd>
                  <math:mrow>
                    <math:mrow>
                      <math:mo math:stretchy="false">−</math:mo>
                      <math:mn>2</math:mn>
                    </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7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row>
                <math:mo math:stretchy="false">−</math:mo>
                <math:mn>2</math:mn>
              </math:mrow>
              <math:mo math:stretchy="false">−</math:mo>
              <math:mi math:fontstyle="normal">λ</math:mi>
            </math:mrow>
            <math:mo math:stretchy="false">)</math:mo>
          </math:mrow>
          <math:mo math:stretchy="false">−</math:mo>
          <math:mn>22</math:mn>
        </math:mrow>
        <math:mo math:stretchy="false">=</math:mo>
        <math:mtext/>
      </math:mrow>
    </math:mrow>
    <math:annotation math:encoding="StarMath 5.0">
0 = det ({bold A} - λ{bold I}) = left lline matrix{7 - λ # 2 ## 11 # -2 - λ} right rline = (7-λ)(-2-λ) - 22 = ""
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row>
              <math:msup>
                <math:mi math:fontstyle="normal">λ</math:mi>
                <math:mn>2</math:mn>
              </math:msup>
              <math:mo math:stretchy="false">−</math:mo>
              <math:mn>5λ</math:mn>
            </math:mrow>
            <math:mo math:stretchy="false">−</math:mo>
            <math:mn>36</math:mn>
          </math:mrow>
        </math:mrow>
        <math:mo math:stretchy="false">=</math:mo>
        <math:mrow>
          <math:mo math:stretchy="false">(</math:mo>
          <math:mrow>
            <math:mi math:fontstyle="normal">λ</math:mi>
            <math:mo math:stretchy="false">+</math:mo>
            <math:mn>4</math:mn>
          </math:mrow>
          <math:mo math:stretchy="false">)</math:mo>
        </math:mrow>
      </math:mrow>
      <math:mrow>
        <math:mo math:stretchy="false">(</math:mo>
        <math:mrow>
          <math:mi math:fontstyle="normal">λ</math:mi>
          <math:mo math:stretchy="false">−</math:mo>
          <math:mn>9</math:mn>
        </math:mrow>
        <math:mo math:stretchy="false">)</math:mo>
      </math:mrow>
    </math:mrow>
    <math:annotation math:encoding="StarMath 5.0">"" = λ^2 - 5λ - 36 = (λ + 4)(λ - 9)
</math:annotation>
  </math:semantics>
</math:math>
</file>

<file path=Object 16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1</math:mn>
      </math:msub>
      <math:mo math:stretchy="false">→</math:mo>
    </math:mover>
    <math:annotation math:encoding="StarMath 5.0">widevec v_1</math:annotation>
  </math:semantics>
</math:math>
</file>

<file path=Object 16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n>9</math:mn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9{bold I}){widevec v_1} = {widevec 0}
</math:annotation>
  </math:semantics>
</math:math>
</file>

<file path=Object 16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2</math:mn>
            </math:mtd>
          </math:mtr>
          <math:mtr>
            <math:mtd>
              <math:mn>11</math:mn>
            </math:mtd>
            <math:mtd>
              <math:mrow>
                <math:mo math:stretchy="false">−</math:mo>
                <math:mn>11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0</math:mn>
            </math:mtr>
            <math:mtr>
              <math:mn>0</math:mn>
            </math:mtr>
          </math:mtable>
        </math:mfenced>
      </math:mrow>
    </math:mrow>
    <math:annotation math:encoding="StarMath 5.0">
left ( matrix{-2 # 2 ## 11 # -11} right ) {widevec v_1} = left ( stack{0#0} right )
</math:annotation>
  </math:semantics>
</math:math>
</file>

<file path=Object 16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n>1</math:mn>
            </math:mrow>
          </math:mtr>
        </math:mtable>
      </math:mfenced>
    </math:mrow>
    <math:annotation math:encoding="StarMath 5.0">{widevec v_1} = t left ( stack{alignc 1 # alignc 1} right )
</math:annotation>
  </math:semantics>
</math:math>
</file>

<file path=Object 1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11</math:mn>
            </math:mtd>
            <math:mtd>
              <math:mn>2</math:mn>
            </math:mtd>
          </math:mtr>
          <math:mtr>
            <math:mtd>
              <math:mn>11</math:mn>
            </math:mtd>
            <math:mtd>
              <math:mn>2</math:mn>
            </math:mtd>
          </math:mtr>
        </math:mtable>
      </math:mfenced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0</math:mn>
            </math:mtr>
            <math:mtr>
              <math:mn>0</math:mn>
            </math:mtr>
          </math:mtable>
        </math:mfenced>
      </math:mrow>
    </math:mrow>
    <math:annotation math:encoding="StarMath 5.0">left ( matrix{11 # 2 ## 11 # 2} right ) {widevec v_2} = left ( stack{0#0} right )
</math:annotation>
  </math:semantics>
</math:math>
</file>

<file path=Object 16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row>
              <math:mn>2</math:mn>
            </math:mrow>
          </math:mtr>
          <math:mtr>
            <math:mrow>
              <math:mrow>
                <math:mo math:stretchy="false">−</math:mo>
                <math:mn>11</math:mn>
              </math:mrow>
            </math:mrow>
          </math:mtr>
        </math:mtable>
      </math:mfenced>
    </math:mrow>
    <math:annotation math:encoding="StarMath 5.0">{widevec v_2} = t left ( stack{alignc 2 # alignc -11} right )
</math:annotation>
  </math:semantics>
</math:math>
</file>

<file path=Object 16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n>1</math:mn>
          </math:msub>
          <math:mo math:stretchy="false">→</math:mo>
        </math:mover>
      </math:mrow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=</math:mo>
        <math:mfenced math:open="" math:close="">
          <math:mtable>
            <math:mtr>
              <math:mrow>
                <math:mn>1</math:mn>
              </math:mrow>
            </math:mtr>
            <math:mtr>
              <math:mrow>
                <math:mn>1</math:mn>
              </math:mrow>
            </math:mtr>
          </math:mtable>
        </math:mfenced>
      </math:mrow>
      <math:msup>
        <math:mi math:fontstyle="normal">e</math:mi>
        <math:mn>9t</math:mn>
      </math:msup>
    </math:mrow>
    <math:annotation math:encoding="StarMath 5.0">{widevec X_1} = {widevec v_1} e^{%lambda_1 t} = left ( stack{alignc 1 # alignc 1} right ) e^{9t}
</math:annotation>
  </math:semantics>
</math:math>
</file>

<file path=Object 16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n>2</math:mn>
          </math:msub>
          <math:mo math:stretchy="false">→</math:mo>
        </math:mover>
      </math:mrow>
      <math:mrow>
        <math:msup>
          <math:mi math:fontstyle="normal">e</math:mi>
          <math:mrow>
            <math:msub>
              <math:mo math:stretchy="false">λ</math:mo>
              <math:mn>2</math:mn>
            </math:msub>
            <math:mi math:fontstyle="normal">t</math:mi>
          </math:mrow>
        </math:msup>
        <math:mo math:stretchy="false">=</math:mo>
        <math:mfenced math:open="" math:close="">
          <math:mtable>
            <math:mtr>
              <math:mrow>
                <math:mn>2</math:mn>
              </math:mrow>
            </math:mtr>
            <math:mtr>
              <math:mrow>
                <math:mrow>
                  <math:mo math:stretchy="false">−</math:mo>
                  <math:mn>11</math:mn>
                </math:mrow>
              </math:mrow>
            </math:mtr>
          </math:mtable>
        </math:mfenced>
      </math:mrow>
      <math:msup>
        <math:mi math:fontstyle="normal">e</math:mi>
        <math:mrow>
          <math:mo math:stretchy="false">−</math:mo>
          <math:mn>4t</math:mn>
        </math:mrow>
      </math:msup>
    </math:mrow>
    <math:annotation math:encoding="StarMath 5.0">{widevec X_2} = {widevec v_2} e^{%lambda_2 t} = left ( stack{alignc 2 # alignc -11} right ) e^{-4t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o math:stretchy="false">λ</math:mo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

({bold A} - %lambda {bold I}){widevec K} = {widevec 0}

}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n>1</math:mn>
            </math:mrow>
          </math:mtr>
        </math:mtable>
      </math:mfenced>
      <math:mrow>
        <math:msup>
          <math:mi math:fontstyle="normal">e</math:mi>
          <math:mn>9t</math:mn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row>
              <math:mn>2</math:mn>
            </math:mrow>
          </math:mtr>
          <math:mtr>
            <math:mrow>
              <math:mrow>
                <math:mo math:stretchy="false">−</math:mo>
                <math:mn>11</math:mn>
              </math:mrow>
            </math:mrow>
          </math:mtr>
        </math:mtable>
      </math:mfenced>
      <math:msup>
        <math:mi math:fontstyle="normal">e</math:mi>
        <math:mrow>
          <math:mo math:stretchy="false">−</math:mo>
          <math:mn>4t</math:mn>
        </math:mrow>
      </math:msup>
    </math:mrow>
    <math:annotation math:encoding="StarMath 5.0">{widevec X} = c_1 left ( stack{alignc 1 # alignc 1} right ) e^{9t} + c_2 left ( stack{alignc 2 # alignc -11} right ) e^{-4t}
</math:annotation>
  </math:semantics>
</math:math>
</file>

<file path=Object 17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row>
                <math:mrow>
                  <math:mi math:fontstyle="normal">x</math:mi>
                  <math:mrow>
                    <math:mrow>
                      <math:mrow>
                        <math:mi math:fontstyle="normal">'</math:mi>
                        <math:mo math:stretchy="false">=</math:mo>
                        <math:mrow>
                          <math:mn>7x</math:mn>
                          <math:mo math:stretchy="false">+</math:mo>
                          <math:mn>2y</math:mn>
                        </math:mrow>
                      </math:mrow>
                      <math:mo math:stretchy="false">=</math:mo>
                      <math:mrow>
                        <math:mn>14</math:mn>
                        <math:mo math:stretchy="false">+</math:mo>
                        <math:mn>22</math:mn>
                      </math:mrow>
                    </math:mrow>
                    <math:mo math:stretchy="false">=</math:mo>
                    <math:mn>36</math:mn>
                  </math:mrow>
                </math:mrow>
              </math:mrow>
            </math:mtr>
            <math:mtr>
              <math:mrow>
                <math:mrow>
                  <math:mi math:fontstyle="normal">y</math:mi>
                  <math:mrow>
                    <math:mi math:fontstyle="normal">'</math:mi>
                    <math:mo math:stretchy="false">=</math:mo>
                    <math:mn>11x</math:mn>
                  </math:mrow>
                  <math:mi math:fontstyle="normal">–</math:mi>
                  <math:mrow>
                    <math:mn>2y</math:mn>
                    <math:mo math:stretchy="false">=</math:mo>
                    <math:mn>22</math:mn>
                  </math:mrow>
                  <math:mi math:fontstyle="normal">–</math:mi>
                  <math:mrow>
                    <math:mn>22</math:mn>
                    <math:mo math:stretchy="false">=</math:mo>
                    <math:mn>0</math:mn>
                  </math:mrow>
                </math:mrow>
              </math:mrow>
            </math:mtr>
          </math:mtable>
        </math:mfenced>
      </math:mrow>
    </math:mrow>
    <math:annotation math:encoding="StarMath 5.0">{widevec X}' = left ( stack{alignl x' = 7x + 2y = 14 + 22 = 36 # alignl y' = 11x – 2y = 22 – 22 = 0} right )</math:annotation>
  </math:semantics>
</math:math>
</file>

<file path=Object 17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6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5</math:mn>
              </math:mtd>
              <math:mtd>
                <math:mn>4</math:mn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
{widevec X}' = left ( matrix {6 # -1 ## 5 # 4} right ) {widevec X}

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n>0</math:mn>
          <math:mo math:stretchy="false">)</math:mo>
        </math:mrow>
        <math:mo math:stretchy="false">=</math:mo>
        <math:mfenced math:open="" math:close="">
          <math:mtable>
            <math:mtr>
              <math:mrow>
                <math:mo math:stretchy="false">−</math:mo>
                <math:mn>2</math:mn>
              </math:mrow>
            </math:mtr>
            <math:mtr>
              <math:mn>8</math:mn>
            </math:mtr>
          </math:mtable>
        </math:mfenced>
      </math:mrow>
    </math:mrow>
    <math:annotation math:encoding="StarMath 5.0">
{widevec X}(0) = left ( stack {-2 # 8} right )

</math:annotation>
  </math:semantics>
</math:math>
</file>

<file path=Object 17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6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n>5</math:mn>
                </math:mtd>
                <math:mtd>
                  <math:mrow>
                    <math:mn>4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6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n>4</math:mn>
              <math:mo math:stretchy="false">−</math:mo>
              <math:mi math:fontstyle="normal">λ</math:mi>
            </math:mrow>
            <math:mo math:stretchy="false">)</math:mo>
          </math:mrow>
          <math:mo math:stretchy="false">+</math:mo>
          <math:mn>5</math:mn>
        </math:mrow>
        <math:mo math:stretchy="false">=</math:mo>
        <math:mrow>
          <math:mrow>
            <math:msup>
              <math:mi math:fontstyle="normal">λ</math:mi>
              <math:mn>2</math:mn>
            </math:msup>
            <math:mo math:stretchy="false">−</math:mo>
            <math:mn>10λ</math:mn>
          </math:mrow>
          <math:mo math:stretchy="false">+</math:mo>
          <math:mn>29</math:mn>
        </math:mrow>
      </math:mrow>
    </math:mrow>
    <math:annotation math:encoding="StarMath 5.0">0 = left lline matrix{6 - λ # -1 ## 5 # 4 - λ} right rline = (6-λ)(4-λ) +5 = λ^2 - 10λ + 29
</math:annotation>
  </math:semantics>
</math:math>
</file>

<file path=Object 17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row>
                  <math:mn>6</math:mn>
                  <math:mo math:stretchy="false">−</math:mo>
                  <math:mn>5</math:mn>
                </math:mrow>
                <math:mo math:stretchy="false">−</math:mo>
                <math:mn>2i</math:mn>
              </math:mrow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5</math:mn>
            </math:mtd>
            <math:mtd>
              <math:mrow>
                <math:mrow>
                  <math:mn>4</math:mn>
                  <math:mo math:stretchy="false">−</math:mo>
                  <math:mn>5</math:mn>
                </math:mrow>
                <math:mo math:stretchy="false">−</math:mo>
                <math:mn>2i</math:mn>
              </math:mrow>
            </math:mtd>
          </math:mtr>
        </math:mtable>
      </math:mfenced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1</math:mn>
                  <math:mo math:stretchy="false">−</math:mo>
                  <math:mn>2i</math:mn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5</math:mn>
              </math:mtd>
              <math:mtd>
                <math:mrow>
                  <math:mrow>
                    <math:mo math:stretchy="false">−</math:mo>
                    <math:mn>1</math:mn>
                  </math:mrow>
                  <math:mo math:stretchy="false">−</math:mo>
                  <math:mn>2i</math:mn>
                </math:mrow>
              </math:mtd>
            </math:mtr>
          </math:mtable>
        </math:mfenced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left ( matrix {6 - 5 - 2i # -1 ## 5 # 4 - 5 - 2i} right ) {widevec v} =
left ( matrix {1 - 2i # -1 ## 5 # -1 - 2i} right ) {widevec v} = {widevec 0}
</math:annotation>
  </math:semantics>
</math:math>
</file>

<file path=Object 17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1</math:mn>
          <math:mo math:stretchy="false">−</math:mo>
          <math:mn>2i</math:mn>
        </math:mrow>
        <math:mo math:stretchy="false">)</math:mo>
      </math:mrow>
      <math:mrow>
        <math:mrow>
          <math:mover math:accent="true">
            <math:msub>
              <math:mi math:fontstyle="normal">v</math:mi>
              <math:mn>1</math:mn>
            </math:msub>
            <math:mo math:stretchy="false">→</math:mo>
          </math:mover>
          <math:mo math:stretchy="false">−</math:mo>
          <math:mover math:accent="true">
            <math:msub>
              <math:mi math:fontstyle="normal">v</math:mi>
              <math:mn>2</math:mn>
            </math:msub>
            <math:mo math:stretchy="false">→</math:mo>
          </math:mover>
        </math:mrow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1 - 2i){widevec v_1} - {widevec v_2} = {widevec 0}
</math:annotation>
  </math:semantics>
</math:math>
</file>

<file path=Object 17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row>
                <math:mn>1</math:mn>
                <math:mo math:stretchy="false">−</math:mo>
                <math:mn>2i</math:mn>
              </math:mrow>
            </math:mrow>
          </math:mtr>
        </math:mtable>
      </math:mfenced>
    </math:mrow>
    <math:annotation math:encoding="StarMath 5.0">{widevec v} = t left ( stack{alignc 1 # alignc 1 - 2i} right )
</math:annotation>
  </math:semantics>
</math:math>
</file>

<file path=Object 17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n>1</math:mn>
              </math:mrow>
            </math:mtr>
            <math:mtr>
              <math:mrow>
                <math:mrow>
                  <math:mn>1</math:mn>
                  <math:mo math:stretchy="false">−</math:mo>
                  <math:mn>2i</math:mn>
                </math:mrow>
              </math:mrow>
            </math:mtr>
          </math:mtable>
        </math:mfenced>
      </math:mrow>
      <math:mrow>
        <math:msup>
          <math:mi math:fontstyle="normal">e</math:mi>
          <math:mrow>
            <math:mrow>
              <math:mo math:stretchy="false">(</math:mo>
              <math:mrow>
                <math:mn>5</math:mn>
                <math:mo math:stretchy="false">+</math:mo>
                <math:mn>2i</math:mn>
              </math:mrow>
              <math:mo math:stretchy="false">)</math:mo>
            </math:mrow>
            <math:mi math:fontstyle="normal">t</math:mi>
          </math:mrow>
        </math:msup>
        <math:mo math:stretchy="false">=</math:mo>
        <math:mfenced math:open="" math:close="">
          <math:mtable>
            <math:mtr>
              <math:mrow>
                <math:mn>1</math:mn>
              </math:mrow>
            </math:mtr>
            <math:mtr>
              <math:mrow>
                <math:mrow>
                  <math:mn>1</math:mn>
                  <math:mo math:stretchy="false">−</math:mo>
                  <math:mn>2i</math:mn>
                </math:mrow>
              </math:mrow>
            </math:mtr>
          </math:mtable>
        </math:mfenced>
      </math:mrow>
      <math:msup>
        <math:mi math:fontstyle="normal">e</math:mi>
        <math:mn>5t</math:mn>
      </math:msup>
      <math:mi/>
      <math:mi>cis</math:mi>
      <math:mi/>
      <math:mrow>
        <math:mn>2t</math:mn>
        <math:mo math:stretchy="false">=</math:mo>
        <math:msup>
          <math:mi math:fontstyle="normal">e</math:mi>
          <math:mn>5t</math:mn>
        </math:msup>
      </math:mrow>
      <math:mrow>
        <math:mfenced math:open="" math:close="">
          <math:mtable>
            <math:mtr>
              <math:mrow>
                <math:mrow>
                  <math:mi>cis</math:mi>
                  <math:mi/>
                  <math:mn>2t</math:mn>
                </math:mrow>
              </math:mrow>
            </math:mtr>
            <math:mtr>
              <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n>2i</math:mn>
                    </math:mrow>
                    <math:mo math:stretchy="false">)</math:mo>
                  </math:mrow>
                  <math:mi/>
                  <math:mi>cis</math:mi>
                  <math:mi/>
                  <math:mn>2t</math:mn>
                </math:mrow>
              </math:mrow>
            </math:mtr>
          </math:mtable>
        </math:mfenced>
        <math:mo math:stretchy="false">=</math:mo>
        <math:mtext/>
      </math:mrow>
    </math:mrow>
    <math:annotation math:encoding="StarMath 5.0">{widevec X} = left ( stack{alignc 1 # alignc 1 - 2i} right ) e^{(5+2i)t} = left ( stack{alignc 1 # alignc 1 - 2i} right ) e^{5t} `cis `2t = e^{5t}
left ( stack{alignc cis ` 2t # alignc (1 - 2i) `cis` 2t} right ) = ""
</math:annotation>
  </math:semantics>
</math:math>
</file>

<file path=Object 17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sup>
          <math:mi math:fontstyle="normal">e</math:mi>
          <math:mn>5t</math:mn>
        </math:msup>
      </math:mrow>
      <math:mrow>
        <math:mfenced math:open="" math:close="">
          <math:mtable>
            <math:mtr>
              <math:mrow>
                <math:mrow>
                  <math:mi>cos</math:mi>
                  <math:mi/>
                  <math:mrow>
                    <math:mn>2t</math:mn>
                    <math:mo math:stretchy="false">+</math:mo>
                    <math:mi math:fontstyle="normal">i</math:mi>
                  </math:mrow>
                  <math:mi/>
                  <math:mi>sin</math:mi>
                  <math:mi/>
                  <math:mn>2t</math:mn>
                </math:mrow>
              </math:mrow>
            </math:mtr>
            <math:mtr>
              <math:mrow>
                <math:mrow>
                  <math:mi>cos</math:mi>
                  <math:mi/>
                  <math:mrow>
                    <math:mn>2t</math:mn>
                    <math:mo math:stretchy="false">+</math:mo>
                    <math:mn>2</math:mn>
                  </math:mrow>
                  <math:mi>sin</math:mi>
                  <math:mi/>
                  <math:mrow>
                    <math:mn>2t</math:mn>
                    <math:mo math:stretchy="false">−</math:mo>
                    <math:mn>2i</math:mn>
                  </math:mrow>
                  <math:mi/>
                  <math:mi>cos</math:mi>
                  <math:mi/>
                  <math:mrow>
                    <math:mn>2t</math:mn>
                    <math:mo math:stretchy="false">+</math:mo>
                    <math:mi math:fontstyle="normal">i</math:mi>
                  </math:mrow>
                  <math:mi/>
                  <math:mi>sin</math:mi>
                  <math:mi/>
                  <math:mn>2t</math:mn>
                </math:mrow>
              </math:mrow>
            </math:mtr>
          </math:mtable>
        </math:mfenced>
        <math:mo math:stretchy="false">=</math:mo>
        <math:mtext/>
      </math:mrow>
    </math:mrow>
    <math:annotation math:encoding="StarMath 5.0">
"" = e^{5t} left ( stack{alignc cos `2t + i `sin `2t # alignc cos `2t + 2 sin` 2t - 2i `cos` 2t + i `sin` 2t} right ) = ""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
{widevec X}' = {bold A}{widevec X}

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over math:accent="true">
              <math:mi math:fontstyle="normal">X</math:mi>
              <math:mo math:stretchy="false">→</math:mo>
            </math:mover>
          </math:mrow>
        </math:mstyle>
      </math:mphantom>
      <math:mo math:stretchy="false">=</math:mo>
      <math:mrow>
        <math:munder>
          <math:munder math:accent="true">
            <math:mrow>
              <math:msup>
                <math:mi math:fontstyle="normal">e</math:mi>
                <math:mn>5t</math:mn>
              </math:msup>
              <math:mfenced math:open="" math:close="">
                <math:mtable>
                  <math:mtr>
                    <math:mrow>
                      <math:mrow>
                        <math:mi>cos</math:mi>
                        <math:mi/>
                        <math:mn>2t</math:mn>
                      </math:mrow>
                    </math:mrow>
                  </math:mtr>
                  <math:mtr>
                    <math:mrow>
                      <math:mrow>
                        <math:mi>cos</math:mi>
                        <math:mi/>
                        <math:mrow>
                          <math:mn>2t</math:mn>
                          <math:mo math:stretchy="false">+</math:mo>
                          <math:mn>2</math:mn>
                        </math:mrow>
                        <math:mi/>
                        <math:mi>sin</math:mi>
                        <math:mi/>
                        <math:mn>2t</math:mn>
                      </math:mrow>
                    </math:mrow>
                  </math:mtr>
                </math:mtable>
              </math:mfenced>
            </math:mrow>
            <math:mo math:stretchy="false"></math:mo>
          </math:munder>
          <math:mstyle math:fontsize="11.2pt">
            <math:mrow>
              <math:mover math:accent="true">
                <math:msub>
                  <math:mi math:fontstyle="normal">x</math:mi>
                  <math:mn>1</math:mn>
                </math:msub>
                <math:mo math:stretchy="false">→</math:mo>
              </math:mover>
            </math:mrow>
          </math:mstyle>
        </math:munder>
        <math:mo math:stretchy="false">+</math:mo>
        <math:munder>
          <math:munder math:accent="true">
            <math:mrow>
              <math:msup>
                <math:mi>ie</math:mi>
                <math:mn>5t</math:mn>
              </math:msup>
              <math:mfenced math:open="" math:close="">
                <math:mtable>
                  <math:mtr>
                    <math:mrow>
                      <math:mrow>
                        <math:mi>sin</math:mi>
                        <math:mn>2t</math:mn>
                      </math:mrow>
                    </math:mrow>
                  </math:mtr>
                  <math:mtr>
                    <math:mrow>
                      <math:mrow>
                        <math:mrow>
                          <math:mo math:stretchy="false">−</math:mo>
                          <math:mn>2</math:mn>
                        </math:mrow>
                        <math:mi>cos</math:mi>
                        <math:mi/>
                        <math:mrow>
                          <math:mn>2t</math:mn>
                          <math:mo math:stretchy="false">+</math:mo>
                          <math:mi>sin</math:mi>
                        </math:mrow>
                        <math:mi/>
                        <math:mn>2t</math:mn>
                      </math:mrow>
                    </math:mrow>
                  </math:mtr>
                </math:mtable>
              </math:mfenced>
            </math:mrow>
            <math:mo math:stretchy="false"></math:mo>
          </math:munder>
          <math:mstyle math:fontsize="11.2pt">
            <math:mrow>
              <math:mover math:accent="true">
                <math:msub>
                  <math:mi math:fontstyle="normal">x</math:mi>
                  <math:mn>2</math:mn>
                </math:msub>
                <math:mo math:stretchy="false">→</math:mo>
              </math:mover>
            </math:mrow>
          </math:mstyle>
        </math:munder>
      </math:mrow>
    </math:mrow>
    <math:annotation math:encoding="StarMath 5.0">phantom {widevec X} =

{{e^{5t} left ( stack{alignc cos `2t # alignc cos `2t + 2 `sin `2t} right )} underbrace {size +4 widevec x_1}}

+

{{ie^{5t} left ( stack{alignc sin 2t # alignc -2 cos `2t + sin `2t} right )} underbrace {size +4 widevec x_2}}
</math:annotation>
  </math:semantics>
</math:math>
</file>

<file path=Object 18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3</math:mn>
            </math:mtd>
            <math:mtd>
              <math:mrow>
                <math:mo math:stretchy="false">−</math:mo>
                <math:mn>3</math:mn>
              </math:mrow>
            </math:mtd>
          </math:mtr>
          <math:mtr>
            <math:mtd>
              <math:mn>2</math:mn>
            </math:mtd>
            <math:mtd>
              <math:mrow>
                <math:mo math:stretchy="false">−</math:mo>
                <math:mn>2</math:mn>
              </math:mrow>
            </math:mtd>
          </math:mtr>
        </math:mtable>
      </math:mfenced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left ( matrix{3 # -3 ## 2 # -2} right ) {widevec v} = {widevec 0}
</math:annotation>
  </math:semantics>
</math:math>
</file>

<file path=Object 18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n>1</math:mn>
          </math:mtr>
          <math:mtr>
            <math:mn>1</math:mn>
          </math:mtr>
        </math:mtable>
      </math:mfenced>
    </math:mrow>
    <math:annotation math:encoding="StarMath 5.0">{widevec v} = t left ( stack{1 # 1} right )
</math:annotation>
  </math:semantics>
</math:math>
</file>

<file path=Object 1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2</math:mn>
            </math:mtd>
            <math:mtd>
              <math:mrow>
                <math:mo math:stretchy="false">−</math:mo>
                <math:mn>3</math:mn>
              </math:mrow>
            </math:mtd>
          </math:mtr>
          <math:mtr>
            <math:mtd>
              <math:mn>2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left ( matrix{2 # -3 ## 2 # -3} right ) {widevec v} = {widevec 0}
</math:annotation>
  </math:semantics>
</math:math>
</file>

<file path=Object 18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n>3</math:mn>
          </math:mtr>
          <math:mtr>
            <math:mn>2</math:mn>
          </math:mtr>
        </math:mtable>
      </math:mfenced>
    </math:mrow>
    <math:annotation math:encoding="StarMath 5.0">{widevec v} = t left ( stack{3 # 2} right )
</math:annotation>
  </math:semantics>
</math:math>
</file>

<file path=Object 18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n>1</math:mn>
            </math:mrow>
          </math:mtr>
        </math:mtable>
      </math:mfenced>
      <math:mrow>
        <math:msup>
          <math:mi math:fontstyle="normal">e</math:mi>
          <math:mn>0</math:mn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row>
              <math:mn>3</math:mn>
            </math:mrow>
          </math:mtr>
          <math:mtr>
            <math:mrow>
              <math:mn>2</math:mn>
            </math:mrow>
          </math:mtr>
        </math:mtable>
      </math:mfenced>
      <math:msup>
        <math:mi math:fontstyle="normal">e</math:mi>
        <math:mi math:fontstyle="normal">t</math:mi>
      </math:msup>
    </math:mrow>
    <math:annotation math:encoding="StarMath 5.0">{widevec X_h} = c_1 left ( stack{alignc 1 # alignc 1} right ) e^0 + c_2 left ( stack{alignc 3 # alignc 2} right ) e^t
</math:annotation>
  </math:semantics>
</math:math>
</file>

<file path=Object 18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</math:mrow>
    <math:annotation math:encoding="StarMath 5.0">{bold Φ}(t) = left ( matrix{1 # 3e^t ## 1 # 2e^t} right )
</math:annotation>
  </math:semantics>
</math:math>
</file>

<file path=Object 18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style math:fontsize="125%">
        <math:mrow>
          <math:mrow>
            <math:mo math:stretchy="false">∫</math:mo>
            <math:mtext/>
          </math:mrow>
        </math:mrow>
      </math:mstyle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{widevec X_p} = {bold Φ}(t) {size *1.25 int ""} {bold Φ}^{-1}(t){widevec F}(t) dt
</math:annotation>
  </math:semantics>
</math:math>
</file>

<file path=Object 18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widevec F}(t)
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o math:stretchy="false">(</math:mo>
        <math:mi math:fontstyle="normal">t</math:mi>
        <math:mo math:stretchy="false">)</math:mo>
      </math:mrow>
    </math:mrow>
    <math:annotation math:encoding="StarMath 5.0">{bold Φ}^{-1}(t)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n>1</math:mn>
        </math:msub>
        <math:mo math:stretchy="false">→</math:mo>
      </math:mover>
      <math:mi/>
      <math:mtext>och</math:mtext>
      <math:mi/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

{widevec X_1} `"och"` {widevec X_2}

}</math:annotation>
  </math:semantics>
</math:math>
</file>

<file path=Object 190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row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=</math:mo>
            <math:mfrac>
              <math:mrow>
                <math:mrow>
                  <math:mi>adj</math:mi>
                  <math:mstyle math:fontweight="bold">
                    <math:mrow>
                      <math:mi math:fontstyle="normal">Φ</math:mi>
                    </math:mrow>
                  </math:mstyle>
                  <math:mrow>
                    <math:mo math:stretchy="false">(</math:mo>
                    <math:mi math:fontstyle="normal">t</math:mi>
                    <math:mo math:stretchy="false">)</math:mo>
                  </math:mrow>
                </math:mrow>
              </math:mrow>
              <math:mrow>
                <math:mrow>
                  <math:mi>det</math:mi>
                  <math:mstyle math:fontweight="bold">
                    <math:mrow>
                      <math:mi math:fontstyle="normal">Φ</math:mi>
                    </math:mrow>
                  </math:mstyle>
                  <math:mrow>
                    <math:mo math:stretchy="false">(</math:mo>
                    <math:mi math:fontstyle="normal">t</math:mi>
                    <math:mo math:stretchy="false">)</math:mo>
                  </math:mrow>
                </math:mrow>
              </math:mrow>
            </math:mfrac>
          </math:mrow>
          <math:mo math:stretchy="false">=</math:mo>
          <math:mrow>
            <math:mfenced math:open="" math:close="">
              <math:mtable>
                <math:mtr>
                  <math:mtd>
                    <math:mrow>
                      <math:mn>2</math:mn>
                      <math:msup>
                        <math:mi math:fontstyle="normal">e</math:mi>
                        <math:mi math:fontstyle="normal">t</math:mi>
                      </math:msup>
                    </math:mrow>
                  </math:mtd>
                  <math:mtd>
                    <math:mrow>
                      <math:mrow>
                        <math:mo math:stretchy="false">−</math:mo>
                        <math:mn>3</math:mn>
                      </math:mrow>
                      <math:msup>
                        <math:mi math:fontstyle="normal">e</math:mi>
                        <math:mi math:fontstyle="normal">t</math:mi>
                      </math:msup>
                    </math:mrow>
                  </math:mtd>
                </math:mtr>
                <math:mtr>
                  <math:mtd>
                    <math:mrow>
                      <math:mo math:stretchy="false">−</math:mo>
                      <math:mn>1</math:mn>
                    </math:mrow>
                  </math:mtd>
                  <math:mtd>
                    <math:mn>1</math:mn>
                  </math:mtd>
                </math:mtr>
              </math:mtable>
            </math:mfenced>
            <math:mo math:stretchy="false">⋅</math:mo>
            <math:mfrac>
              <math:mrow>
                <math:mn>1</math:mn>
              </math:mrow>
              <math:mrow>
                <math:mrow>
                  <math:mo math:stretchy="false">−</math:mo>
                  <math:msup>
                    <math:mi math:fontstyle="normal">e</math:mi>
                    <math:mi math:fontstyle="normal">t</math:mi>
                  </math:msup>
                </math:mrow>
              </math:mrow>
            </math:mfrac>
          </math:mrow>
        </math:mrow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3</math:mn>
              </math:mtd>
            </math:mtr>
            <math:mtr>
              <math:mtd>
                <math:mfrac>
                  <math:mrow>
                    <math:mn>1</math:mn>
                  </math:mrow>
                  <math:mrow>
                    <math:msup>
                      <math:mi math:fontstyle="normal">e</math:mi>
                      <math:mi math:fontstyle="normal">t</math:mi>
                    </math:msup>
                  </math:mrow>
                </math:mfrac>
              </math:mtd>
              <math:mtd>
                <math:mrow>
                  <math:mo math:stretchy="false">−</math:mo>
                  <math:mfrac>
                    <math:mrow>
                      <math:mn>1</math:mn>
                    </math:mrow>
                    <math:mrow>
                      <math:msup>
                        <math:mi math:fontstyle="normal">e</math:mi>
                        <math:mi math:fontstyle="normal">t</math:mi>
                      </math:msup>
                    </math:mrow>
                  </math:mfrac>
                </math:mrow>
              </math:mtd>
            </math:mtr>
          </math:mtable>
        </math:mfenced>
      </math:mrow>
    </math:mrow>
    <math:annotation math:encoding="StarMath 5.0">{bold Φ}^{-1}(t) = {{alignc adj {bold Φ}(t)} over {alignc det {bold Φ}(t)}} =
left ( matrix{2e^t # -3e^t ## -1 # 1} right ) cdot {{alignc 1} over {alignc -e^t}} =
left ( matrix{-2 # 3 ## {{alignc 1} over {alignc e^t}} # -{{alignc 1} over {alignc e^t}}} right )
</math:annotation>
  </math:semantics>
</math:math>
</file>

<file path=Object 19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3</math:mn>
            </math:mtd>
          </math:mtr>
          <math:mtr>
            <math:mtd>
              <math:mfrac>
                <math:mrow>
                  <math:mn>1</math:mn>
                </math:mrow>
                <math:mrow>
                  <math:msup>
                    <math:mi math:fontstyle="normal">e</math:mi>
                    <math:mi math:fontstyle="normal">t</math:mi>
                  </math:msup>
                </math:mrow>
              </math:mfrac>
            </math:mtd>
            <math:mtd>
              <math:mrow>
                <math:mo math:stretchy="false">−</math:mo>
                <math:mfrac>
                  <math:mrow>
                    <math:mn>1</math:mn>
                  </math:mrow>
                  <math:mrow>
                    <math:msup>
                      <math:mi math:fontstyle="normal">e</math:mi>
                      <math:mi math:fontstyle="normal">t</math:mi>
                    </math:msup>
                  </math:mrow>
                </math:mfrac>
              </math:mrow>
            </math:mtd>
          </math:mtr>
        </math:mtable>
      </math:mfenced>
      <math:munder>
        <math:munder math:accent="true">
          <math:mfenced math:open="" math:close="">
            <math:mtable>
              <math:mtr>
                <math:mrow>
                  <math:mn>4</math:mn>
                </math:mrow>
              </math:mtr>
              <math:mtr>
                <math:mrow>
                  <math:mrow>
                    <math:mo math:stretchy="false">−</math:mo>
                    <math:mn>1</math:mn>
                  </math:mrow>
                </math:mrow>
              </math:mtr>
            </math:mtable>
          </math:mfenced>
          <math:mo math:stretchy="false"></math:mo>
        </math:munder>
        <math:mstyle math:fontsize="11.2pt">
          <math:mrow>
            <math:mover math:accent="true">
              <math:mi math:fontstyle="normal">F</math:mi>
              <math:mo math:stretchy="false">→</math:mo>
            </math:mover>
          </math:mrow>
        </math:mstyle>
      </math:munder>
      <math:mrow>
        <math:mi>dt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table>
          <math:mtr>
            <math:mrow>
              <math:mrow>
                <math:mo math:stretchy="false">−</math:mo>
                <math:mn>8</math:mn>
              </math:mrow>
              <math:mo math:stretchy="false">−</math:mo>
              <math:mn>3</math:mn>
            </math:mrow>
          </math:mtr>
          <math:mtr>
            <math:mfrac>
              <math:mrow>
                <math:mrow>
                  <math:mn>4</math:mn>
                  <math:mo math:stretchy="false">+</math:mo>
                  <math:mn>1</math:mn>
                </math:mrow>
              </math:mrow>
              <math:mrow>
                <math:msup>
                  <math:mi math:fontstyle="normal">e</math:mi>
                  <math:mi math:fontstyle="normal">t</math:mi>
                </math:msup>
              </math:mrow>
            </math:mfrac>
          </math:mtr>
        </math:mtable>
      </math:mfenced>
      <math:mrow>
        <math:mi>dt</math:mi>
        <math:mo math:stretchy="false">=</math:mo>
        <math:mtext/>
      </math:mrow>
    </math:mrow>
    <math:annotation math:encoding="StarMath 5.0">{widevec X_p}

= left ( matrix{1 # 3e^t ## 1 # 2e^t} right ) {size *1.25 int ""} left ( matrix{-2 # 3 ## {{alignc 1} over {alignc e^t}} # -{{alignc 1} over {alignc e^t}}} right )
{{left ( stack{alignc 4 # alignc -1} right )} underbrace {size +4 widevec F}} dt

 = left ( matrix{1 # 3e^t ## 1 # 2e^t} right ) {size *1.25 int ""} left ( stack{-8 - 3 # {{alignc 4 + 1} over {alignc e^t}}} right ) dt = ""
</math:annotation>
  </math:semantics>
</math:math>
</file>

<file path=Object 192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over math:accent="true">
                <math:msub>
                  <math:mi math:fontstyle="normal">X</math:mi>
                  <math:mi math:fontstyle="normal">p</math:mi>
                </math:msub>
                <math:mo math:stretchy="false">→</math:mo>
              </math:mover>
            </math:mrow>
          </math:mstyle>
        </math:mphantom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table>
          <math:mtr>
            <math:mrow>
              <math:mo math:stretchy="false">−</math:mo>
              <math:mn>11</math:mn>
            </math:mrow>
          </math:mtr>
          <math:mtr>
            <math:mrow>
              <math:mn>5</math:mn>
              <math:msup>
                <math:mi math:fontstyle="normal">e</math:mi>
                <math:mrow>
                  <math:mo math:stretchy="false">−</math:mo>
                  <math:mi math:fontstyle="normal">t</math:mi>
                </math:mrow>
              </math:msup>
            </math:mrow>
          </math:mtr>
        </math:mtable>
      </math:mfenced>
      <math:mrow>
        <math:mi>dt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row>
        <math:mrow>
          <math:mrow>
            <math:mfenced math:open="" math:close="">
              <math:mtable>
                <math:mtr>
                  <math:mrow>
                    <math:mo math:stretchy="false">−</math:mo>
                    <math:mn>11t</math:mn>
                  </math:mrow>
                </math:mtr>
                <math:mtr>
                  <math:mrow>
                    <math:mrow>
                      <math:mo math:stretchy="false">−</math:mo>
                      <math:mn>5</math:mn>
                    </math:mrow>
                    <math:msup>
                      <math:mi math:fontstyle="normal">e</math:mi>
                      <math:mrow>
                        <math:mo math:stretchy="false">−</math:mo>
                        <math:mi math:fontstyle="normal">t</math:mi>
                      </math:mrow>
                    </math:msup>
                  </math:mrow>
                </math:mtr>
              </math:mtable>
            </math:mfenced>
            <math:mo math:stretchy="false">+</math:mo>
            <math:mi math:fontstyle="normal">C</math:mi>
          </math:mrow>
          <math:mo math:stretchy="false">=</math:mo>
          <math:mtext>{*}</math:mtext>
        </math:mrow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n>11t</math:mn>
                </math:mrow>
                <math:mo math:stretchy="false">−</math:mo>
                <math:mn>15</math:mn>
              </math:mrow>
            </math:mtr>
            <math:mtr>
              <math:mrow>
                <math:mrow>
                  <math:mo math:stretchy="false">−</math:mo>
                  <math:mn>11t</math:mn>
                </math:mrow>
                <math:mo math:stretchy="false">−</math:mo>
                <math:mn>10</math:mn>
              </math:mrow>
            </math:mtr>
          </math:mtable>
        </math:mfenced>
      </math:mrow>
    </math:mrow>
    <math:annotation math:encoding="StarMath 5.0">phantom {widevec X_p}

= left ( matrix{1 # 3e^t ## 1 # 2e^t} right ) {size *1.25 int ""} left ( stack{-11 # 5e^{-t}} right ) dt

= left ( matrix{1 # 3e^t ## 1 # 2e^t} right ) left ( stack{-11t # -5e^{-t}} right ) + C

= "{*}" = left ( stack{-11t - 15 # -11t - 10} right )
</math:annotation>
  </math:semantics>
</math:math>
</file>

<file path=Object 19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alignc dx} over {alignc dt}} = P(x;`y)</math:annotation>
  </math:semantics>
</math:math>
</file>

<file path=Object 19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t</math:mi>
          </math:mrow>
        </math:mfrac>
        <math:mo math:stretchy="false">=</math:mo>
        <math:mi math:fontstyle="normal">Q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alignc dy} over {alignc dt}} = Q(x;`y)
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v</math:mi>
        <math:mo math:stretchy="false">→</math:mo>
      </math:mover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row>
                  <math:mi math:fontstyle="normal">P</math:mi>
                  <math:mrow>
                    <math:mo math:stretchy="false">(</math:mo>
                    <math:mrow>
                      <math:mi math:fontstyle="normal">x</math:mi>
                      <math:mi math:fontstyle="normal">;</math:mi>
                      <math:mi/>
                      <math:mi math:fontstyle="normal">y</math:mi>
                    </math:mrow>
                    <math:mo math:stretchy="false">)</math:mo>
                  </math:mrow>
                </math:mrow>
              </math:mtd>
              <math:mtd>
                <math:mrow>
                  <math:mi math:fontstyle="normal">Q</math:mi>
                  <math:mrow>
                    <math:mo math:stretchy="false">(</math:mo>
                    <math:mrow>
                      <math:mi math:fontstyle="normal">x</math:mi>
                      <math:mi math:fontstyle="normal">;</math:mi>
                      <math:mi/>
                      <math:mi math:fontstyle="normal">y</math:mi>
                    </math:mrow>
                    <math:mo math:stretchy="false">)</math:mo>
                  </math:mrow>
                </math:mrow>
              </math:mtd>
            </math:mtr>
          </math:mtable>
        </math:mfenced>
      </math:mrow>
    </math:mrow>
    <math:annotation math:encoding="StarMath 5.0">{widevec v}(x;`y) = left ( matrix{P(x;`y) # Q(x;`y)} right )
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</math:annotation>
  </math:semantics>
</math:math>
</file>

<file path=Object 19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i math:fontstyle="normal">'</math:mi>
          <math:mo math:stretchy="false">=</math:mo>
          <math:mover math:accent="true">
            <math:mn>0</math:mn>
            <math:mo math:stretchy="false">→</math:mo>
          </math:mover>
        </math:mrow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widevec 0} = {bold A}{widevec X}
</math:annotation>
  </math:semantics>
</math:math>
</file>

<file path=Object 19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i math:fontstyle="normal">α</math:mi>
                <math:mo math:stretchy="false">+</math:mo>
                <math:mi>iβ</math:mi>
              </math:mrow>
              <math:mo math:stretchy="false">)</math:mo>
            </math:mrow>
            <math:mi math:fontstyle="normal">t</math:mi>
          </math:mrow>
        </math:msup>
      </math:mrow>
      <math:mrow>
        <math:mover math:accent="true">
          <math:msub>
            <math:mi math:fontstyle="normal">K</math:mi>
            <math:mn>1</math:mn>
          </math:msub>
          <math:mo math:stretchy="false">→</math:mo>
        </math:mover>
        <math:mo math:stretchy="false">=</math:mo>
        <math:msup>
          <math:mi math:fontstyle="normal">e</math:mi>
          <math:mi>αt</math:mi>
        </math:msup>
      </math:mrow>
      <math:mi/>
      <math:mi>cis</math:mi>
      <math:mi/>
      <math:mrow>
        <math:mi>βt</math:mi>
        <math:mo math:stretchy="false">⋅</math:mo>
        <math:mover math:accent="true">
          <math:msub>
            <math:mi math:fontstyle="normal">K</math:mi>
            <math:mn>1</math:mn>
          </math:msub>
          <math:mo math:stretchy="false">→</math:mo>
        </math:mover>
      </math:mrow>
    </math:mrow>
    <math:annotation math:encoding="StarMath 5.0">{widevec Z} = e^{(α + iβ)t} {widevec K_1} = e^{αt} ``cis`` βt cdot {widevec K_1}
</math:annotation>
  </math:semantics>
</math:math>
</file>

<file path=Object 19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 math:stretchy="false">ℜ</math:mo>
      </math:mrow>
      <math:mover math:accent="true">
        <math:mi math:fontstyle="normal">Z</math:mi>
        <math:mo math:stretchy="false">→</math:mo>
      </math:mover>
    </math:mrow>
    <math:annotation math:encoding="StarMath 5.0">{widevec X_1} = Re {widevec Z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ℒ</math:mi>
      <math:mrow>
        <math:mo math:stretchy="false">(</math:mo>
        <math:mi math:fontstyle="normal">D</math:mi>
        <math:mo math:stretchy="false">)</math:mo>
      </math:mrow>
      <math:mrow>
        <math:mrow>
          <math:mo math:stretchy="false">(</math:mo>
          <math:mrow>
            <math:msub>
              <math:mi math:fontstyle="normal">c</math:mi>
              <math:mn>1</math:mn>
            </math:msub>
            <math:msub>
              <math:mi math:fontstyle="normal">y</math:mi>
              <math:mn>1</math:mn>
            </math:msub>
            <math:mrow>
              <math:mrow>
                <math:mo math:stretchy="false">(</math:mo>
                <math:mi math:fontstyle="normal">x</math:mi>
                <math:mo math:stretchy="false">)</math:mo>
              </math:mrow>
              <math:mo math:stretchy="false">+</math:mo>
              <math:msub>
                <math:mi math:fontstyle="normal">c</math:mi>
                <math:mn>2</math:mn>
              </math:msub>
            </math:mrow>
            <math:msub>
              <math:mi math:fontstyle="normal">y</math:mi>
              <math:mn>2</math:mn>
            </math:msub>
            <math:mrow>
              <math:mo math:stretchy="false">(</math:mo>
              <math:mi math:fontstyle="normal">x</math:mi>
              <math:mo math:stretchy="false">)</math:mo>
            </math:mrow>
          </math:mrow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i math:fontstyle="normal">ℒ</math:mi>
      <math:mrow>
        <math:mo math:stretchy="false">(</math:mo>
        <math:mi math:fontstyle="normal">D</math:mi>
        <math:mo math:stretchy="false">)</math:mo>
      </math:mrow>
      <math:msub>
        <math:mi math:fontstyle="normal">y</math:mi>
        <math:mn>1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+</math:mo>
        <math:msub>
          <math:mi math:fontstyle="normal">c</math:mi>
          <math:mn>2</math:mn>
        </math:msub>
      </math:mrow>
      <math:mi math:fontstyle="normal">ℒ</math:mi>
      <math:mrow>
        <math:mo math:stretchy="false">(</math:mo>
        <math:mi math:fontstyle="normal">D</math:mi>
        <math:mo math:stretchy="false">)</math:mo>
      </math:mrow>
      <math:msub>
        <math:mi math:fontstyle="normal">y</math:mi>
        <math:mn>2</math:mn>
      </math:msub>
      <math:mrow>
        <math:mo math:stretchy="false">(</math:mo>
        <math:mi math:fontstyle="normal">x</math:mi>
        <math:mo math:stretchy="false">)</math:mo>
      </math:mrow>
    </math:mrow>
    <math:annotation math:encoding="StarMath 5.0">
ℒ(D)(c_1 y_1 (x) + c_2 y_2 (x)) = c_1 ℒ(D) y_1 (x) + c_2 ℒ(D) y_2 (x)
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} = c_1 {widevec X_1} + c_2 {widevec X_2}</math:annotation>
  </math:semantics>
</math:math>
</file>

<file path=Object 20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 math:stretchy="false">ℑ</math:mo>
      </math:mrow>
      <math:mover math:accent="true">
        <math:mi math:fontstyle="normal">Z</math:mi>
        <math:mo math:stretchy="false">→</math:mo>
      </math:mover>
    </math:mrow>
    <math:annotation math:encoding="StarMath 5.0">{widevec X_2} = Im {widevec Z}
</math:annotation>
  </math:semantics>
</math:math>
</file>

<file path=Object 20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
</math:annotation>
  </math:semantics>
</math:math>
</file>

<file path=Object 20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row>
            <math:mo math:stretchy="false">(</math:mo>
            <math:mn>0</math:mn>
            <math:mo math:stretchy="false">)</math:mo>
          </math:mrow>
          <math:mo math:stretchy="false">=</math:mo>
          <math:mover math:accent="true">
            <math:msub>
              <math:mi math:fontstyle="normal">X</math:mi>
              <math:mn>0</math:mn>
            </math:msub>
            <math:mo math:stretchy="false">→</math:mo>
          </math:mover>
        </math:mrow>
        <math:mo math:stretchy="false">≠</math:mo>
        <math:mover math:accent="true">
          <math:mn>0</math:mn>
          <math:mo math:stretchy="false">→</math:mo>
        </math:mover>
      </math:mrow>
    </math:mrow>
    <math:annotation math:encoding="StarMath 5.0">{widevec X}(0) = {widevec X_0} &lt;&gt; {widevec 0}
</math:annotation>
  </math:semantics>
</math:math>
</file>

<file path=Object 203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style math:fontsize="10.2pt">
            <math:mrow>
              <math:mrow>
                <math:mi math:fontstyle="normal">t</math:mi>
                <math:mo math:stretchy="false">→</math:mo>
                <math:mo math:stretchy="false">∞</math:mo>
              </math:mrow>
            </math:mrow>
          </math:mstyle>
        </math:munder>
        <math:mover math:accent="true">
          <math:mi math:fontstyle="normal">X</math:mi>
          <math:mo math:stretchy="false">→</math:mo>
        </math:mover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o math:stretchy="false">ℜ</math:mo>
      <math:mrow>
        <math:mi math:fontstyle="normal">λ</math:mi>
        <math:mo math:stretchy="false">&lt;</math:mo>
        <math:mn>0</math:mn>
      </math:mrow>
    </math:mrow>
    <math:annotation math:encoding="StarMath 5.0">lim from {size +3 {t toward infinity}} {widevec X}(t) = {widevec 0} `dlrarrow` Re λ &lt; 0</math:annotation>
  </math:semantics>
</math:math>
</file>

<file path=Object 20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text> är periodisk</math:mtext>
      <math:mi/>
      <math:mo math:stretchy="false">⇔</math:mo>
      <math:mi/>
      <math:mo math:stretchy="false">ℜ</math:mo>
      <math:mrow>
        <math:mi math:fontstyle="normal">λ</math:mi>
        <math:mo math:stretchy="false">=</math:mo>
        <math:mn>0</math:mn>
      </math:mrow>
    </math:mrow>
    <math:annotation math:encoding="StarMath 5.0">{widevec X}(t) " är periodisk" `dlrarrow` Re λ = 0
</math:annotation>
  </math:semantics>
</math:math>
</file>

<file path=Object 20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0</math:mn>
      </math:msub>
      <math:mo math:stretchy="false">→</math:mo>
    </math:mover>
    <math:annotation math:encoding="StarMath 5.0">widevec X_0
</math:annotation>
  </math:semantics>
</math:math>
</file>

<file path=Object 20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widevec X}(t)
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sup>
        <math:mi math:fontstyle="normal">e</math:mi>
        <math:mrow>
          <math:msub>
            <math:mo math:stretchy="false">λ</math:mo>
            <math:mn>2</math:mn>
          </math:msub>
          <math:mi math:fontstyle="normal">t</math:mi>
        </math:mrow>
      </math:msup>
    </math:mrow>
    <math:annotation math:encoding="StarMath 5.0">{widevec X}(t) = C_1 {widevec K_1} e^{%lambda_1 t} + C_2 {widevec K_2} e^{%lambda_2 t}
</math:annotation>
  </math:semantics>
</math:math>
</file>

<file path=Object 20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</math:mrow>
      <math:mfenced math:open="" math:close="">
        <math:mrow>
          <math:msub>
            <math:mi math:fontstyle="normal">C</math:mi>
            <math:mn>1</math:mn>
          </math:msub>
          <math:mrow>
            <math:mover math:accent="true">
              <math:msub>
                <math:mi math:fontstyle="normal">K</math:mi>
                <math:mn>1</math:mn>
              </math:msub>
              <math:mo math:stretchy="false">→</math:mo>
            </math:mover>
            <math:mo math:stretchy="false">+</math:mo>
            <math:msub>
              <math:mi math:fontstyle="normal">C</math:mi>
              <math:mn>2</math:mn>
            </math:msub>
          </math:mrow>
          <math:mover math:accent="true">
            <math:msub>
              <math:mi math:fontstyle="normal">K</math:mi>
              <math:mn>2</math:mn>
            </math:msub>
            <math:mo math:stretchy="false">→</math:mo>
          </math:mover>
          <math:msup>
            <math:mi math:fontstyle="normal">e</math:mi>
            <math:mrow>
              <math:mrow>
                <math:mo math:stretchy="false">(</math:mo>
                <math:mrow>
                  <math:msub>
                    <math:mi math:fontstyle="normal">λ</math:mi>
                    <math:mn>2</math:mn>
                  </math:msub>
                  <math:mo math:stretchy="false">−</math:mo>
                  <math:msub>
                    <math:mi math:fontstyle="normal">λ</math:mi>
                    <math:mn>1</math:mn>
                  </math:msub>
                </math:mrow>
                <math:mo math:stretchy="false">)</math:mo>
              </math:mrow>
              <math:mi math:fontstyle="normal">t</math:mi>
            </math:mrow>
          </math:msup>
        </math:mrow>
      </math:mfenced>
    </math:mrow>
    <math:annotation math:encoding="StarMath 5.0">{widevec X}(t) = e^{λ_1 t} left ( C_1 {widevec K_1} + C_2 {widevec K_2} e^{(λ_2 - λ_1)t} right )</math:annotation>
  </math:semantics>
</math:math>
</file>

<file path=Object 209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style math:fontsize="10.2pt">
            <math:mrow>
              <math:mrow>
                <math:mi math:fontstyle="normal">t</math:mi>
                <math:mo math:stretchy="false">→</math:mo>
                <math:mo math:stretchy="false">∞</math:mo>
              </math:mrow>
            </math:mrow>
          </math:mstyle>
        </math:munder>
        <math:mover math:accent="true">
          <math:mi math:fontstyle="normal">X</math:mi>
          <math:mo math:stretchy="false">→</math:mo>
        </math:mover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under>
            <math:mi>lim</math:mi>
            <math:mstyle math:fontsize="10.2pt">
              <math:mrow>
                <math:mrow>
                  <math:mi math:fontstyle="normal">t</math:mi>
                  <math:mo math:stretchy="false">→</math:mo>
                  <math:mo math:stretchy="false">∞</math:mo>
                </math:mrow>
              </math:mrow>
            </math:mstyle>
          </math:munder>
          <math:msup>
            <math:mi math:fontstyle="normal">e</math:mi>
            <math:mrow>
              <math:msub>
                <math:mo math:stretchy="false">λ</math:mo>
                <math:mn>1</math:mn>
              </math:msub>
              <math:mi math:fontstyle="normal">t</math:mi>
            </math:mrow>
          </math:msup>
        </math:mrow>
      </math:mrow>
      <math:msub>
        <math:mi math:fontstyle="normal">C</math:mi>
        <math:mn>1</math:mn>
      </math:msub>
      <math:mover math:accent="true">
        <math:msub>
          <math:mi math:fontstyle="normal">K</math:mi>
          <math:mn>1</math:mn>
        </math:msub>
        <math:mo math:stretchy="false">→</math:mo>
      </math:mover>
    </math:mrow>
    <math:annotation math:encoding="StarMath 5.0">lim from {size +3 {t toward infinity}} {widevec X}(t) =
lim from {size +3 {t toward infinity}} e^{%lambda_1 t} C_1 {widevec K_1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n>1</math:mn>
        </math:msub>
        <math:mo math:stretchy="false">→</math:mo>
      </math:mover>
      <math:mi/>
      <math:mtext>och</math:mtext>
      <math:mi/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

{widevec X_1} `"och"` {widevec X_2}

}</math:annotation>
  </math:semantics>
</math:math>
</file>

<file path=Object 2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=</math:mo>
        <math:mfenced math:open="" math:close="">
          <math:mrow>
            <math:msub>
              <math:mi math:fontstyle="normal">C</math:mi>
              <math:mn>1</math:mn>
            </math:msub>
            <math:mrow>
              <math:mover math:accent="true">
                <math:msub>
                  <math:mi math:fontstyle="normal">K</math:mi>
                  <math:mn>1</math:mn>
                </math:msub>
                <math:mo math:stretchy="false">→</math:mo>
              </math:mover>
              <math:mo math:stretchy="false">+</math:mo>
              <math:msub>
                <math:mi math:fontstyle="normal">C</math:mi>
                <math:mn>2</math:mn>
              </math:msub>
            </math:mrow>
            <math:mover math:accent="true">
              <math:msub>
                <math:mi math:fontstyle="normal">K</math:mi>
                <math:mn>2</math:mn>
              </math:msub>
              <math:mo math:stretchy="false">→</math:mo>
            </math:mover>
          </math:mrow>
        </math:mfenced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}(t) = C_1 {widevec K_1} e^{λ_1 t} + C_2 {widevec K_2} e^{λ_1 t} = left ( C_1 {widevec K_1} + C_2 {widevec K_2} right ) e^{λ_1 t}
</math:annotation>
  </math:semantics>
</math:math>
</file>

<file path=Object 21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row>
          <math:mover math:accent="true">
            <math:msub>
              <math:mi math:fontstyle="normal">K</math:mi>
              <math:mn>1</math:mn>
            </math:msub>
            <math:mo math:stretchy="false">→</math:mo>
          </math:mover>
          <math:mrow>
            <math:mi math:fontstyle="normal">t</math:mi>
            <math:mo math:stretchy="false">+</math:mo>
            <math:mover math:accent="true">
              <math:mi math:fontstyle="normal">P</math:mi>
              <math:mo math:stretchy="false">→</math:mo>
            </math:mover>
          </math:mrow>
        </math:mrow>
      </math:mfenced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=</math:mo>
        <math:mi math:fontstyle="normal">t</math:mi>
      </math:mrow>
      <math:msup>
        <math:mi math:fontstyle="normal">e</math:mi>
        <math:mrow>
          <math:msub>
            <math:mo math:stretchy="false">λ</math:mo>
            <math:mn>1</math:mn>
          </math:msub>
          <math:mi math:fontstyle="normal">t</math:mi>
        </math:mrow>
      </math:msup>
      <math:mfenced math:open="" math:close="">
        <math:mrow>
          <math:msub>
            <math:mi math:fontstyle="normal">C</math:mi>
            <math:mn>2</math:mn>
          </math:msub>
          <math:mrow>
            <math:mover math:accent="true">
              <math:msub>
                <math:mi math:fontstyle="normal">K</math:mi>
                <math:mn>1</math:mn>
              </math:msub>
              <math:mo math:stretchy="false">→</math:mo>
            </math:mover>
            <math:mo math:stretchy="false">+</math:mo>
            <math:mfrac>
              <math:mrow>
                <math:msub>
                  <math:mi math:fontstyle="normal">C</math:mi>
                  <math:mn>1</math:mn>
                </math:msub>
              </math:mrow>
              <math:mrow>
                <math:mi math:fontstyle="normal">t</math:mi>
              </math:mrow>
            </math:mfrac>
          </math:mrow>
          <math:mrow>
            <math:mover math:accent="true">
              <math:msub>
                <math:mi math:fontstyle="normal">K</math:mi>
                <math:mn>1</math:mn>
              </math:msub>
              <math:mo math:stretchy="false">→</math:mo>
            </math:mover>
            <math:mo math:stretchy="false">+</math:mo>
            <math:mfrac>
              <math:mrow>
                <math:msub>
                  <math:mi math:fontstyle="normal">C</math:mi>
                  <math:mn>2</math:mn>
                </math:msub>
              </math:mrow>
              <math:mrow>
                <math:mi math:fontstyle="normal">t</math:mi>
              </math:mrow>
            </math:mfrac>
          </math:mrow>
          <math:mover math:accent="true">
            <math:mi math:fontstyle="normal">P</math:mi>
            <math:mo math:stretchy="false">→</math:mo>
          </math:mover>
        </math:mrow>
      </math:mfenced>
    </math:mrow>
    <math:annotation math:encoding="StarMath 5.0">{widevec X}(t) = C_1 {widevec K_1} e^{%lambda_1 t} + C_2 left ( {widevec K_1}t + {widevec P} right ) e^{%lambda_1 t} = t e^{%lambda_1 t} left (

C_2 {widevec K_1} +
{{alignc C_1} over {alignc t}} {widevec K_1} +
{{alignc C_2} over {alignc t}} {widevec P}

right )
</math:annotation>
  </math:semantics>
</math:math>
</file>

<file path=Object 21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i math:fontstyle="normal">x</math:mi>
            <math:mrow>
              <math:mi math:fontstyle="normal">'</math:mi>
              <math:mo math:stretchy="false">=</math:mo>
              <math:mrow>
                <math:mo math:stretchy="false">−</math:mo>
                <math:mi math:fontstyle="normal">x</math:mi>
              </math:mrow>
            </math:mrow>
            <math:mrow>
              <math:mo math:stretchy="false">(</math:mo>
              <math:mrow>
                <math:mn>4</math:mn>
                <math:mo math:stretchy="false">−</math:mo>
                <math:msup>
                  <math:mi math:fontstyle="normal">y</math:mi>
                  <math:mn>2</math:mn>
                </math:msup>
              </math:mrow>
              <math:mo math:stretchy="false">)</math:mo>
            </math:mrow>
          </math:mrow>
        </math:mtr>
        <math:mtr>
          <math:mrow>
            <math:mi math:fontstyle="normal">y</math:mi>
            <math:mrow>
              <math:mi math:fontstyle="normal">'</math:mi>
              <math:mo math:stretchy="false">=</math:mo>
              <math:mn>4y</math:mn>
            </math:mrow>
            <math:mrow>
              <math:mo math:stretchy="false">(</math:mo>
              <math:mrow>
                <math:mn>1</math:mn>
                <math:mo math:stretchy="false">−</math:mo>
                <math:msup>
                  <math:mi math:fontstyle="normal">x</math:mi>
                  <math:mn>2</math:mn>
                </math:msup>
              </math:mrow>
              <math:mo math:stretchy="false">)</math:mo>
            </math:mrow>
          </math:mrow>
        </math:mtr>
      </math:mtable>
    </math:mrow>
    <math:annotation math:encoding="StarMath 5.0">
left lbrace stack{
x' = -x(4-y^2)
#
y' = 4y(1-x^2)
} right none
</math:annotation>
  </math:semantics>
</math:math>
</file>

<file path=Object 21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o math:stretchy="false">−</math:mo>
              <math:mi math:fontstyle="normal">x</math:mi>
            </math:mrow>
            <math:mrow>
              <math:mrow>
                <math:mo math:stretchy="false">(</math:mo>
                <math:mrow>
                  <math:mn>4</math:mn>
                  <math:mo math:stretchy="false">−</math:mo>
                  <math:msup>
                    <math:mi math:fontstyle="normal">y</math:mi>
                    <math:mn>2</math:mn>
                  </math:msup>
                </math:mrow>
                <math:mo math:stretchy="false">)</math:mo>
              </math:mrow>
              <math:mo math:stretchy="false">=</math:mo>
              <math:mn>0</math:mn>
            </math:mrow>
            <math:mi/>
            <math:mtext/>
            <math:mrow>
              <math:mo math:stretchy="false">(</math:mo>
              <math:mn>1</math:mn>
              <math:mo math:stretchy="false">)</math:mo>
            </math:mrow>
            <math:mtext/>
          </math:mrow>
        </math:mtr>
        <math:mtr>
          <math:mrow>
            <math:mn>4y</math:mn>
            <math:mrow>
              <math:mrow>
                <math:mo math:stretchy="false">(</math:mo>
                <math:mrow>
                  <math:mn>1</math:mn>
                  <math:mo math:stretchy="false">−</math:mo>
                  <math:msup>
                    <math:mi math:fontstyle="normal">x</math:mi>
                    <math:mn>2</math:mn>
                  </math:msup>
                </math:mrow>
                <math:mo math:stretchy="false">)</math:mo>
              </math:mrow>
              <math:mo math:stretchy="false">=</math:mo>
              <math:mn>0</math:mn>
            </math:mrow>
            <math:mi/>
            <math:mtext/>
            <math:mrow>
              <math:mo math:stretchy="false">(</math:mo>
              <math:mn>2</math:mn>
              <math:mo math:stretchy="false">)</math:mo>
            </math:mrow>
            <math:mtext/>
          </math:mrow>
        </math:mtr>
      </math:mtable>
    </math:mrow>
    <math:annotation math:encoding="StarMath 5.0">left lbrace stack{
-x(4-y^2) = 0  `~~~~` ""(1)""
#
4y(1-x^2) = 0  ~~~~~  ""(2)""
} right none
</math:annotation>
  </math:semantics>
</math:math>
</file>

<file path=Object 214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text>a)</math:mtext>
              <math:mi/>
              <math:mrow>
                <math:mi math:fontstyle="normal">x</math:mi>
                <math:mo math:stretchy="false">=</math:mo>
                <math:mn>0</math:mn>
              </math:mrow>
              <math:mi/>
              <math:mtext>insatt i (2):</math:mtext>
              <math:mi/>
              <math:mrow>
                <math:mi math:fontstyle="normal">y</math:mi>
                <math:mo math:stretchy="false">=</math:mo>
                <math:mn>0</math:mn>
              </math:mrow>
              <math:mi/>
              <math:mrow>
                <math:mo math:stretchy="false">(</math:mo>
                <math:mrow>
                  <math:mn>0</math:mn>
                  <math:mi math:fontstyle="normal">;</math:mi>
                  <math:mn>0</math:mn>
                </math:mrow>
                <math:mo math:stretchy="false">)</math:mo>
              </math:mrow>
            </math:mrow>
          </math:mrow>
        </math:mtr>
        <math:mtr>
          <math:mrow>
            <math:mrow>
              <math:mtext>b)</math:mtext>
              <math:mi/>
              <math:mrow>
                <math:mrow>
                  <math:mn>4</math:mn>
                  <math:mo math:stretchy="false">−</math:mo>
                  <math:msup>
                    <math:mi math:fontstyle="normal">y</math:mi>
                    <math:mn>2</math:mn>
                  </math:msup>
                </math:mrow>
                <math:mo math:stretchy="false">=</math:mo>
                <math:mn>0</math:mn>
              </math:mrow>
              <math:mi/>
              <math:mo math:stretchy="false">⇔</math:mo>
              <math:mi/>
              <math:mrow>
                <math:mi math:fontstyle="normal">y</math:mi>
                <math:mo math:stretchy="false">=</math:mo>
                <math:mrow>
                  <math:mo math:stretchy="false">±</math:mo>
                  <math:mn>2</math:mn>
                </math:mrow>
              </math:mrow>
              <math:mi/>
              <math:mtext>insatt i (2):</math:mtext>
            </math:mrow>
          </math:mrow>
        </math:mtr>
        <math:mtr>
          <math:mrow>
            <math:mrow>
              <math:mrow>
                <math:mi/>
                <math:mo math:stretchy="false">±</math:mo>
                <math:mn>8</math:mn>
              </math:mrow>
              <math:mrow>
                <math:mrow>
                  <math:mo math:stretchy="false">(</math:mo>
                  <math:mrow>
                    <math:mn>1</math:mn>
                    <math:mo math:stretchy="false">−</math:mo>
                    <math:msup>
                      <math:mi math:fontstyle="normal">x</math:mi>
                      <math:mn>2</math:mn>
                    </math:msup>
                  </math:mrow>
                  <math:mo math:stretchy="false">)</math:mo>
                </math:mrow>
                <math:mo math:stretchy="false">=</math:mo>
                <math:mn>0</math:mn>
              </math:mrow>
              <math:mi/>
              <math:mo math:stretchy="false">⇔</math:mo>
              <math:mi/>
              <math:mrow>
                <math:mi math:fontstyle="normal">x</math:mi>
                <math:mo math:stretchy="false">=</math:mo>
                <math:mrow>
                  <math:mo math:stretchy="false">±</math:mo>
                  <math:mn>1</math:mn>
                </math:mrow>
              </math:mrow>
            </math:mrow>
          </math:mrow>
        </math:mtr>
      </math:mtable>
    </math:mrow>
    <math:annotation math:encoding="StarMath 5.0">left lbrace stack{ alignl
"a)" ~ x = 0 ~~~ "insatt i (2):" ~ y = 0 ~~~~ (0; 0)
# alignl
"b)" ~4 - y^2 = 0 ~ dlrarrow ~ y = +-2 ~~~ "insatt i (2):"
# alignl
~~~ +-8(1 - x^2) = 0 ~ dlrarrow ~ x = +- 1
} right none
</math:annotation>
  </math:semantics>
</math:math>
</file>

<file path=Object 215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5</math:mn>
                </math:mrow>
              </math:mtd>
              <math:mtd>
                <math:mn>3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5</math:mn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  <math:mi/>
      <math:mrow>
        <math:mstyle math:fontweight="bold">
          <math:mrow>
            <math:mi math:fontstyle="normal">A</math:mi>
          </math:mrow>
        </math:mstyle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5</math:mn>
                </math:mrow>
              </math:mtd>
              <math:mtd>
                <math:mn>3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5</math:mn>
              </math:mtd>
            </math:mtr>
          </math:mtable>
        </math:mfenced>
      </math:mrow>
    </math:mrow>
    <math:annotation math:encoding="StarMath 5.0">
left ( stack{x' # y'} right ) = left ( matrix{-5 # 3 ## -2 # 5} right )  left ( stack{x # y} right ) ~~~~ {bold A} = left ( matrix{-5 # 3 ## -2 # 5} right )

</math:annotation>
  </math:semantics>
</math:math>
</file>

<file path=Object 2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row>
                      <math:mo math:stretchy="false">−</math:mo>
                      <math:mn>5</math:mn>
                    </math:mrow>
                    <math:mo math:stretchy="false">−</math:mo>
                    <math:mi math:fontstyle="normal">λ</math:mi>
                  </math:mrow>
                </math:mtd>
                <math:mtd>
                  <math:mn>3</math:mn>
                </math:mtd>
              </math:mtr>
              <math:mtr>
                <math:mtd>
                  <math:mrow>
                    <math:mo math:stretchy="false">−</math:mo>
                    <math:mn>2</math:mn>
                  </math:mrow>
                </math:mtd>
                <math:mtd>
                  <math:mrow>
                    <math:mn>5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−</math:mo>
          <math:mrow>
            <math:mo math:stretchy="false">(</math:mo>
            <math:mrow>
              <math:mn>5</math:mn>
              <math:mo math:stretchy="false">−</math:mo>
              <math:mi math:fontstyle="normal">λ</math:mi>
            </math:mrow>
            <math:mo math:stretchy="false">)</math:mo>
          </math:mrow>
        </math:mrow>
      </math:mrow>
      <math:mrow>
        <math:mrow>
          <math:mrow>
            <math:mrow>
              <math:mo math:stretchy="false">(</math:mo>
              <math:mrow>
                <math:mn>4</math:mn>
                <math:mo math:stretchy="false">+</math:mo>
                <math:mi math:fontstyle="normal">λ</math:mi>
              </math:mrow>
              <math:mo math:stretchy="false">)</math:mo>
            </math:mrow>
            <math:mo math:stretchy="false">+</math:mo>
            <math:mn>6</math:mn>
          </math:mrow>
          <math:mo math:stretchy="false">=</math:mo>
          <math:mrow>
            <math:mrow>
              <math:mrow>
                <math:mo math:stretchy="false">−</math:mo>
                <math:mn>25</math:mn>
              </math:mrow>
              <math:mo math:stretchy="false">+</math:mo>
              <math:msup>
                <math:mi math:fontstyle="normal">λ</math:mi>
                <math:mn>2</math:mn>
              </math:msup>
            </math:mrow>
            <math:mo math:stretchy="false">+</math:mo>
            <math:mn>6</math:mn>
          </math:mrow>
        </math:mrow>
        <math:mo math:stretchy="false">=</math:mo>
        <math:mrow>
          <math:mrow>
            <math:mo math:stretchy="false">−</math:mo>
            <math:mn>19</math:mn>
          </math:mrow>
          <math:mo math:stretchy="false">+</math:mo>
          <math:msup>
            <math:mi math:fontstyle="normal">λ</math:mi>
            <math:mn>2</math:mn>
          </math:msup>
        </math:mrow>
      </math:mrow>
    </math:mrow>
    <math:annotation math:encoding="StarMath 5.0">0 = left lline matrix{-5 - λ # 3 ## -2 # 5 - λ} right rline = -(5 - λ)(4 + λ) + 6 = -25 + λ^2 + 6 = -19 + λ^2
</math:annotation>
  </math:semantics>
</math:math>
</file>

<file path=Object 217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row>
          <math:mn>1,</math:mn>
          <math:mn>2</math:mn>
        </math:mrow>
      </math:msub>
      <math:mo math:stretchy="false">=</math:mo>
      <math:mrow>
        <math:mo math:stretchy="false">±</math:mo>
        <math:msqrt>
          <math:mn>19</math:mn>
        </math:msqrt>
      </math:mrow>
    </math:mrow>
    <math:annotation math:encoding="StarMath 5.0">%lambda_{1, 2} = +- sqrt{19}
</math:annotation>
  </math:semantics>
</math:math>
</file>

<file path=Object 21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0</math:mn>
              </math:mtd>
              <math:mtd>
                <math:mn>1</math:mn>
              </math:mtd>
            </math:mtr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i math:fontstyle="normal">μ</math:mi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{widevec X}' = left ( matrix{0 # 1 ## -1 # μ} right ) {widevec X}
</math:annotation>
  </math:semantics>
</math:math>
</file>

<file path=Object 219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∣" math:close="∣">
          <math:mtable>
            <math:mtr>
              <math:mtd>
                <math:mrow>
                  <math:mn>0</math:mn>
                  <math:mo math:stretchy="false">−</math:mo>
                  <math:mi math:fontstyle="normal">λ</math:mi>
                </math:mrow>
              </math:mtd>
              <math:mtd>
                <math:mn>1</math:mn>
              </math:mtd>
            </math:mtr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row>
                  <math:mi math:fontstyle="normal">μ</math:mi>
                  <math:mo math:stretchy="false">−</math:mo>
                  <math:mi math:fontstyle="normal">λ</math:mi>
                </math:mrow>
              </math:mtd>
            </math:mtr>
          </math:mtable>
        </math:mfenced>
      </math:mrow>
      <math:mo math:stretchy="false">=</math:mo>
      <math:mrow>
        <math:mrow>
          <math:msup>
            <math:mi math:fontstyle="normal">λ</math:mi>
            <math:mn>2</math:mn>
          </math:msup>
          <math:mo math:stretchy="false">−</math:mo>
          <math:mi>λμ</math:mi>
        </math:mrow>
        <math:mo math:stretchy="false">+</math:mo>
        <math:mn>1</math:mn>
      </math:mrow>
    </math:mrow>
    <math:annotation math:encoding="StarMath 5.0">0 = left lline matrix{0 - λ # 1 ## -1 # μ - λ} right rline = λ^2 - λμ + 1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</math:mtd>
              <math:mtd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</math:mtd>
            </math:mtr>
          </math:mtable>
        </math:mfenced>
      </math:mrow>
      <math:mrow>
        <math:mfenced math:open="" math:close="">
          <math:mtable>
            <math:mtr>
              <math:msub>
                <math:mi math:fontstyle="normal">c</math:mi>
                <math:mn>1</math:mn>
              </math:msub>
            </math:mtr>
            <math:mtr>
              <math:msub>
                <math:mi math:fontstyle="normal">c</math:mi>
                <math:mn>2</math:mn>
              </math:msub>
            </math:mtr>
          </math:mtable>
        </math:mfenced>
        <math:mo math:stretchy="false">=</math:mo>
        <math:mstyle math:fontweight="bold">
          <math:mrow>
            <math:mi math:fontstyle="normal">Φ</math:mi>
          </math:mrow>
        </math:mstyle>
      </math:mrow>
      <math:mover math:accent="true">
        <math:mi math:fontstyle="normal">C</math:mi>
        <math:mo math:stretchy="false">→</math:mo>
      </math:mover>
    </math:mrow>
    <math:annotation math:encoding="StarMath 5.0">{

{widevec X} = left ( matrix {{widevec X_1} # {widevec X_2}} right ) left ( stack {c_1 # c_2} right ) = {bold Φ}{widevec C}

}</math:annotation>
  </math:semantics>
</math:math>
</file>

<file path=Object 220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o math:stretchy="false">=</math:mo>
      <math:mfrac>
        <math:mrow>
          <math:mrow>
            <math:mi math:fontstyle="normal">μ</math:mi>
            <math:mo math:stretchy="false">±</math:mo>
            <math:msqrt>
              <math:mrow>
                <math:msup>
                  <math:mi math:fontstyle="normal">μ</math:mi>
                  <math:mn>2</math:mn>
                </math:msup>
                <math:mo math:stretchy="false">−</math:mo>
                <math:mn>4</math:mn>
              </math:mrow>
            </math:msqrt>
          </math:mrow>
        </math:mrow>
        <math:mrow>
          <math:mn>2</math:mn>
        </math:mrow>
      </math:mfrac>
    </math:mrow>
    <math:annotation math:encoding="StarMath 5.0">λ = {{alignc

μ +- sqrt{μ^2 - 4}

} over {alignc 2}}
</math:annotation>
  </math:semantics>
</math:math>
</file>

<file path=Object 22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row>
                  <math:msup>
                    <math:mi math:fontstyle="normal">μ</math:mi>
                    <math:mn>2</math:mn>
                  </math:msup>
                  <math:mo math:stretchy="false">−</math:mo>
                  <math:mn>4</math:mn>
                </math:mrow>
                <math:mo math:stretchy="false">&lt;</math:mo>
                <math:mn>0</math:mn>
              </math:mrow>
              <math:mi/>
              <math:mtext>(spiral)</math:mtext>
            </math:mrow>
          </math:mrow>
        </math:mtr>
        <math:mtr>
          <math:mrow>
            <math:mrow>
              <math:mrow>
                <math:mi math:fontstyle="normal">μ</math:mi>
                <math:mo math:stretchy="false">&lt;</math:mo>
                <math:mn>0</math:mn>
              </math:mrow>
              <math:mi/>
              <math:mtext>(stabil)</math:mtext>
            </math:mrow>
          </math:mrow>
        </math:mtr>
      </math:mtable>
    </math:mrow>
    <math:annotation math:encoding="StarMath 5.0">left lbrace stack{ alignl
μ^2 - 4 &lt; 0  ~~~~~~ "(spiral)"
#  alignl
μ &lt; 0 ~~~~~~~~~~`` "(stabil)"
} right none</math:annotation>
  </math:semantics>
</math:math>
</file>

<file path=Object 22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sup>
                  <math:mi math:fontstyle="normal">μ</math:mi>
                  <math:mn>2</math:mn>
                </math:msup>
                <math:mo math:stretchy="false">&lt;</math:mo>
                <math:mn>4</math:mn>
              </math:mrow>
              <math:mi/>
              <math:mo math:stretchy="false">⇔</math:mo>
              <math:mrow>
                <math:mrow>
                  <math:mrow>
                    <math:mi/>
                    <math:mo math:stretchy="false">−</math:mo>
                    <math:mn>2</math:mn>
                  </math:mrow>
                  <math:mo math:stretchy="false">&lt;</math:mo>
                  <math:mi math:fontstyle="normal">μ</math:mi>
                </math:mrow>
                <math:mo math:stretchy="false">&lt;</math:mo>
                <math:mn>2</math:mn>
              </math:mrow>
            </math:mrow>
          </math:mrow>
        </math:mtr>
        <math:mtr>
          <math:mrow>
            <math:mrow>
              <math:mi math:fontstyle="normal">μ</math:mi>
              <math:mo math:stretchy="false">&lt;</math:mo>
              <math:mn>0</math:mn>
            </math:mrow>
          </math:mrow>
        </math:mtr>
      </math:mtable>
    </math:mrow>
    <math:annotation math:encoding="StarMath 5.0">left lbrace stack{ alignl
μ^2 &lt; 4 ~ dlrarrow ~ -2 &lt; μ &lt; 2
#  alignl
μ &lt; 0
} right none</math:annotation>
  </math:semantics>
</math:math>
</file>

<file path=Object 22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ver math:accent="true">
            <math:mi math:fontstyle="normal">X</math:mi>
            <math:mo math:stretchy="false">→</math:mo>
          </math:mover>
          <math:mo math:stretchy="false">˙</math:mo>
        </math:mover>
        <math:mo math:stretchy="false">=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dot widevec X} = {widevec ƒ}({widevec X})
</math:annotation>
  </math:semantics>
</math:math>
</file>

<file path=Object 22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over math:accent="true">
              <math:mi math:fontstyle="normal">X</math:mi>
              <math:mo math:stretchy="false">→</math:mo>
            </math:mover>
            <math:mo math:stretchy="false">˙</math:mo>
          </math:mover>
          <math:mo math:stretchy="false">=</math:mo>
          <math:mover math:accent="true">
            <math:mn>0</math:mn>
            <math:mo math:stretchy="false">→</math:mo>
          </math:mover>
        </math:mrow>
        <math:mo math:stretchy="false">=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
{dot widevec X} = {widevec 0} = {widevec ƒ}({widevec X})
</math:annotation>
  </math:semantics>
</math:math>
</file>

<file path=Object 22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o math:stretchy="false">=</math:mo>
      <math:mover math:accent="true">
        <math:msub>
          <math:mi math:fontstyle="normal">X</math:mi>
          <math:mn>0</math:mn>
        </math:msub>
        <math:mo math:stretchy="false">→</math:mo>
      </math:mover>
    </math:mrow>
    <math:annotation math:encoding="StarMath 5.0">{widevec X} = {widevec X_0}
</math:annotation>
  </math:semantics>
</math:math>
</file>

<file path=Object 22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ver math:accent="true">
            <math:mi math:fontstyle="normal">X</math:mi>
            <math:mo math:stretchy="false">→</math:mo>
          </math:mover>
          <math:mo math:stretchy="false">˙</math:mo>
        </math:mover>
        <math:mo math:stretchy="false">=</math:mo>
        <math:mover math:accent="true">
          <math:mi math:fontstyle="normal">ƒ</math:mi>
          <math:mo math:stretchy="false">→</math:mo>
        </math:mover>
      </math:mrow>
      <math:mrow>
        <math:mrow>
          <math:mo math:stretchy="false">(</math:mo>
          <math:mover math:accent="true">
            <math:mi math:fontstyle="normal">X</math:mi>
            <math:mo math:stretchy="false">→</math:mo>
          </math:mover>
          <math:mo math:stretchy="false">)</math:mo>
        </math:mrow>
        <math:mo math:stretchy="false">=</math:mo>
        <math:mover math:accent="true">
          <math:mi math:fontstyle="normal">ƒ</math:mi>
          <math:mo math:stretchy="false">→</math:mo>
        </math:mover>
      </math:mrow>
      <math:mrow>
        <math:mrow>
          <math:mo math:stretchy="false">(</math:mo>
          <math:mover math:accent="true">
            <math:msub>
              <math:mi math:fontstyle="normal">X</math:mi>
              <math:mn>0</math:mn>
            </math:msub>
            <math:mo math:stretchy="false">→</math:mo>
          </math:mover>
          <math:mo math:stretchy="false">)</math:mo>
        </math:mrow>
        <math:mo math:stretchy="false">+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0</math:mn>
          </math:msub>
          <math:mo math:stretchy="false">→</math:mo>
        </math:mover>
        <math:mo math:stretchy="false">)</math:mo>
      </math:mrow>
      <math:mrow>
        <math:mrow>
          <math:mo math:stretchy="false">(</math:mo>
          <math:mrow>
            <math:mover math:accent="true">
              <math:mi math:fontstyle="normal">X</math:mi>
              <math:mo math:stretchy="false">→</math:mo>
            </math:mover>
            <math:mo math:stretchy="false">−</math:mo>
            <math:mover math:accent="true">
              <math:msub>
                <math:mi math:fontstyle="normal">X</math:mi>
                <math:mn>0</math:mn>
              </math:msub>
              <math:mo math:stretchy="false">→</math:mo>
            </math:mover>
          </math:mrow>
          <math:mo math:stretchy="false">)</math:mo>
        </math:mrow>
        <math:mo math:stretchy="false">+</math:mo>
        <math:mover math:accent="true">
          <math:msub>
            <math:mi math:fontstyle="normal">R</math:mi>
            <math:mn>2</math:mn>
          </math:msub>
          <math:mo math:stretchy="false">→</math:mo>
        </math:mover>
      </math:mrow>
    </math:mrow>
    <math:annotation math:encoding="StarMath 5.0">{dot widevec X} = {widevec ƒ}({widevec X}) = {widevec ƒ}({widevec X_0}) + {widevec ƒ}({widevec X_0})({widevec X} - {widevec X_0}) + {widevec R_2}
</math:annotation>
  </math:semantics>
</math:math>
</file>

<file path=Object 22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ver math:accent="true">
            <math:mi math:fontstyle="normal">X</math:mi>
            <math:mo math:stretchy="false">→</math:mo>
          </math:mover>
          <math:mo math:stretchy="false">˙</math:mo>
        </math:mover>
        <math:mo math:stretchy="false">=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0</math:mn>
          </math:msub>
          <math:mo math:stretchy="false">→</math:mo>
        </math:mover>
        <math:mo math:stretchy="false">)</math:mo>
      </math:mrow>
      <math:mrow>
        <math:mo math:stretchy="false">(</math:mo>
        <math:mrow>
          <math:mover math:accent="true">
            <math:mi math:fontstyle="normal">X</math:mi>
            <math:mo math:stretchy="false">→</math:mo>
          </math:mover>
          <math:mo math:stretchy="false">−</math:mo>
          <math:mover math:accent="true">
            <math:msub>
              <math:mi math:fontstyle="normal">X</math:mi>
              <math:mn>0</math:mn>
            </math:msub>
            <math:mo math:stretchy="false">→</math:mo>
          </math:mover>
        </math:mrow>
        <math:mo math:stretchy="false">)</math:mo>
      </math:mrow>
    </math:mrow>
    <math:annotation math:encoding="StarMath 5.0">{dot widevec X} = {widevec ƒ}({widevec X_0})({widevec X} - {widevec X_0})
</math:annotation>
  </math:semantics>
</math:math>
</file>

<file path=Object 22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→</math:mo>
      </math:mover>
      <math:mrow>
        <math:mrow>
          <math:mo math:stretchy="false">(</math:mo>
          <math:mover math:accent="true">
            <math:mi math:fontstyle="normal">X</math:mi>
            <math:mo math:stretchy="false">→</math:mo>
          </math:mover>
          <math:mo math:stretchy="false">)</math:mo>
        </math:mrow>
        <math:mo math:stretchy="false">=</math:mo>
        <math:mfenced math:open="" math:close="">
          <math:mtable>
            <math:mtr>
              <math:mrow>
                <math:mi math:fontstyle="normal">P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  <math:mtr>
              <math:mrow>
                <math:mi math:fontstyle="normal">Q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</math:mtable>
        </math:mfenced>
      </math:mrow>
    </math:mrow>
    <math:annotation math:encoding="StarMath 5.0">{widevec ƒ}({widevec X}) = left ( stack{P(x;`y) # Q(x;`y)} right )
</math:annotation>
  </math:semantics>
</math:math>
</file>

<file path=Object 22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→</math:mo>
      </math:mover>
      <math:mi math:fontstyle="normal">'</math:mi>
      <math:mrow>
        <math:mrow>
          <math:mrow>
            <math:mo math:stretchy="false">(</math:mo>
            <math:mover math:accent="true">
              <math:mi math:fontstyle="normal">X</math:mi>
              <math:mo math:stretchy="false">→</math:mo>
            </math:mover>
            <math:mo math:stretchy="false">)</math:mo>
          </math:mrow>
          <math:mo math:stretchy="false">=</math:mo>
          <math:mfenced math:open="" math:close="">
            <math:mtable>
              <math:mtr>
                <math:mtd>
                  <math:mfrac>
                    <math:mrow>
                      <math:mrow>
                        <math:mo math:stretchy="false">∂</math:mo>
                        <math:mi math:fontstyle="normal">P</math:mi>
                      </math:mrow>
                    </math:mrow>
                    <math:mrow>
                      <math:mrow>
                        <math:mo math:stretchy="false">∂</math:mo>
                        <math:mi math:fontstyle="normal">x</math:mi>
                      </math:mrow>
                    </math:mrow>
                  </math:mfrac>
                </math:mtd>
                <math:mtd>
                  <math:mfrac>
                    <math:mrow>
                      <math:mrow>
                        <math:mo math:stretchy="false">∂</math:mo>
                        <math:mi math:fontstyle="normal">P</math:mi>
                      </math:mrow>
                    </math:mrow>
                    <math:mrow>
                      <math:mrow>
                        <math:mo math:stretchy="false">∂</math:mo>
                        <math:mi math:fontstyle="normal">y</math:mi>
                      </math:mrow>
                    </math:mrow>
                  </math:mfrac>
                </math:mtd>
              </math:mtr>
              <math:mtr>
                <math:mtd>
                  <math:mfrac>
                    <math:mrow>
                      <math:mrow>
                        <math:mo math:stretchy="false">∂</math:mo>
                        <math:mi math:fontstyle="normal">Q</math:mi>
                      </math:mrow>
                    </math:mrow>
                    <math:mrow>
                      <math:mrow>
                        <math:mo math:stretchy="false">∂</math:mo>
                        <math:mi math:fontstyle="normal">x</math:mi>
                      </math:mrow>
                    </math:mrow>
                  </math:mfrac>
                </math:mtd>
                <math:mtd>
                  <math:mfrac>
                    <math:mrow>
                      <math:mrow>
                        <math:mo math:stretchy="false">∂</math:mo>
                        <math:mi math:fontstyle="normal">Q</math:mi>
                      </math:mrow>
                    </math:mrow>
                    <math:mrow>
                      <math:mrow>
                        <math:mo math:stretchy="false">∂</math:mo>
                        <math:mi math:fontstyle="normal">y</math:mi>
                      </math:mrow>
                    </math:mrow>
                  </math:mfrac>
                </math:mtd>
              </math:mtr>
            </math:mtable>
          </math:mfenced>
        </math:mrow>
        <math:mo math:stretchy="false">=</math:mo>
        <math:mtext>“Jacobimatris”</math:mtext>
      </math:mrow>
    </math:mrow>
    <math:annotation math:encoding="StarMath 5.0">{widevec ƒ}'({widevec X}) = left ( matrix{
{{alignc partial P} over {alignc partial x}} #
{{alignc partial P} over {alignc partial y}} ##
{{alignc partial Q} over {alignc partial x}} #
{{alignc partial Q} over {alignc partial y}}}
right ) = "“Jacobimatris”"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  <math:mi math:fontstyle="normal">,</math:mi>
      <math:mi/>
      <math:mrow>
        <math:mover math:accent="true">
          <math:mi math:fontstyle="normal">X</math:mi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C</math:mi>
        <math:mo math:stretchy="false">→</math:mo>
      </math:mover>
      <math:mi/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, ~ {widevec X} = {bold Φ}(t){widevec C} ~~~~ {widevec X}' = {bold A}{widevec X}
</math:annotation>
  </math:semantics>
</math:math>
</file>

<file path=Object 23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i math:fontstyle="normal">'</math:mi>
          <math:mo math:stretchy="false">=</math:mo>
          <math:mfenced math:open="" math:close="">
            <math:mtable>
              <math:mtr>
                <math:mrow>
                  <math:mi math:fontstyle="normal">x</math:mi>
                  <math:mi math:fontstyle="normal">'</math:mi>
                </math:mrow>
              </math:mtr>
              <math:mtr>
                <math:mrow>
                  <math:mi math:fontstyle="normal">y</math:mi>
                  <math:mi math:fontstyle="normal">'</math:mi>
                </math:mrow>
              </math:mtr>
            </math:mtable>
          </math:mfenced>
        </math:mrow>
        <math:mo math:stretchy="false">=</math:mo>
        <math:mfenced math:open="" math:close="">
          <math:mtable>
            <math:mtr>
              <math:mrow>
                <math:mn>2x</math:mn>
                <math:mo math:stretchy="false">−</math:mo>
                <math:msup>
                  <math:mi math:fontstyle="normal">y</math:mi>
                  <math:mn>2</math:mn>
                </math:msup>
              </math:mrow>
            </math:mtr>
            <math:mtr>
              <math:mrow>
                <math:mrow>
                  <math:mo math:stretchy="false">−</math:mo>
                  <math:mi math:fontstyle="normal">y</math:mi>
                </math:mrow>
                <math:mo math:stretchy="false">+</math:mo>
                <math:mi>xy</math:mi>
              </math:mrow>
            </math:mtr>
          </math:mtable>
        </math:mfenced>
      </math:mrow>
      <math:mi/>
      <math:mstyle math:fontweight="bold">
        <math:mrow>
          <math:mi math:fontstyle="normal">g</math:mi>
        </math:mrow>
      </math:mstyle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widevec X}' = left ( stack{x' # y'} right ) = left ( stack{2x - y^2 # -y + xy} right )	~~~~~~ {bold g}(widevec X)
</math:annotation>
  </math:semantics>
</math:math>
</file>

<file path=Object 23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2x</math:mn>
                <math:mo math:stretchy="false">−</math:mo>
                <math:msup>
                  <math:mi math:fontstyle="normal">y</math:mi>
                  <math:mn>2</math:mn>
                </math:msup>
              </math:mrow>
              <math:mo math:stretchy="false">=</math:mo>
              <math:mn>0</math:mn>
            </math:mrow>
          </math:mrow>
        </math:mtr>
        <math:mtr>
          <math:mrow>
            <math:mrow>
              <math:mrow>
                <math:mrow>
                  <math:mrow>
                    <math:mo math:stretchy="false">−</math:mo>
                    <math:mi math:fontstyle="normal">y</math:mi>
                  </math:mrow>
                  <math:mo math:stretchy="false">+</math:mo>
                  <math:mi>xy</math:mi>
                </math:mrow>
                <math:mo math:stretchy="false">=</math:mo>
                <math:mrow>
                  <math:mo math:stretchy="false">−</math:mo>
                  <math:mi math:fontstyle="normal">y</math:mi>
                </math:mrow>
              </math:mrow>
              <math:mrow>
                <math:mrow>
                  <math:mo math:stretchy="false">(</math:mo>
                  <math:mrow>
                    <math:mn>1</math:mn>
                    <math:mo math:stretchy="false">−</math:mo>
                    <math:mi math:fontstyle="normal">x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
left lbrace stack{
alignl 2x - y^2 = 0
#
alignl -y + xy = -y(1 - x) = 0
} right none
</math:annotation>
  </math:semantics>
</math:math>
</file>

<file path=Object 232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g</math:mi>
        </math:mrow>
      </math:mstyle>
      <math:mi math:fontstyle="normal">'</math:mi>
      <math:mrow>
        <math:mrow>
          <math:mrow>
            <math:mo math:stretchy="false">(</math:mo>
            <math:mover math:accent="true">
              <math:mi math:fontstyle="normal">X</math:mi>
              <math:mo math:stretchy="false">→</math:mo>
            </math:mover>
            <math:mo math:stretchy="false">)</math:mo>
          </math:mrow>
          <math:mo math:stretchy="false">=</math:mo>
          <math:mfenced math:open="" math:close="">
            <math:mtable>
              <math:mtr>
                <math:mtd>
                  <math:mn>2</math:mn>
                </math:mtd>
                <math:mtd>
                  <math:mrow>
                    <math:mo math:stretchy="false">−</math:mo>
                    <math:mn>2y</math:mn>
                  </math:mrow>
                </math:mtd>
              </math:mtr>
              <math:mtr>
                <math:mtd>
                  <math:mi math:fontstyle="normal">y</math:mi>
                </math:mtd>
                <math:mtd>
                  <math:mrow>
                    <math:mrow>
                      <math:mo math:stretchy="false">−</math:mo>
                      <math:mn>1</math:mn>
                    </math:mrow>
                    <math:mo math:stretchy="false">+</math:mo>
                    <math:mi math:fontstyle="normal">x</math:mi>
                  </math:mrow>
                </math:mtd>
              </math:mtr>
            </math:mtable>
          </math:mfenced>
        </math:mrow>
        <math:mo math:stretchy="false">=</math:mo>
        <math:mtext>“Funktionalmatris”</math:mtext>
      </math:mrow>
    </math:mrow>
    <math:annotation math:encoding="StarMath 5.0">{bold g}'(widevec X) = left ( matrix{2 # -2y ## y # -1+x} right ) = "“Funktionalmatris”"
</math:annotation>
  </math:semantics>
</math:math>
</file>

<file path=Object 233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g</math:mi>
        </math:mrow>
      </math:mstyle>
      <math:mi math:fontstyle="normal">'</math:mi>
      <math:mrow>
        <math:mrow>
          <math:mo math:stretchy="false">(</math:mo>
          <math:mrow>
            <math:mn>0</math:mn>
            <math:mi math:fontstyle="normal">;</math:mi>
            <math:mn>0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</math:mrow>
    <math:annotation math:encoding="StarMath 5.0">
{bold g}' (0; 0) = left ( matrix{2 # 0 ## 0 # -1} right )
</math:annotation>
  </math:semantics>
</math:math>
</file>

<file path=Object 234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g</math:mi>
        </math:mrow>
      </math:mstyle>
      <math:mi math:fontstyle="normal">'</math:mi>
      <math:mrow>
        <math:mrow>
          <math:mo math:stretchy="false">(</math:mo>
          <math:mrow>
            <math:mn>1</math:mn>
            <math:mi math:fontstyle="normal">;</math:mi>
            <math:msqrt>
              <math:mn>2</math:mn>
            </math:msqrt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row>
                  <math:mrow>
                    <math:mo math:stretchy="false">−</math:mo>
                    <math:mn>2</math:mn>
                  </math:mrow>
                  <math:msqrt>
                    <math:mn>2</math:mn>
                  </math:msqrt>
                </math:mrow>
              </math:mtd>
            </math:mtr>
            <math:mtr>
              <math:mtd>
                <math:msqrt>
                  <math:mn>2</math:mn>
                </math:msqrt>
              </math:mtd>
              <math:mtd>
                <math:mn>0</math:mn>
              </math:mtd>
            </math:mtr>
          </math:mtable>
        </math:mfenced>
      </math:mrow>
    </math:mrow>
    <math:annotation math:encoding="StarMath 5.0">{bold g}' (1; sqrt{2}) = left ( matrix{2 # -2 sqrt 2 ## sqrt 2 # 0} right )
</math:annotation>
  </math:semantics>
</math:math>
</file>

<file path=Object 23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2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row>
                      <math:mo math:stretchy="false">−</math:mo>
                      <math:mn>2</math:mn>
                    </math:mrow>
                    <math:msqrt>
                      <math:mn>2</math:mn>
                    </math:msqrt>
                  </math:mrow>
                </math:mtd>
              </math:mtr>
              <math:mtr>
                <math:mtd>
                  <math:msqrt>
                    <math:mn>2</math:mn>
                  </math:msqrt>
                </math:mtd>
                <math:mtd>
                  <math:mrow>
                    <math:mn>0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i math:fontstyle="normal">λ</math:mi>
            <math:mo math:stretchy="false">−</math:mo>
            <math:mn>2</math:mn>
          </math:mrow>
          <math:mo math:stretchy="false">)</math:mo>
        </math:mrow>
      </math:mrow>
      <math:mrow>
        <math:mrow>
          <math:mi math:fontstyle="normal">λ</math:mi>
          <math:mo math:stretchy="false">+</math:mo>
          <math:mn>4</math:mn>
        </math:mrow>
        <math:mo math:stretchy="false">=</math:mo>
        <math:mrow>
          <math:mrow>
            <math:msup>
              <math:mi math:fontstyle="normal">λ</math:mi>
              <math:mn>2</math:mn>
            </math:msup>
            <math:mo math:stretchy="false">−</math:mo>
            <math:mn>2λ</math:mn>
          </math:mrow>
          <math:mo math:stretchy="false">+</math:mo>
          <math:mn>4</math:mn>
        </math:mrow>
      </math:mrow>
    </math:mrow>
    <math:annotation math:encoding="StarMath 5.0">0 = left lline matrix{2 - λ # -2 sqrt 2 ## sqrt 2 # 0 - λ} right rline = (λ - 2)λ + 4 = λ^2 - 2λ + 4
</math:annotation>
  </math:semantics>
</math:math>
</file>

<file path=Object 2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λ</math:mi>
          <math:mo math:stretchy="false">=</math:mo>
          <math:mrow>
            <math:mn>1</math:mn>
            <math:mo math:stretchy="false">±</math:mo>
            <math:msqrt>
              <math:mrow>
                <math:mn>1</math:mn>
                <math:mo math:stretchy="false">−</math:mo>
                <math:mn>4</math:mn>
              </math:mrow>
            </math:msqrt>
          </math:mrow>
        </math:mrow>
        <math:mo math:stretchy="false">=</math:mo>
        <math:mrow>
          <math:mn>1</math:mn>
          <math:mo math:stretchy="false">±</math:mo>
          <math:mi math:fontstyle="normal">i</math:mi>
        </math:mrow>
      </math:mrow>
      <math:msqrt>
        <math:mn>3</math:mn>
      </math:msqrt>
    </math:mrow>
    <math:annotation math:encoding="StarMath 5.0">λ = 1 +- sqrt{1 - 4} = 1 +- i sqrt 3
</math:annotation>
  </math:semantics>
</math:math>
</file>

<file path=Object 237/content.xml><?xml version="1.0" encoding="utf-8"?>
<!DOCTYPE math  PUBLIC '-//OpenOffice.org//DTD Modified W3C MathML 1.01//EN'  'math.dtd'>
<math:math xmlns:math="http://www.w3.org/1998/Math/MathML">
  <math:semantics>
    <math:mrow>
      <math:mi math:fontstyle="normal">D</math:mi>
      <math:mrow>
        <math:mrow>
          <math:mfenced math:open="" math:close="">
            <math:mtable>
              <math:mtr>
                <math:mi math:fontstyle="normal">x</math:mi>
              </math:mtr>
              <math:mtr>
                <math:mi math:fontstyle="normal">y</math:mi>
              </math:mtr>
            </math:mtable>
          </math:mfenced>
          <math:mo math:stretchy="false">=</math:mo>
          <math:mrow>
            <math:mfenced math:open="" math:close="">
              <math:mtable>
                <math:mtr>
                  <math:mn>2x</math:mn>
                </math:mtr>
                <math:mtr>
                  <math:mrow>
                    <math:mo math:stretchy="false">−</math:mo>
                    <math:mi math:fontstyle="normal">y</math:mi>
                  </math:mrow>
                </math:mtr>
              </math:mtable>
            </math:mfenced>
            <math:mo math:stretchy="false">+</math:mo>
            <math:mfenced math:open="" math:close="">
              <math:mtable>
                <math:mtr>
                  <math:mrow>
                    <math:mo math:stretchy="false">−</math:mo>
                    <math:msup>
                      <math:mi math:fontstyle="normal">y</math:mi>
                      <math:mn>2</math:mn>
                    </math:msup>
                  </math:mrow>
                </math:mtr>
                <math:mtr>
                  <math:mi>xy</math:mi>
                </math:mtr>
              </math:mtable>
            </math:mfenced>
          </math:mrow>
        </math:mrow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n>2</math:mn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</math:mtable>
            </math:mfenced>
            <math:mo math:stretchy="false"></math:mo>
          </math:munder>
          <math:mstyle math:fontweight="bold">
            <math:mrow>
              <math:mi math:fontstyle="normal">A</math:mi>
            </math:mrow>
          </math:mstyle>
        </math:munder>
      </math:mrow>
      <math:mrow>
        <math:mfenced math:open="" math:close="">
          <math:mtable>
            <math:mtr>
              <math:mi math:fontstyle="normal">x</math:mi>
            </math:mtr>
            <math:mtr>
              <math:mi math:fontstyle="normal">y</math:mi>
            </math:mtr>
          </math:mtable>
        </math:mfenced>
        <math:mo math:stretchy="false">+</math:mo>
        <math:mfenced math:open="" math:close="">
          <math:mtable>
            <math:mtr>
              <math:mrow>
                <math:mo math:stretchy="false">−</math:mo>
                <math:msup>
                  <math:mi math:fontstyle="normal">y</math:mi>
                  <math:mn>2</math:mn>
                </math:msup>
              </math:mrow>
            </math:mtr>
            <math:mtr>
              <math:mi>xy</math:mi>
            </math:mtr>
          </math:mtable>
        </math:mfenced>
      </math:mrow>
    </math:mrow>
    <math:annotation math:encoding="StarMath 5.0">
D left ( stack{x # y} right )
= left ( stack{2x # -y} right ) + left ( stack{-y^2 # xy} right )
= {{left ( matrix{2 # 0 ## 0 # -1} right )} underbrace {bold A}} left ( stack{x # y} right ) + left ( stack{-y^2 # xy} right )
</math:annotation>
  </math:semantics>
</math:math>
</file>

<file path=Object 23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row>
        <math:mrow>
          <math:mtable>
            <math:mtr>
              <math:mrow>
                <math:mrow>
                  <math:mi math:fontstyle="normal">u</math:mi>
                  <math:mo math:stretchy="false">=</math:mo>
                  <math:mrow>
                    <math:mi math:fontstyle="normal">x</math:mi>
                    <math:mo math:stretchy="false">−</math:mo>
                    <math:mn>1</math:mn>
                  </math:mrow>
                </math:mrow>
              </math:mrow>
            </math:mtr>
            <math:mtr>
              <math:mrow>
                <math:mrow>
                  <math:mi math:fontstyle="normal">v</math:mi>
                  <math:mo math:stretchy="false">=</math:mo>
                  <math:mrow>
                    <math:mi math:fontstyle="normal">y</math:mi>
                    <math:mo math:stretchy="false">−</math:mo>
                    <math:msqrt>
                      <math:mn>2</math:mn>
                    </math:msqrt>
                  </math:mrow>
                </math:mrow>
              </math:mrow>
            </math:mtr>
          </math:mtable>
          <math:mi/>
        </math:mrow>
        <math:mo math:stretchy="false">∣</math:mo>
        <math:mrow>
          <math:mi/>
          <math:mtable>
            <math:mtr>
              <math:mrow>
                <math:mrow>
                  <math:mi math:fontstyle="normal">u</math:mi>
                  <math:mrow>
                    <math:mi math:fontstyle="normal">'</math:mi>
                    <math:mo math:stretchy="false">=</math:mo>
                    <math:mi math:fontstyle="normal">x</math:mi>
                  </math:mrow>
                  <math:mi math:fontstyle="normal">'</math:mi>
                </math:mrow>
              </math:mrow>
            </math:mtr>
            <math:mtr>
              <math:mrow>
                <math:mrow>
                  <math:mi math:fontstyle="normal">v</math:mi>
                  <math:mrow>
                    <math:mi math:fontstyle="normal">'</math:mi>
                    <math:mo math:stretchy="false">=</math:mo>
                    <math:mi math:fontstyle="normal">y</math:mi>
                  </math:mrow>
                  <math:mi math:fontstyle="normal">'</math:mi>
                </math:mrow>
              </math:mrow>
            </math:mtr>
          </math:mtable>
        </math:mrow>
      </math:mrow>
    </math:mrow>
    <math:annotation math:encoding="StarMath 5.0">left lbrace stack{alignl u = x - 1 # alignl v = y - sqrt 2} ~ mline ~ stack{alignl u' = x' # alignl v' = y'} right none
</math:annotation>
  </math:semantics>
</math:math>
</file>

<file path=Object 239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row>
        <math:mrow>
          <math:mtable>
            <math:mtr>
              <math:mrow>
                <math:mrow>
                  <math:mi math:fontstyle="normal">u</math:mi>
                  <math:mo math:stretchy="false">=</math:mo>
                  <math:mrow>
                    <math:mi math:fontstyle="normal">x</math:mi>
                    <math:mo math:stretchy="false">−</math:mo>
                    <math:mn>1</math:mn>
                  </math:mrow>
                </math:mrow>
              </math:mrow>
            </math:mtr>
            <math:mtr>
              <math:mrow>
                <math:mrow>
                  <math:mi math:fontstyle="normal">v</math:mi>
                  <math:mo math:stretchy="false">=</math:mo>
                  <math:mrow>
                    <math:mi math:fontstyle="normal">y</math:mi>
                    <math:mo math:stretchy="false">−</math:mo>
                    <math:msqrt>
                      <math:mn>2</math:mn>
                    </math:msqrt>
                  </math:mrow>
                </math:mrow>
              </math:mrow>
            </math:mtr>
          </math:mtable>
          <math:mi/>
        </math:mrow>
        <math:mo math:stretchy="false">∣</math:mo>
        <math:mrow>
          <math:mi/>
          <math:mtable>
            <math:mtr>
              <math:mrow>
                <math:mrow>
                  <math:mi math:fontstyle="normal">u</math:mi>
                  <math:mrow>
                    <math:mi math:fontstyle="normal">'</math:mi>
                    <math:mo math:stretchy="false">=</math:mo>
                    <math:mi math:fontstyle="normal">x</math:mi>
                  </math:mrow>
                  <math:mi math:fontstyle="normal">'</math:mi>
                </math:mrow>
              </math:mrow>
            </math:mtr>
            <math:mtr>
              <math:mrow>
                <math:mrow>
                  <math:mi math:fontstyle="normal">v</math:mi>
                  <math:mrow>
                    <math:mi math:fontstyle="normal">'</math:mi>
                    <math:mo math:stretchy="false">=</math:mo>
                    <math:mi math:fontstyle="normal">y</math:mi>
                  </math:mrow>
                  <math:mi math:fontstyle="normal">'</math:mi>
                </math:mrow>
              </math:mrow>
            </math:mtr>
          </math:mtable>
        </math:mrow>
      </math:mrow>
    </math:mrow>
    <math:annotation math:encoding="StarMath 5.0">
left lbrace stack{alignl u = x - 1 # alignl v = y - sqrt 2} ~ mline ~ stack{alignl u' = x' # alignl v' = y'} right none
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i math:fontstyle="normal">X</math:mi>
          <math:mo math:stretchy="false">→</math:mo>
        </math:mover>
        <math:mo math:stretchy="false">+</math:mo>
        <math:mover math:accent="true">
          <math:mi math:fontstyle="normal">F</math:mi>
          <math:mo math:stretchy="false">→</math:mo>
        </math:mover>
      </math:mrow>
    </math:mrow>
    <math:annotation math:encoding="StarMath 5.0">{

{widevec X}' = {bold A}{widevec X} + {widevec F}

}</math:annotation>
  </math:semantics>
</math:math>
</file>

<file path=Object 24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table>
              <math:mtr>
                <math:mrow>
                  <math:mi math:fontstyle="normal">u</math:mi>
                  <math:mi math:fontstyle="normal">'</math:mi>
                </math:mrow>
              </math:mtr>
              <math:mtr>
                <math:mrow>
                  <math:mi math:fontstyle="normal">v</math:mi>
                  <math:mi math:fontstyle="normal">'</math:mi>
                </math:mrow>
              </math:mtr>
            </math:mtable>
          </math:mfenced>
          <math:mo math:stretchy="false">=</math:mo>
          <math:mfenced math:open="" math:close="">
            <math:mtable>
              <math:mtr>
                <math:mrow>
                  <math:mn>2</math:mn>
                  <math:mrow>
                    <math:mrow>
                      <math:mo math:stretchy="false">(</math:mo>
                      <math:mrow>
                        <math:mi math:fontstyle="normal">u</math:mi>
                        <math:mo math:stretchy="false">+</math:mo>
                        <math:mn>1</math:mn>
                      </math:mrow>
                      <math:mo math:stretchy="false">)</math:mo>
                    </math:mrow>
                    <math:mo math:stretchy="false">−</math:mo>
                    <math:msup>
                      <math:mrow>
                        <math:mo math:stretchy="false">(</math:mo>
                        <math:mrow>
                          <math:mi math:fontstyle="normal">v</math:mi>
                          <math:mo math:stretchy="false">+</math:mo>
                          <math:msqrt>
                            <math:mn>2</math:mn>
                          </math:msqrt>
                        </math:mrow>
                        <math:mo math:stretchy="false">)</math:mo>
                      </math:mrow>
                      <math:mn>2</math:mn>
                    </math:msup>
                  </math:mrow>
                </math:mrow>
              </math:mtr>
              <math:mtr>
                <math:mrow>
                  <math:mrow>
                    <math:mrow>
                      <math:mo math:stretchy="false">−</math:mo>
                      <math:mrow>
                        <math:mo math:stretchy="false">(</math:mo>
                        <math:mrow>
                          <math:mi math:fontstyle="normal">v</math:mi>
                          <math:mo math:stretchy="false">+</math:mo>
                          <math:msqrt>
                            <math:mn>2</math:mn>
                          </math:msqrt>
                        </math:mrow>
                        <math:mo math:stretchy="false">)</math:mo>
                      </math:mrow>
                    </math:mrow>
                    <math:mo math:stretchy="false">+</math:mo>
                    <math:mrow>
                      <math:mo math:stretchy="false">(</math:mo>
                      <math:mrow>
                        <math:mi math:fontstyle="normal">u</math:mi>
                        <math:mo math:stretchy="false">+</math:mo>
                        <math:mn>1</math:mn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i math:fontstyle="normal">v</math:mi>
                      <math:mo math:stretchy="false">+</math:mo>
                      <math:msqrt>
                        <math:mn>2</math:mn>
                      </math:msqrt>
                    </math:mrow>
                    <math:mo math:stretchy="false">)</math:mo>
                  </math:mrow>
                </math:mrow>
              </math:mtr>
            </math:mtable>
          </math:mfenced>
        </math:mrow>
        <math:mo math:stretchy="false">=</math:mo>
        <math:mfenced math:open="" math:close="">
          <math:mtable>
            <math:mtr>
              <math:mrow>
                <math:mrow>
                  <math:mrow>
                    <math:mn>2u</math:mn>
                    <math:mo math:stretchy="false">−</math:mo>
                    <math:msup>
                      <math:mi math:fontstyle="normal">v</math:mi>
                      <math:mn>2</math:mn>
                    </math:msup>
                  </math:mrow>
                  <math:mo math:stretchy="false">−</math:mo>
                  <math:mn>2v</math:mn>
                </math:mrow>
                <math:msqrt>
                  <math:mn>2</math:mn>
                </math:msqrt>
              </math:mrow>
            </math:mtr>
            <math:mtr>
              <math:mrow>
                <math:mrow>
                  <math:mi>uv</math:mi>
                  <math:mo math:stretchy="false">+</math:mo>
                  <math:mi math:fontstyle="normal">u</math:mi>
                </math:mrow>
                <math:msqrt>
                  <math:mn>2</math:mn>
                </math:msqrt>
              </math:mrow>
            </math:mtr>
          </math:mtable>
        </math:mfenced>
      </math:mrow>
      <math:mo math:stretchy="false">=</math:mo>
      <math:mtext/>
    </math:mrow>
    <math:annotation math:encoding="StarMath 5.0">
left ( stack{u' # v'} right ) = left ( stack{2(u + 1) - (v + sqrt 2)^2 # -(v + sqrt 2) + (u + 1)(v + sqrt 2)} right ) = left ( stack{2u - v^2 - 2v sqrt 2 # uv + u sqrt 2} right ) = ""

</math:annotation>
  </math:semantics>
</math:math>
</file>

<file path=Object 241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row>
                  <math:mrow>
                    <math:mo math:stretchy="false">−</math:mo>
                    <math:mn>2</math:mn>
                  </math:mrow>
                  <math:msqrt>
                    <math:mn>2</math:mn>
                  </math:msqrt>
                </math:mrow>
              </math:mtd>
            </math:mtr>
            <math:mtr>
              <math:mtd>
                <math:msqrt>
                  <math:mn>2</math:mn>
                </math:msqrt>
              </math:mtd>
              <math:mtd>
                <math:mn>0</math:mn>
              </math:mtd>
            </math:mtr>
          </math:mtable>
        </math:mfenced>
      </math:mrow>
      <math:mrow>
        <math:mfenced math:open="" math:close="">
          <math:mtable>
            <math:mtr>
              <math:mi math:fontstyle="normal">u</math:mi>
            </math:mtr>
            <math:mtr>
              <math:mi math:fontstyle="normal">v</math:mi>
            </math:mtr>
          </math:mtable>
        </math:mfenced>
        <math:mo math:stretchy="false">+</math:mo>
        <math:mfenced math:open="" math:close="">
          <math:mtable>
            <math:mtr>
              <math:mrow>
                <math:mo math:stretchy="false">−</math:mo>
                <math:msup>
                  <math:mi math:fontstyle="normal">v</math:mi>
                  <math:mn>2</math:mn>
                </math:msup>
              </math:mrow>
            </math:mtr>
            <math:mtr>
              <math:mi>uv</math:mi>
            </math:mtr>
          </math:mtable>
        </math:mfenced>
      </math:mrow>
    </math:mrow>
    <math:annotation math:encoding="StarMath 5.0">
"" = left ( matrix{2 # -2 sqrt 2 ## sqrt 2 # 0} right ) left ( stack{u # v} right ) + left ( stack{-v^2 # uv} right )

</math:annotation>
  </math:semantics>
</math:math>
</file>

<file path=Object 24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n>0</math:mn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i math:fontstyle="normal">λ</math:mi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2</math:mn>
                  <math:mo math:stretchy="false">−</math:mo>
                  <math:mo math:stretchy="false">λ</math:mo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row>
                    <math:mo math:stretchy="false">−</math:mo>
                    <math:mn>1</math:mn>
                  </math:mrow>
                  <math:mo math:stretchy="false">−</math:mo>
                  <math:mo math:stretchy="false">λ</math:mo>
                </math:mrow>
              </math:mtd>
            </math:mtr>
          </math:mtable>
        </math:mfenced>
      </math:mrow>
      <math:mover math:accent="true">
        <math:mi math:fontstyle="normal">v</math:mi>
        <math:mo math:stretchy="false">→</math:mo>
      </math:mover>
    </math:mrow>
    <math:annotation math:encoding="StarMath 5.0">
{widevec 0} = ({bold A} - λ{bold I}) {widevec v} = left ( matrix{2 - %lambda # 0 ## 0 # - 1 - %lambda} right ) {widevec v}

</math:annotation>
  </math:semantics>
</math:math>
</file>

<file path=Object 2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λ</math:mi>
          <math:mn>1</math:mn>
        </math:msub>
        <math:mo math:stretchy="false">=</math:mo>
        <math:mn>2,</math:mn>
      </math:mrow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0</math:mn>
            </math:mtr>
          </math:mtable>
        </math:mfenced>
      </math:mrow>
      <math:mi math:fontstyle="normal">,</math:mi>
      <math:mi/>
      <math:mrow>
        <math:msub>
          <math:mi math:fontstyle="normal">λ</math:mi>
          <math:mn>2</math:mn>
        </math:msub>
        <math:mo math:stretchy="false">=</math:mo>
        <math:mrow>
          <math:mo math:stretchy="false">−</math:mo>
          <math:mn>1,</math:mn>
        </math:mrow>
      </math:mrow>
      <math:mi/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</math:mrow>
    </math:mrow>
    <math:annotation math:encoding="StarMath 5.0">
λ_1 = 2, ~~~~ {widevec v_1} = left ( stack{1 # 0} right ), ~~~~ λ_2 = -1, ~~~~ {widevec v_2} = left ( stack{0 # 1} right )

</math:annotation>
  </math:semantics>
</math:math>
</file>

<file path=Object 24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i math:fontstyle="normal">'</math:mi>
      <math:mrow>
        <math:mrow>
          <math:mo math:stretchy="false">(</math:mo>
          <math:mrow>
            <math:mi math:fontstyle="normal">x</math:mi>
            <math:mi math:fontstyle="normal">≜</math:mi>
            <math:mn>1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row>
                <math:mn>2</math:mn>
                <math:mo math:stretchy="false">−</math:mo>
                <math:msup>
                  <math:mi math:fontstyle="normal">y</math:mi>
                  <math:mn>2</math:mn>
                </math:msup>
              </math:mrow>
            </math:mtr>
            <math:mtr>
              <math:mn>0</math:mn>
            </math:mtr>
          </math:mtable>
        </math:mfenced>
      </math:mrow>
    </math:mrow>
    <math:annotation math:encoding="StarMath 5.0">
{widevec X}'(x ≜ 1) = left ( stack{2 - y^2 # 0} right )

</math:annotation>
  </math:semantics>
</math:math>
</file>

<file path=Object 24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i math:fontstyle="normal">X</math:mi>
          <math:mo math:stretchy="false">→</math:mo>
        </math:mover>
        <math:mo math:stretchy="false">+</math:mo>
        <math:mover math:accent="true">
          <math:mi math:fontstyle="normal">F</math:mi>
          <math:mo math:stretchy="false">→</math:mo>
        </math:mover>
      </math:mrow>
    </math:mrow>
    <math:annotation math:encoding="StarMath 5.0">{widevec X}' = {bold A} {widevec X} + {widevec F}
</math:annotation>
  </math:semantics>
</math:math>
</file>

<file path=Object 24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i math:fontstyle="normal">α</math:mi>
                <math:mo math:stretchy="false">+</math:mo>
                <math:mi>iβ</math:mi>
              </math:mrow>
              <math:mo math:stretchy="false">)</math:mo>
            </math:mrow>
            <math:mi math:fontstyle="normal">t</math:mi>
          </math:mrow>
        </math:msup>
      </math:mrow>
      <math:mrow>
        <math:mover math:accent="true">
          <math:msub>
            <math:mi math:fontstyle="normal">K</math:mi>
            <math:mn>1</math:mn>
          </math:msub>
          <math:mo math:stretchy="false">→</math:mo>
        </math:mover>
        <math:mo math:stretchy="false">=</math:mo>
        <math:msup>
          <math:mi math:fontstyle="normal">e</math:mi>
          <math:mi>αt</math:mi>
        </math:msup>
      </math:mrow>
      <math:mi/>
      <math:mi>cis</math:mi>
      <math:mi/>
      <math:mi>βt</math:mi>
      <math:mrow>
        <math:mi/>
        <math:mo math:stretchy="false">⋅</math:mo>
        <math:mi/>
      </math:mrow>
      <math:mover math:accent="true">
        <math:msub>
          <math:mi math:fontstyle="normal">K</math:mi>
          <math:mn>1</math:mn>
        </math:msub>
        <math:mo math:stretchy="false">→</math:mo>
      </math:mover>
    </math:mrow>
    <math:annotation math:encoding="StarMath 5.0">{widevec Z} = e^{(α + iβ)t} {widevec K_1} = e^{αt} `cis` βt ``cdot`` {widevec K_1}

</math:annotation>
  </math:semantics>
</math:math>
</file>

<file path=Object 24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 math:stretchy="false">ℜ</math:mo>
      </math:mrow>
      <math:mover math:accent="true">
        <math:mi math:fontstyle="normal">Z</math:mi>
        <math:mo math:stretchy="false">→</math:mo>
      </math:mover>
    </math:mrow>
    <math:annotation math:encoding="StarMath 5.0">{widevec X_1} = Re {widevec Z}
</math:annotation>
  </math:semantics>
</math:math>
</file>

<file path=Object 24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 math:stretchy="false">ℑ</math:mo>
      </math:mrow>
      <math:mover math:accent="true">
        <math:mi math:fontstyle="normal">Z</math:mi>
        <math:mo math:stretchy="false">→</math:mo>
      </math:mover>
    </math:mrow>
    <math:annotation math:encoding="StarMath 5.0">{widevec X_2} = Im {widevec Z}
</math:annotation>
  </math:semantics>
</math:math>
</file>

<file path=Object 24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i math:fontstyle="normal">N</math:mi>
          </math:munderover>
          <math:msub>
            <math:mi math:fontstyle="normal">C</math:mi>
            <math:mi math:fontstyle="normal">n</math:mi>
          </math:msub>
        </math:mrow>
      </math:mrow>
      <math:mover math:accent="true">
        <math:msub>
          <math:mi math:fontstyle="normal">X</math:mi>
          <math:mi math:fontstyle="normal">n</math:mi>
        </math:msub>
        <math:mo math:stretchy="false">→</math:mo>
      </math:mover>
    </math:mrow>
    <math:annotation math:encoding="StarMath 5.0">{widevec X_h} = sum from {n = 1} to N C_n {widevec X_n}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

{widevec X_p} = {bold Φ}(t){widevec U}(t)

}</math:annotation>
  </math:semantics>
</math:math>
</file>

<file path=Object 25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n</math:mi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i math:fontstyle="normal">n</math:mi>
          </math:msub>
          <math:mo math:stretchy="false">→</math:mo>
        </math:mover>
      </math:mrow>
      <math:msup>
        <math:mi math:fontstyle="normal">e</math:mi>
        <math:mrow>
          <math:msub>
            <math:mi math:fontstyle="normal">λ</math:mi>
            <math:mstyle math:fontsize="150%">
              <math:mrow>
                <math:mi math:fontstyle="normal">n</math:mi>
              </math:mrow>
            </math:mstyle>
          </math:msub>
          <math:mi math:fontstyle="normal">t</math:mi>
        </math:mrow>
      </math:msup>
    </math:mrow>
    <math:annotation math:encoding="StarMath 5.0">
{widevec X_n} = {widevec v_n} e^{λ_{size *1.5 n} t}
</math:annotation>
  </math:semantics>
</math:math>
</file>

<file path=Object 25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i math:fontstyle="normal">n</math:mi>
      </math:msub>
      <math:mo math:stretchy="false">→</math:mo>
    </math:mover>
    <math:annotation math:encoding="StarMath 5.0">{widevec v_n}
</math:annotation>
  </math:semantics>
</math:math>
</file>

<file path=Object 25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i math:fontstyle="normal">n</math:mi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i math:fontstyle="normal">n</math:mi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_n {bold I}){widevec v_n} = {widevec 0}
</math:annotation>
  </math:semantics>
</math:math>
</file>

<file path=Object 25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under>
          <math:munder math:accent="true">
            <math:mrow>
              <math:mover math:accent="true">
                <math:msub>
                  <math:mi math:fontstyle="normal">v</math:mi>
                  <math:mn>1</math:mn>
                </math:msub>
                <math:mo math:stretchy="false">→</math:mo>
              </math:mover>
              <math:msup>
                <math:mi math:fontstyle="normal">e</math:mi>
                <math:mrow>
                  <math:msub>
                    <math:mi math:fontstyle="normal">λ</math:mi>
                    <math:mstyle math:fontsize="150%">
                      <math:mrow>
                        <math:mn>1</math:mn>
                      </math:mrow>
                    </math:mstyle>
                  </math:msub>
                  <math:mi math:fontstyle="normal">t</math:mi>
                </math:mrow>
              </math:msup>
            </math:mrow>
            <math:mo math:stretchy="false"></math:mo>
          </math:munder>
          <math:mover math:accent="true">
            <math:msub>
              <math:mi math:fontstyle="normal">X</math:mi>
              <math:mstyle math:fontsize="150%">
                <math:mrow>
                  <math:mn>1</math:mn>
                </math:mrow>
              </math:mstyle>
            </math:msub>
            <math:mo math:stretchy="false">→</math:mo>
          </math:mover>
        </math:munder>
        <math:mo math:stretchy="false">+</math:mo>
        <math:msub>
          <math:mi math:fontstyle="normal">C</math:mi>
          <math:mn>2</math:mn>
        </math:msub>
      </math:mrow>
      <math:munder>
        <math:munder math:accent="true">
          <math:mrow>
            <math:mfenced math:open="" math:close="">
              <math:mrow>
                <math:mi math:fontstyle="normal">t</math:mi>
                <math:mrow>
                  <math:mover math:accent="true">
                    <math:msub>
                      <math:mi math:fontstyle="normal">v</math:mi>
                      <math:mn>1</math:mn>
                    </math:msub>
                    <math:mo math:stretchy="false">→</math:mo>
                  </math:mover>
                  <math:mo math:stretchy="false">+</math:mo>
                  <math:mover math:accent="true">
                    <math:msub>
                      <math:mi math:fontstyle="normal">v</math:mi>
                      <math:mn>2</math:mn>
                    </math:msub>
                    <math:mo math:stretchy="false">→</math:mo>
                  </math:mover>
                </math:mrow>
              </math:mrow>
            </math:mfenced>
            <math:msup>
              <math:mi math:fontstyle="normal">e</math:mi>
              <math:mrow>
                <math:msub>
                  <math:mi math:fontstyle="normal">λ</math:mi>
                  <math:mstyle math:fontsize="150%">
                    <math:mrow>
                      <math:mn>1</math:mn>
                    </math:mrow>
                  </math:mstyle>
                </math:msub>
                <math:mi math:fontstyle="normal">t</math:mi>
              </math:mrow>
            </math:msup>
          </math:mrow>
          <math:mo math:stretchy="false"></math:mo>
        </math:munder>
        <math:mover math:accent="true">
          <math:msub>
            <math:mi math:fontstyle="normal">X</math:mi>
            <math:mstyle math:fontsize="150%">
              <math:mrow>
                <math:mn>2</math:mn>
              </math:mrow>
            </math:mstyle>
          </math:msub>
          <math:mo math:stretchy="false">→</math:mo>
        </math:mover>
      </math:munder>
    </math:mrow>
    <math:annotation math:encoding="StarMath 5.0">{widevec X_h} = C_1 {{{widevec v_1}e^{λ_{size *1.5 1} t}} underbrace {widevec X_{size *1.5 1}}} + C_2 {{left ( t {widevec v_1} + {widevec v_2} right ) e^{λ_{size *1.5 1} t}} underbrace {widevec X_{size *1.5 2}}}
</math:annotation>
  </math:semantics>
</math:math>
</file>

<file path=Object 254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style math:fontsize="16pt">
          <math:mrow>
            <math:mover math:accent="true">
              <math:msub>
                <math:mi math:fontstyle="normal">v</math:mi>
                <math:mn>1</math:mn>
              </math:msub>
              <math:mo math:stretchy="false">→</math:mo>
            </math:mover>
          </math:mrow>
        </math:mstyle>
      </math:mrow>
    </math:mstyle>
    <math:annotation math:encoding="StarMath 5.0">nitalic size +4 {

{widevec v_1}

}</math:annotation>
  </math:semantics>
</math:math>
</file>

<file path=Object 25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_1 {bold I}){widevec v_1} = {widevec 0}</math:annotation>
  </math:semantics>
</math:math>
</file>

<file path=Object 256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style math:fontsize="16pt">
          <math:mrow>
            <math:mover math:accent="true">
              <math:msub>
                <math:mi math:fontstyle="normal">v</math:mi>
                <math:mn>2</math:mn>
              </math:msub>
              <math:mo math:stretchy="false">→</math:mo>
            </math:mover>
          </math:mrow>
        </math:mstyle>
      </math:mrow>
    </math:mstyle>
    <math:annotation math:encoding="StarMath 5.0">nitalic size +4 {

{widevec v_2}

}</math:annotation>
  </math:semantics>
</math:math>
</file>

<file path=Object 25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n>1</math:mn>
          </math:msub>
          <math:mo math:stretchy="false">→</math:mo>
        </math:mover>
      </math:mrow>
    </math:mrow>
    <math:annotation math:encoding="StarMath 5.0">({bold A} - λ_1 {bold I}){widevec v_2} = {widevec v_1}
</math:annotation>
  </math:semantics>
</math:math>
</file>

<file path=Object 25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o math:stretchy="false">ℜ</math:mo>
      <math:mrow>
        <math:mover math:accent="true">
          <math:mi math:fontstyle="normal">Z</math:mi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 math:stretchy="false">ℑ</math:mo>
      <math:mover math:accent="true">
        <math:mi math:fontstyle="normal">Z</math:mi>
        <math:mo math:stretchy="false">→</math:mo>
      </math:mover>
    </math:mrow>
    <math:annotation math:encoding="StarMath 5.0">
{widevec X_h} = C_1 Re {widevec Z} + C_2 Im {widevec Z}
</math:annotation>
  </math:semantics>
</math:math>
</file>

<file path=Object 25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i math:fontstyle="normal">α</math:mi>
                <math:mo math:stretchy="false">+</math:mo>
                <math:mi>iβ</math:mi>
              </math:mrow>
              <math:mo math:stretchy="false">)</math:mo>
            </math:mrow>
            <math:mi math:fontstyle="normal">t</math:mi>
          </math:mrow>
        </math:msup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sup>
          <math:mi math:fontstyle="normal">e</math:mi>
          <math:mi>αt</math:mi>
        </math:msup>
      </math:mrow>
      <math:mi>cis</math:mi>
      <math:mrow>
        <math:mi>βt</math:mi>
        <math:mo math:stretchy="false">⋅</math:mo>
        <math:mover math:accent="true">
          <math:msub>
            <math:mi math:fontstyle="normal">v</math:mi>
            <math:mn>1</math:mn>
          </math:msub>
          <math:mo math:stretchy="false">→</math:mo>
        </math:mover>
      </math:mrow>
    </math:mrow>
    <math:annotation math:encoding="StarMath 5.0">{widevec Z} = e^{(α + iβ)t} {widevec v_1} = e^{αt} cis βt cdot {widevec v_1}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i math:fontstyle="normal">'</math:mi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+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tyle math:fontweight="bold">
          <math:mrow>
            <math:mi>A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+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

{bold Φ}'(t) {widevec U}(t) + {bold Φ}(t) {widevec U}'(t) = {bold AΦ}(t) {widevec U}(t) + {widevec F}(t)

}</math:annotation>
  </math:semantics>
</math:math>
</file>

<file path=Object 26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1</math:mn>
      </math:msub>
      <math:mo math:stretchy="false">→</math:mo>
    </math:mover>
    <math:annotation math:encoding="StarMath 5.0">
{widevec v_1}
</math:annotation>
  </math:semantics>
</math:math>
</file>

<file path=Object 26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_1 {bold I}){widevec v_1} = {widevec 0}

</math:annotation>
  </math:semantics>
</math:math>
</file>

<file path=Object 26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i math:fontstyle="normal">a</math:mi>
                <math:mo math:stretchy="false">+</math:mo>
                <math:mi>ib</math:mi>
              </math:mrow>
            </math:mtd>
            <math:mtd>
              <math:mi math:fontstyle="normal">c</math:mi>
            </math:mtd>
          </math:mtr>
          <math:mtr>
            <math:mtd>
              <math:mi math:fontstyle="normal">p</math:mi>
            </math:mtd>
            <math:mtd>
              <math:mi math:fontstyle="normal">q</math:mi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n>0</math:mn>
              </math:mtd>
            </math:mtr>
          </math:mtable>
        </math:mfenced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sub>
          <math:mfenced math:open="" math:close="">
            <math:mtable>
              <math:mtr>
                <math:mtd>
                  <math:mrow>
                    <math:mrow>
                      <math:mo math:stretchy="false">−</math:mo>
                      <math:mi math:fontstyle="normal">a</math:mi>
                    </math:mrow>
                    <math:mo math:stretchy="false">+</math:mo>
                    <math:mi>ib</math:mi>
                  </math:mrow>
                </math:mtd>
              </math:mtr>
              <math:mtr>
                <math:mtd>
                  <math:mi math:fontstyle="normal">ξ</math:mi>
                </math:mtd>
              </math:mtr>
            </math:mtable>
          </math:mfenced>
          <math:mrow>
            <math:mstyle math:fontsize="125%">
              <math:mrow>
                <math:mi math:fontstyle="normal">ξ</math:mi>
              </math:mrow>
            </math:mstyle>
            <math:mo math:stretchy="false">=</math:mo>
            <math:mfrac>
              <math:mstyle math:fontsize="125%">
                <math:mrow>
                  <math:mrow>
                    <math:mrow>
                      <math:msup>
                        <math:mi math:fontstyle="normal">a</math:mi>
                        <math:mn>2</math:mn>
                      </math:msup>
                      <math:mo math:stretchy="false">+</math:mo>
                      <math:msup>
                        <math:mi math:fontstyle="normal">b</math:mi>
                        <math:mn>2</math:mn>
                      </math:msup>
                    </math:mrow>
                  </math:mrow>
                </math:mrow>
              </math:mstyle>
              <math:mrow>
                <math:mi math:fontstyle="normal">c</math:mi>
              </math:mrow>
            </math:mfrac>
          </math:mrow>
        </math:msub>
      </math:mrow>
    </math:mrow>
    <math:annotation math:encoding="StarMath 5.0">
left ( matrix{a+ib # c ## p # q} right ) {widevec v_1} = left ( matrix{0 ## 0} right )
~~ dlrarrow ~~
{widevec v_1} = left ( matrix{-a+ib ## ξ } right )_{{{size *1.25 ξ} = {size *1.25 {alignc a^2 + b^2} over {alignc c}}}}
</math:annotation>
  </math:semantics>
</math:math>
</file>

<file path=Object 26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style math:fontsize="125%">
        <math:mrow>
          <math:mrow>
            <math:mo math:stretchy="false">∫</math:mo>
            <math:mtext/>
          </math:mrow>
        </math:mrow>
      </math:mstyle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{widevec X_p} = {bold Φ}(t) {size *1.25 int ""} {bold Φ}^{-1}(t){widevec F}(t) dt
</math:annotation>
  </math:semantics>
</math:math>
</file>

<file path=Object 264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F</math:mi>
      <math:mo math:stretchy="false">→</math:mo>
    </math:mover>
    <math:annotation math:encoding="StarMath 5.0">
{widevec F}

</math:annotation>
  </math:semantics>
</math:math>
</file>

<file path=Object 265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row>
        <math:mover math:accent="true">
          <math:mi math:fontstyle="normal">F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fenced>
    <math:annotation math:encoding="StarMath 5.0">left ( {widevec F} = {widevec 0} right )
</math:annotation>
  </math:semantics>
</math:math>
</file>

<file path=Object 266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style math:fontsize="16pt">
          <math:mrow>
            <math:mrow>
              <math:mover math:accent="true">
                <math:msub>
                  <math:mi math:fontstyle="normal">X</math:mi>
                  <math:mi math:fontstyle="normal">p</math:mi>
                </math:msub>
                <math:mo math:stretchy="false">→</math:mo>
              </math:mover>
              <math:mo math:stretchy="false">=</math:mo>
              <math:mover math:accent="true">
                <math:mn>0</math:mn>
                <math:mo math:stretchy="false">→</math:mo>
              </math:mover>
            </math:mrow>
          </math:mrow>
        </math:mstyle>
      </math:mrow>
    </math:mstyle>
    <math:annotation math:encoding="StarMath 5.0">nitalic size +4 {

{widevec X_p} = {widevec 0}

}</math:annotation>
  </math:semantics>
</math:math>
</file>

<file path=Object 26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row>
          <math:mrow>
            <math:mo math:stretchy="false">(</math:mo>
            <math:mi math:fontstyle="normal">t</math:mi>
            <math:mo math:stretchy="false">)</math:mo>
          </math:mrow>
          <math:mo math:stretchy="false">=</math:mo>
          <math:mtext>“Fundamentalmatris”</math:mtext>
        </math:mrow>
        <math:mo math:stretchy="false">=</math:mo>
        <math:mfenced math:open="" math:close="">
          <math:mtable>
            <math:mtr>
              <math:mtd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</math:mtd>
              <math:mtd>
                <math:mo math:stretchy="false">⋯</math:mo>
              </math:mtd>
              <math:mtd>
                <math:mover math:accent="true">
                  <math:msub>
                    <math:mi math:fontstyle="normal">X</math:mi>
                    <math:mi math:fontstyle="normal">N</math:mi>
                  </math:msub>
                  <math:mo math:stretchy="false">→</math:mo>
                </math:mover>
              </math:mtd>
            </math:mtr>
          </math:mtable>
        </math:mfenced>
      </math:mrow>
    </math:mrow>
    <math:annotation math:encoding="StarMath 5.0">
{bold Φ}(t) = "“Fundamentalmatris”" = left ( matrix {{widevec X_1} # dotsaxis # {widevec X_N}} right )
</math:annotation>
  </math:semantics>
</math:math>
</file>

<file path=Object 26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o math:stretchy="false">=</math:mo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+</math:mo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</math:mrow>
    </math:mrow>
    <math:annotation math:encoding="StarMath 5.0">
{widevec X} = {widevec X_h} + {widevec X_p}

</math:annotation>
  </math:semantics>
</math:math>
</file>

<file path=Object 26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i math:fontstyle="normal">'</math:mi>
          <math:mo math:stretchy="false">=</math:mo>
          <math:mfenced math:open="" math:close="">
            <math:mtable>
              <math:mtr>
                <math:mrow>
                  <math:mi math:fontstyle="normal">x</math:mi>
                  <math:mi math:fontstyle="normal">'</math:mi>
                </math:mrow>
              </math:mtr>
              <math:mtr>
                <math:mrow>
                  <math:mi math:fontstyle="normal">y</math:mi>
                  <math:mi math:fontstyle="normal">'</math:mi>
                </math:mrow>
              </math:mtr>
            </math:mtable>
          </math:mfenced>
        </math:mrow>
        <math:mo math:stretchy="false">=</math:mo>
        <math:mfenced math:open="" math:close="">
          <math:mtable>
            <math:mtr>
              <math:mrow>
                <math:mi math:fontstyle="normal">P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  <math:mtr>
              <math:mrow>
                <math:mi math:fontstyle="normal">Q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</math:mtable>
        </math:mfenced>
      </math:mrow>
    </math:mrow>
    <math:annotation math:encoding="StarMath 5.0">{widevec X}' = left ( stack{x' # y'} right ) = left ( stack{P(x;`y) # Q(x;`y)} right )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row>
              <math:mstyle math:fontweight="bold">
                <math:mrow>
                  <math:mi math:fontstyle="normal">Φ</math:mi>
                </math:mrow>
              </math:mstyle>
              <math:mi math:fontstyle="normal">'</math:mi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−</math:mo>
                <math:mstyle math:fontweight="bold">
                  <math:mrow>
                    <math:mi>AΦ</math:mi>
                  </math:mrow>
                </math:mstyle>
              </math:mrow>
              <math:mrow>
                <math:mo math:stretchy="false">(</math:mo>
                <math:mi math:fontstyle="normal">t</math:mi>
                <math:mo math:stretchy="false">)</math:mo>
              </math:mrow>
            </math:mrow>
          </math:mfenced>
          <math:mo math:stretchy="false"></math:mo>
        </math:munder>
        <math:mstyle math:fontweight="bold">
          <math:mrow>
            <math:mn>0</math:mn>
          </math:mrow>
        </math:mstyle>
      </math:munder>
      <math:mover math:accent="true">
        <math:mi math:fontstyle="normal">U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+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

{left ( {bold Φ}'(t) - {bold AΦ}(t) right )} underbrace {bold 0}  {widevec U}(t) + {bold Φ}(t){widevec U}'(t) = {widevec F}(t)

}</math:annotation>
  </math:semantics>
</math:math>
</file>

<file path=Object 27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frac>
                      <math:mrow>
                        <math:mrow>
                          <math:mo math:stretchy="false">∂</math:mo>
                          <math:mi math:fontstyle="normal">P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x</math:mi>
                        </math:mrow>
                      </math:mrow>
                    </math:mfrac>
                  </math:mtd>
                  <math:mtd>
                    <math:mfrac>
                      <math:mrow>
                        <math:mrow>
                          <math:mo math:stretchy="false">∂</math:mo>
                          <math:mi math:fontstyle="normal">P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y</math:mi>
                        </math:mrow>
                      </math:mrow>
                    </math:mfrac>
                  </math:mtd>
                </math:mtr>
                <math:mtr>
                  <math:mtd>
                    <math:mfrac>
                      <math:mrow>
                        <math:mrow>
                          <math:mo math:stretchy="false">∂</math:mo>
                          <math:mi math:fontstyle="normal">Q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x</math:mi>
                        </math:mrow>
                      </math:mrow>
                    </math:mfrac>
                  </math:mtd>
                  <math:mtd>
                    <math:mfrac>
                      <math:mrow>
                        <math:mrow>
                          <math:mo math:stretchy="false">∂</math:mo>
                          <math:mi math:fontstyle="normal">Q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y</math:mi>
                        </math:mrow>
                      </math:mrow>
                    </math:mfrac>
                  </math:mtd>
                </math:mtr>
              </math:mtable>
            </math:mfenced>
            <math:mo math:stretchy="false"></math:mo>
          </math:munder>
          <math:mtext>“Funktionalmatris”</math:mtext>
        </math:munder>
      </math:mrow>
      <math:mover math:accent="true">
        <math:mi math:fontstyle="normal">X</math:mi>
        <math:mo math:stretchy="false">→</math:mo>
      </math:mover>
    </math:mrow>
    <math:annotation math:encoding="StarMath 5.0">{widevec X}' = {{left ( matrix{
{{alignc partial P} over {alignc partial x}} #
{{alignc partial P} over {alignc partial y}} ##
{{alignc partial Q} over {alignc partial x}} #
{{alignc partial Q} over {alignc partial y}}}
right )} underbrace {"“Funktionalmatris”"}} {widevec X}
</math:annotation>
  </math:semantics>
</math:math>
</file>

<file path=Object 271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fenced math:open="" math:close="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text/>
            </math:mrow>
            <math:msub>
              <math:mi math:fontstyle="normal">y</math:mi>
              <math:mi math:fontstyle="normal">i</math:mi>
            </math:msub>
          </math:mrow>
        </math:mfenced>
        <math:mo math:stretchy="false">=</math:mo>
        <math:mfenced math:open="∣" math:close="∣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↓</math:mtext>
              </math:msup>
            </math:mrow>
            <math:mi/>
            <math:mrow>
              <math:munderover>
                <math:mo math:stretchy="false">∐</math:mo>
                <math:mrow>
                  <math:mi math:fontstyle="normal">j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→</math:mtext>
              </math:msup>
            </math:mrow>
            <math:mi/>
            <math:msup>
              <math:msub>
                <math:mi math:fontstyle="normal">y</math:mi>
                <math:mi math:fontstyle="normal">j</math:mi>
              </math:msub>
              <math:mrow>
                <math:mo math:stretchy="false">(</math:mo>
                <math:mi math:fontstyle="normal">i</math:mi>
                <math:mo math:stretchy="false">)</math:mo>
              </math:mrow>
            </math:msup>
          </math:mrow>
        </math:mfenced>
      </math:mrow>
    </math:mrow>
    <math:annotation math:encoding="StarMath 5.0">{W left (coprod from {i = 0} to n "" y_i right ) = left lline

coprod from {i = 0} to n ""^"↓" ~ 
coprod from {j = 0} to n ""^"→" ~ {y_j}^(i)

right rline}</math:annotation>
  </math:semantics>
</math:math>
</file>

<file path=Object 27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W</math:mi>
        <math:mi math:fontstyle="normal">n</math:mi>
      </math:msub>
      <math:mo math:stretchy="false">=</math:mo>
      <math:mfenced math:open="∣" math:close="∣">
        <math:mtable>
          <math:mtr>
            <math:mtd>
              <math:msub>
                <math:mi math:fontstyle="normal">y</math:mi>
                <math:mn>0</math:mn>
              </math:msub>
            </math:mtd>
            <math:mtd>
              <math:mo math:stretchy="false">⋯</math:mo>
            </math:mtd>
            <math:mtd>
              <math:msub>
                <math:mi math:fontstyle="normal">y</math:mi>
                <math:mrow>
                  <math:mi math:fontstyle="normal">n</math:mi>
                  <math:mo math:stretchy="false">−</math:mo>
                  <math:mn>1</math:mn>
                </math:mrow>
              </math:msub>
            </math:mtd>
            <math:mtd>
              <math:mn>0</math:mn>
            </math:mtd>
            <math:mtd>
              <math:msub>
                <math:mi math:fontstyle="normal">y</math:mi>
                <math:mrow>
                  <math:mi math:fontstyle="normal">n</math:mi>
                  <math:mo math:stretchy="false">−</math:mo>
                  <math:mn>1</math:mn>
                </math:mrow>
              </math:msub>
            </math:mtd>
            <math:mtd>
              <math:mo math:stretchy="false">⋯</math:mo>
            </math:mtd>
            <math:mtd>
              <math:msub>
                <math:mi math:fontstyle="normal">y</math:mi>
                <math:mi math:fontstyle="normal">N</math:mi>
              </math:msub>
            </math:mtd>
          </math:mtr>
          <math:mtr>
            <math:mtd>
              <math:mo math:stretchy="false">⋮</math:mo>
            </math:mtd>
            <math:mtd>
              <math:mo math:stretchy="false">⋱</math:mo>
            </math:mtd>
            <math:mtd>
              <math:mo math:stretchy="false">⋮</math:mo>
            </math:mtd>
            <math:mtd>
              <math:mo math:stretchy="false">⋮</math:mo>
            </math:mtd>
            <math:mtd>
              <math:mo math:stretchy="false">⋮</math:mo>
            </math:mtd>
            <math:mtd>
              <math:mo math:stretchy="false">⋰</math:mo>
            </math:mtd>
            <math:mtd>
              <math:mo math:stretchy="false">⋮</math:mo>
            </math:mtd>
          </math:mtr>
          <math:mtr>
            <math:mtd>
              <math:msup>
                <math:msub>
                  <math:mi math:fontstyle="normal">y</math:mi>
                  <math:mn>0</math:mn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  <math:mtd>
              <math:mn>0</math:mn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i math:fontstyle="normal">N</math:mi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p>
                <math:msub>
                  <math:mi math:fontstyle="normal">y</math:mi>
                  <math:mn>0</math:mn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  <math:mtd>
              <math:mrow>
                <math:mi math:fontstyle="normal">ƒ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i math:fontstyle="normal">N</math:mi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</math:mtr>
        </math:mtable>
      </math:mfenced>
    </math:mrow>
    <math:annotation math:encoding="StarMath 5.0">
W_n = left lline matrix {

{y_0}    # dotsaxis # {y_{n - 1}} # 0        # {y_{n - 1}} # dotsaxis # {y_N}    ##
dotsvert # dotsdown # dotsvert    # dotsvert # dotsvert    # dotsup   # dotsvert ##
{y_0}^(N - 1) # dotsaxis # {y_{n - 1}}^(N - 1)  # 0    # {y_{n - 1}}^(N - 1)  # dotsaxis # {y_N}^(N - 1) ##
"" # "" # "" # "" # "" # "" # "" ##
{y_0}^(N) # dotsaxis # {y_{n - 1}}^(N) # ƒ(x) # {y_{n - 1}}^(N) # dotsaxis # {y_N}^(N)

} right rline
</math:annotation>
  </math:semantics>
</math:math>
</file>

<file path=Object 27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u</math:mi>
          <math:mi math:fontstyle="normal">n</math:mi>
        </math:msub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sub>
            <math:mi math:fontstyle="normal">W</math:mi>
            <math:mi math:fontstyle="normal">n</math:mi>
          </math:msub>
        </math:mrow>
        <math:mrow>
          <math:mi math:fontstyle="normal">W</math:mi>
        </math:mrow>
      </math:mfrac>
    </math:mrow>
    <math:annotation math:encoding="StarMath 5.0">
u_n = {size *1.25 int ""} {{alignc W_n} over {alignc W}}
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

{bold Φ}(t) {widevec U}'(t) = {widevec F}(t)

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style math:fontweight="bold">
            <math:mrow>
              <math:mi math:fontstyle="normal">Φ</math:mi>
            </math:mrow>
          </math:mstyle>
          <math:mrow>
            <math:mo math:stretchy="false">−</math:mo>
            <math:mn>1</math:mn>
          </math:mrow>
        </math:msup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

{widevec U}'(t) = {bold Φ}^{-1}(t){widevec F}(t)
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table>
              <math:mtr>
                <math:mtd>
                  <math:msub>
                    <math:mi math:fontstyle="normal">y</math:mi>
                    <math:mn>1</math:mn>
                  </math:msub>
                </math:mtd>
                <math:mtd>
                  <math:msub>
                    <math:mi math:fontstyle="normal">y</math:mi>
                    <math:mn>2</math:mn>
                  </math:msub>
                </math:mtd>
              </math:mtr>
              <math:mtr>
                <math:mtd>
                  <math:mrow>
                    <math:msub>
                      <math:mi math:fontstyle="normal">y</math:mi>
                      <math:mn>1</math:mn>
                    </math:msub>
                    <math:mi math:fontstyle="normal">'</math:mi>
                  </math:mrow>
                </math:mtd>
                <math:mtd>
                  <math:mrow>
                    <math:msub>
                      <math:mi math:fontstyle="normal">y</math:mi>
                      <math:mn>2</math:mn>
                    </math:msub>
                    <math:mi math:fontstyle="normal">'</math:mi>
                  </math:mrow>
                </math:mtd>
              </math:mtr>
            </math:mtable>
          </math:mfenced>
          <math:mo math:stretchy="false"></math:mo>
        </math:munder>
        <math:mrow>
          <math:mtext/>
          <math:mo math:stretchy="false">=</math:mo>
          <math:mstyle math:fontweight="bold">
            <math:mrow>
              <math:mi math:fontstyle="normal">A</math:mi>
            </math:mrow>
          </math:mstyle>
        </math:mrow>
      </math:munder>
      <math:mrow>
        <math:mfenced math:open="" math:close="">
          <math:mtable>
            <math:mtr>
              <math:mtd>
                <math:mrow>
                  <math:msub>
                    <math:mi math:fontstyle="normal">u</math:mi>
                    <math:mn>1</math:mn>
                  </math:msub>
                  <math:mi math:fontstyle="normal">'</math:mi>
                </math:mrow>
              </math:mtd>
            </math:mtr>
            <math:mtr>
              <math:mtd>
                <math:mrow>
                  <math:msub>
                    <math:mi math:fontstyle="normal">u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i math:fontstyle="normal">ƒ</math:mi>
              </math:mtd>
            </math:mtr>
          </math:mtable>
        </math:mfenced>
      </math:mrow>
    </math:mrow>
    <math:annotation math:encoding="StarMath 5.0">{{left ( matrix { y_1 # y_2 ## {y_1}' # {y_2}' } right )} underbrace {"" = bold A}} left ( matrix { {u_1}' ## {u_2}' } right ) = left ( matrix { 0 ## ƒ } right )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

{widevec x}' = {widevec g}({widevec x})

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o math:stretchy="false">(</math:mo>
        <math:mrow>
          <math:mi math:fontstyle="normal">x</math:mi>
          <math:mi math:fontstyle="normal">;</math:mi>
          <math:mi math:fontstyle="normal">y</math:mi>
        </math:mrow>
        <math:mo math:stretchy="false">)</math:mo>
      </math:mrow>
    </math:mrow>
    <math:annotation math:encoding="StarMath 5.0">{

{{alignc dx} over {alignc dt}} = P(x; y)

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t</math:mi>
          </math:mrow>
        </math:mfrac>
        <math:mo math:stretchy="false">=</math:mo>
        <math:mi math:fontstyle="normal">Q</math:mi>
      </math:mrow>
      <math:mrow>
        <math:mo math:stretchy="false">(</math:mo>
        <math:mrow>
          <math:mi math:fontstyle="normal">x</math:mi>
          <math:mi math:fontstyle="normal">;</math:mi>
          <math:mi math:fontstyle="normal">y</math:mi>
        </math:mrow>
        <math:mo math:stretchy="false">)</math:mo>
      </math:mrow>
    </math:mrow>
    <math:annotation math:encoding="StarMath 5.0">{

{{alignc dy} over {alignc dt}} = Q(x; y)

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

{widevec x_1}

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

{widevec x}' = {widevec g}({widevec x})

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ver math:accent="true">
          <math:mi math:fontstyle="normal">g</math:mi>
          <math:mo math:stretchy="false">→</math:mo>
        </math:mover>
      </math:mrow>
      <math:mrow>
        <math:mrow>
          <math:mo math:stretchy="false">(</math:mo>
          <math:mover math:accent="true">
            <math:mi math:fontstyle="normal">x</math:mi>
            <math:mo math:stretchy="false">→</math:mo>
          </math:mover>
          <math:mo math:stretchy="false">)</math:mo>
        </math:mrow>
        <math:mo math:stretchy="false">=</math:mo>
        <math:mover math:accent="true">
          <math:mi math:fontstyle="normal">g</math:mi>
          <math:mo math:stretchy="false">→</math:mo>
        </math:mover>
      </math:mrow>
      <math:mrow>
        <math:mrow>
          <math:mo math:stretchy="false">(</math:mo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o math:stretchy="false">)</math:mo>
        </math:mrow>
        <math:mo math:stretchy="false">+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)</math:mo>
      </math:mrow>
      <math:mrow>
        <math:mrow>
          <math:mo math:stretchy="false">(</math:mo>
          <math:mrow>
            <math:mover math:accent="true">
              <math:mi math:fontstyle="normal">x</math:mi>
              <math:mo math:stretchy="false">→</math:mo>
            </math:mover>
            <math:mo math:stretchy="false">−</math:mo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</math:mrow>
          <math:mo math:stretchy="false">)</math:mo>
        </math:mrow>
        <math:mo math:stretchy="false">+</math:mo>
        <math:mover math:accent="true">
          <math:msub>
            <math:mi math:fontstyle="normal">R</math:mi>
            <math:mn>1</math:mn>
          </math:msub>
          <math:mo math:stretchy="false">→</math:mo>
        </math:mover>
      </math:mrow>
    </math:mrow>
    <math:annotation math:encoding="StarMath 5.0">{

{widevec x_1} = {widevec g}({widevec x}) = {widevec g}({widevec x_1}) + {widevec g}({widevec x_1})({widevec x} - {widevec x_1}) + {widevec R_1}

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≈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)</math:mo>
      </math:mrow>
      <math:mrow>
        <math:mo math:stretchy="false">(</math:mo>
        <math:mrow>
          <math:mover math:accent="true">
            <math:mi math:fontstyle="normal">x</math:mi>
            <math:mo math:stretchy="false">→</math:mo>
          </math:mover>
          <math:mo math:stretchy="false">−</math:mo>
          <math:mover math:accent="true">
            <math:msub>
              <math:mi math:fontstyle="normal">x</math:mi>
              <math:mn>1</math:mn>
            </math:msub>
            <math:mo math:stretchy="false">→</math:mo>
          </math:mover>
        </math:mrow>
        <math:mo math:stretchy="false">)</math:mo>
      </math:mrow>
    </math:mrow>
    <math:annotation math:encoding="StarMath 5.0">{

{widevec x}' approx {widevec g}({widevec x_1})({widevec x} - {widevec x_1})

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

{widevec x_1}

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g</math:mi>
        <math:mo math:stretchy="false">→</math:mo>
      </math:mover>
      <math:mrow>
        <math:mrow>
          <math:mo math:stretchy="false">(</math:mo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o math:stretchy="false">)</math:mo>
        </math:mrow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widevec g}({widevec x_1}) = {widevec 0}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 math:fontstyle="normal">L</math:mi>
      <math:mrow>
        <math:mo math:stretchy="false">(</math:mo>
        <math:mi math:fontstyle="normal">D</math:mi>
        <math:mo math:stretchy="false">)</math:mo>
      </math:mrow>
      <math:mrow>
        <math:mi math:fontstyle="normal">y</math:mi>
        <math:mo math:stretchy="false">=</math:mo>
        <math:msub>
          <math:mi math:fontstyle="normal">a</math:mi>
          <math:mn>2</math:mn>
        </math:msub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row>
              <math:msup>
                <math:mi math:fontstyle="normal">d</math:mi>
                <math:mn>2</math:mn>
              </math:msup>
              <math:mi math:fontstyle="normal">y</math:mi>
            </math:mrow>
          </math:mrow>
          <math:mrow>
            <math:msup>
              <math:mi>dx</math:mi>
              <math:mn>2</math:mn>
            </math:msup>
          </math:mrow>
        </math:mfrac>
        <math:mo math:stretchy="false">+</math:mo>
        <math:msub>
          <math:mi math:fontstyle="normal">a</math:mi>
          <math:mn>1</math:mn>
        </math:msub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sub>
          <math:mi math:fontstyle="normal">a</math:mi>
          <math:mn>0</math:mn>
        </math:msub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

L(D)y = a_2 (x) {{alignc d^2 y} over {alignc dx^2}} + a_1 (x) {{alignc dy} over {alignc dx}} + a_0 (x) y = g(x)

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1</math:mn>
      </math:msub>
      <math:mrow>
        <math:mi math:fontstyle="normal">'</math:mi>
        <math:mo math:stretchy="false">=</math:mo>
        <math:mfrac>
          <math:mrow>
            <math:mfenced math:open="∣" math:close="∣">
              <math:mtable>
                <math:mtr>
                  <math:mtd>
                    <math:mn>0</math:mn>
                  </math:mtd>
                  <math:mtd>
                    <math:msub>
                      <math:mi math:fontstyle="normal">y</math:mi>
                      <math:mn>2</math:mn>
                    </math:msub>
                  </math:mtd>
                </math:mtr>
                <math:mtr>
                  <math:mtd>
                    <math:mi math:fontstyle="normal">ƒ</math:mi>
                  </math:mtd>
                  <math:mtd>
                    <math:mrow>
                      <math:msub>
                        <math:mi math:fontstyle="normal">y</math:mi>
                        <math:mn>2</math:mn>
                      </math:msub>
                      <math:mi math:fontstyle="normal">'</math:mi>
                    </math:mrow>
                  </math:mtd>
                </math:mtr>
              </math:mtable>
            </math:mfenced>
          </math:mrow>
          <math:mrow>
            <math:mrow>
              <math:mi>det</math:mi>
              <math:mstyle math:fontweight="bold">
                <math:mrow>
                  <math:mi math:fontstyle="normal">A</math:mi>
                </math:mrow>
              </math:mstyle>
            </math:mrow>
          </math:mrow>
        </math:mfrac>
      </math:mrow>
    </math:mrow>
    <math:annotation math:encoding="StarMath 5.0">
{u_1}' = {{alignc left lline matrix {0 # y_2 ## ƒ # {y_2}'} right rline} over {alignc det bold A}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a</math:mi>
        <math:mn>2</math:mn>
      </math:msub>
      <math:mrow>
        <math:mo math:stretchy="false">(</math:mo>
        <math:mi math:fontstyle="normal">x</math:mi>
        <math:mo math:stretchy="false">)</math:mo>
      </math:mrow>
      <math:mrow>
        <math:mfrac>
          <math:mrow>
            <math:mrow>
              <math:msup>
                <math:mi math:fontstyle="normal">d</math:mi>
                <math:mn>2</math:mn>
              </math:msup>
              <math:mi math:fontstyle="normal">y</math:mi>
            </math:mrow>
          </math:mrow>
          <math:mrow>
            <math:msup>
              <math:mi>dx</math:mi>
              <math:mn>2</math:mn>
            </math:msup>
          </math:mrow>
        </math:mfrac>
        <math:mo math:stretchy="false">+</math:mo>
        <math:msub>
          <math:mi math:fontstyle="normal">a</math:mi>
          <math:mn>1</math:mn>
        </math:msub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sub>
          <math:mi math:fontstyle="normal">a</math:mi>
          <math:mn>0</math:mn>
        </math:msub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

a_2 (x) {{alignc d^2 y} over {alignc dx^2}} + a_1 (x) {{alignc dy} over {alignc dx}} + a_0 (x) y = g(x)

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1</math:mn>
                <math:mo math:stretchy="false">=</math:mo>
                <math:mi math:fontstyle="normal"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b>
                  <math:mi math:fontstyle="normal">c</math:mi>
                  <math:mn>1</math:mn>
                </math:msub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y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o math:stretchy="false">−</math:mo>
                  <math:msup>
                    <math:mi math:fontstyle="normal">e</math:mi>
                    <math:mo math:stretchy="false">π</math:mo>
                  </math:msup>
                </math:mrow>
              </math:mrow>
              <math:mrow>
                <math:mo math:stretchy="false">(</math:mo>
                <math:mrow>
                  <math:msub>
                    <math:mi math:fontstyle="normal">c</math:mi>
                    <math:mn>1</math:mn>
                  </math:msub>
                  <math:mo math:stretchy="false">+</math:mo>
                  <math:msub>
                    <math:mi math:fontstyle="normal">c</math:mi>
                    <math:mn>2</math:mn>
                  </math:msub>
                </math:mrow>
                <math:mo math:stretchy="false">)</math:mo>
              </math:mrow>
            </math:mrow>
          </math:mrow>
        </math:mtr>
      </math:mtable>
    </math:mrow>
    <math:annotation math:encoding="StarMath 5.0">{

left lbrace stack {alignl 1 = y(0) = c_1 # alignl  0 = y'(%pi) = -e^{%pi}(c_1 + c_2)} right none

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1</math:mn>
                <math:mo math:stretchy="false">=</math:mo>
                <math:mi math:fontstyle="normal"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b>
                  <math:mi math:fontstyle="normal">c</math:mi>
                  <math:mn>1</math:mn>
                </math:msub>
              </math:mrow>
            </math:mrow>
          </math:mrow>
        </math:mtr>
        <math:mtr>
          <math:mrow>
            <math:mrow>
              <math:mrow>
                <math:mrow>
                  <math:mo math:stretchy="false">−</math:mo>
                  <math:mn>1</math:mn>
                </math:mrow>
                <math:mo math:stretchy="false">=</math:mo>
                <math:mi math:fontstyle="normal">y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o math:stretchy="false">−</math:mo>
                  <math:msup>
                    <math:mi math:fontstyle="normal">e</math:mi>
                    <math:mo math:stretchy="false">π</math:mo>
                  </math:msup>
                </math:mrow>
              </math:mrow>
              <math:msub>
                <math:mi math:fontstyle="normal">c</math:mi>
                <math:mn>1</math:mn>
              </math:msub>
            </math:mrow>
          </math:mrow>
        </math:mtr>
      </math:mtable>
    </math:mrow>
    <math:annotation math:encoding="StarMath 5.0">{

left lbrace stack {alignl 1 = y(0) = c_1 # alignl -1 = y'(%pi) = -e^{%pi}c_1} right none

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b>
                  <math:mi math:fontstyle="normal">c</math:mi>
                  <math:mn>1</math:mn>
                </math:msub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y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o math:stretchy="false">−</math:mo>
                  <math:msup>
                    <math:mi math:fontstyle="normal">e</math:mi>
                    <math:mo math:stretchy="false">π</math:mo>
                  </math:msup>
                </math:mrow>
              </math:mrow>
              <math:msub>
                <math:mi math:fontstyle="normal">c</math:mi>
                <math:mn>1</math:mn>
              </math:msub>
            </math:mrow>
          </math:mrow>
        </math:mtr>
      </math:mtable>
    </math:mrow>
    <math:annotation math:encoding="StarMath 5.0">{

left lbrace stack {alignl 0 = y(0) = c_1 # alignl 0 = y'(%pi) = -e^{%pi}c_1} right none

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sub>
                <math:mi math:fontstyle="normal">ƒ</math:mi>
                <math:mn>1</math:mn>
              </math:msub>
            </math:mtd>
            <math:mtd>
              <math:msub>
                <math:mi math:fontstyle="normal">ƒ</math:mi>
                <math:mn>2</math:mn>
              </math:msub>
            </math:mtd>
          </math:mtr>
          <math:mtr>
            <math:mtd>
              <math:mrow>
                <math:msub>
                  <math:mi math:fontstyle="normal">ƒ</math:mi>
                  <math:mn>1</math:mn>
                </math:msub>
                <math:mi math:fontstyle="normal">'</math:mi>
              </math:mrow>
            </math:mtd>
            <math:mtd>
              <math:mrow>
                <math:msub>
                  <math:mi math:fontstyle="normal">ƒ</math:mi>
                  <math:mn>2</math:mn>
                </math:msub>
                <math:mi math:fontstyle="normal">'</math:mi>
              </math:mrow>
            </math:mtd>
          </math:mtr>
        </math:mtable>
      </math:mfenced>
      <math:mrow>
        <math:mfenced math:open="" math:close="">
          <math:mtable>
            <math:mtr>
              <math:mtd>
                <math:msub>
                  <math:mi math:fontstyle="normal">c</math:mi>
                  <math:mn>1</math:mn>
                </math:msub>
              </math:mtd>
            </math:mtr>
            <math:mtr>
              <math:mtd>
                <math:msub>
                  <math:mi math:fontstyle="normal">c</math:mi>
                  <math:mn>2</math:mn>
                </math:msub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n>0</math:mn>
              </math:mtd>
            </math:mtr>
          </math:mtable>
        </math:mfenced>
      </math:mrow>
    </math:mrow>
    <math:annotation math:encoding="StarMath 5.0">{

left ( matrix{ƒ_1 # ƒ_2 ## ƒ_1 ' # ƒ_2 '} right ) left ( matrix{c_1 ## c_2} right ) = left ( matrix{0 ## 0} right )

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table>
          <math:mtr>
            <math:mtd>
              <math:msub>
                <math:mi math:fontstyle="normal">ƒ</math:mi>
                <math:mn>1</math:mn>
              </math:msub>
            </math:mtd>
            <math:mtd>
              <math:msub>
                <math:mi math:fontstyle="normal">ƒ</math:mi>
                <math:mn>2</math:mn>
              </math:msub>
            </math:mtd>
          </math:mtr>
          <math:mtr>
            <math:mtd>
              <math:mrow>
                <math:msub>
                  <math:mi math:fontstyle="normal">ƒ</math:mi>
                  <math:mn>1</math:mn>
                </math:msub>
                <math:mi math:fontstyle="normal">'</math:mi>
              </math:mrow>
            </math:mtd>
            <math:mtd>
              <math:mrow>
                <math:msub>
                  <math:mi math:fontstyle="normal">ƒ</math:mi>
                  <math:mn>2</math:mn>
                </math:msub>
                <math:mi math:fontstyle="normal">'</math:mi>
              </math:mrow>
            </math:mtd>
          </math:mtr>
        </math:mtable>
      </math:mfenced>
      <math:mo math:stretchy="false">≠</math:mo>
      <math:mn>0</math:mn>
    </math:mrow>
    <math:annotation math:encoding="StarMath 5.0">{

left lline matrix{ƒ_1 # ƒ_2 ## ƒ_1 ' # ƒ_2 '} right rline &lt;&gt; 0

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row>
          <math:mo math:stretchy="false">(</math:mo>
          <math:mrow>
            <math:msub>
              <math:mi math:fontstyle="normal">ƒ</math:mi>
              <math:mn>1</math:mn>
            </math:msub>
            <math:mi math:fontstyle="normal">;</math:mi>
            <math:msub>
              <math:mi math:fontstyle="normal">ƒ</math:mi>
              <math:mn>2</math:mn>
            </math:msub>
          </math:mrow>
          <math:mo math:stretchy="false">)</math:mo>
        </math:mrow>
        <math:mo math:stretchy="false">=</math:mo>
        <math:mfenced math:open="∣" math:close="∣">
          <math:mtable>
            <math:mtr>
              <math:mtd>
                <math:msub>
                  <math:mi math:fontstyle="normal">ƒ</math:mi>
                  <math:mn>1</math:mn>
                </math:msub>
              </math:mtd>
              <math:mtd>
                <math:msub>
                  <math:mi math:fontstyle="normal">ƒ</math:mi>
                  <math:mn>2</math:mn>
                </math:msub>
              </math:mtd>
            </math:mtr>
            <math:mtr>
              <math:mtd>
                <math:mrow>
                  <math:msub>
                    <math:mi math:fontstyle="normal">ƒ</math:mi>
                    <math:mn>1</math:mn>
                  </math:msub>
                  <math:mi math:fontstyle="normal">'</math:mi>
                </math:mrow>
              </math:mtd>
              <math:mtd>
                <math:mrow>
                  <math:msub>
                    <math:mi math:fontstyle="normal">ƒ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</math:mrow>
    </math:mrow>
    <math:annotation math:encoding="StarMath 5.0">{W(ƒ_1; ƒ_2) = left lline matrix{ ƒ_1 # ƒ_2 ## ƒ_1 ' # ƒ_2 '} right rline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fenced math:open="" math:close="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text/>
            </math:mrow>
            <math:msub>
              <math:mi math:fontstyle="normal">ƒ</math:mi>
              <math:mi math:fontstyle="normal">i</math:mi>
            </math:msub>
          </math:mrow>
        </math:mfenced>
        <math:mo math:stretchy="false">=</math:mo>
        <math:mfenced math:open="∣" math:close="∣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↓</math:mtext>
              </math:msup>
            </math:mrow>
            <math:mi/>
            <math:mrow>
              <math:munderover>
                <math:mo math:stretchy="false">∐</math:mo>
                <math:mrow>
                  <math:mi math:fontstyle="normal">j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→</math:mtext>
              </math:msup>
            </math:mrow>
            <math:mi/>
            <math:msup>
              <math:msub>
                <math:mi math:fontstyle="normal">ƒ</math:mi>
                <math:mi math:fontstyle="normal">j</math:mi>
              </math:msub>
              <math:mrow>
                <math:mo math:stretchy="false">(</math:mo>
                <math:mi math:fontstyle="normal">i</math:mi>
                <math:mo math:stretchy="false">)</math:mo>
              </math:mrow>
            </math:msup>
          </math:mrow>
        </math:mfenced>
      </math:mrow>
    </math:mrow>
    <math:annotation math:encoding="StarMath 5.0">{W left (coprod from {i = 0} to n "" ƒ_i right ) = left lline

coprod from {i = 0} to n ""^"↓" ~ 
coprod from {j = 0} to n ""^"→" ~ {ƒ_j}^(i)

right rline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frac>
          <math:mrow>
            <math:mi math:fontstyle="normal">d</math:mi>
          </math:mrow>
          <math:mrow>
            <math:mi>dx</math:mi>
          </math:mrow>
        </math:mfrac>
      </math:mrow>
    </math:mstyle>
    <math:annotation math:encoding="StarMath 5.0">nitalic {{alignc d} over {alignc dx}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frac>
          <math:mrow>
            <math:mi math:fontstyle="normal">d</math:mi>
          </math:mrow>
          <math:mrow>
            <math:mi>dx</math:mi>
          </math:mrow>
        </math:mfrac>
      </math:mrow>
    </math:mstyle>
    <math:annotation math:encoding="StarMath 5.0">nitalic {{alignc d} over {alignc dx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2</math:mn>
      </math:msub>
      <math:mrow>
        <math:mi math:fontstyle="normal">'</math:mi>
        <math:mo math:stretchy="false">=</math:mo>
        <math:mfrac>
          <math:mrow>
            <math:mfenced math:open="∣" math:close="∣">
              <math:mtable>
                <math:mtr>
                  <math:mtd>
                    <math:msub>
                      <math:mi math:fontstyle="normal">y</math:mi>
                      <math:mn>1</math:mn>
                    </math:msub>
                  </math:mtd>
                  <math:mtd>
                    <math:mn>0</math:mn>
                  </math:mtd>
                </math:mtr>
                <math:mtr>
                  <math:mtd>
                    <math:mrow>
                      <math:msub>
                        <math:mi math:fontstyle="normal">y</math:mi>
                        <math:mn>1</math:mn>
                      </math:msub>
                      <math:mi math:fontstyle="normal">'</math:mi>
                    </math:mrow>
                  </math:mtd>
                  <math:mtd>
                    <math:mi math:fontstyle="normal">ƒ</math:mi>
                  </math:mtd>
                </math:mtr>
              </math:mtable>
            </math:mfenced>
          </math:mrow>
          <math:mrow>
            <math:mrow>
              <math:mi>det</math:mi>
              <math:mstyle math:fontweight="bold">
                <math:mrow>
                  <math:mi math:fontstyle="normal">A</math:mi>
                </math:mrow>
              </math:mstyle>
            </math:mrow>
          </math:mrow>
        </math:mfrac>
      </math:mrow>
    </math:mrow>
    <math:annotation math:encoding="StarMath 5.0">
{u_2}' = {{alignc left lline matrix {y_1 # 0 ## {y_1}' # ƒ} right rline} over {alignc det bold A}}

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 math:fontstyle="normal">g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i</math:mi>
              <math:mo math:stretchy="false">=</math:mo>
              <math:mn>0</math:mn>
            </math:mrow>
            <math:mi math:fontstyle="normal">n</math:mi>
          </math:munderover>
          <math:msub>
            <math:mi math:fontstyle="normal">a</math:mi>
            <math:mi math:fontstyle="normal">n</math:mi>
          </math:msub>
        </math:mrow>
      </math:mrow>
      <math:mrow>
        <math:mo math:stretchy="false">(</math:mo>
        <math:mi math:fontstyle="normal">x</math:mi>
        <math:mo math:stretchy="false">)</math:mo>
      </math:mrow>
      <math:mfrac>
        <math:mrow>
          <math:mrow>
            <math:msup>
              <math:mi math:fontstyle="normal">d</math:mi>
              <math:mi math:fontstyle="normal">n</math:mi>
            </math:msup>
            <math:mi math:fontstyle="normal">y</math:mi>
          </math:mrow>
        </math:mrow>
        <math:mrow>
          <math:msup>
            <math:mi>dx</math:mi>
            <math:mi math:fontstyle="normal">n</math:mi>
          </math:msup>
        </math:mrow>
      </math:mfrac>
    </math:mrow>
    <math:annotation math:encoding="StarMath 5.0">g(x) = sum from {i = 0} to n a_n (x) {{alignc d^n y} over {alignc dx^n}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x</math:mi>
          <math:mn>0</math:mn>
        </math:msub>
      </math:mrow>
      <math:mi/>
      <math:mi>cos</math:mi>
      <math:mi/>
      <math:mrow>
        <math:mi>ωt</math:mi>
        <math:mo math:stretchy="false">+</math:mo>
        <math:mfrac>
          <math:mrow>
            <math:msub>
              <math:mi math:fontstyle="normal">x</math:mi>
              <math:mn>1</math:mn>
            </math:msub>
          </math:mrow>
          <math:mrow>
            <math:mi math:fontstyle="normal">ω</math:mi>
          </math:mrow>
        </math:mfrac>
      </math:mrow>
      <math:mi/>
      <math:mi>sin</math:mi>
      <math:mi/>
      <math:mi>ωt</math:mi>
    </math:mrow>
    <math:annotation math:encoding="StarMath 5.0">x(t) = x_0 ``cos`` ωt + {{alignc x_1} over {alignc ω}} `sin` ωt
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∐</math:mo>
        <math:mrow>
          <math:mi math:fontstyle="normal">i</math:mi>
          <math:mo math:stretchy="false">=</math:mo>
          <math:mn>0</math:mn>
        </math:mrow>
        <math:mi math:fontstyle="normal">n</math:mi>
      </math:munderover>
      <math:msub>
        <math:mi math:fontstyle="normal">ƒ</math:mi>
        <math:mi math:fontstyle="normal">i</math:mi>
      </math:msub>
    </math:mrow>
    <math:annotation math:encoding="StarMath 5.0">coprod from {i = 0} to n ƒ_i
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∐</math:mo>
        <math:mrow>
          <math:mi math:fontstyle="normal">i</math:mi>
          <math:mo math:stretchy="false">=</math:mo>
          <math:mn>0</math:mn>
        </math:mrow>
        <math:mi math:fontstyle="normal">n</math:mi>
      </math:munderover>
      <math:msub>
        <math:mi math:fontstyle="normal">C</math:mi>
        <math:mi math:fontstyle="normal">i</math:mi>
      </math:msub>
    </math:mrow>
    <math:annotation math:encoding="StarMath 5.0">coprod from {i = 0} to n C_i
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 math:fontstyle="normal">i</math:mi>
            <math:mo math:stretchy="false">=</math:mo>
            <math:mn>0</math:mn>
          </math:mrow>
          <math:mi math:fontstyle="normal">n</math:mi>
        </math:munderover>
        <math:msub>
          <math:mi math:fontstyle="normal">C</math:mi>
          <math:mi math:fontstyle="normal">i</math:mi>
        </math:msub>
      </math:mrow>
      <math:mrow>
        <math:msub>
          <math:mi math:fontstyle="normal">ƒ</math:mi>
          <math:mi math:fontstyle="normal">i</math:mi>
        </math:msub>
        <math:mo math:stretchy="false">=</math:mo>
        <math:mn>0</math:mn>
      </math:mrow>
    </math:mrow>
    <math:annotation math:encoding="StarMath 5.0">sum from {i = 0} to n C_i ƒ_i = 0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row>
          <math:mo math:stretchy="false">(</math:mo>
          <math:mrow>
            <math:msub>
              <math:mi math:fontstyle="normal">ƒ</math:mi>
              <math:mn>1</math:mn>
            </math:msub>
            <math:mi math:fontstyle="normal">;</math:mi>
            <math:msub>
              <math:mi math:fontstyle="normal">ƒ</math:mi>
              <math:mn>2</math:mn>
            </math:msub>
          </math:mrow>
          <math:mo math:stretchy="false">)</math:mo>
        </math:mrow>
        <math:mo math:stretchy="false">=</math:mo>
        <math:mfenced math:open="∣" math:close="∣">
          <math:mtable>
            <math:mtr>
              <math:mtd>
                <math:msub>
                  <math:mi math:fontstyle="normal">ƒ</math:mi>
                  <math:mn>1</math:mn>
                </math:msub>
              </math:mtd>
              <math:mtd>
                <math:msub>
                  <math:mi math:fontstyle="normal">ƒ</math:mi>
                  <math:mn>2</math:mn>
                </math:msub>
              </math:mtd>
            </math:mtr>
            <math:mtr>
              <math:mtd>
                <math:mrow>
                  <math:msub>
                    <math:mi math:fontstyle="normal">ƒ</math:mi>
                    <math:mn>1</math:mn>
                  </math:msub>
                  <math:mi math:fontstyle="normal">'</math:mi>
                </math:mrow>
              </math:mtd>
              <math:mtd>
                <math:mrow>
                  <math:msub>
                    <math:mi math:fontstyle="normal">ƒ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</math:mrow>
    </math:mrow>
    <math:annotation math:encoding="StarMath 5.0">
W(ƒ_1 ; ƒ_2) = left lline matrix{ƒ_1 # ƒ_2 ## ƒ_1 ' # ƒ_2 '} right rline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row>
          <math:mrow>
            <math:mo math:stretchy="false">(</math:mo>
            <math:mrow>
              <math:msup>
                <math:mi math:fontstyle="normal">e</math:mi>
                <math:mrow>
                  <math:mo math:stretchy="false">−</math:mo>
                  <math:mn>3x</math:mn>
                </math:mrow>
              </math:msup>
              <math:mi math:fontstyle="normal">;</math:mi>
              <math:msup>
                <math:mi math:fontstyle="normal">e</math:mi>
                <math:mn>4x</math:mn>
              </math:msup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sup>
                    <math:mi math:fontstyle="normal">e</math:mi>
                    <math:mrow>
                      <math:mo math:stretchy="false">−</math:mo>
                      <math:mn>3x</math:mn>
                    </math:mrow>
                  </math:msup>
                </math:mtd>
                <math:mtd>
                  <math:msup>
                    <math:mi math:fontstyle="normal">e</math:mi>
                    <math:mn>4x</math:mn>
                  </math:msup>
                </math:mtd>
              </math:mtr>
              <math:mtr>
                <math:mtd>
                  <math:mrow>
                    <math:mrow>
                      <math:mo math:stretchy="false">−</math:mo>
                      <math:mn>3</math:mn>
                    </math:mrow>
                    <math:msup>
                      <math:mi math:fontstyle="normal">e</math:mi>
                      <math:mrow>
                        <math:mo math:stretchy="false">−</math:mo>
                        <math:mn>3x</math:mn>
                      </math:mrow>
                    </math:msup>
                  </math:mrow>
                </math:mtd>
                <math:mtd>
                  <math:mrow>
                    <math:mn>4</math:mn>
                    <math:msup>
                      <math:mi math:fontstyle="normal">e</math:mi>
                      <math:mn>4x</math:mn>
                    </math:msup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4</math:mn>
            <math:mo math:stretchy="false">+</math:mo>
            <math:mn>3</math:mn>
          </math:mrow>
          <math:mo math:stretchy="false">)</math:mo>
        </math:mrow>
      </math:mrow>
      <math:mrow>
        <math:msup>
          <math:mi math:fontstyle="normal">e</math:mi>
          <math:mrow>
            <math:mrow>
              <math:mo math:stretchy="false">(</math:mo>
              <math:mrow>
                <math:mn>4</math:mn>
                <math:mo math:stretchy="false">−</math:mo>
                <math:mn>3</math:mn>
              </math:mrow>
              <math:mo math:stretchy="false">)</math:mo>
            </math:mrow>
            <math:mi math:fontstyle="normal">x</math:mi>
          </math:mrow>
        </math:msup>
        <math:mo math:stretchy="false">=</math:mo>
        <math:mn>7</math:mn>
      </math:mrow>
      <math:mrow>
        <math:msup>
          <math:mi math:fontstyle="normal">e</math:mi>
          <math:mi math:fontstyle="normal">x</math:mi>
        </math:msup>
        <math:mo math:stretchy="false">≠</math:mo>
        <math:mn>0</math:mn>
      </math:mrow>
    </math:mrow>
    <math:annotation math:encoding="StarMath 5.0">
W(e^{-3x} ; e^{4x}) = left lline matrix{e^{-3x} # e^{4x} ## -3e^{-3x} # 4e^{4x}} right rline = (4 + 3)e^{(4-3)x} = 7e^x &lt;&gt; 0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u</math:mi>
          </math:mrow>
          <math:mrow>
            <math:mi>dx</math:mi>
          </math:mrow>
        </math:mfrac>
        <math:mo math:stretchy="false">=</math:mo>
        <math:mfrac>
          <math:mrow>
            <math:mi math:fontstyle="normal">C</math:mi>
          </math:mrow>
          <math:mrow>
            <math:mi math:fontstyle="normal">x</math:mi>
          </math:mrow>
        </math:mfrac>
      </math:mrow>
      <math:mi/>
      <math:mo math:stretchy="false">⇔</math:mo>
      <math:mi/>
      <math:mrow>
        <math:mi>du</math:mi>
        <math:mo math:stretchy="false">=</math:mo>
        <math:mfrac>
          <math:mrow>
            <math:mi math:fontstyle="normal">C</math:mi>
          </math:mrow>
          <math:mrow>
            <math:mi math:fontstyle="normal">x</math:mi>
          </math:mrow>
        </math:mfrac>
      </math:mrow>
      <math:mi>dx</math:mi>
      <math:mi/>
      <math:mo math:stretchy="false">⇔</math:mo>
      <math:mi/>
      <math:mstyle math:fontsize="125%">
        <math:mrow>
          <math:mrow>
            <math:mo math:stretchy="false">∫</math:mo>
            <math:mtext/>
          </math:mrow>
        </math:mrow>
      </math:mstyle>
      <math:mrow>
        <math:mi>du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i math:fontstyle="normal">C</math:mi>
        </math:mrow>
        <math:mrow>
          <math:mi math:fontstyle="normal">x</math:mi>
        </math:mrow>
      </math:mfrac>
      <math:mi>dx</math:mi>
      <math:mi/>
      <math:mo math:stretchy="false">⇔</math:mo>
      <math:mi/>
      <math:mrow>
        <math:mi math:fontstyle="normal">u</math:mi>
        <math:mo math:stretchy="false">=</math:mo>
        <math:mi math:fontstyle="normal">C</math:mi>
      </math:mrow>
      <math:mi>ln</math:mi>
      <math:mrow>
        <math:mfenced math:open="∣" math:close="∣">
          <math:mi math:fontstyle="normal">x</math:mi>
        </math:mfenced>
        <math:mo math:stretchy="false">+</math:mo>
        <math:mi math:fontstyle="normal">D</math:mi>
      </math:mrow>
    </math:mrow>
    <math:annotation math:encoding="StarMath 5.0">
{{alignc du} over {alignc dx}} = {{alignc C} over {alignc x}}
~dlrarrow~
du = {{alignc C} over {alignc x}} dx
~dlrarrow~
{size *1.25 int ""} du = {size *1.25 int ""} {{alignc C} over {alignc x}} dx
~dlrarrow~
u = C ln abs x + D

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n>2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y</math:mi>
          <math:mn>1</math:mn>
        </math:msub>
      </math:mrow>
      <math:mrow>
        <math:mo math:stretchy="false">(</math:mo>
        <math:mi math:fontstyle="normal">x</math:mi>
        <math:mo math:stretchy="false">)</math:mo>
      </math:mrow>
      <math:mstyle math:fontsize="125%">
        <math:mrow>
          <math:mrow>
            <math:mo math:stretchy="false">∫</math:mo>
            <math:mtext/>
          </math:mrow>
        </math:mrow>
      </math:mstyle>
      <math:mfrac>
        <math:mrow>
          <math:msup>
            <math:mi math:fontstyle="normal">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</math:mrow>
        <math:mrow>
          <math:msup>
            <math:mrow>
              <math:mo math:stretchy="false">(</math:mo>
              <math:mrow>
                <math:msub>
                  <math:mi math:fontstyle="normal">y</math:mi>
                  <math:mn>1</math:mn>
                </math:msub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  <math:mo math:stretchy="false">)</math:mo>
            </math:mrow>
            <math:mn>2</math:mn>
          </math:msup>
        </math:mrow>
      </math:mfrac>
      <math:mi>dx</math:mi>
    </math:mrow>
    <math:annotation math:encoding="StarMath 5.0">y_2 (x) = y_1 (x) {size *1.25 int ""} {{alignc e^{- {size *1.25 int ""} P(x) dx}} over {alignc (y_1 (x))^2}} dx
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y</math:mi>
          <math:mi math:fontstyle="normal">h</math:mi>
        </math:msub>
        <math:mo math:stretchy="false">=</math:mo>
        <math:msup>
          <math:mi math:fontstyle="normal">e</math:mi>
          <math:mrow>
            <math:mo math:stretchy="false">ℜ</math:mo>
            <math:mi math:fontstyle="normal">m</math:mi>
          </math:mrow>
        </math:msup>
      </math:mrow>
      <math:mrow>
        <math:mfenced math:open="" math:close="">
          <math:mrow>
            <math:msub>
              <math:mi math:fontstyle="normal">c</math:mi>
              <math:mn>1</math:mn>
            </math:msub>
            <math:mi>cos</math:mi>
            <math:mrow>
              <math:mrow>
                <math:mo math:stretchy="false">(</math:mo>
                <math:mrow>
                  <math:mfenced math:open="∣" math:close="∣">
                    <math:mrow>
                      <math:mo math:stretchy="false">ℑ</math:mo>
                      <math:mi math:fontstyle="normal">m</math:mi>
                    </math:mrow>
                  </math:mfenced>
                  <math:mo math:stretchy="false">⋅</math:mo>
                  <math:mi math:fontstyle="normal">x</math:mi>
                </math:mrow>
                <math:mo math:stretchy="false">)</math:mo>
              </math:mrow>
              <math:mo math:stretchy="false">+</math:mo>
              <math:msub>
                <math:mi math:fontstyle="normal">c</math:mi>
                <math:mn>2</math:mn>
              </math:msub>
            </math:mrow>
            <math:mi>sin</math:mi>
            <math:mrow>
              <math:mo math:stretchy="false">(</math:mo>
              <math:mrow>
                <math:mfenced math:open="∣" math:close="∣">
                  <math:mrow>
                    <math:mo math:stretchy="false">ℑ</math:mo>
                    <math:mi math:fontstyle="normal">m</math:mi>
                  </math:mrow>
                </math:mfenced>
                <math:mo math:stretchy="false">⋅</math:mo>
                <math:mi math:fontstyle="normal">x</math:mi>
              </math:mrow>
              <math:mo math:stretchy="false">)</math:mo>
            </math:mrow>
          </math:mrow>
        </math:mfenced>
        <math:mo math:stretchy="false">=</math:mo>
        <math:mtext/>
      </math:mrow>
    </math:mrow>
    <math:annotation math:encoding="StarMath 5.0">y_h = e^{Re m} left ( c_1 cos (abs {Im m} cdot x) + c_2 sin (abs {Im m} cdot x) right ) = ""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sub>
                <math:mi math:fontstyle="normal">y</math:mi>
                <math:mn>1</math:mn>
              </math:msub>
            </math:mtd>
            <math:mtd>
              <math:msub>
                <math:mi math:fontstyle="normal">y</math:mi>
                <math:mn>2</math:mn>
              </math:msub>
            </math:mtd>
          </math:mtr>
          <math:mtr>
            <math:mtd>
              <math:mrow>
                <math:msub>
                  <math:mi math:fontstyle="normal">y</math:mi>
                  <math:mn>1</math:mn>
                </math:msub>
                <math:mi math:fontstyle="normal">'</math:mi>
              </math:mrow>
            </math:mtd>
            <math:mtd>
              <math:mrow>
                <math:msub>
                  <math:mi math:fontstyle="normal">y</math:mi>
                  <math:mn>2</math:mn>
                </math:msub>
                <math:mi math:fontstyle="normal">'</math:mi>
              </math:mrow>
            </math:mtd>
          </math:mtr>
        </math:mtable>
      </math:mfenced>
      <math:mrow>
        <math:mfenced math:open="" math:close="">
          <math:mtable>
            <math:mtr>
              <math:mtd>
                <math:mrow>
                  <math:msub>
                    <math:mi math:fontstyle="normal">u</math:mi>
                    <math:mn>1</math:mn>
                  </math:msub>
                  <math:mi math:fontstyle="normal">'</math:mi>
                </math:mrow>
              </math:mtd>
            </math:mtr>
            <math:mtr>
              <math:mtd>
                <math:mrow>
                  <math:msub>
                    <math:mi math:fontstyle="normal">u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i math:fontstyle="normal">ƒ</math:mi>
              </math:mtd>
            </math:mtr>
          </math:mtable>
        </math:mfenced>
      </math:mrow>
    </math:mrow>
    <math:annotation math:encoding="StarMath 5.0">
left ( matrix { y_1 # y_2 ## {y_1}' # {y_2}' } right ) left ( matrix { {u_1}' ## {u_2}' } right ) = left ( matrix { 0 ## ƒ } right )
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y</math:mi>
                <math:mi math:fontstyle="normal">h</math:mi>
              </math:msub>
            </math:mrow>
          </math:mstyle>
        </math:mphantom>
        <math:mo math:stretchy="false">=</math:mo>
        <math:msup>
          <math:mi math:fontstyle="normal">e</math:mi>
          <math:mn>0</math:mn>
        </math:msup>
      </math:mrow>
      <math:mrow>
        <math:mfenced math:open="" math:close="">
          <math:mrow>
            <math:msub>
              <math:mi math:fontstyle="normal">c</math:mi>
              <math:mn>1</math:mn>
            </math:msub>
            <math:mi>cos</math:mi>
            <math:mrow>
              <math:mrow>
                <math:mo math:stretchy="false">(</math:mo>
                <math:mrow>
                  <math:mn>1</math:mn>
                  <math:mo math:stretchy="false">⋅</math:mo>
                  <math:mi math:fontstyle="normal">x</math:mi>
                </math:mrow>
                <math:mo math:stretchy="false">)</math:mo>
              </math:mrow>
              <math:mo math:stretchy="false">+</math:mo>
              <math:msub>
                <math:mi math:fontstyle="normal">c</math:mi>
                <math:mn>2</math:mn>
              </math:msub>
            </math:mrow>
            <math:mi>sin</math:mi>
            <math:mrow>
              <math:mo math:stretchy="false">(</math:mo>
              <math:mrow>
                <math:mn>1</math:mn>
                <math:mo math:stretchy="false">⋅</math:mo>
                <math:mi math:fontstyle="normal">x</math:mi>
              </math:mrow>
              <math:mo math:stretchy="false">)</math:mo>
            </math:mrow>
          </math:mrow>
        </math:mfenced>
        <math:mo math:stretchy="false">=</math:mo>
        <math:mtext/>
      </math:mrow>
    </math:mrow>
    <math:annotation math:encoding="StarMath 5.0">
phantom{y_h} = e^0 left ( c_1 cos (1 cdot x) + c_2 sin (1 cdot x) right ) = ""

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y</math:mi>
                <math:mi math:fontstyle="normal">h</math:mi>
              </math:msub>
            </math:mrow>
          </math:mstyle>
        </math:mphantom>
        <math:mo math:stretchy="false">=</math:mo>
        <math:msup>
          <math:mi math:fontstyle="normal">e</math:mi>
          <math:mn>0</math:mn>
        </math:msup>
      </math:mrow>
      <math:mrow>
        <math:mrow>
          <math:mo math:stretchy="false">(</math:mo>
          <math:mrow>
            <math:msub>
              <math:mi math:fontstyle="normal">c</math:mi>
              <math:mn>1</math:mn>
            </math:msub>
            <math:mi>cos</math:mi>
            <math:mrow>
              <math:mi math:fontstyle="normal">x</math:mi>
              <math:mo math:stretchy="false">+</math:mo>
              <math:msub>
                <math:mi math:fontstyle="normal">c</math:mi>
                <math:mn>2</math:mn>
              </math:msub>
            </math:mrow>
            <math:mi>sin</math:mi>
            <math:mi math:fontstyle="normal">x</math:mi>
          </math:mrow>
          <math:mo math:stretchy="false">)</math:mo>
        </math:mrow>
        <math:mo math:stretchy="false">=</math:mo>
        <math:mrow>
          <math:mo math:stretchy="false">(</math:mo>
          <math:mrow>
            <math:msub>
              <math:mi math:fontstyle="normal">c</math:mi>
              <math:mn>1</math:mn>
            </math:msub>
            <math:mrow>
              <math:munder>
                <math:munder math:accent="true">
                  <math:mrow>
                    <math:mi>cos</math:mi>
                    <math:mi math:fontstyle="normal">x</math:mi>
                  </math:mrow>
                  <math:mo math:stretchy="false"></math:mo>
                </math:munder>
                <math:msub>
                  <math:mi math:fontstyle="normal">y</math:mi>
                  <math:mn>1</math:mn>
                </math:msub>
              </math:munder>
              <math:mo math:stretchy="false">+</math:mo>
              <math:msub>
                <math:mi math:fontstyle="normal">c</math:mi>
                <math:mn>2</math:mn>
              </math:msub>
            </math:mrow>
            <math:munder>
              <math:munder math:accent="true">
                <math:mrow>
                  <math:mi>sin</math:mi>
                  <math:mi math:fontstyle="normal">x</math:mi>
                </math:mrow>
                <math:mo math:stretchy="false"></math:mo>
              </math:munder>
              <math:msub>
                <math:mi math:fontstyle="normal">y</math:mi>
                <math:mn>2</math:mn>
              </math:msub>
            </math:munder>
          </math:mrow>
          <math:mo math:stretchy="false">)</math:mo>
        </math:mrow>
      </math:mrow>
    </math:mrow>
    <math:annotation math:encoding="StarMath 5.0">phantom{y_h} = e^0 ( c_1 cos x + c_2 sin x  ) = ( c_1 {cos x} underbrace {y_1} + c_2 {sin x} underbrace {y_2}  )
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table>
            <math:mtr>
              <math:mtd>
                <math:msub>
                  <math:mi math:fontstyle="normal">y</math:mi>
                  <math:mn>1</math:mn>
                </math:msub>
              </math:mtd>
              <math:mtd>
                <math:msub>
                  <math:mi math:fontstyle="normal">y</math:mi>
                  <math:mn>2</math:mn>
                </math:msub>
              </math:mtd>
            </math:mtr>
            <math:mtr>
              <math:mtd>
                <math:mrow>
                  <math:msub>
                    <math:mi math:fontstyle="normal">y</math:mi>
                    <math:mn>1</math:mn>
                  </math:msub>
                  <math:mi math:fontstyle="normal">'</math:mi>
                </math:mrow>
              </math:mtd>
              <math:mtd>
                <math:mrow>
                  <math:msub>
                    <math:mi math:fontstyle="normal">y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  <math:mo math:stretchy="false">=</math:mo>
        <math:mi math:fontstyle="normal">W</math:mi>
      </math:mrow>
      <math:mrow>
        <math:mrow>
          <math:mrow>
            <math:mo math:stretchy="false">(</math:mo>
            <math:mrow>
              <math:msub>
                <math:mi math:fontstyle="normal">y</math:mi>
                <math:mn>1</math:mn>
              </math:msub>
              <math:mi math:fontstyle="normal">;</math:mi>
              <math:msub>
                <math:mi math:fontstyle="normal">y</math:mi>
                <math:mn>2</math:mn>
              </math:msub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i>cos</math:mi>
                    <math:mi math:fontstyle="normal">x</math:mi>
                  </math:mrow>
                </math:mtd>
                <math:mtd>
                  <math:mrow>
                    <math:mi>sin</math:mi>
                    <math:mi math:fontstyle="normal">x</math:mi>
                  </math:mrow>
                </math:mtd>
              </math:mtr>
              <math:mtr>
                <math:mtd>
                  <math:mrow>
                    <math:mrow>
                      <math:mo math:stretchy="false">−</math:mo>
                      <math:mi>sin</math:mi>
                    </math:mrow>
                    <math:mi math:fontstyle="normal">x</math:mi>
                  </math:mrow>
                </math:mtd>
                <math:mtd>
                  <math:mrow>
                    <math:mi>cos</math:mi>
                    <math:mi math:fontstyle="normal">x</math:mi>
                  </math:mrow>
                </math:mtd>
              </math:mtr>
            </math:mtable>
          </math:mfenced>
        </math:mrow>
        <math:mo math:stretchy="false">=</math:mo>
        <math:msup>
          <math:mi>cos</math:mi>
          <math:mn>2</math:mn>
        </math:msup>
      </math:mrow>
      <math:mrow>
        <math:mi math:fontstyle="normal">x</math:mi>
        <math:mo math:stretchy="false">+</math:mo>
        <math:msup>
          <math:mi>sin</math:mi>
          <math:mn>2</math:mn>
        </math:msup>
      </math:mrow>
      <math:mrow>
        <math:mi math:fontstyle="normal">x</math:mi>
        <math:mo math:stretchy="false">=</math:mo>
        <math:mn>1</math:mn>
      </math:mrow>
    </math:mrow>
    <math:annotation math:encoding="StarMath 5.0">left lline matrix{y_1 # y_2 ## y_1 ' # y_2 '} right rline = W(y_1 ; y_2) = left lline matrix{cos x # sin x ## -sin x # cos x} right rline = cos^2 x + sin^2 x = 1
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 math:fontstyle="normal">W</math:mi>
              <math:mn>1</math:mn>
            </math:msub>
            <math:mo math:stretchy="false">=</math:mo>
            <math:mfenced math:open="∣" math:close="∣">
              <math:mtable>
                <math:mtr>
                  <math:mtd>
                    <math:mn>0</math:mn>
                  </math:mtd>
                  <math:mtd>
                    <math:msub>
                      <math:mi math:fontstyle="normal">y</math:mi>
                      <math:mn>2</math:mn>
                    </math:msub>
                  </math:mtd>
                </math:mtr>
                <math:mtr>
                  <math:mtd>
                    <math:mrow>
                      <math:mi math:fontstyle="normal">ƒ</math:mi>
                      <math:mrow>
                        <math:mo math:stretchy="false">(</math:mo>
                        <math:mi math:fontstyle="normal">x</math:mi>
                        <math:mo math:stretchy="false">)</math:mo>
                      </math:mrow>
                    </math:mrow>
                  </math:mtd>
                  <math:mtd>
                    <math:mrow>
                      <math:msub>
                        <math:mi math:fontstyle="normal">y</math:mi>
                        <math:mn>2</math:mn>
                      </math:msub>
                      <math:mi math:fontstyle="normal">'</math:mi>
                    </math:mrow>
                  </math:mtd>
                </math:mtr>
              </math:mtable>
            </math:mfenced>
          </math:mrow>
          <math:mo math:stretchy="false">=</math:mo>
          <math:mfenced math:open="∣" math:close="∣">
            <math:mtable>
              <math:mtr>
                <math:mtd>
                  <math:mn>0</math:mn>
                </math:mtd>
                <math:mtd>
                  <math:mrow>
                    <math:mi>sin</math:mi>
                    <math:mi math:fontstyle="normal">x</math:mi>
                  </math:mrow>
                </math:mtd>
              </math:mtr>
              <math:mtr>
                <math:mtd>
                  <math:mrow>
                    <math:mi>sec</math:mi>
                    <math:mi math:fontstyle="normal">x</math:mi>
                  </math:mrow>
                </math:mtd>
                <math:mtd>
                  <math:mrow>
                    <math:mi>cos</math:mi>
                    <math:mi math:fontstyle="normal">x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−</math:mo>
          <math:mi>tan</math:mi>
        </math:mrow>
      </math:mrow>
      <math:mi math:fontstyle="normal">x</math:mi>
    </math:mrow>
    <math:annotation math:encoding="StarMath 5.0">W_1 = left lline matrix{0 # y_2 ## ƒ(x) # y_2 '} right rline = left lline matrix{0 # sin x ## sec x # cos x} right rline = -tan x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normal">W</math:mi>
            <math:mn>2</math:mn>
          </math:msub>
          <math:mo math:stretchy="false">=</math:mo>
          <math:mfenced math:open="∣" math:close="∣">
            <math:mtable>
              <math:mtr>
                <math:mtd>
                  <math:msub>
                    <math:mi math:fontstyle="normal">y</math:mi>
                    <math:mn>1</math:mn>
                  </math:msub>
                </math:mtd>
                <math:mtd>
                  <math:mn>0</math:mn>
                </math:mtd>
              </math:mtr>
              <math:mtr>
                <math:mtd>
                  <math:mrow>
                    <math:msub>
                      <math:mi math:fontstyle="normal">y</math:mi>
                      <math:mn>1</math:mn>
                    </math:msub>
                    <math:mi math:fontstyle="normal">'</math:mi>
                  </math:mrow>
                </math:mtd>
                <math:mtd>
                  <math:mrow>
                    <math:mi math:fontstyle="normal">ƒ</math:mi>
                    <math:mrow>
                      <math:mo math:stretchy="false">(</math:mo>
                      <math:mi math:fontstyle="normal">x</math:mi>
                      <math:mo math:stretchy="false">)</math:mo>
                    </math:mrow>
                  </math:mrow>
                </math:mtd>
              </math:mtr>
            </math:mtable>
          </math:mfenced>
        </math:mrow>
        <math:mo math:stretchy="false">=</math:mo>
        <math:mfenced math:open="∣" math:close="∣">
          <math:mtable>
            <math:mtr>
              <math:mtd>
                <math:mrow>
                  <math:mi>cos</math:mi>
                  <math:mi math:fontstyle="normal">x</math:mi>
                </math:mrow>
              </math:mtd>
              <math:mtd>
                <math:mn>0</math:mn>
              </math:mtd>
            </math:mtr>
            <math:mtr>
              <math:mtd>
                <math:mrow>
                  <math:mrow>
                    <math:mo math:stretchy="false">−</math:mo>
                    <math:mi>sin</math:mi>
                  </math:mrow>
                  <math:mi math:fontstyle="normal">x</math:mi>
                </math:mrow>
              </math:mtd>
              <math:mtd>
                <math:mrow>
                  <math:mi>sec</math:mi>
                  <math:mi math:fontstyle="normal">x</math:mi>
                </math:mrow>
              </math:mtd>
            </math:mtr>
          </math:mtable>
        </math:mfenced>
      </math:mrow>
      <math:mo math:stretchy="false">=</math:mo>
      <math:mn>1</math:mn>
    </math:mrow>
    <math:annotation math:encoding="StarMath 5.0">W_2 = left lline matrix{y_1 # 0 ## y_1 ' # ƒ(x)} right rline = left lline matrix{cos x # 0 ## -sin x # sec x} right rline = 1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1</math:mn>
      </math:msub>
      <math:mrow>
        <math:mi math:fontstyle="normal">'</math:mi>
        <math:mo math:stretchy="false">=</math:mo>
        <math:mrow>
          <math:mo math:stretchy="false">−</math:mo>
          <math:mi>tan</math:mi>
        </math:mrow>
      </math:mrow>
      <math:mrow>
        <math:mi math:fontstyle="normal">x</math:mi>
        <math:mo math:stretchy="false">=</math:mo>
        <math:mrow>
          <math:mo math:stretchy="false">−</math:mo>
          <math:mfrac>
            <math:mrow>
              <math:mrow>
                <math:mi>sin</math:mi>
                <math:mi math:fontstyle="normal">x</math:mi>
              </math:mrow>
            </math:mrow>
            <math:mrow>
              <math:mrow>
                <math:mi>cos</math:mi>
                <math:mi math:fontstyle="normal">x</math:mi>
              </math:mrow>
            </math:mrow>
          </math:mfrac>
        </math:mrow>
      </math:mrow>
    </math:mrow>
    <math:annotation math:encoding="StarMath 5.0">u_1 ' = -tan x = -{{alignc sin x} over {alignc cos x}}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2</math:mn>
      </math:msub>
      <math:mrow>
        <math:mi math:fontstyle="normal">'</math:mi>
        <math:mo math:stretchy="false">=</math:mo>
        <math:mn>1</math:mn>
      </math:mrow>
    </math:mrow>
    <math:annotation math:encoding="StarMath 5.0">
u_2 ' = 1
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2</math:mn>
      </math:msub>
      <math:mo math:stretchy="false">=</math:mo>
      <math:mi math:fontstyle="normal">x</math:mi>
    </math:mrow>
    <math:annotation math:encoding="StarMath 5.0">
u_2 = x
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u</math:mi>
          <math:mn>1</math:mn>
        </math:msub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row>
              <math:mrow>
                <math:mi>sin</math:mi>
                <math:mi/>
                <math:mi math:fontstyle="normal">x</math:mi>
              </math:mrow>
            </math:mrow>
            <math:mrow>
              <math:mrow>
                <math:mi>cos</math:mi>
                <math:mi/>
                <math:mi math:fontstyle="normal">x</math:mi>
              </math:mrow>
            </math:mrow>
          </math:mfrac>
        </math:mrow>
      </math:mrow>
      <math:mrow>
        <math:mrow>
          <math:mi>dx</math:mi>
          <math:mo math:stretchy="false">=</math:mo>
          <math:mfenced math:open="{" math:close="}">
            <math:mtable>
              <math:mtr>
                <math:mrow>
                  <math:mrow>
                    <math:mrow>
                      <math:mi math:fontstyle="normal">v</math:mi>
                      <math:mo math:stretchy="false">=</math:mo>
                      <math:mi>cos</math:mi>
                    </math:mrow>
                    <math:mi/>
                    <math:mi math:fontstyle="normal">x</math:mi>
                  </math:mrow>
                </math:mrow>
              </math:mtr>
              <math:mtr>
                <math:mrow>
                  <math:mrow>
                    <math:mrow>
                      <math:mi>dv</math:mi>
                      <math:mo math:stretchy="false">=</math:mo>
                      <math:mrow>
                        <math:mo math:stretchy="false">−</math:mo>
                        <math:mi>sin</math:mi>
                      </math:mrow>
                    </math:mrow>
                    <math:mi/>
                    <math:mi math:fontstyle="normal">x</math:mi>
                    <math:mi/>
                    <math:mi>dx</math:mi>
                  </math:mrow>
                </math:mrow>
              </math:mtr>
            </math:mtable>
          </math:mfenced>
        </math:mrow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row>
        <math:mfrac>
          <math:mrow>
            <math:mi>dv</math:mi>
          </math:mrow>
          <math:mrow>
            <math:mi math:fontstyle="normal">v</math:mi>
          </math:mrow>
        </math:mfrac>
        <math:mo math:stretchy="false">=</math:mo>
        <math:mi>ln</math:mi>
      </math:mrow>
      <math:mi/>
      <math:mrow>
        <math:mfenced math:open="∣" math:close="∣">
          <math:mi math:fontstyle="normal">v</math:mi>
        </math:mfenced>
        <math:mo math:stretchy="false">=</math:mo>
        <math:mi>ln</math:mi>
      </math:mrow>
      <math:mi/>
      <math:mfenced math:open="∣" math:close="∣">
        <math:mrow>
          <math:mi>cos</math:mi>
          <math:mi/>
          <math:mi math:fontstyle="normal">x</math:mi>
        </math:mrow>
      </math:mfenced>
    </math:mrow>
    <math:annotation math:encoding="StarMath 5.0">
u_1 = {size *1.25 int ""} - {{alignc sin `x} over {alignc cos `x}} dx = left lbrace stack{alignl v = cos` x # alignl dv = -sin `x`` dx} right rbrace = {size *1.25 int ""} {{alignc dv} over {alignc v}} = ln `abs v = ln `abs {cos `x}
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X</math:mi>
          <math:mo math:stretchy="false">→</math:mo>
        </math:mover>
        <math:mo math:stretchy="false">+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
{widevec X}' = {bold A}(t){widevec X} + {widevec F}(t)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table>
              <math:mtr>
                <math:mtd>
                  <math:msup>
                    <math:mi>xe</math:mi>
                    <math:mi math:fontstyle="normal">x</math:mi>
                  </math:msup>
                </math:mtd>
                <math:mtd>
                  <math:msup>
                    <math:mi math:fontstyle="normal">e</math:mi>
                    <math:mi math:fontstyle="normal">x</math:mi>
                  </math:msup>
                </math:mtd>
              </math:mtr>
              <math:mtr>
                <math:mtd>
                  <math:mrow>
                    <math:msup>
                      <math:mi>xe</math:mi>
                      <math:mi math:fontstyle="normal">x</math:mi>
                    </math:msup>
                    <math:mo math:stretchy="false">+</math:mo>
                    <math:msup>
                      <math:mi math:fontstyle="normal">e</math:mi>
                      <math:mi math:fontstyle="normal">x</math:mi>
                    </math:msup>
                  </math:mrow>
                </math:mtd>
                <math:mtd>
                  <math:msup>
                    <math:mi math:fontstyle="normal">e</math:mi>
                    <math:mi math:fontstyle="normal">x</math:mi>
                  </math:msup>
                </math:mtd>
              </math:mtr>
            </math:mtable>
          </math:mfenced>
          <math:mo math:stretchy="false"></math:mo>
        </math:munder>
        <math:mstyle math:fontweight="bold">
          <math:mrow>
            <math:mi math:fontstyle="normal">A</math:mi>
          </math:mrow>
        </math:mstyle>
      </math:munder>
      <math:mrow>
        <math:mfenced math:open="" math:close="">
          <math:mtable>
            <math:mtr>
              <math:mtd>
                <math:mrow>
                  <math:mi math:fontstyle="normal">u</math:mi>
                  <math:mi math:fontstyle="normal">'</math:mi>
                  <math:mrow>
                    <math:mo math:stretchy="false">(</math:mo>
                    <math:mi math:fontstyle="normal">x</math:mi>
                    <math:mo math:stretchy="false">)</math:mo>
                  </math:mrow>
                </math:mrow>
              </math:mtd>
            </math:mtr>
            <math:mtr>
              <math:mtd>
                <math:mrow>
                  <math:mi math:fontstyle="normal">v</math:mi>
                  <math:mi math:fontstyle="normal">'</math:mi>
                  <math:mrow>
                    <math:mo math:stretchy="false">(</math:mo>
                    <math:mi math:fontstyle="normal">x</math:mi>
                    <math:mo math:stretchy="false">)</math:mo>
                  </math:mrow>
                </math:mrow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frac>
                  <math:mrow>
                    <math:msup>
                      <math:mi math:fontstyle="normal">e</math:mi>
                      <math:mi math:fontstyle="normal">x</math:mi>
                    </math:msup>
                  </math:mrow>
                  <math:mrow>
                    <math:mi math:fontstyle="normal">x</math:mi>
                  </math:mrow>
                </math:mfrac>
              </math:mtd>
            </math:mtr>
          </math:mtable>
        </math:mfenced>
      </math:mrow>
    </math:mrow>
    <math:annotation math:encoding="StarMath 5.0">
{

{{left ( matrix { xe^x # e^x ## xe^x + e^x # e^x } right )} underbrace {bold A}}  left ( matrix { u'(x) ## v'(x) } right ) = left ( matrix { 0 ## {{alignc e^x} over {alignc x}} } right )

}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 math:stretchy="false">(</math:mo>
        <math:mi math:fontstyle="normal">t</math:mi>
        <math:mo math:stretchy="false">)</math:mo>
      </math:mrow>
    </math:mrow>
    <math:annotation math:encoding="StarMath 5.0">
{bold A}(t)

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
{widevec F}(t)

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sub>
            <math:mi math:fontstyle="normal">t</math:mi>
            <math:mn>0</math:mn>
          </math:msub>
          <math:mo math:stretchy="false">)</math:mo>
        </math:mrow>
        <math:mo math:stretchy="false">=</math:mo>
        <math:mover math:accent="true">
          <math:msub>
            <math:mi math:fontstyle="normal">X</math:mi>
            <math:mn>0</math:mn>
          </math:msub>
          <math:mo math:stretchy="false">→</math:mo>
        </math:mover>
      </math:mrow>
      <math:mi math:fontstyle="normal">,</math:mi>
      <math:mi/>
      <math:mrow>
        <math:msub>
          <math:mi math:fontstyle="normal">t</math:mi>
          <math:mn>0</math:mn>
        </math:msub>
        <math:mo math:stretchy="false">∈</math:mo>
        <math:mi math:fontstyle="normal">I</math:mi>
      </math:mrow>
    </math:mrow>
    <math:annotation math:encoding="StarMath 5.0">
{widevec X}(t_0) = {widevec X_0}, ~ t_0 in I
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
{widevec X}' = {bold A}{widevec X}
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
{widevec X_1}
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} = c_1 {widevec X_1} + c_2 {widevec X_2}
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widevec X_1}
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
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c</math:mi>
        <math:mn>1</math:mn>
      </math:msub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c_1 {widevec X_1} + c_2 {widevec X_2} = {widevec 0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'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n>1</math:mn>
          </math:mrow>
          <math:mrow>
            <math:mrow>
              <math:mo math:stretchy="false">−</math:mo>
              <math:msup>
                <math:mi math:fontstyle="normal">e</math:mi>
                <math:mn>2x</math:mn>
              </math:msup>
            </math:mrow>
          </math:mrow>
        </math:mfrac>
      </math:mrow>
      <math:mrow>
        <math:mfenced math:open="∣" math:close="∣">
          <math:mtable>
            <math:mtr>
              <math:mtd>
                <math:mn>0</math:mn>
              </math:mtd>
              <math:mtd>
                <math:msup>
                  <math:mi math:fontstyle="normal">e</math:mi>
                  <math:mi math:fontstyle="normal">x</math:mi>
                </math:msup>
              </math:mtd>
            </math:mtr>
            <math:mtr>
              <math:mtd>
                <math:mfrac>
                  <math:mrow>
                    <math:msup>
                      <math:mi math:fontstyle="normal">e</math:mi>
                      <math:mi math:fontstyle="normal">x</math:mi>
                    </math:msup>
                  </math:mrow>
                  <math:mrow>
                    <math:mi math:fontstyle="normal">x</math:mi>
                  </math:mrow>
                </math:mfrac>
              </math:mtd>
              <math:mtd>
                <math:msup>
                  <math:mi math:fontstyle="normal">e</math:mi>
                  <math:mi math:fontstyle="normal">x</math:mi>
                </math:msup>
              </math:mtd>
            </math:mtr>
          </math:mtable>
        </math:mfenced>
        <math:mo math:stretchy="false">=</math:mo>
        <math:mfrac>
          <math:mrow>
            <math:mn>1</math:mn>
          </math:mrow>
          <math:mrow>
            <math:mi math:fontstyle="normal">x</math:mi>
          </math:mrow>
        </math:mfrac>
      </math:mrow>
    </math:mrow>
    <math:annotation math:encoding="StarMath 5.0">
u'(x) = {{alignc 1} over {alignc -e^{2x}}} left lline matrix {0 # e^x ## {{alignc e^x} over {alignc x}} # e^x} right rline = {{alignc 1} over {alignc x}}
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i/>
          <math:mover math:accent="true">
            <math:msub>
              <math:mi math:fontstyle="normal">X</math:mi>
              <math:mn>2</math:mn>
            </math:msub>
            <math:mo math:stretchy="false">→</math:mo>
          </math:mover>
        </math:mrow>
        <math:mo math:stretchy="false">)</math:mo>
      </math:mrow>
      <math:mo math:stretchy="false">≠</math:mo>
      <math:mover math:accent="true">
        <math:mn>0</math:mn>
        <math:mo math:stretchy="false">→</math:mo>
      </math:mover>
    </math:mrow>
    <math:annotation math:encoding="StarMath 5.0">( {widevec X_1} ~ {widevec X_2} ) &lt;&gt; {widevec 0}
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} = c_1 {widevec X_1} + c_2 {widevec X_2}
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row>
          <math:mo math:stretchy="false">(</math:mo>
          <math:mrow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  <math:mi/>
            <math:mover math:accent="true">
              <math:msub>
                <math:mi math:fontstyle="normal">X</math:mi>
                <math:mn>2</math:mn>
              </math:msub>
              <math:mo math:stretchy="false">→</math:mo>
            </math:mover>
          </math:mrow>
          <math:mo math:stretchy="false">)</math:mo>
        </math:mrow>
      </math:mrow>
      <math:mrow>
        <math:mfenced math:open="" math:close="">
          <math:mtable>
            <math:mtr>
              <math:msub>
                <math:mi math:fontstyle="normal">c</math:mi>
                <math:mn>1</math:mn>
              </math:msub>
            </math:mtr>
            <math:mtr>
              <math:msub>
                <math:mi math:fontstyle="normal">c</math:mi>
                <math:mn>2</math:mn>
              </math:msub>
            </math:mtr>
          </math:mtable>
        </math:mfenced>
        <math:mo math:stretchy="false">=</math:mo>
        <math:mi math:fontstyle="normal">Φ</math:mi>
      </math:mrow>
      <math:mover math:accent="true">
        <math:mi math:fontstyle="normal">C</math:mi>
        <math:mo math:stretchy="false">→</math:mo>
      </math:mover>
    </math:mrow>
    <math:annotation math:encoding="StarMath 5.0">{widevec X} = ( {widevec X_1} ~ {widevec X_2} ) left ( stack{c_1 # c_2} right ) = Φ {widevec C}
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
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
{widevec X} = left ( stack {k_1 # k_2} right ) e^{%lambda t} = {widevec K} e^{%lambda t}
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
{widevec X}' = {bold A}{widevec X}
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i>λt</math:mi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
{widevec K} λe^{λt} = {bold A}{widevec K} e^{λt}
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=</math:mo>
        <math:mi math:fontstyle="normal">λ</math:mi>
      </math:mrow>
      <math:mover math:accent="true">
        <math:mi math:fontstyle="normal">K</math:mi>
        <math:mo math:stretchy="false">→</math:mo>
      </math:mover>
    </math:mrow>
    <math:annotation math:encoding="StarMath 5.0">
{bold A}{widevec K} = λ{widevec K}
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−</math:mo>
        <math:mi math:fontstyle="normal">λ</math:mi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{bold A}{widevec K} - λ{widevec K} = {widevec 0}
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−</math:mo>
        <math:mi math:fontstyle="normal">λ</math:mi>
      </math:mrow>
      <math:mstyle math:fontweight="bold">
        <math:mrow>
          <math:mi math:fontstyle="normal">I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bold A}{widevec K} - λ{bold I} {widevec K} = {widevec 0}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v</math:mi>
      <math:mi math:fontstyle="normal">'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n>1</math:mn>
          </math:mrow>
          <math:mrow>
            <math:mrow>
              <math:mo math:stretchy="false">−</math:mo>
              <math:msup>
                <math:mi math:fontstyle="normal">e</math:mi>
                <math:mn>2x</math:mn>
              </math:msup>
            </math:mrow>
          </math:mrow>
        </math:mfrac>
      </math:mrow>
      <math:mrow>
        <math:mfenced math:open="∣" math:close="∣">
          <math:mtable>
            <math:mtr>
              <math:mtd>
                <math:msup>
                  <math:mi>xe</math:mi>
                  <math:mi math:fontstyle="normal">x</math:mi>
                </math:msup>
              </math:mtd>
              <math:mtd>
                <math:mn>0</math:mn>
              </math:mtd>
            </math:mtr>
            <math:mtr>
              <math:mtd>
                <math:mrow>
                  <math:msup>
                    <math:mi>xe</math:mi>
                    <math:mi math:fontstyle="normal">x</math:mi>
                  </math:msup>
                  <math:mo math:stretchy="false">+</math:mo>
                  <math:msup>
                    <math:mi math:fontstyle="normal">e</math:mi>
                    <math:mi math:fontstyle="normal">x</math:mi>
                  </math:msup>
                </math:mrow>
              </math:mtd>
              <math:mtd>
                <math:mfrac>
                  <math:mrow>
                    <math:msup>
                      <math:mi math:fontstyle="normal">e</math:mi>
                      <math:mi math:fontstyle="normal">x</math:mi>
                    </math:msup>
                  </math:mrow>
                  <math:mrow>
                    <math:mi math:fontstyle="normal">x</math:mi>
                  </math:mrow>
                </math:mfrac>
              </math:mtd>
            </math:mtr>
          </math:mtable>
        </math:mfenced>
        <math:mo math:stretchy="false">=</math:mo>
        <math:mrow>
          <math:mo math:stretchy="false">−</math:mo>
          <math:mn>1</math:mn>
        </math:mrow>
      </math:mrow>
    </math:mrow>
    <math:annotation math:encoding="StarMath 5.0">
v'(x) = {{alignc 1} over {alignc -e^{2x}}} left lline matrix {xe^x # 0 ## xe^x + e^x # {{alignc e^x} over {alignc x}}} right rline = -1

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{bold I}) {widevec K} = {widevec 0}
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row>
                <math:mi math:fontstyle="normal">'</math:mi>
                <math:mo math:stretchy="false">=</math:mo>
                <math:mi math:fontstyle="normal">y</math:mi>
              </math:mrow>
              <math:mi math:fontstyle="normal">'</math:mi>
              <math:mrow>
                <math:mi math:fontstyle="normal">'</math:mi>
                <math:mo math:stretchy="false">=</math:mo>
                <math:mrow>
                  <math:mo math:stretchy="false">−</math:mo>
                  <math:mi math:fontstyle="normal">y</math:mi>
                </math:mrow>
              </math:mrow>
              <math:mi/>
              <math:mi math:fontstyle="normal">∵</math:mi>
              <math:mi/>
              <math:mi math:fontstyle="normal">y</math:mi>
              <math:mi math:fontstyle="normal">'</math:mi>
              <math:mrow>
                <math:mrow>
                  <math:mi math:fontstyle="normal">'</math:mi>
                  <math:mo math:stretchy="false">+</math:mo>
                  <math:mi math:fontstyle="normal">y</math:mi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y</math:mi>
              <math:mrow>
                <math:mi math:fontstyle="normal">'</math:mi>
                <math:mo math:stretchy="false">=</math:mo>
                <math:mi math:fontstyle="normal">x</math:mi>
              </math:mrow>
            </math:mrow>
          </math:mrow>
        </math:mtr>
      </math:mtable>
    </math:mrow>
    <math:annotation math:encoding="StarMath 5.0">
left lbrace stack{alignl x' = y'' = -y ~~ ∵ ~ y'' + y = 0 # alignl  y' = x} right none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under math:accent="true">
            <math:mfenced math:open="" math:close="">
              <math:mtable>
                <math:mtr>
                  <math:mrow>
                    <math:mi math:fontstyle="normal">x</math:mi>
                    <math:mi math:fontstyle="normal">'</math:mi>
                  </math:mrow>
                </math:mtr>
                <math:mtr>
                  <math:mrow>
                    <math:mi math:fontstyle="normal">y</math:mi>
                    <math:mi math:fontstyle="normal">'</math:mi>
                  </math:mrow>
                </math:mtr>
              </math:mtable>
            </math:mfenced>
            <math:mo math:stretchy="false"></math:mo>
          </math:munder>
          <math:mrow>
            <math:mover math:accent="true">
              <math:mi math:fontstyle="normal">X</math:mi>
              <math:mo math:stretchy="false">→</math:mo>
            </math:mover>
            <math:mi math:fontstyle="normal">'</math:mi>
          </math:mrow>
        </math:munder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n>0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  <math:mtr>
                  <math:mtd>
                    <math:mn>1</math:mn>
                  </math:mtd>
                  <math:mtd>
                    <math:mn>0</math:mn>
                  </math:mtd>
                </math:mtr>
              </math:mtable>
            </math:mfenced>
            <math:mo math:stretchy="false"></math:mo>
          </math:munder>
          <math:mstyle math:fontweight="bold">
            <math:mrow>
              <math:mi math:fontstyle="normal">A</math:mi>
            </math:mrow>
          </math:mstyle>
        </math:munder>
      </math:mrow>
      <math:munder>
        <math:munder math:accent="true">
          <math:mfenced math:open="" math:close="">
            <math:mtable>
              <math:mtr>
                <math:mi math:fontstyle="normal">x</math:mi>
              </math:mtr>
              <math:mtr>
                <math:mi math:fontstyle="normal">y</math:mi>
              </math:mtr>
            </math:mtable>
          </math:mfenced>
          <math:mo math:stretchy="false"></math:mo>
        </math:munder>
        <math:mover math:accent="true">
          <math:mi math:fontstyle="normal">X</math:mi>
          <math:mo math:stretchy="false">→</math:mo>
        </math:mover>
      </math:munder>
    </math:mrow>
    <math:annotation math:encoding="StarMath 5.0">{left ( stack{x' # y'} right )} underbrace {{widevec X}'}  = {left ( matrix{0 # -1 ## 1 # 0} right )} underbrace {bold A} {left ( stack{x # y} right )} underbrace {widevec X}
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i>det</math:mi>
      </math:mrow>
      <math:mrow>
        <math:mrow>
          <math:mrow>
            <math:mo math:stretchy="false">(</math:mo>
            <math:mrow>
              <math:mrow>
                <math:mstyle math:fontweight="bold">
                  <math:mrow>
                    <math:mi math:fontstyle="normal">A</math:mi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n>1</math:mn>
                </math:mtd>
                <math:mtd>
                  <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sup>
            <math:mi math:fontstyle="normal">λ</math:mi>
            <math:mn>2</math:mn>
          </math:msup>
          <math:mo math:stretchy="false">+</math:mo>
          <math:mn>1</math:mn>
        </math:mrow>
      </math:mrow>
    </math:mrow>
    <math:annotation math:encoding="StarMath 5.0">0 = det ({bold A} - λ{bold I}) = left lline matrix{-λ # -1 ## 1 # -λ} right rline = λ^2 + 1
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{bold I}) {widevec K} = {widevec 0}

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o math:stretchy="false">−</math:mo>
                <math:mi math:fontstyle="normal">i</math:mi>
              </math:mrow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1</math:mn>
            </math:mtd>
            <math:mtd>
              <math:mrow>
                <math:mo math:stretchy="false">−</math:mo>
                <math:mi math:fontstyle="normal">i</math:mi>
              </math:mrow>
            </math:mtd>
          </math:mtr>
        </math:mtable>
      </math:mfenced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row>
        <math:mover math:accent="true">
          <math:msub>
            <math:mi math:fontstyle="normal">K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i math:fontstyle="normal">i</math:mi>
            </math:mtr>
            <math:mtr>
              <math:mn>1</math:mn>
            </math:mtr>
          </math:mtable>
        </math:mfenced>
      </math:mrow>
    </math:mrow>
    <math:annotation math:encoding="StarMath 5.0">left ( matrix{-i # -1 ## 1 # -i} right ){widevec K} = {widevec 0} ~~~~ {widevec K_1} = left ( stack{i # 1} right )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p>
          <math:mi math:fontstyle="normal">e</math:mi>
          <math:mi>it</math:mi>
        </math:msup>
      </math:mrow>
      <math:mrow>
        <math:mfenced math:open="" math:close="">
          <math:mtable>
            <math:mtr>
              <math:mi math:fontstyle="normal">i</math:mi>
            </math:mtr>
            <math:mtr>
              <math:mn>1</math:mn>
            </math:mtr>
          </math:mtable>
        </math:mfenced>
        <math:mo math:stretchy="false">=</math:mo>
        <math:mrow>
          <math:mo math:stretchy="false">(</math:mo>
          <math:mrow>
            <math:mi>cos</math:mi>
            <math:mi/>
            <math:mrow>
              <math:mi math:fontstyle="normal">t</math:mi>
              <math:mo math:stretchy="false">+</math:mo>
              <math:mi math:fontstyle="normal">i</math:mi>
            </math:mrow>
            <math:mi/>
            <math:mi>sin</math:mi>
            <math:mi/>
            <math:mi math:fontstyle="normal">t</math:mi>
          </math:mrow>
          <math:mo math:stretchy="false">)</math:mo>
        </math:mrow>
      </math:mrow>
      <math:mfenced math:open="" math:close="">
        <math:mrow>
          <math:mrow>
            <math:mfenced math:open="" math:close="">
              <math:mtable>
                <math:mtr>
                  <math:mn>0</math:mn>
                </math:mtr>
                <math:mtr>
                  <math:mn>1</math:mn>
                </math:mtr>
              </math:mtable>
            </math:mfenced>
            <math:mo math:stretchy="false">+</math:mo>
            <math:mi math:fontstyle="normal">i</math:mi>
          </math:mrow>
          <math:mfenced math:open="" math:close="">
            <math:mtable>
              <math:mtr>
                <math:mn>1</math:mn>
              </math:mtr>
              <math:mtr>
                <math:mn>0</math:mn>
              </math:mtr>
            </math:mtable>
          </math:mfenced>
        </math:mrow>
      </math:mfenced>
    </math:mrow>
    <math:annotation math:encoding="StarMath 5.0">{widevec X} = e^{it} left ( stack{i # 1} right ) = (cos `t + i `sin` t) left ( left ( stack{0 # 1} right ) + i left ( stack{1 # 0} right ) right )
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i>cos</math:mi>
      </math:mrow>
      <math:mi/>
      <math:mi math:fontstyle="normal">t</math:mi>
      <math:mrow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  <math:mo math:stretchy="false">+</math:mo>
        <math:mi math:fontstyle="normal">i</math:mi>
      </math:mrow>
      <math:mi>cos</math:mi>
      <math:mi/>
      <math:mi math:fontstyle="normal">t</math:mi>
      <math:mrow>
        <math:mfenced math:open="" math:close="">
          <math:mtable>
            <math:mtr>
              <math:mn>1</math:mn>
            </math:mtr>
            <math:mtr>
              <math:mn>0</math:mn>
            </math:mtr>
          </math:mtable>
        </math:mfenced>
        <math:mo math:stretchy="false">+</math:mo>
        <math:mi math:fontstyle="normal">i</math:mi>
      </math:mrow>
      <math:mi/>
      <math:mi>sin</math:mi>
      <math:mi/>
      <math:mi math:fontstyle="normal">t</math:mi>
      <math:mrow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  <math:mo math:stretchy="false">−</math:mo>
        <math:mi>sin</math:mi>
      </math:mrow>
      <math:mi/>
      <math:mi math:fontstyle="normal">t</math:mi>
      <math:mfenced math:open="" math:close="">
        <math:mtable>
          <math:mtr>
            <math:mn>1</math:mn>
          </math:mtr>
          <math:mtr>
            <math:mn>0</math:mn>
          </math:mtr>
        </math:mtable>
      </math:mfenced>
    </math:mrow>
    <math:annotation math:encoding="StarMath 5.0">{widevec X} = cos `t left ( stack{0 # 1} right ) + i cos `t left ( stack{1 # 0} right ) + i `sin `t  left ( stack{0 # 1} right ) - sin `t left ( stack{1 # 0} right )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 math:stretchy="false">ℜ</math:mo>
      </math:mrow>
      <math:mrow>
        <math:mover math:accent="true">
          <math:mi math:fontstyle="normal">X</math:mi>
          <math:mo math:stretchy="false">→</math:mo>
        </math:mover>
        <math:mo math:stretchy="false">=</math:mo>
        <math:mi>cos</math:mi>
      </math:mrow>
      <math:mi/>
      <math:mi math:fontstyle="normal">t</math:mi>
      <math:mrow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  <math:mo math:stretchy="false">−</math:mo>
        <math:mi>sin</math:mi>
      </math:mrow>
      <math:mi/>
      <math:mi math:fontstyle="normal">t</math:mi>
      <math:mrow>
        <math:mrow>
          <math:mfenced math:open="" math:close="">
            <math:mtable>
              <math:mtr>
                <math:mn>1</math:mn>
              </math:mtr>
              <math:mtr>
                <math:mn>0</math:mn>
              </math:mtr>
            </math:mtable>
          </math:mfenced>
          <math:mo math:stretchy="false">=</math:mo>
          <math:mrow>
            <math:mfenced math:open="" math:close="">
              <math:mtable>
                <math:mtr>
                  <math:mn>0</math:mn>
                </math:mtr>
                <math:mtr>
                  <math:mrow>
                    <math:mi>cos</math:mi>
                    <math:mi/>
                    <math:mi math:fontstyle="normal">t</math:mi>
                  </math:mrow>
                </math:mtr>
              </math:mtable>
            </math:mfenced>
            <math:mo math:stretchy="false">+</math:mo>
            <math:mfenced math:open="" math:close="">
              <math:mtable>
                <math:mtr>
                  <math:mrow>
                    <math:mrow>
                      <math:mo math:stretchy="false">−</math:mo>
                      <math:mi>sin</math:mi>
                    </math:mrow>
                    <math:mi/>
                    <math:mi math:fontstyle="normal">t</math:mi>
                  </math:mrow>
                </math:mtr>
                <math:mtr>
                  <math:mn>0</math:mn>
                </math:mtr>
              </math:mtable>
            </math:mfenced>
          </math:mrow>
        </math:mrow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i>sin</math:mi>
                </math:mrow>
                <math:mi/>
                <math:mi math:fontstyle="normal">t</math:mi>
              </math:mrow>
            </math:mtr>
            <math:mtr>
              <math:mrow>
                <math:mi>cos</math:mi>
                <math:mi/>
                <math:mi math:fontstyle="normal">t</math:mi>
              </math:mrow>
            </math:mtr>
          </math:mtable>
        </math:mfenced>
      </math:mrow>
    </math:mrow>
    <math:annotation math:encoding="StarMath 5.0">{widevec X_1} = Re {widevec X} = cos `t left ( stack{0 # 1} right ) - sin `t left ( stack{1 # 0} right ) = left ( stack{0 # cos `t} right ) + left ( stack{-sin `t # 0} right ) = left ( stack{-sin` t # cos` t} right 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 math:stretchy="false">ℑ</math:mo>
      </math:mrow>
      <math:mrow>
        <math:mover math:accent="true">
          <math:mi math:fontstyle="normal">X</math:mi>
          <math:mo math:stretchy="false">→</math:mo>
        </math:mover>
        <math:mo math:stretchy="false">=</math:mo>
        <math:mi>cos</math:mi>
      </math:mrow>
      <math:mi/>
      <math:mi math:fontstyle="normal">t</math:mi>
      <math:mrow>
        <math:mfenced math:open="" math:close="">
          <math:mtable>
            <math:mtr>
              <math:mn>1</math:mn>
            </math:mtr>
            <math:mtr>
              <math:mn>0</math:mn>
            </math:mtr>
          </math:mtable>
        </math:mfenced>
        <math:mo math:stretchy="false">+</math:mo>
        <math:mi>sin</math:mi>
      </math:mrow>
      <math:mi/>
      <math:mi math:fontstyle="normal">t</math:mi>
      <math:mrow>
        <math:mrow>
          <math:mfenced math:open="" math:close="">
            <math:mtable>
              <math:mtr>
                <math:mn>0</math:mn>
              </math:mtr>
              <math:mtr>
                <math:mn>1</math:mn>
              </math:mtr>
            </math:mtable>
          </math:mfenced>
          <math:mo math:stretchy="false">=</math:mo>
          <math:mrow>
            <math:mfenced math:open="" math:close="">
              <math:mtable>
                <math:mtr>
                  <math:mrow>
                    <math:mi>cos</math:mi>
                    <math:mi/>
                    <math:mi math:fontstyle="normal">t</math:mi>
                  </math:mrow>
                </math:mtr>
                <math:mtr>
                  <math:mn>0</math:mn>
                </math:mtr>
              </math:mtable>
            </math:mfenced>
            <math:mo math:stretchy="false">+</math:mo>
            <math:mfenced math:open="" math:close="">
              <math:mtable>
                <math:mtr>
                  <math:mn>0</math:mn>
                </math:mtr>
                <math:mtr>
                  <math:mrow>
                    <math:mi>sin</math:mi>
                    <math:mi/>
                    <math:mi math:fontstyle="normal">t</math:mi>
                  </math:mrow>
                </math:mtr>
              </math:mtable>
            </math:mfenced>
          </math:mrow>
        </math:mrow>
        <math:mo math:stretchy="false">=</math:mo>
        <math:mfenced math:open="" math:close="">
          <math:mtable>
            <math:mtr>
              <math:mrow>
                <math:mi>cos</math:mi>
                <math:mi/>
                <math:mi math:fontstyle="normal">t</math:mi>
              </math:mrow>
            </math:mtr>
            <math:mtr>
              <math:mrow>
                <math:mi>sin</math:mi>
                <math:mi/>
                <math:mi math:fontstyle="normal">t</math:mi>
              </math:mrow>
            </math:mtr>
          </math:mtable>
        </math:mfenced>
      </math:mrow>
    </math:mrow>
    <math:annotation math:encoding="StarMath 5.0">{widevec X_2} = Im {widevec X} = cos `t left ( stack{1 # 0} right ) + sin `t  left ( stack{0 # 1} right ) = left ( stack{cos `t # 0} right ) + left ( stack{0 # sin `t} right ) = left ( stack{cos `t # sin `t} right )
</math:annotation>
  </math:semantics>
</math:math>
</file>